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2E000003E9B0D50FC873E5DD9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handas" svg:font-family="Chandas" style:font-pitch="variable"/>
    <style:font-face style:name="Ebrima" svg:font-family="Ebrima" style:font-pitch="variable"/>
    <style:font-face style:name="Ebrima1" svg:font-family="Ebrima"/>
    <style:font-face style:name="Lato Heavy" svg:font-family="'Lato Heav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family-generic="system" style:font-pitch="variable"/>
    <style:font-face style:name="Times" svg:font-family="Times" style:font-pitch="variable"/>
    <style:font-face style:name="Times1" svg:font-family="Times"/>
    <style:font-face style:name="TimesNewRoman" svg:font-family="TimesNewRoman" style:font-pitch="variable"/>
    <style:font-face style:name="TimesNewRoman1" svg:font-family="TimesNewRoman"/>
    <style:font-face style:name="Verdana" svg:font-family="Verdana"/>
    <style:font-face style:name="Verdana1" svg:font-family="Verdana" style:font-pitch="variable"/>
    <style:font-face style:name="����" svg:font-family="����"/>
    <style:font-face style:name="����1" svg:font-family="����" style:font-pitch="variable"/>
    <style:font-face style:name="������" svg:font-family="������" style:font-pitch="variable"/>
    <style:font-face style:name="������1" svg:font-family="������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000000" draw:stroke-linejoin="miter" svg:stroke-linecap="round" draw:fill="none" fo:padding-top="0.012cm" fo:padding-bottom="0.012cm" fo:padding-left="0.012cm" fo:padding-right="0.012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dash" draw:stroke-dash="stroke-dash5" svg:stroke-width="0.127cm" svg:stroke-color="#000000" draw:stroke-linejoin="miter" svg:stroke-linecap="round" draw:fill="none" fo:padding-top="0.063cm" fo:padding-bottom="0.063cm" fo:padding-left="0.063cm" fo:padding-right="0.063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91cm" fo:min-width="0.69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1.64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2.18cm" fo:min-width="8.00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02cm" svg:stroke-color="#000000" draw:stroke-linejoin="miter" svg:stroke-linecap="round" draw:fill="none" fo:padding-top="0.001cm" fo:padding-bottom="0.001cm" fo:padding-left="0.001cm" fo:padding-right="0.001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62cm" fo:min-width="0.26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0.22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5cm" fo:min-width="0.2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36cm" fo:min-width="0.23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1.09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53cm" fo:min-width="0.25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solid" draw:fill-color="#000000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0.19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355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19cm" fo:min-width="0.21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solid" svg:stroke-width="0.012cm" svg:stroke-color="#000000" draw:stroke-linejoin="miter" svg:stroke-linecap="round" draw:fill="none" fo:padding-top="0.006cm" fo:padding-bottom="0.006cm" fo:padding-left="0.006cm" fo:padding-right="0.006cm"/>
    </style:style>
    <style:style style:name="gr19" style:family="graphic" style:parent-style-name="standard">
      <style:graphic-properties draw:stroke="solid" svg:stroke-width="0.05cm" svg:stroke-color="#000000" draw:stroke-linejoin="miter" svg:stroke-linecap="round" draw:fill="solid" draw:fill-color="#000000" fo:padding-top="0.025cm" fo:padding-bottom="0.025cm" fo:padding-left="0.025cm" fo:padding-right="0.025cm"/>
    </style:style>
    <style:style style:name="gr20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4" style:family="paragraph">
      <loext:graphic-properties draw:fill="none"/>
      <style:text-properties fo:font-size="19.6000003814697pt" style:font-size-asian="19.6000003814697pt" style:font-size-complex="19.6000003814697pt"/>
    </style:style>
    <style:style style:name="P5" style:family="paragraph">
      <loext:graphic-properties draw:fill="none"/>
      <style:text-properties fo:font-size="46.7000007629395pt" style:font-size-asian="46.7000007629395pt" style:font-size-complex="46.7000007629395pt"/>
    </style:style>
    <style:style style:name="P6" style:family="paragraph">
      <loext:graphic-properties draw:fill="none"/>
      <style:paragraph-properties fo:text-align="start" style:writing-mode="lr-tb"/>
      <style:text-properties fo:font-size="46.7000007629395pt" style:font-size-asian="46.7000007629395pt" style:font-size-complex="46.7000007629395pt"/>
    </style:style>
    <style:style style:name="P7" style:family="paragraph">
      <loext:graphic-properties draw:fill="none"/>
      <style:text-properties fo:font-size="7.5pt" style:font-size-asian="7.5pt" style:font-size-complex="7.5pt"/>
    </style:style>
    <style:style style:name="P8" style:family="paragraph">
      <loext:graphic-properties draw:fill="none"/>
      <style:text-properties fo:font-size="6.5pt" style:font-size-asian="6.5pt" style:font-size-complex="6.5pt"/>
    </style:style>
    <style:style style:name="P9" style:family="paragraph">
      <loext:graphic-properties draw:fill="none"/>
      <style:text-properties fo:font-size="7.09999990463257pt" style:font-size-asian="7.09999990463257pt" style:font-size-complex="7.09999990463257pt"/>
    </style:style>
    <style:style style:name="P10" style:family="paragraph">
      <loext:graphic-properties draw:fill="none"/>
      <style:text-properties fo:font-size="6.69999980926514pt" style:font-size-asian="6.69999980926514pt" style:font-size-complex="6.69999980926514pt"/>
    </style:style>
    <style:style style:name="P11" style:family="paragraph">
      <loext:graphic-properties draw:fill="none"/>
      <style:paragraph-properties fo:text-align="start" style:writing-mode="lr-tb"/>
      <style:text-properties fo:font-size="6.69999980926514pt" style:font-size-asian="6.69999980926514pt" style:font-size-complex="6.69999980926514pt"/>
    </style:style>
    <style:style style:name="P12" style:family="paragraph">
      <loext:graphic-properties draw:fill="none"/>
      <style:text-properties fo:font-size="7.19999980926514pt" style:font-size-asian="7.19999980926514pt" style:font-size-complex="7.19999980926514pt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="none"/>
      <style:text-properties fo:font-size="5.59999990463257pt" style:font-size-asian="5.59999990463257pt" style:font-size-complex="5.59999990463257pt"/>
    </style:style>
    <style:style style:name="P15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16" style:family="paragraph">
      <loext:graphic-properties draw:fill="none"/>
      <style:text-properties fo:font-size="6.19999980926514pt" style:font-size-asian="6.19999980926514pt" style:font-size-complex="6.19999980926514pt"/>
    </style:style>
    <style:style style:name="P17" style:family="paragraph">
      <style:paragraph-properties fo:text-align="center"/>
    </style:style>
    <style:style style:name="P18" style:family="paragraph">
      <style:text-properties style:font-name="Chandas"/>
    </style:style>
    <style:style style:name="P19" style:family="paragraph">
      <loext:graphic-properties draw:fill="none" draw:fill-color="#ffffff"/>
      <style:text-properties style:font-name="Chandas"/>
    </style:style>
    <style:style style:name="T1" style:family="text">
      <style:text-properties fo:color="#000000" loext:opacity="100%" style:font-name="TimesNewRoman1" fo:font-size="8.10000038146973pt" fo:font-weight="normal" style:font-size-asian="8.10000038146973pt" style:font-weight-asian="normal" style:font-name-complex="TimesNewRoman1" style:font-size-complex="8.10000038146973pt" style:font-weight-complex="normal"/>
    </style:style>
    <style:style style:name="T2" style:family="text">
      <style:text-properties fo:color="#000000" loext:opacity="100%" style:font-name="Arial1" fo:font-size="19.6000003814697pt" fo:font-weight="normal" style:font-size-asian="19.6000003814697pt" style:font-weight-asian="normal" style:font-name-complex="Arial1" style:font-size-complex="19.6000003814697pt" style:font-weight-complex="normal"/>
    </style:style>
    <style:style style:name="T3" style:family="text">
      <style:text-properties fo:color="#000000" loext:opacity="100%" style:font-name="����" fo:font-size="46.7000007629395pt" fo:font-weight="normal" style:font-size-asian="46.7000007629395pt" style:font-weight-asian="normal" style:font-name-complex="����" style:font-size-complex="46.7000007629395pt" style:font-weight-complex="normal"/>
    </style:style>
    <style:style style:name="T4" style:family="text">
      <style:text-properties fo:color="#000000" loext:opacity="100%" style:font-name="������1" fo:font-size="46.7000007629395pt" fo:font-weight="normal" style:font-size-asian="46.7000007629395pt" style:font-weight-asian="normal" style:font-name-complex="������1" style:font-size-complex="46.7000007629395pt" style:font-weight-complex="normal"/>
    </style:style>
    <style:style style:name="T5" style:family="text">
      <style:text-properties fo:color="#000000" loext:opacity="100%" style:font-name="TimesNewRoman1" fo:font-size="7.5pt" fo:font-weight="normal" style:font-size-asian="7.5pt" style:font-weight-asian="normal" style:font-name-complex="TimesNewRoman1" style:font-size-complex="7.5pt" style:font-weight-complex="normal"/>
    </style:style>
    <style:style style:name="T6" style:family="text">
      <style:text-properties fo:color="#000000" loext:opacity="100%" style:font-name="TimesNewRoman1" fo:font-size="6.5pt" fo:font-weight="normal" style:font-size-asian="6.5pt" style:font-weight-asian="normal" style:font-name-complex="TimesNewRoman1" style:font-size-complex="6.5pt" style:font-weight-complex="normal"/>
    </style:style>
    <style:style style:name="T7" style:family="text">
      <style:text-properties fo:color="#000000" loext:opacity="100%" style:font-name="TimesNewRoman1" fo:font-size="7.09999990463257pt" fo:font-weight="normal" style:font-size-asian="7.09999990463257pt" style:font-weight-asian="normal" style:font-name-complex="TimesNewRoman1" style:font-size-complex="7.09999990463257pt" style:font-weight-complex="normal"/>
    </style:style>
    <style:style style:name="T8" style:family="text">
      <style:text-properties fo:color="#000000" loext:opacity="100%" style:font-name="Times1" fo:font-size="7.5pt" fo:font-weight="normal" style:font-size-asian="7.5pt" style:font-weight-asian="normal" style:font-name-complex="Times1" style:font-size-complex="7.5pt" style:font-weight-complex="normal"/>
    </style:style>
    <style:style style:name="T9" style:family="text">
      <style:text-properties fo:color="#000000" loext:opacity="100%" style:font-name="����" fo:font-size="7.5pt" fo:font-weight="normal" style:font-size-asian="7.5pt" style:font-weight-asian="normal" style:font-name-complex="����" style:font-size-complex="7.5pt" style:font-weight-complex="normal"/>
    </style:style>
    <style:style style:name="T10" style:family="text">
      <style:text-properties fo:color="#000000" loext:opacity="100%" style:font-name="TimesNewRoman1" fo:font-size="6.69999980926514pt" fo:font-weight="normal" style:font-size-asian="6.69999980926514pt" style:font-weight-asian="normal" style:font-name-complex="TimesNewRoman1" style:font-size-complex="6.69999980926514pt" style:font-weight-complex="normal"/>
    </style:style>
    <style:style style:name="T11" style:family="text">
      <style:text-properties fo:color="#000000" loext:opacity="100%" style:font-name="TimesNewRoman1" fo:font-size="7.19999980926514pt" fo:font-weight="normal" style:font-size-asian="7.19999980926514pt" style:font-weight-asian="normal" style:font-name-complex="TimesNewRoman1" style:font-size-complex="7.19999980926514pt" style:font-weight-complex="normal"/>
    </style:style>
    <style:style style:name="T12" style:family="text">
      <style:text-properties fo:color="#000000" loext:opacity="100%" style:font-name="Ebrima1" fo:font-size="7.5pt" fo:font-weight="normal" style:font-size-asian="7.5pt" style:font-weight-asian="normal" style:font-name-complex="Ebrima1" style:font-size-complex="7.5pt" style:font-weight-complex="normal"/>
    </style:style>
    <style:style style:name="T13" style:family="text">
      <style:text-properties fo:color="#000000" loext:opacity="100%" style:font-name="Times1" fo:font-size="6.5pt" fo:font-weight="normal" style:font-size-asian="6.5pt" style:font-weight-asian="normal" style:font-name-complex="Times1" style:font-size-complex="6.5pt" style:font-weight-complex="normal"/>
    </style:style>
    <style:style style:name="T14" style:family="text">
      <style:text-properties fo:color="#000000" loext:opacity="100%" style:font-name="����" fo:font-size="6.5pt" fo:font-weight="normal" style:font-size-asian="6.5pt" style:font-weight-asian="normal" style:font-name-complex="����" style:font-size-complex="6.5pt" style:font-weight-complex="normal"/>
    </style:style>
    <style:style style:name="T15" style:family="text">
      <style:text-properties fo:color="#000000" loext:opacity="100%" style:font-name="����" fo:font-size="5.59999990463257pt" fo:font-weight="normal" style:font-size-asian="5.59999990463257pt" style:font-weight-asian="normal" style:font-name-complex="����" style:font-size-complex="5.59999990463257pt" style:font-weight-complex="normal"/>
    </style:style>
    <style:style style:name="T16" style:family="text">
      <style:text-properties fo:color="#000000" loext:opacity="100%" style:font-name="Verdana" fo:font-size="10.1000003814697pt" fo:font-weight="normal" style:font-size-asian="10.1000003814697pt" style:font-weight-asian="normal" style:font-name-complex="Verdana" style:font-size-complex="10.1000003814697pt" style:font-weight-complex="normal"/>
    </style:style>
    <style:style style:name="T17" style:family="text">
      <style:text-properties fo:color="#000000" loext:opacity="100%" style:font-name="TimesNewRoman1" fo:font-size="6.19999980926514pt" fo:font-weight="normal" style:font-size-asian="6.19999980926514pt" style:font-weight-asian="normal" style:font-name-complex="TimesNewRoman1" style:font-size-complex="6.19999980926514pt" style:font-weight-complex="normal"/>
    </style:style>
    <style:style style:name="T18" style:family="text">
      <style:text-properties fo:color="#000000" loext:opacity="100%" style:font-name="Ebrima1" fo:font-size="6.5pt" fo:font-weight="normal" style:font-size-asian="6.5pt" style:font-weight-asian="normal" style:font-name-complex="Ebrima1" style:font-size-complex="6.5pt" style:font-weight-complex="normal"/>
    </style:style>
    <style:style style:name="T19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3.149cm" svg:height="2.032cm" svg:x="69.794cm" svg:y="9.41cm" svg:viewBox="0 0 3150 2033" svg:d="M3150 1016l-25-173M3125 843l-71-173M3054 670l-117-162M2937 508l-158-143M2779 365l-193-127M2586 238l-223-101M2363 137l-249-76M2114 61l-264-46M1850 15l-275-15M1575 0l-274 15M1301 15l-265 46M1036 61l-249 76M787 137l-229 101M558 238l-193 127M365 365l-157 143M208 508l-117 162M91 670l-71 173M20 843l-20 173M0 1016l20 177M20 1193l71 173M91 1366l117 158M208 1524l157 147M365 1671l193 123M558 1794l229 101M787 1895l249 77M1036 1972l265 45M1301 2017l274 16M1575 2033l275-16M1850 2017l264-45M2114 1972l249-77M2363 1895l223-101M2586 1794l193-123M2779 1671l158-147M2937 1524l117-158M3054 1366l71-173M3125 1193l25-177">
          <text:p/>
        </draw:path>
        <draw:path draw:style-name="gr1" draw:text-style-name="P1" draw:layer="layout" svg:width="3.556cm" svg:height="2.032cm" svg:x="60.878cm" svg:y="9.359cm" svg:viewBox="0 0 3557 2033" svg:d="M3557 1016l-30-173M3527 843l-76-173M3451 670l-133-162M3318 508l-177-142M3141 366l-219-127M2922 239l-254-102M2668 137l-284-76M2384 61l-295-46M2089 15l-310-15M1779 0l-310 15M1469 15l-300 46M1169 61l-280 76M889 137l-254 102M635 239l-218 127M417 366l-178 142M239 508l-132 162M107 670l-81 173M26 843l-26 173M0 1016l26 178M26 1194l81 172M107 1366l132 158M239 1524l178 147M417 1671l218 122M635 1793l254 103M889 1896l280 76M1169 1972l300 46M1469 2018l310 15M1779 2033l310-15M2089 2018l295-46M2384 1972l284-76M2668 1896l254-103M2922 1793l219-122M3141 1671l177-147M3318 1524l133-158M3451 1366l76-172M3527 1194l30-178">
          <text:p/>
        </draw:path>
        <draw:path draw:style-name="gr1" draw:text-style-name="P1" draw:layer="layout" svg:width="5.207cm" svg:height="3.759cm" svg:x="54.223cm" svg:y="9.41cm" svg:viewBox="0 0 5208 3760" svg:d="M0 3760v-3760M0 0h5208M5208 0v3760M5208 3760h-5208">
          <text:p/>
        </draw:path>
        <draw:frame draw:style-name="gr2" draw:text-style-name="P3" draw:layer="layout" svg:width="5.518cm" svg:height="0.314cm" svg:x="54.351cm" svg:y="12.558cm">
          <draw:text-box>
            <text:p text:style-name="P2"><text:span text:style-name="T1">£¬×</text:span><text:span text:style-name="T1">èÈ</text:span><text:span text:style-name="T1">Ý¿</text:span><text:span text:style-name="T1">ÉÄ</text:span><text:span text:style-name="T1">ÜÐ</text:span><text:span text:style-name="T1">èÒª</text:span><text:span text:style-name="T1">¸ù¾</text:span><text:span text:style-name="T1">Ý²â</text:span><text:span text:style-name="T1">ÊÔ</text:span><text:span text:style-name="T1">Çé¿</text:span><text:span text:style-name="T1">öµ÷</text:span><text:span text:style-name="T1">Õû²</text:span><text:span text:style-name="T1">ÎÊý</text:span><text:span text:style-name="T1">¡£</text:span></text:p>
          </draw:text-box>
        </draw:frame>
        <draw:frame draw:style-name="gr2" draw:text-style-name="P3" draw:layer="layout" svg:width="1.479cm" svg:height="0.314cm" svg:x="54.351cm" svg:y="12.253cm">
          <draw:text-box>
            <text:p text:style-name="P2"><text:span text:style-name="T1">R</text:span><text:span text:style-name="T1">1</text:span><text:span text:style-name="T1">¡</text:span><text:span text:style-name="T1">¢</text:span><text:span text:style-name="T1">R</text:span><text:span text:style-name="T1">2</text:span><text:span text:style-name="T1">Ì</text:span><text:span text:style-name="T1">ù</text:span><text:span text:style-name="T1">2</text:span><text:span text:style-name="T1">R</text:span></text:p>
          </draw:text-box>
        </draw:frame>
        <draw:frame draw:style-name="gr2" draw:text-style-name="P3" draw:layer="layout" svg:width="3.537cm" svg:height="0.314cm" svg:x="54.351cm" svg:y="11.948cm">
          <draw:text-box>
            <text:p text:style-name="P2"><text:span text:style-name="T1">¡¢C14Ìù106£»C4¡¢C5Ìù222£»</text:span></text:p>
          </draw:text-box>
        </draw:frame>
        <draw:frame draw:style-name="gr2" draw:text-style-name="P3" draw:layer="layout" svg:width="4.4cm" svg:height="0.314cm" svg:x="54.351cm" svg:y="11.643cm">
          <draw:text-box>
            <text:p text:style-name="P2"><text:span text:style-name="T1">ÌùBTREF3216A3R601ÂË²¨Æ÷£»C13</text:span></text:p>
          </draw:text-box>
        </draw:frame>
        <draw:frame draw:style-name="gr2" draw:text-style-name="P3" draw:layer="layout" svg:width="1.954cm" svg:height="0.314cm" svg:x="54.351cm" svg:y="11.338cm">
          <draw:text-box>
            <text:p text:style-name="P2"><text:span text:style-name="T1">¹ýEMC£ºL2¡¢L3</text:span></text:p>
          </draw:text-box>
        </draw:frame>
        <draw:frame draw:style-name="gr2" draw:text-style-name="P3" draw:layer="layout" svg:width="2.991cm" svg:height="0.314cm" svg:x="54.351cm" svg:y="10.729cm">
          <draw:text-box>
            <text:p text:style-name="P2"><text:span text:style-name="T1">¡¢C4¡¢C5¡¢R1¡¢R2²»Ìù¡£</text:span></text:p>
          </draw:text-box>
        </draw:frame>
        <draw:frame draw:style-name="gr2" draw:text-style-name="P3" draw:layer="layout" svg:width="4.252cm" svg:height="0.314cm" svg:x="54.351cm" svg:y="10.424cm">
          <draw:text-box>
            <text:p text:style-name="P2"><text:span text:style-name="T1">²»¹ýEMC£ºL2¡¢L3Ìù0R£¬C13¡¢C14</text:span></text:p>
          </draw:text-box>
        </draw:frame>
        <draw:frame draw:style-name="gr2" draw:text-style-name="P3" draw:layer="layout" svg:width="1.839cm" svg:height="0.314cm" svg:x="54.351cm" svg:y="9.814cm">
          <draw:text-box>
            <text:p text:style-name="P2"><text:span text:style-name="T1">Ô¤ÁôµÄÎïÁÏ£¬</text:span></text:p>
          </draw:text-box>
        </draw:frame>
        <draw:path draw:style-name="gr3" draw:text-style-name="P1" draw:layer="layout" svg:width="33.208cm" svg:height="29.317cm" svg:x="50.693cm" svg:y="0.088cm" svg:viewBox="0 0 33209 29318" svg:d="M33209 29312l-33204 6M5 29318l-5-29318">
          <text:p/>
        </draw:path>
        <draw:line draw:style-name="gr3" draw:text-style-name="P1" draw:layer="layout" svg:x1="0.101cm" svg:y1="20.139cm" svg:x2="50.662cm" svg:y2="20.139cm">
          <text:p/>
        </draw:line>
        <draw:line draw:style-name="gr3" draw:text-style-name="P1" draw:layer="layout" svg:x1="25.669cm" svg:y1="0.017cm" svg:x2="25.669cm" svg:y2="20.067cm">
          <text:p/>
        </draw:line>
        <draw:line draw:style-name="gr3" draw:text-style-name="P1" draw:layer="layout" svg:x1="84.007cm" svg:y1="41.952cm" svg:x2="0.167cm" svg:y2="41.952cm">
          <text:p/>
        </draw:line>
        <draw:line draw:style-name="gr3" draw:text-style-name="P1" draw:layer="layout" svg:x1="26.771cm" svg:y1="59.28cm" svg:x2="26.771cm" svg:y2="42.038cm">
          <text:p/>
        </draw:line>
        <draw:line draw:style-name="gr3" draw:text-style-name="P1" draw:layer="layout" svg:x1="49.088cm" svg:y1="58.935cm" svg:x2="49.088cm" svg:y2="41.866cm">
          <text:p/>
        </draw:line>
        <draw:line draw:style-name="gr3" draw:text-style-name="P1" draw:layer="layout" svg:x1="64.754cm" svg:y1="59.544cm" svg:x2="64.754cm" svg:y2="42.216cm">
          <text:p/>
        </draw:line>
        <draw:line draw:style-name="gr3" draw:text-style-name="P1" draw:layer="layout" svg:x1="50.678cm" svg:y1="29.41cm" svg:x2="50.678cm" svg:y2="41.906cm">
          <text:p/>
        </draw:line>
        <draw:frame draw:style-name="gr2" draw:text-style-name="P3" draw:layer="layout" svg:width="4.108cm" svg:height="0.314cm" svg:x="54.351cm" svg:y="9.51cm">
          <draw:text-box>
            <text:p text:style-name="P2"><text:span text:style-name="T1">±¸×¢£ºÍ¼ÖÐºìÉ«È¦ÄÚÎïÁÏÎª¹ýEMC</text:span></text:p>
          </draw:text-box>
        </draw:frame>
        <draw:frame draw:style-name="gr4" draw:text-style-name="P4" draw:layer="layout" svg:width="0.691cm" svg:height="0.776cm" svg:x="0.103cm" svg:y="54.127cm">
          <draw:text-box>
            <text:p text:style-name="P2"><text:span text:style-name="T2">D</text:span></text:p>
          </draw:text-box>
        </draw:frame>
        <draw:frame draw:style-name="gr4" draw:text-style-name="P4" draw:layer="layout" svg:width="0.691cm" svg:height="0.776cm" svg:x="0.103cm" svg:y="44.145cm">
          <draw:text-box>
            <text:p text:style-name="P2"><text:span text:style-name="T2">C</text:span></text:p>
          </draw:text-box>
        </draw:frame>
        <draw:frame draw:style-name="gr4" draw:text-style-name="P4" draw:layer="layout" svg:width="0.691cm" svg:height="0.776cm" svg:x="0.123cm" svg:y="34.188cm">
          <draw:text-box>
            <text:p text:style-name="P2"><text:span text:style-name="T2">B</text:span></text:p>
          </draw:text-box>
        </draw:frame>
        <draw:frame draw:style-name="gr4" draw:text-style-name="P4" draw:layer="layout" svg:width="0.691cm" svg:height="0.776cm" svg:x="0.123cm" svg:y="24.968cm">
          <draw:text-box>
            <text:p text:style-name="P2"><text:span text:style-name="T2">A</text:span></text:p>
          </draw:text-box>
        </draw:frame>
        <draw:frame draw:style-name="gr4" draw:text-style-name="P4" draw:layer="layout" svg:width="0.691cm" svg:height="0.776cm" svg:x="51.674cm" svg:y="58.724cm">
          <draw:text-box>
            <text:p text:style-name="P2"><text:span text:style-name="T2">6</text:span></text:p>
          </draw:text-box>
        </draw:frame>
        <draw:frame draw:style-name="gr4" draw:text-style-name="P4" draw:layer="layout" svg:width="0.691cm" svg:height="0.776cm" svg:x="42.225cm" svg:y="58.724cm">
          <draw:text-box>
            <text:p text:style-name="P2"><text:span text:style-name="T2">5</text:span></text:p>
          </draw:text-box>
        </draw:frame>
        <draw:frame draw:style-name="gr4" draw:text-style-name="P4" draw:layer="layout" svg:width="0.691cm" svg:height="0.776cm" svg:x="32.802cm" svg:y="58.724cm">
          <draw:text-box>
            <text:p text:style-name="P2"><text:span text:style-name="T2">4</text:span></text:p>
          </draw:text-box>
        </draw:frame>
        <draw:frame draw:style-name="gr4" draw:text-style-name="P4" draw:layer="layout" svg:width="0.691cm" svg:height="0.776cm" svg:x="23.353cm" svg:y="58.724cm">
          <draw:text-box>
            <text:p text:style-name="P2"><text:span text:style-name="T2">3</text:span></text:p>
          </draw:text-box>
        </draw:frame>
        <draw:frame draw:style-name="gr4" draw:text-style-name="P4" draw:layer="layout" svg:width="0.691cm" svg:height="0.776cm" svg:x="13.904cm" svg:y="58.724cm">
          <draw:text-box>
            <text:p text:style-name="P2"><text:span text:style-name="T2">2</text:span></text:p>
          </draw:text-box>
        </draw:frame>
        <draw:frame draw:style-name="gr4" draw:text-style-name="P4" draw:layer="layout" svg:width="0.691cm" svg:height="0.776cm" svg:x="5.243cm" svg:y="58.724cm">
          <draw:text-box>
            <text:p text:style-name="P2"><text:span text:style-name="T2">1</text:span></text:p>
          </draw:text-box>
        </draw:frame>
        <draw:frame draw:style-name="gr5" draw:text-style-name="P5" draw:layer="layout" svg:width="4.942cm" svg:height="2.384cm" svg:x="36.155cm" svg:y="55.142cm">
          <draw:text-box>
            <text:p text:style-name="P2"><text:span text:style-name="T3">DC-DC</text:span></text:p>
          </draw:text-box>
        </draw:frame>
        <draw:frame draw:style-name="gr6" draw:text-style-name="P6" draw:layer="layout" svg:width="8.316cm" svg:height="2.384cm" svg:x="51.534cm" svg:y="26.616cm">
          <draw:text-box>
            <text:p text:style-name="P2"><text:span text:style-name="T3">ÎÞÏß³äÄ£¿é</text:span></text:p>
          </draw:text-box>
        </draw:frame>
        <draw:frame draw:style-name="gr5" draw:text-style-name="P5" draw:layer="layout" svg:width="2.119cm" svg:height="2.384cm" svg:x="59.252cm" svg:y="38.124cm">
          <draw:text-box>
            <text:p text:style-name="P2"><text:span text:style-name="T3">SD</text:span></text:p>
          </draw:text-box>
        </draw:frame>
        <draw:frame draw:style-name="gr5" draw:text-style-name="P5" draw:layer="layout" svg:width="3.152cm" svg:height="2.384cm" svg:x="72.94cm" svg:y="55.345cm">
          <draw:text-box>
            <text:p text:style-name="P2"><text:span text:style-name="T3">NFC</text:span></text:p>
          </draw:text-box>
        </draw:frame>
        <draw:frame draw:style-name="gr5" draw:text-style-name="P5" draw:layer="layout" svg:width="2.047cm" svg:height="2.384cm" svg:x="14.828cm" svg:y="38.226cm">
          <draw:text-box>
            <text:p text:style-name="P2"><text:span text:style-name="T3">PA</text:span></text:p>
          </draw:text-box>
        </draw:frame>
        <draw:frame draw:style-name="gr5" draw:text-style-name="P5" draw:layer="layout" svg:width="4.257cm" svg:height="2.384cm" svg:x="14.717cm" svg:y="15.594cm">
          <draw:text-box>
            <text:p text:style-name="P2"><text:span text:style-name="T3">typec</text:span></text:p>
          </draw:text-box>
        </draw:frame>
        <draw:frame draw:style-name="gr5" draw:text-style-name="P5" draw:layer="layout" svg:width="9.849cm" svg:height="2.384cm" svg:x="8.982cm" svg:y="54.71cm">
          <draw:text-box>
            <text:p text:style-name="P2"><text:span text:style-name="T3">typec-obtain</text:span></text:p>
          </draw:text-box>
        </draw:frame>
        <draw:frame draw:style-name="gr5" draw:text-style-name="P5" draw:layer="layout" svg:width="4.824cm" svg:height="2.384cm" svg:x="37.247cm" svg:y="37.921cm">
          <draw:text-box>
            <text:p text:style-name="P2"><text:span text:style-name="T3">ESP32</text:span></text:p>
          </draw:text-box>
        </draw:frame>
        <draw:frame draw:style-name="gr5" draw:text-style-name="P5" draw:layer="layout" svg:width="3.296cm" svg:height="2.368cm" svg:x="21.299cm" svg:y="25.526cm">
          <draw:text-box>
            <text:p text:style-name="P2"><text:span text:style-name="T4">喇叭</text:span></text:p>
          </draw:text-box>
        </draw:frame>
        <draw:frame draw:style-name="gr5" draw:text-style-name="P5" draw:layer="layout" svg:width="4.942cm" svg:height="2.384cm" svg:x="39cm" svg:y="15.721cm">
          <draw:text-box>
            <text:p text:style-name="P2"><text:span text:style-name="T3">DC-DC</text:span></text:p>
          </draw:text-box>
        </draw:frame>
        <draw:line draw:style-name="gr1" draw:text-style-name="P1" draw:layer="layout" svg:x1="19.044cm" svg:y1="10.37cm" svg:x2="19.451cm" svg:y2="10.37cm">
          <text:p/>
        </draw:line>
        <draw:line draw:style-name="gr1" draw:text-style-name="P1" draw:layer="layout" svg:x1="19.451cm" svg:y1="10.471cm" svg:x2="19.044cm" svg:y2="10.471cm">
          <text:p/>
        </draw:line>
        <draw:line draw:style-name="gr1" draw:text-style-name="P1" draw:layer="layout" svg:x1="19.248cm" svg:y1="10.548cm" svg:x2="19.248cm" svg:y2="10.471cm">
          <text:p/>
        </draw:line>
        <draw:line draw:style-name="gr1" draw:text-style-name="P1" draw:layer="layout" svg:x1="19.248cm" svg:y1="10.294cm" svg:x2="19.248cm" svg:y2="10.37cm">
          <text:p/>
        </draw:line>
        <draw:line draw:style-name="gr7" draw:text-style-name="P1" draw:layer="layout" svg:x1="19.248cm" svg:y1="10.802cm" svg:x2="19.248cm" svg:y2="10.548cm">
          <text:p/>
        </draw:line>
        <draw:line draw:style-name="gr7" draw:text-style-name="P1" draw:layer="layout" svg:x1="19.248cm" svg:y1="10.04cm" svg:x2="19.248cm" svg:y2="10.294cm">
          <text:p/>
        </draw:line>
        <draw:frame draw:style-name="gr5" draw:text-style-name="P5" draw:layer="layout" svg:width="3.253cm" svg:height="2.384cm" svg:x="55.846cm" svg:y="55.33cm">
          <draw:text-box>
            <text:p text:style-name="P2"><text:span text:style-name="T3">LDO</text:span></text:p>
          </draw:text-box>
        </draw:frame>
        <draw:frame draw:style-name="gr8" draw:text-style-name="P7" draw:layer="layout" svg:width="0.307cm" svg:height="0.289cm" svg:x="19.578cm" svg:y="10.192cm">
          <draw:text-box>
            <text:p text:style-name="P2"><text:span text:style-name="T5">C1</text:span></text:p>
          </draw:text-box>
        </draw:frame>
        <draw:line draw:style-name="gr1" draw:text-style-name="P1" draw:layer="layout" svg:x1="20.69cm" svg:y1="10.349cm" svg:x2="21.097cm" svg:y2="10.349cm">
          <text:p/>
        </draw:line>
        <draw:line draw:style-name="gr1" draw:text-style-name="P1" draw:layer="layout" svg:x1="21.097cm" svg:y1="10.451cm" svg:x2="20.69cm" svg:y2="10.451cm">
          <text:p/>
        </draw:line>
        <draw:line draw:style-name="gr1" draw:text-style-name="P1" draw:layer="layout" svg:x1="20.894cm" svg:y1="10.527cm" svg:x2="20.894cm" svg:y2="10.451cm">
          <text:p/>
        </draw:line>
        <draw:line draw:style-name="gr1" draw:text-style-name="P1" draw:layer="layout" svg:x1="20.894cm" svg:y1="10.273cm" svg:x2="20.894cm" svg:y2="10.349cm">
          <text:p/>
        </draw:line>
        <draw:line draw:style-name="gr7" draw:text-style-name="P1" draw:layer="layout" svg:x1="20.894cm" svg:y1="10.781cm" svg:x2="20.894cm" svg:y2="10.527cm">
          <text:p/>
        </draw:line>
        <draw:line draw:style-name="gr7" draw:text-style-name="P1" draw:layer="layout" svg:x1="20.894cm" svg:y1="10.019cm" svg:x2="20.894cm" svg:y2="10.273cm">
          <text:p/>
        </draw:line>
        <draw:frame draw:style-name="gr8" draw:text-style-name="P7" draw:layer="layout" svg:width="1.065cm" svg:height="0.289cm" svg:x="19.324cm" svg:y="10.522cm">
          <draw:text-box>
            <text:p text:style-name="P2"><text:span text:style-name="T5">10uF/25V</text:span></text:p>
          </draw:text-box>
        </draw:frame>
        <draw:frame draw:style-name="gr8" draw:text-style-name="P7" draw:layer="layout" svg:width="0.307cm" svg:height="0.289cm" svg:x="21.387cm" svg:y="10.136cm">
          <draw:text-box>
            <text:p text:style-name="P2"><text:span text:style-name="T5">C5</text:span></text:p>
          </draw:text-box>
        </draw:frame>
        <draw:path draw:style-name="gr1" draw:text-style-name="P1" draw:layer="layout" svg:width="5.842cm" svg:height="3.048cm" svg:x="13.492cm" svg:y="3.674cm" svg:viewBox="0 0 5843 3049" svg:d="M0 3049h5843M5843 3049v-3049M5843 0h-5843M0 0v3049">
          <text:p/>
        </draw:path>
        <draw:line draw:style-name="gr1" draw:text-style-name="P1" draw:layer="layout" svg:x1="13.746cm" svg:y1="7.23cm" svg:x2="13.746cm" svg:y2="6.722cm">
          <text:p/>
        </draw:line>
        <draw:line draw:style-name="gr1" draw:text-style-name="P1" draw:layer="layout" svg:x1="14cm" svg:y1="7.23cm" svg:x2="14cm" svg:y2="6.722cm">
          <text:p/>
        </draw:line>
        <draw:line draw:style-name="gr1" draw:text-style-name="P1" draw:layer="layout" svg:x1="14.254cm" svg:y1="7.23cm" svg:x2="14.254cm" svg:y2="6.722cm">
          <text:p/>
        </draw:line>
        <draw:line draw:style-name="gr1" draw:text-style-name="P1" draw:layer="layout" svg:x1="14.508cm" svg:y1="7.23cm" svg:x2="14.508cm" svg:y2="6.722cm">
          <text:p/>
        </draw:line>
        <draw:line draw:style-name="gr1" draw:text-style-name="P1" draw:layer="layout" svg:x1="14.762cm" svg:y1="7.23cm" svg:x2="14.762cm" svg:y2="6.722cm">
          <text:p/>
        </draw:line>
        <draw:line draw:style-name="gr1" draw:text-style-name="P1" draw:layer="layout" svg:x1="15.016cm" svg:y1="7.23cm" svg:x2="15.016cm" svg:y2="6.722cm">
          <text:p/>
        </draw:line>
        <draw:line draw:style-name="gr1" draw:text-style-name="P1" draw:layer="layout" svg:x1="15.27cm" svg:y1="7.23cm" svg:x2="15.27cm" svg:y2="6.722cm">
          <text:p/>
        </draw:line>
        <draw:line draw:style-name="gr1" draw:text-style-name="P1" draw:layer="layout" svg:x1="15.524cm" svg:y1="7.23cm" svg:x2="15.524cm" svg:y2="6.722cm">
          <text:p/>
        </draw:line>
        <draw:line draw:style-name="gr1" draw:text-style-name="P1" draw:layer="layout" svg:x1="15.778cm" svg:y1="7.23cm" svg:x2="15.778cm" svg:y2="6.722cm">
          <text:p/>
        </draw:line>
        <draw:line draw:style-name="gr1" draw:text-style-name="P1" draw:layer="layout" svg:x1="16.032cm" svg:y1="7.23cm" svg:x2="16.032cm" svg:y2="6.722cm">
          <text:p/>
        </draw:line>
        <draw:line draw:style-name="gr1" draw:text-style-name="P1" draw:layer="layout" svg:x1="16.286cm" svg:y1="7.23cm" svg:x2="16.286cm" svg:y2="6.722cm">
          <text:p/>
        </draw:line>
        <draw:line draw:style-name="gr1" draw:text-style-name="P1" draw:layer="layout" svg:x1="16.54cm" svg:y1="7.23cm" svg:x2="16.54cm" svg:y2="6.722cm">
          <text:p/>
        </draw:line>
        <draw:line draw:style-name="gr1" draw:text-style-name="P1" draw:layer="layout" svg:x1="17.048cm" svg:y1="7.23cm" svg:x2="17.048cm" svg:y2="6.722cm">
          <text:p/>
        </draw:line>
        <draw:line draw:style-name="gr1" draw:text-style-name="P1" draw:layer="layout" svg:x1="17.302cm" svg:y1="7.23cm" svg:x2="17.302cm" svg:y2="6.722cm">
          <text:p/>
        </draw:line>
        <draw:line draw:style-name="gr1" draw:text-style-name="P1" draw:layer="layout" svg:x1="17.556cm" svg:y1="7.23cm" svg:x2="17.556cm" svg:y2="6.722cm">
          <text:p/>
        </draw:line>
        <draw:line draw:style-name="gr1" draw:text-style-name="P1" draw:layer="layout" svg:x1="17.81cm" svg:y1="7.23cm" svg:x2="17.81cm" svg:y2="6.722cm">
          <text:p/>
        </draw:line>
        <draw:line draw:style-name="gr1" draw:text-style-name="P1" draw:layer="layout" svg:x1="18.064cm" svg:y1="7.23cm" svg:x2="18.064cm" svg:y2="6.722cm">
          <text:p/>
        </draw:line>
        <draw:line draw:style-name="gr1" draw:text-style-name="P1" draw:layer="layout" svg:x1="18.318cm" svg:y1="7.23cm" svg:x2="18.318cm" svg:y2="6.722cm">
          <text:p/>
        </draw:line>
        <draw:line draw:style-name="gr1" draw:text-style-name="P1" draw:layer="layout" svg:x1="18.572cm" svg:y1="7.23cm" svg:x2="18.572cm" svg:y2="6.722cm">
          <text:p/>
        </draw:line>
        <draw:line draw:style-name="gr1" draw:text-style-name="P1" draw:layer="layout" svg:x1="18.826cm" svg:y1="7.23cm" svg:x2="18.826cm" svg:y2="6.722cm">
          <text:p/>
        </draw:line>
        <draw:line draw:style-name="gr1" draw:text-style-name="P1" draw:layer="layout" svg:x1="19.08cm" svg:y1="7.23cm" svg:x2="19.08cm" svg:y2="6.722cm">
          <text:p/>
        </draw:line>
        <draw:line draw:style-name="gr1" draw:text-style-name="P1" draw:layer="layout" svg:x1="16.794cm" svg:y1="7.23cm" svg:x2="16.794cm" svg:y2="6.722cm">
          <text:p/>
        </draw:line>
        <draw:frame draw:style-name="gr8" draw:text-style-name="P7" draw:layer="layout" svg:width="0.921cm" svg:height="0.289cm" svg:x="21.006cm" svg:y="10.491cm">
          <draw:text-box>
            <text:p text:style-name="P2"><text:span text:style-name="T5">104/25V</text:span></text:p>
          </draw:text-box>
        </draw:frame>
        <draw:frame draw:style-name="gr9" draw:text-style-name="P8" draw:layer="layout" svg:width="0.229cm" svg:height="0.255cm" draw:transform="rotate (1.5707963267949) translate (13.491cm 7.007cm)">
          <draw:text-box>
            <text:p text:style-name="P2"><text:span text:style-name="T6">1</text:span></text:p>
          </draw:text-box>
        </draw:frame>
        <draw:frame draw:style-name="gr9" draw:text-style-name="P8" draw:layer="layout" svg:width="0.229cm" svg:height="0.255cm" draw:transform="rotate (1.5707963267949) translate (13.745cm 7.007cm)">
          <draw:text-box>
            <text:p text:style-name="P2"><text:span text:style-name="T6">2</text:span></text:p>
          </draw:text-box>
        </draw:frame>
        <draw:frame draw:style-name="gr9" draw:text-style-name="P8" draw:layer="layout" svg:width="0.229cm" svg:height="0.255cm" draw:transform="rotate (1.5707963267949) translate (13.999cm 7.007cm)">
          <draw:text-box>
            <text:p text:style-name="P2"><text:span text:style-name="T6">3</text:span></text:p>
          </draw:text-box>
        </draw:frame>
        <draw:frame draw:style-name="gr9" draw:text-style-name="P8" draw:layer="layout" svg:width="0.229cm" svg:height="0.255cm" draw:transform="rotate (1.5707963267949) translate (14.253cm 7.007cm)">
          <draw:text-box>
            <text:p text:style-name="P2"><text:span text:style-name="T6">4</text:span></text:p>
          </draw:text-box>
        </draw:frame>
        <draw:frame draw:style-name="gr9" draw:text-style-name="P8" draw:layer="layout" svg:width="0.459cm" svg:height="0.255cm" draw:transform="rotate (1.5707963267949) translate (14.507cm 7.402cm)">
          <draw:text-box>
            <text:p text:style-name="P2"><text:span text:style-name="T6">$$$1</text:span></text:p>
          </draw:text-box>
        </draw:frame>
        <draw:frame draw:style-name="gr9" draw:text-style-name="P8" draw:layer="layout" svg:width="0.459cm" svg:height="0.255cm" draw:transform="rotate (1.5707963267949) translate (14.761cm 7.402cm)">
          <draw:text-box>
            <text:p text:style-name="P2"><text:span text:style-name="T6">$$$2</text:span></text:p>
          </draw:text-box>
        </draw:frame>
        <draw:frame draw:style-name="gr9" draw:text-style-name="P8" draw:layer="layout" svg:width="0.396cm" svg:height="0.255cm" draw:transform="rotate (1.5707963267949) translate (15.015cm 7.323cm)">
          <draw:text-box>
            <text:p text:style-name="P2"><text:span text:style-name="T6">A12</text:span></text:p>
          </draw:text-box>
        </draw:frame>
        <draw:frame draw:style-name="gr9" draw:text-style-name="P8" draw:layer="layout" svg:width="0.269cm" svg:height="0.255cm" draw:transform="rotate (1.5707963267949) translate (15.269cm 7.178cm)">
          <draw:text-box>
            <text:p text:style-name="P2"><text:span text:style-name="T6">B1</text:span></text:p>
          </draw:text-box>
        </draw:frame>
        <draw:frame draw:style-name="gr9" draw:text-style-name="P8" draw:layer="layout" svg:width="0.281cm" svg:height="0.255cm" draw:transform="rotate (1.5707963267949) translate (15.523cm 7.191cm)">
          <draw:text-box>
            <text:p text:style-name="P2"><text:span text:style-name="T6">A9</text:span></text:p>
          </draw:text-box>
        </draw:frame>
        <draw:frame draw:style-name="gr9" draw:text-style-name="P8" draw:layer="layout" svg:width="0.269cm" svg:height="0.255cm" draw:transform="rotate (1.5707963267949) translate (15.777cm 7.178cm)">
          <draw:text-box>
            <text:p text:style-name="P2"><text:span text:style-name="T6">B4</text:span></text:p>
          </draw:text-box>
        </draw:frame>
        <draw:frame draw:style-name="gr9" draw:text-style-name="P8" draw:layer="layout" svg:width="0.269cm" svg:height="0.255cm" draw:transform="rotate (1.5707963267949) translate (16.031cm 7.178cm)">
          <draw:text-box>
            <text:p text:style-name="P2"><text:span text:style-name="T6">B5</text:span></text:p>
          </draw:text-box>
        </draw:frame>
        <draw:frame draw:style-name="gr9" draw:text-style-name="P8" draw:layer="layout" svg:width="0.281cm" svg:height="0.255cm" draw:transform="rotate (1.5707963267949) translate (16.285cm 7.191cm)">
          <draw:text-box>
            <text:p text:style-name="P2"><text:span text:style-name="T6">A8</text:span></text:p>
          </draw:text-box>
        </draw:frame>
        <draw:frame draw:style-name="gr9" draw:text-style-name="P8" draw:layer="layout" svg:width="0.281cm" svg:height="0.255cm" draw:transform="rotate (1.5707963267949) translate (16.793cm 7.191cm)">
          <draw:text-box>
            <text:p text:style-name="P2"><text:span text:style-name="T6">A7</text:span></text:p>
          </draw:text-box>
        </draw:frame>
        <draw:frame draw:style-name="gr9" draw:text-style-name="P8" draw:layer="layout" svg:width="0.281cm" svg:height="0.255cm" draw:transform="rotate (1.5707963267949) translate (17.047cm 7.191cm)">
          <draw:text-box>
            <text:p text:style-name="P2"><text:span text:style-name="T6">A6</text:span></text:p>
          </draw:text-box>
        </draw:frame>
        <draw:frame draw:style-name="gr9" draw:text-style-name="P8" draw:layer="layout" svg:width="0.269cm" svg:height="0.255cm" draw:transform="rotate (1.5707963267949) translate (17.301cm 7.178cm)">
          <draw:text-box>
            <text:p text:style-name="P2"><text:span text:style-name="T6">B7</text:span></text:p>
          </draw:text-box>
        </draw:frame>
        <draw:frame draw:style-name="gr9" draw:text-style-name="P8" draw:layer="layout" svg:width="0.281cm" svg:height="0.255cm" draw:transform="rotate (1.5707963267949) translate (17.555cm 7.191cm)">
          <draw:text-box>
            <text:p text:style-name="P2"><text:span text:style-name="T6">A5</text:span></text:p>
          </draw:text-box>
        </draw:frame>
        <draw:frame draw:style-name="gr9" draw:text-style-name="P8" draw:layer="layout" svg:width="0.269cm" svg:height="0.255cm" draw:transform="rotate (1.5707963267949) translate (17.809cm 7.178cm)">
          <draw:text-box>
            <text:p text:style-name="P2"><text:span text:style-name="T6">B8</text:span></text:p>
          </draw:text-box>
        </draw:frame>
        <draw:frame draw:style-name="gr9" draw:text-style-name="P8" draw:layer="layout" svg:width="0.269cm" svg:height="0.255cm" draw:transform="rotate (1.5707963267949) translate (18.063cm 7.178cm)">
          <draw:text-box>
            <text:p text:style-name="P2"><text:span text:style-name="T6">B9</text:span></text:p>
          </draw:text-box>
        </draw:frame>
        <draw:frame draw:style-name="gr9" draw:text-style-name="P8" draw:layer="layout" svg:width="0.281cm" svg:height="0.255cm" draw:transform="rotate (1.5707963267949) translate (18.317cm 7.191cm)">
          <draw:text-box>
            <text:p text:style-name="P2"><text:span text:style-name="T6">A4</text:span></text:p>
          </draw:text-box>
        </draw:frame>
        <draw:frame draw:style-name="gr9" draw:text-style-name="P8" draw:layer="layout" svg:width="0.383cm" svg:height="0.255cm" draw:transform="rotate (1.5707963267949) translate (18.571cm 7.31cm)">
          <draw:text-box>
            <text:p text:style-name="P2"><text:span text:style-name="T6">B12</text:span></text:p>
          </draw:text-box>
        </draw:frame>
        <draw:frame draw:style-name="gr9" draw:text-style-name="P8" draw:layer="layout" svg:width="0.281cm" svg:height="0.255cm" draw:transform="rotate (1.5707963267949) translate (18.825cm 7.191cm)">
          <draw:text-box>
            <text:p text:style-name="P2"><text:span text:style-name="T6">A1</text:span></text:p>
          </draw:text-box>
        </draw:frame>
        <draw:frame draw:style-name="gr9" draw:text-style-name="P8" draw:layer="layout" svg:width="0.269cm" svg:height="0.255cm" draw:transform="rotate (1.5707963267949) translate (16.539cm 7.178cm)">
          <draw:text-box>
            <text:p text:style-name="P2"><text:span text:style-name="T6">B6</text:span></text:p>
          </draw:text-box>
        </draw:frame>
        <draw:frame draw:style-name="gr9" draw:text-style-name="P8" draw:layer="layout" svg:width="0.561cm" svg:height="0.255cm" svg:x="13.528cm" svg:y="3.201cm">
          <draw:text-box>
            <text:p text:style-name="P2"><text:span text:style-name="T6">USB2</text:span></text:p>
          </draw:text-box>
        </draw:frame>
        <draw:path draw:style-name="gr1" draw:text-style-name="P1" draw:layer="layout" svg:width="0.152cm" svg:height="0.406cm" svg:x="23.2cm" svg:y="47.703cm" svg:viewBox="0 0 153 407" svg:d="M0 0h153M153 0v407M153 407h-153M0 407v-407">
          <text:p/>
        </draw:path>
        <draw:line draw:style-name="gr7" draw:text-style-name="P1" draw:layer="layout" svg:x1="23.276cm" svg:y1="47.525cm" svg:x2="23.276cm" svg:y2="47.703cm">
          <text:p/>
        </draw:line>
        <draw:line draw:style-name="gr7" draw:text-style-name="P1" draw:layer="layout" svg:x1="23.276cm" svg:y1="48.287cm" svg:x2="23.276cm" svg:y2="48.109cm">
          <text:p/>
        </draw:line>
        <draw:frame draw:style-name="gr9" draw:text-style-name="P8" draw:layer="layout" svg:width="1.551cm" svg:height="0.255cm" svg:x="14.803cm" svg:y="3.205cm">
          <draw:text-box>
            <text:p text:style-name="P2"><text:span text:style-name="T6">SP-TYPEC-16-1</text:span></text:p>
          </draw:text-box>
        </draw:frame>
        <draw:frame draw:style-name="gr10" draw:text-style-name="P9" draw:layer="layout" svg:width="0.421cm" svg:height="0.28cm" svg:x="23.36cm" svg:y="47.571cm">
          <draw:text-box>
            <text:p text:style-name="P2"><text:span text:style-name="T7">R38</text:span></text:p>
          </draw:text-box>
        </draw:frame>
        <draw:path draw:style-name="gr1" draw:text-style-name="P1" draw:layer="layout" svg:width="2.032cm" svg:height="3.302cm" svg:x="17.713cm" svg:y="45.163cm" svg:viewBox="0 0 2033 3303" svg:d="M0 0v3303M0 3303h2033M2033 3303v-3303M2033 0h-2033">
          <text:p/>
        </draw:path>
        <draw:line draw:style-name="gr1" draw:text-style-name="P1" draw:layer="layout" svg:x1="17.205cm" svg:y1="45.671cm" svg:x2="17.713cm" svg:y2="45.671cm">
          <text:p/>
        </draw:line>
        <draw:line draw:style-name="gr1" draw:text-style-name="P1" draw:layer="layout" svg:x1="17.205cm" svg:y1="46.433cm" svg:x2="17.713cm" svg:y2="46.433cm">
          <text:p/>
        </draw:line>
        <draw:line draw:style-name="gr1" draw:text-style-name="P1" draw:layer="layout" svg:x1="17.205cm" svg:y1="47.195cm" svg:x2="17.713cm" svg:y2="47.195cm">
          <text:p/>
        </draw:line>
        <draw:line draw:style-name="gr1" draw:text-style-name="P1" draw:layer="layout" svg:x1="17.205cm" svg:y1="47.957cm" svg:x2="17.713cm" svg:y2="47.957cm">
          <text:p/>
        </draw:line>
        <draw:line draw:style-name="gr1" draw:text-style-name="P1" draw:layer="layout" svg:x1="20.253cm" svg:y1="47.957cm" svg:x2="19.745cm" svg:y2="47.957cm">
          <text:p/>
        </draw:line>
        <draw:line draw:style-name="gr1" draw:text-style-name="P1" draw:layer="layout" svg:x1="20.253cm" svg:y1="47.195cm" svg:x2="19.745cm" svg:y2="47.195cm">
          <text:p/>
        </draw:line>
        <draw:line draw:style-name="gr1" draw:text-style-name="P1" draw:layer="layout" svg:x1="20.253cm" svg:y1="46.433cm" svg:x2="19.745cm" svg:y2="46.433cm">
          <text:p/>
        </draw:line>
        <draw:line draw:style-name="gr1" draw:text-style-name="P1" draw:layer="layout" svg:x1="20.253cm" svg:y1="45.671cm" svg:x2="19.745cm" svg:y2="45.671cm">
          <text:p/>
        </draw:line>
        <draw:frame draw:style-name="gr8" draw:text-style-name="P7" draw:layer="layout" svg:width="0.455cm" svg:height="0.264cm" svg:x="23.458cm" svg:y="47.92cm">
          <draw:text-box>
            <text:p text:style-name="P2"><text:span text:style-name="T8">10K</text:span></text:p>
          </draw:text-box>
        </draw:frame>
        <draw:frame draw:style-name="gr9" draw:text-style-name="P8" draw:layer="layout" svg:width="0.229cm" svg:height="0.255cm" svg:x="17.43cm" svg:y="45.415cm">
          <draw:text-box>
            <text:p text:style-name="P2"><text:span text:style-name="T6">1</text:span></text:p>
          </draw:text-box>
        </draw:frame>
        <draw:frame draw:style-name="gr9" draw:text-style-name="P8" draw:layer="layout" svg:width="0.472cm" svg:height="0.255cm" svg:x="17.79cm" svg:y="45.558cm">
          <draw:text-box>
            <text:p text:style-name="P2"><text:span text:style-name="T6">VCC</text:span></text:p>
          </draw:text-box>
        </draw:frame>
        <draw:frame draw:style-name="gr9" draw:text-style-name="P8" draw:layer="layout" svg:width="0.229cm" svg:height="0.255cm" svg:x="17.43cm" svg:y="46.177cm">
          <draw:text-box>
            <text:p text:style-name="P2"><text:span text:style-name="T6">2</text:span></text:p>
          </draw:text-box>
        </draw:frame>
        <draw:frame draw:style-name="gr9" draw:text-style-name="P8" draw:layer="layout" svg:width="0.421cm" svg:height="0.255cm" svg:x="17.79cm" svg:y="46.32cm">
          <draw:text-box>
            <text:p text:style-name="P2"><text:span text:style-name="T6">CC1</text:span></text:p>
          </draw:text-box>
        </draw:frame>
        <draw:frame draw:style-name="gr9" draw:text-style-name="P8" draw:layer="layout" svg:width="0.229cm" svg:height="0.255cm" svg:x="17.43cm" svg:y="46.939cm">
          <draw:text-box>
            <text:p text:style-name="P2"><text:span text:style-name="T6">3</text:span></text:p>
          </draw:text-box>
        </draw:frame>
        <draw:frame draw:style-name="gr9" draw:text-style-name="P8" draw:layer="layout" svg:width="0.574cm" svg:height="0.255cm" svg:x="17.79cm" svg:y="47.082cm">
          <draw:text-box>
            <text:p text:style-name="P2"><text:span text:style-name="T6">D+_D</text:span></text:p>
          </draw:text-box>
        </draw:frame>
        <draw:frame draw:style-name="gr9" draw:text-style-name="P8" draw:layer="layout" svg:width="0.229cm" svg:height="0.255cm" svg:x="17.43cm" svg:y="47.701cm">
          <draw:text-box>
            <text:p text:style-name="P2"><text:span text:style-name="T6">4</text:span></text:p>
          </draw:text-box>
        </draw:frame>
        <draw:frame draw:style-name="gr9" draw:text-style-name="P8" draw:layer="layout" svg:width="0.535cm" svg:height="0.255cm" svg:x="17.79cm" svg:y="47.844cm">
          <draw:text-box>
            <text:p text:style-name="P2"><text:span text:style-name="T6">MOD</text:span></text:p>
          </draw:text-box>
        </draw:frame>
        <draw:frame draw:style-name="gr9" draw:text-style-name="P8" draw:layer="layout" svg:width="0.229cm" svg:height="0.255cm" svg:x="19.898cm" svg:y="47.701cm">
          <draw:text-box>
            <text:p text:style-name="P2"><text:span text:style-name="T6">5</text:span></text:p>
          </draw:text-box>
        </draw:frame>
        <draw:frame draw:style-name="gr9" draw:text-style-name="P8" draw:layer="layout" svg:width="0.243cm" svg:height="0.255cm" svg:x="19.393cm" svg:y="47.844cm">
          <draw:text-box>
            <text:p text:style-name="P2"><text:span text:style-name="T6">D-</text:span></text:p>
          </draw:text-box>
        </draw:frame>
        <draw:frame draw:style-name="gr9" draw:text-style-name="P8" draw:layer="layout" svg:width="0.229cm" svg:height="0.255cm" svg:x="19.898cm" svg:y="46.939cm">
          <draw:text-box>
            <text:p text:style-name="P2"><text:span text:style-name="T6">6</text:span></text:p>
          </draw:text-box>
        </draw:frame>
        <draw:frame draw:style-name="gr9" draw:text-style-name="P8" draw:layer="layout" svg:width="0.485cm" svg:height="0.255cm" svg:x="19.13cm" svg:y="47.082cm">
          <draw:text-box>
            <text:p text:style-name="P2"><text:span text:style-name="T6">ADC</text:span></text:p>
          </draw:text-box>
        </draw:frame>
        <draw:frame draw:style-name="gr9" draw:text-style-name="P8" draw:layer="layout" svg:width="0.229cm" svg:height="0.255cm" svg:x="19.898cm" svg:y="46.177cm">
          <draw:text-box>
            <text:p text:style-name="P2"><text:span text:style-name="T6">7</text:span></text:p>
          </draw:text-box>
        </draw:frame>
        <draw:frame draw:style-name="gr9" draw:text-style-name="P8" draw:layer="layout" svg:width="0.421cm" svg:height="0.255cm" svg:x="19.195cm" svg:y="46.32cm">
          <draw:text-box>
            <text:p text:style-name="P2"><text:span text:style-name="T6">CC2</text:span></text:p>
          </draw:text-box>
        </draw:frame>
        <draw:frame draw:style-name="gr9" draw:text-style-name="P8" draw:layer="layout" svg:width="0.229cm" svg:height="0.255cm" svg:x="19.898cm" svg:y="45.415cm">
          <draw:text-box>
            <text:p text:style-name="P2"><text:span text:style-name="T6">8</text:span></text:p>
          </draw:text-box>
        </draw:frame>
        <draw:frame draw:style-name="gr9" draw:text-style-name="P8" draw:layer="layout" svg:width="0.497cm" svg:height="0.255cm" svg:x="19.116cm" svg:y="45.558cm">
          <draw:text-box>
            <text:p text:style-name="P2"><text:span text:style-name="T6">GND</text:span></text:p>
          </draw:text-box>
        </draw:frame>
        <draw:frame draw:style-name="gr9" draw:text-style-name="P8" draw:layer="layout" svg:width="0.281cm" svg:height="0.255cm" svg:x="17.705cm" svg:y="44.76cm">
          <draw:text-box>
            <text:p text:style-name="P2"><text:span text:style-name="T6">U3</text:span></text:p>
          </draw:text-box>
        </draw:frame>
        <draw:path draw:style-name="gr1" draw:text-style-name="P1" draw:layer="layout" svg:width="0.152cm" svg:height="0.407cm" svg:x="23.2cm" svg:y="46.356cm" svg:viewBox="0 0 153 408" svg:d="M0 0h153M153 0v408M153 408h-153M0 408v-408">
          <text:p/>
        </draw:path>
        <draw:line draw:style-name="gr7" draw:text-style-name="P1" draw:layer="layout" svg:x1="23.276cm" svg:y1="46.179cm" svg:x2="23.276cm" svg:y2="46.356cm">
          <text:p/>
        </draw:line>
        <draw:line draw:style-name="gr7" draw:text-style-name="P1" draw:layer="layout" svg:x1="23.276cm" svg:y1="46.941cm" svg:x2="23.276cm" svg:y2="46.763cm">
          <text:p/>
        </draw:line>
        <draw:frame draw:style-name="gr9" draw:text-style-name="P8" draw:layer="layout" svg:width="0.815cm" svg:height="0.255cm" svg:x="17.675cm" svg:y="48.575cm">
          <draw:text-box>
            <text:p text:style-name="P2"><text:span text:style-name="T6">XSP08Q</text:span></text:p>
          </draw:text-box>
        </draw:frame>
        <draw:frame draw:style-name="gr10" draw:text-style-name="P9" draw:layer="layout" svg:width="0.421cm" svg:height="0.28cm" svg:x="23.36cm" svg:y="46.225cm">
          <draw:text-box>
            <text:p text:style-name="P2"><text:span text:style-name="T7">R15</text:span></text:p>
          </draw:text-box>
        </draw:frame>
        <draw:path draw:style-name="gr1" draw:text-style-name="P1" draw:layer="layout" svg:width="1.54cm" svg:height="1.219cm" svg:x="8.752cm" svg:y="45.371cm" svg:viewBox="0 0 1541 1220" svg:d="M5 0v1220M5 1220h1536M1541 1220v-1220M1541 0h-1541">
          <text:p/>
        </draw:path>
        <draw:line draw:style-name="gr1" draw:text-style-name="P1" draw:layer="layout" svg:x1="8.244cm" svg:y1="45.671cm" svg:x2="8.752cm" svg:y2="45.671cm">
          <text:p/>
        </draw:line>
        <draw:line draw:style-name="gr1" draw:text-style-name="P1" draw:layer="layout" svg:x1="9.519cm" svg:y1="47.098cm" svg:x2="9.519cm" svg:y2="46.59cm">
          <text:p/>
        </draw:line>
        <draw:line draw:style-name="gr1" draw:text-style-name="P1" draw:layer="layout" svg:x1="10.8cm" svg:y1="45.671cm" svg:x2="10.292cm" svg:y2="45.671cm">
          <text:p/>
        </draw:line>
        <draw:frame draw:style-name="gr8" draw:text-style-name="P7" draw:layer="layout" svg:width="0.586cm" svg:height="0.264cm" svg:x="23.555cm" svg:y="46.563cm">
          <draw:text-box>
            <text:p text:style-name="P2"><text:span text:style-name="T8">100K</text:span></text:p>
          </draw:text-box>
        </draw:frame>
        <draw:frame draw:style-name="gr9" draw:text-style-name="P8" draw:layer="layout" svg:width="0.229cm" svg:height="0.255cm" svg:x="8.469cm" svg:y="45.415cm">
          <draw:text-box>
            <text:p text:style-name="P2"><text:span text:style-name="T6">2</text:span></text:p>
          </draw:text-box>
        </draw:frame>
        <draw:frame draw:style-name="gr9" draw:text-style-name="P8" draw:layer="layout" svg:width="0.408cm" svg:height="0.255cm" svg:x="8.829cm" svg:y="45.558cm">
          <draw:text-box>
            <text:p text:style-name="P2"><text:span text:style-name="T6">VIN</text:span></text:p>
          </draw:text-box>
        </draw:frame>
        <draw:frame draw:style-name="gr9" draw:text-style-name="P8" draw:layer="layout" svg:width="0.229cm" svg:height="0.255cm" draw:transform="rotate (1.5707963267949) translate (9.264cm 46.875cm)">
          <draw:text-box>
            <text:p text:style-name="P2"><text:span text:style-name="T6">1</text:span></text:p>
          </draw:text-box>
        </draw:frame>
        <draw:frame draw:style-name="gr9" draw:text-style-name="P8" draw:layer="layout" svg:width="0.497cm" svg:height="0.255cm" draw:transform="rotate (1.5707963267949) translate (9.406cm 46.514cm)">
          <draw:text-box>
            <text:p text:style-name="P2"><text:span text:style-name="T6">GND</text:span></text:p>
          </draw:text-box>
        </draw:frame>
        <draw:frame draw:style-name="gr9" draw:text-style-name="P8" draw:layer="layout" svg:width="0.229cm" svg:height="0.255cm" svg:x="10.444cm" svg:y="45.415cm">
          <draw:text-box>
            <text:p text:style-name="P2"><text:span text:style-name="T6">3</text:span></text:p>
          </draw:text-box>
        </draw:frame>
        <draw:frame draw:style-name="gr9" draw:text-style-name="P8" draw:layer="layout" svg:width="0.472cm" svg:height="0.255cm" svg:x="9.702cm" svg:y="45.558cm">
          <draw:text-box>
            <text:p text:style-name="P2"><text:span text:style-name="T6">OUT</text:span></text:p>
          </draw:text-box>
        </draw:frame>
        <draw:frame draw:style-name="gr9" draw:text-style-name="P8" draw:layer="layout" svg:width="0.281cm" svg:height="0.255cm" svg:x="8.749cm" svg:y="45.04cm">
          <draw:text-box>
            <text:p text:style-name="P2"><text:span text:style-name="T6">U4</text:span></text:p>
          </draw:text-box>
        </draw:frame>
        <draw:line draw:style-name="gr1" draw:text-style-name="P1" draw:layer="layout" svg:x1="11.165cm" svg:y1="46.392cm" svg:x2="11.572cm" svg:y2="46.392cm">
          <text:p/>
        </draw:line>
        <draw:line draw:style-name="gr1" draw:text-style-name="P1" draw:layer="layout" svg:x1="11.572cm" svg:y1="46.24cm" svg:x2="11.165cm" svg:y2="46.24cm">
          <text:p/>
        </draw:line>
        <draw:line draw:style-name="gr1" draw:text-style-name="P1" draw:layer="layout" svg:x1="11.369cm" svg:y1="46.189cm" svg:x2="11.369cm" svg:y2="46.24cm">
          <text:p/>
        </draw:line>
        <draw:line draw:style-name="gr1" draw:text-style-name="P1" draw:layer="layout" svg:x1="11.369cm" svg:y1="46.392cm" svg:x2="11.369cm" svg:y2="46.443cm">
          <text:p/>
        </draw:line>
        <draw:line draw:style-name="gr7" draw:text-style-name="P1" draw:layer="layout" svg:x1="11.369cm" svg:y1="45.935cm" svg:x2="11.369cm" svg:y2="46.189cm">
          <text:p/>
        </draw:line>
        <draw:line draw:style-name="gr7" draw:text-style-name="P1" draw:layer="layout" svg:x1="11.369cm" svg:y1="46.697cm" svg:x2="11.369cm" svg:y2="46.443cm">
          <text:p/>
        </draw:line>
        <draw:frame draw:style-name="gr9" draw:text-style-name="P8" draw:layer="layout" svg:width="0.764cm" svg:height="0.255cm" svg:x="8.415cm" svg:y="46.695cm">
          <draw:text-box>
            <text:p text:style-name="P2"><text:span text:style-name="T6">HT7133</text:span></text:p>
          </draw:text-box>
        </draw:frame>
        <draw:frame draw:style-name="gr8" draw:text-style-name="P7" draw:layer="layout" svg:width="0.307cm" svg:height="0.264cm" svg:x="11.539cm" svg:y="45.954cm">
          <draw:text-box>
            <text:p text:style-name="P2"><text:span text:style-name="T8">C8</text:span></text:p>
          </draw:text-box>
        </draw:frame>
        <draw:line draw:style-name="gr1" draw:text-style-name="P1" draw:layer="layout" svg:x1="12.496cm" svg:y1="46.265cm" svg:x2="12.903cm" svg:y2="46.265cm">
          <text:p/>
        </draw:line>
        <draw:line draw:style-name="gr1" draw:text-style-name="P1" draw:layer="layout" svg:x1="12.903cm" svg:y1="46.367cm" svg:x2="12.496cm" svg:y2="46.367cm">
          <text:p/>
        </draw:line>
        <draw:line draw:style-name="gr1" draw:text-style-name="P1" draw:layer="layout" svg:x1="12.7cm" svg:y1="46.443cm" svg:x2="12.7cm" svg:y2="46.367cm">
          <text:p/>
        </draw:line>
        <draw:line draw:style-name="gr1" draw:text-style-name="P1" draw:layer="layout" svg:x1="12.7cm" svg:y1="46.189cm" svg:x2="12.7cm" svg:y2="46.265cm">
          <text:p/>
        </draw:line>
        <draw:line draw:style-name="gr7" draw:text-style-name="P1" draw:layer="layout" svg:x1="12.7cm" svg:y1="46.697cm" svg:x2="12.7cm" svg:y2="46.443cm">
          <text:p/>
        </draw:line>
        <draw:line draw:style-name="gr7" draw:text-style-name="P1" draw:layer="layout" svg:x1="12.7cm" svg:y1="45.935cm" svg:x2="12.7cm" svg:y2="46.189cm">
          <text:p/>
        </draw:line>
        <draw:frame draw:style-name="gr8" draw:text-style-name="P7" draw:layer="layout" svg:width="0.396cm" svg:height="0.289cm" svg:x="11.394cm" svg:y="46.432cm">
          <draw:text-box>
            <text:p text:style-name="P2"><text:span text:style-name="T5">104</text:span></text:p>
          </draw:text-box>
        </draw:frame>
        <draw:frame draw:style-name="gr8" draw:text-style-name="P7" draw:layer="layout" svg:width="0.315cm" svg:height="0.382cm" svg:x="13.135cm" svg:y="45.96cm">
          <draw:text-box>
            <text:p text:style-name="P2"><text:span text:style-name="T9">C9</text:span></text:p>
          </draw:text-box>
        </draw:frame>
        <draw:line draw:style-name="gr1" draw:text-style-name="P1" draw:layer="layout" svg:x1="7.477cm" svg:y1="46.478cm" svg:x2="7.884cm" svg:y2="46.478cm">
          <text:p/>
        </draw:line>
        <draw:line draw:style-name="gr1" draw:text-style-name="P1" draw:layer="layout" svg:x1="7.884cm" svg:y1="46.326cm" svg:x2="7.477cm" svg:y2="46.326cm">
          <text:p/>
        </draw:line>
        <draw:line draw:style-name="gr1" draw:text-style-name="P1" draw:layer="layout" svg:x1="7.68cm" svg:y1="46.275cm" svg:x2="7.68cm" svg:y2="46.326cm">
          <text:p/>
        </draw:line>
        <draw:line draw:style-name="gr1" draw:text-style-name="P1" draw:layer="layout" svg:x1="7.68cm" svg:y1="46.478cm" svg:x2="7.68cm" svg:y2="46.529cm">
          <text:p/>
        </draw:line>
        <draw:line draw:style-name="gr7" draw:text-style-name="P1" draw:layer="layout" svg:x1="7.68cm" svg:y1="46.021cm" svg:x2="7.68cm" svg:y2="46.275cm">
          <text:p/>
        </draw:line>
        <draw:line draw:style-name="gr7" draw:text-style-name="P1" draw:layer="layout" svg:x1="7.68cm" svg:y1="46.783cm" svg:x2="7.68cm" svg:y2="46.529cm">
          <text:p/>
        </draw:line>
        <draw:frame draw:style-name="gr8" draw:text-style-name="P7" draw:layer="layout" svg:width="0.921cm" svg:height="0.289cm" svg:x="12.828cm" svg:y="46.489cm">
          <draw:text-box>
            <text:p text:style-name="P2"><text:span text:style-name="T5">106/25V</text:span></text:p>
          </draw:text-box>
        </draw:frame>
        <draw:frame draw:style-name="gr8" draw:text-style-name="P7" draw:layer="layout" svg:width="0.438cm" svg:height="0.264cm" svg:x="7.877cm" svg:y="46.055cm">
          <draw:text-box>
            <text:p text:style-name="P2"><text:span text:style-name="T8">C11</text:span></text:p>
          </draw:text-box>
        </draw:frame>
        <draw:line draw:style-name="gr1" draw:text-style-name="P1" draw:layer="layout" svg:x1="6.746cm" svg:y1="46.341cm" svg:x2="7.152cm" svg:y2="46.341cm">
          <text:p/>
        </draw:line>
        <draw:line draw:style-name="gr1" draw:text-style-name="P1" draw:layer="layout" svg:x1="7.152cm" svg:y1="46.443cm" svg:x2="6.746cm" svg:y2="46.443cm">
          <text:p/>
        </draw:line>
        <draw:line draw:style-name="gr1" draw:text-style-name="P1" draw:layer="layout" svg:x1="6.949cm" svg:y1="46.519cm" svg:x2="6.949cm" svg:y2="46.443cm">
          <text:p/>
        </draw:line>
        <draw:line draw:style-name="gr1" draw:text-style-name="P1" draw:layer="layout" svg:x1="6.949cm" svg:y1="46.265cm" svg:x2="6.949cm" svg:y2="46.341cm">
          <text:p/>
        </draw:line>
        <draw:line draw:style-name="gr7" draw:text-style-name="P1" draw:layer="layout" svg:x1="6.949cm" svg:y1="46.773cm" svg:x2="6.949cm" svg:y2="46.519cm">
          <text:p/>
        </draw:line>
        <draw:line draw:style-name="gr7" draw:text-style-name="P1" draw:layer="layout" svg:x1="6.949cm" svg:y1="46.011cm" svg:x2="6.949cm" svg:y2="46.265cm">
          <text:p/>
        </draw:line>
        <draw:frame draw:style-name="gr8" draw:text-style-name="P7" draw:layer="layout" svg:width="0.396cm" svg:height="0.289cm" svg:x="7.706cm" svg:y="46.519cm">
          <draw:text-box>
            <text:p text:style-name="P2"><text:span text:style-name="T5">104</text:span></text:p>
          </draw:text-box>
        </draw:frame>
        <draw:frame draw:style-name="gr8" draw:text-style-name="P7" draw:layer="layout" svg:width="0.459cm" svg:height="0.382cm" svg:x="6.187cm" svg:y="46.037cm">
          <draw:text-box>
            <text:p text:style-name="P2"><text:span text:style-name="T9">C12</text:span></text:p>
          </draw:text-box>
        </draw:frame>
        <draw:path draw:style-name="gr1" draw:text-style-name="P1" draw:layer="layout" svg:width="0.406cm" svg:height="0.152cm" svg:x="11.76cm" svg:y="50.558cm" svg:viewBox="0 0 407 153" svg:d="M0 153v-153M0 0h407M407 0v153M407 153h-407">
          <text:p/>
        </draw:path>
        <draw:line draw:style-name="gr7" draw:text-style-name="P1" draw:layer="layout" svg:x1="11.582cm" svg:y1="50.634cm" svg:x2="11.76cm" svg:y2="50.634cm">
          <text:p/>
        </draw:line>
        <draw:line draw:style-name="gr7" draw:text-style-name="P1" draw:layer="layout" svg:x1="12.344cm" svg:y1="50.634cm" svg:x2="12.166cm" svg:y2="50.634cm">
          <text:p/>
        </draw:line>
        <draw:frame draw:style-name="gr8" draw:text-style-name="P7" draw:layer="layout" svg:width="0.921cm" svg:height="0.289cm" svg:x="5.828cm" svg:y="46.514cm">
          <draw:text-box>
            <text:p text:style-name="P2"><text:span text:style-name="T5">106/25V</text:span></text:p>
          </draw:text-box>
        </draw:frame>
        <draw:frame draw:style-name="gr10" draw:text-style-name="P9" draw:layer="layout" svg:width="0.421cm" svg:height="0.28cm" svg:x="11.775cm" svg:y="50.234cm">
          <draw:text-box>
            <text:p text:style-name="P2"><text:span text:style-name="T7">R16</text:span></text:p>
          </draw:text-box>
        </draw:frame>
        <draw:path draw:style-name="gr1" draw:text-style-name="P1" draw:layer="layout" svg:width="0.406cm" svg:height="0.152cm" svg:x="11.765cm" svg:y="51.406cm" svg:viewBox="0 0 407 153" svg:d="M0 153v-153M0 0h407M407 0v153M407 153h-407">
          <text:p/>
        </draw:path>
        <draw:line draw:style-name="gr7" draw:text-style-name="P1" draw:layer="layout" svg:x1="11.587cm" svg:y1="51.482cm" svg:x2="11.765cm" svg:y2="51.482cm">
          <text:p/>
        </draw:line>
        <draw:line draw:style-name="gr7" draw:text-style-name="P1" draw:layer="layout" svg:x1="12.349cm" svg:y1="51.482cm" svg:x2="12.171cm" svg:y2="51.482cm">
          <text:p/>
        </draw:line>
        <draw:frame draw:style-name="gr8" draw:text-style-name="P7" draw:layer="layout" svg:width="0.523cm" svg:height="0.264cm" svg:x="11.699cm" svg:y="50.766cm">
          <draw:text-box>
            <text:p text:style-name="P2"><text:span text:style-name="T8">4.7K</text:span></text:p>
          </draw:text-box>
        </draw:frame>
        <draw:frame draw:style-name="gr10" draw:text-style-name="P9" draw:layer="layout" svg:width="0.421cm" svg:height="0.28cm" svg:x="11.791cm" svg:y="51.128cm">
          <draw:text-box>
            <text:p text:style-name="P2"><text:span text:style-name="T7">R17</text:span></text:p>
          </draw:text-box>
        </draw:frame>
        <draw:path draw:style-name="gr1" draw:text-style-name="P1" draw:layer="layout" svg:width="0.406cm" svg:height="0.152cm" svg:x="11.75cm" svg:y="52.28cm" svg:viewBox="0 0 407 153" svg:d="M0 153v-153M0 0h407M407 0v153M407 153h-407">
          <text:p/>
        </draw:path>
        <draw:line draw:style-name="gr7" draw:text-style-name="P1" draw:layer="layout" svg:x1="11.572cm" svg:y1="52.356cm" svg:x2="11.75cm" svg:y2="52.356cm">
          <text:p/>
        </draw:line>
        <draw:line draw:style-name="gr7" draw:text-style-name="P1" draw:layer="layout" svg:x1="12.334cm" svg:y1="52.356cm" svg:x2="12.156cm" svg:y2="52.356cm">
          <text:p/>
        </draw:line>
        <draw:frame draw:style-name="gr8" draw:text-style-name="P7" draw:layer="layout" svg:width="0.523cm" svg:height="0.264cm" svg:x="11.699cm" svg:y="51.63cm">
          <draw:text-box>
            <text:p text:style-name="P2"><text:span text:style-name="T8">1.5K</text:span></text:p>
          </draw:text-box>
        </draw:frame>
        <draw:frame draw:style-name="gr10" draw:text-style-name="P9" draw:layer="layout" svg:width="0.421cm" svg:height="0.28cm" svg:x="11.765cm" svg:y="51.956cm">
          <draw:text-box>
            <text:p text:style-name="P2"><text:span text:style-name="T7">R18</text:span></text:p>
          </draw:text-box>
        </draw:frame>
        <draw:path draw:style-name="gr1" draw:text-style-name="P1" draw:layer="layout" svg:width="0.407cm" svg:height="0.153cm" svg:x="11.744cm" svg:y="53.011cm" svg:viewBox="0 0 408 154" svg:d="M0 154v-154M0 0h408M408 0v154M408 154h-408">
          <text:p/>
        </draw:path>
        <draw:line draw:style-name="gr7" draw:text-style-name="P1" draw:layer="layout" svg:x1="11.567cm" svg:y1="53.087cm" svg:x2="11.744cm" svg:y2="53.087cm">
          <text:p/>
        </draw:line>
        <draw:line draw:style-name="gr7" draw:text-style-name="P1" draw:layer="layout" svg:x1="12.329cm" svg:y1="53.087cm" svg:x2="12.151cm" svg:y2="53.087cm">
          <text:p/>
        </draw:line>
        <draw:frame draw:style-name="gr8" draw:text-style-name="P7" draw:layer="layout" svg:width="0.523cm" svg:height="0.264cm" svg:x="11.623cm" svg:y="52.468cm">
          <draw:text-box>
            <text:p text:style-name="P2"><text:span text:style-name="T8">4.7K</text:span></text:p>
          </draw:text-box>
        </draw:frame>
        <draw:frame draw:style-name="gr10" draw:text-style-name="P9" draw:layer="layout" svg:width="0.421cm" svg:height="0.28cm" svg:x="11.75cm" svg:y="52.723cm">
          <draw:text-box>
            <text:p text:style-name="P2"><text:span text:style-name="T7">R19</text:span></text:p>
          </draw:text-box>
        </draw:frame>
        <draw:path draw:style-name="gr1" draw:text-style-name="P1" draw:layer="layout" svg:width="0.153cm" svg:height="0.407cm" svg:x="15.666cm" svg:y="52.249cm" svg:viewBox="0 0 154 408" svg:d="M154 408h-154M0 408v-408M0 0h154M154 0v408">
          <text:p/>
        </draw:path>
        <draw:line draw:style-name="gr7" draw:text-style-name="P1" draw:layer="layout" svg:x1="15.742cm" svg:y1="52.833cm" svg:x2="15.742cm" svg:y2="52.656cm">
          <text:p/>
        </draw:line>
        <draw:line draw:style-name="gr7" draw:text-style-name="P1" draw:layer="layout" svg:x1="15.742cm" svg:y1="52.071cm" svg:x2="15.742cm" svg:y2="52.249cm">
          <text:p/>
        </draw:line>
        <draw:frame draw:style-name="gr8" draw:text-style-name="P7" draw:layer="layout" svg:width="0.523cm" svg:height="0.264cm" svg:x="11.674cm" svg:y="53.256cm">
          <draw:text-box>
            <text:p text:style-name="P2"><text:span text:style-name="T8">1.5K</text:span></text:p>
          </draw:text-box>
        </draw:frame>
        <draw:frame draw:style-name="gr10" draw:text-style-name="P9" draw:layer="layout" svg:width="0.421cm" svg:height="0.28cm" svg:x="16.007cm" svg:y="52.103cm">
          <draw:text-box>
            <text:p text:style-name="P2"><text:span text:style-name="T7">R20</text:span></text:p>
          </draw:text-box>
        </draw:frame>
        <draw:path draw:style-name="gr1" draw:text-style-name="P1" draw:layer="layout" svg:width="0.152cm" svg:height="0.406cm" svg:x="16.921cm" svg:y="52.27cm" svg:viewBox="0 0 153 407" svg:d="M153 407h-153M0 407v-407M0 0h153M153 0v407">
          <text:p/>
        </draw:path>
        <draw:line draw:style-name="gr7" draw:text-style-name="P1" draw:layer="layout" svg:x1="16.997cm" svg:y1="52.854cm" svg:x2="16.997cm" svg:y2="52.676cm">
          <text:p/>
        </draw:line>
        <draw:line draw:style-name="gr7" draw:text-style-name="P1" draw:layer="layout" svg:x1="16.997cm" svg:y1="52.092cm" svg:x2="16.997cm" svg:y2="52.27cm">
          <text:p/>
        </draw:line>
        <draw:frame draw:style-name="gr8" draw:text-style-name="P7" draw:layer="layout" svg:width="0.523cm" svg:height="0.264cm" svg:x="15.905cm" svg:y="52.509cm">
          <draw:text-box>
            <text:p text:style-name="P2"><text:span text:style-name="T8">5.1K</text:span></text:p>
          </draw:text-box>
        </draw:frame>
        <draw:frame draw:style-name="gr10" draw:text-style-name="P9" draw:layer="layout" svg:width="0.421cm" svg:height="0.28cm" svg:x="17.277cm" svg:y="52.124cm">
          <draw:text-box>
            <text:p text:style-name="P2"><text:span text:style-name="T7">R21</text:span></text:p>
          </draw:text-box>
        </draw:frame>
        <draw:path draw:style-name="gr1" draw:text-style-name="P1" draw:layer="layout" svg:width="0.152cm" svg:height="0.406cm" svg:x="14.036cm" svg:y="46.235cm" svg:viewBox="0 0 153 407" svg:d="M153 407h-153M0 407v-407M0 0h153M153 0v407">
          <text:p/>
        </draw:path>
        <draw:line draw:style-name="gr7" draw:text-style-name="P1" draw:layer="layout" svg:x1="14.112cm" svg:y1="46.819cm" svg:x2="14.112cm" svg:y2="46.641cm">
          <text:p/>
        </draw:line>
        <draw:line draw:style-name="gr7" draw:text-style-name="P1" draw:layer="layout" svg:x1="14.112cm" svg:y1="46.057cm" svg:x2="14.112cm" svg:y2="46.235cm">
          <text:p/>
        </draw:line>
        <draw:frame draw:style-name="gr8" draw:text-style-name="P7" draw:layer="layout" svg:width="0.523cm" svg:height="0.264cm" svg:x="17.175cm" svg:y="52.555cm">
          <draw:text-box>
            <text:p text:style-name="P2"><text:span text:style-name="T8">5.1K</text:span></text:p>
          </draw:text-box>
        </draw:frame>
        <draw:frame draw:style-name="gr10" draw:text-style-name="P9" draw:layer="layout" svg:width="0.421cm" svg:height="0.28cm" svg:x="14.336cm" svg:y="46.134cm">
          <draw:text-box>
            <text:p text:style-name="P2"><text:span text:style-name="T7">R22</text:span></text:p>
          </draw:text-box>
        </draw:frame>
        <draw:path draw:style-name="gr1" draw:text-style-name="P1" draw:layer="layout" svg:width="2.54cm" svg:height="2.794cm" svg:x="15.25cm" svg:y="29.191cm" svg:viewBox="0 0 2541 2795" svg:d="M0 0v2795M0 2795h2541M2541 2795v-2795M2541 0h-2541">
          <text:p/>
        </draw:path>
        <draw:line draw:style-name="gr1" draw:text-style-name="P1" draw:layer="layout" svg:x1="14.742cm" svg:y1="29.699cm" svg:x2="15.25cm" svg:y2="29.699cm">
          <text:p/>
        </draw:line>
        <draw:line draw:style-name="gr1" draw:text-style-name="P1" draw:layer="layout" svg:x1="14.742cm" svg:y1="30.207cm" svg:x2="15.25cm" svg:y2="30.207cm">
          <text:p/>
        </draw:line>
        <draw:line draw:style-name="gr1" draw:text-style-name="P1" draw:layer="layout" svg:x1="14.742cm" svg:y1="30.715cm" svg:x2="15.25cm" svg:y2="30.715cm">
          <text:p/>
        </draw:line>
        <draw:line draw:style-name="gr1" draw:text-style-name="P1" draw:layer="layout" svg:x1="14.742cm" svg:y1="31.223cm" svg:x2="15.25cm" svg:y2="31.223cm">
          <text:p/>
        </draw:line>
        <draw:line draw:style-name="gr1" draw:text-style-name="P1" draw:layer="layout" svg:x1="18.298cm" svg:y1="30.715cm" svg:x2="17.79cm" svg:y2="30.715cm">
          <text:p/>
        </draw:line>
        <draw:line draw:style-name="gr1" draw:text-style-name="P1" draw:layer="layout" svg:x1="18.298cm" svg:y1="30.207cm" svg:x2="17.79cm" svg:y2="30.207cm">
          <text:p/>
        </draw:line>
        <draw:line draw:style-name="gr1" draw:text-style-name="P1" draw:layer="layout" svg:x1="18.298cm" svg:y1="29.699cm" svg:x2="17.79cm" svg:y2="29.699cm">
          <text:p/>
        </draw:line>
        <draw:line draw:style-name="gr1" draw:text-style-name="P1" draw:layer="layout" svg:x1="18.298cm" svg:y1="31.223cm" svg:x2="17.79cm" svg:y2="31.223cm">
          <text:p/>
        </draw:line>
        <draw:line draw:style-name="gr1" draw:text-style-name="P1" draw:layer="layout" svg:x1="15.758cm" svg:y1="32.493cm" svg:x2="15.758cm" svg:y2="31.985cm">
          <text:p/>
        </draw:line>
        <draw:line draw:style-name="gr1" draw:text-style-name="P1" draw:layer="layout" svg:x1="16.266cm" svg:y1="32.493cm" svg:x2="16.266cm" svg:y2="31.985cm">
          <text:p/>
        </draw:line>
        <draw:line draw:style-name="gr1" draw:text-style-name="P1" draw:layer="layout" svg:x1="16.774cm" svg:y1="32.493cm" svg:x2="16.774cm" svg:y2="31.985cm">
          <text:p/>
        </draw:line>
        <draw:line draw:style-name="gr1" draw:text-style-name="P1" draw:layer="layout" svg:x1="17.282cm" svg:y1="32.493cm" svg:x2="17.282cm" svg:y2="31.985cm">
          <text:p/>
        </draw:line>
        <draw:line draw:style-name="gr1" draw:text-style-name="P1" draw:layer="layout" svg:x1="15.758cm" svg:y1="28.683cm" svg:x2="15.758cm" svg:y2="29.191cm">
          <text:p/>
        </draw:line>
        <draw:line draw:style-name="gr1" draw:text-style-name="P1" draw:layer="layout" svg:x1="16.266cm" svg:y1="28.683cm" svg:x2="16.266cm" svg:y2="29.191cm">
          <text:p/>
        </draw:line>
        <draw:line draw:style-name="gr1" draw:text-style-name="P1" draw:layer="layout" svg:x1="16.774cm" svg:y1="28.683cm" svg:x2="16.774cm" svg:y2="29.191cm">
          <text:p/>
        </draw:line>
        <draw:line draw:style-name="gr1" draw:text-style-name="P1" draw:layer="layout" svg:x1="17.282cm" svg:y1="28.683cm" svg:x2="17.282cm" svg:y2="29.191cm">
          <text:p/>
        </draw:line>
        <draw:frame draw:style-name="gr8" draw:text-style-name="P7" draw:layer="layout" svg:width="0.455cm" svg:height="0.264cm" svg:x="14.285cm" svg:y="46.489cm">
          <draw:text-box>
            <text:p text:style-name="P2"><text:span text:style-name="T8">10K</text:span></text:p>
          </draw:text-box>
        </draw:frame>
        <draw:frame draw:style-name="gr9" draw:text-style-name="P8" draw:layer="layout" svg:width="0.231cm" svg:height="0.255cm" svg:x="14.834cm" svg:y="29.444cm">
          <draw:text-box>
            <text:p text:style-name="P2"><text:span text:style-name="T6">13</text:span></text:p>
          </draw:text-box>
        </draw:frame>
        <draw:frame draw:style-name="gr9" draw:text-style-name="P8" draw:layer="layout" svg:width="0.434cm" svg:height="0.255cm" svg:x="15.326cm" svg:y="29.586cm">
          <draw:text-box>
            <text:p text:style-name="P2"><text:span text:style-name="T6">NC4</text:span></text:p>
          </draw:text-box>
        </draw:frame>
        <draw:frame draw:style-name="gr9" draw:text-style-name="P8" draw:layer="layout" svg:width="0.231cm" svg:height="0.255cm" svg:x="14.834cm" svg:y="29.952cm">
          <draw:text-box>
            <text:p text:style-name="P2"><text:span text:style-name="T6">14</text:span></text:p>
          </draw:text-box>
        </draw:frame>
        <draw:frame draw:style-name="gr9" draw:text-style-name="P8" draw:layer="layout" svg:width="0.751cm" svg:height="0.255cm" svg:x="15.326cm" svg:y="30.094cm">
          <draw:text-box>
            <text:p text:style-name="P2"><text:span text:style-name="T6">LRCLK</text:span></text:p>
          </draw:text-box>
        </draw:frame>
        <draw:frame draw:style-name="gr9" draw:text-style-name="P8" draw:layer="layout" svg:width="0.231cm" svg:height="0.255cm" svg:x="14.834cm" svg:y="30.46cm">
          <draw:text-box>
            <text:p text:style-name="P2"><text:span text:style-name="T6">15</text:span></text:p>
          </draw:text-box>
        </draw:frame>
        <draw:frame draw:style-name="gr9" draw:text-style-name="P8" draw:layer="layout" svg:width="0.497cm" svg:height="0.255cm" svg:x="15.326cm" svg:y="30.602cm">
          <draw:text-box>
            <text:p text:style-name="P2"><text:span text:style-name="T6">GND</text:span></text:p>
          </draw:text-box>
        </draw:frame>
        <draw:frame draw:style-name="gr9" draw:text-style-name="P8" draw:layer="layout" svg:width="0.231cm" svg:height="0.255cm" svg:x="14.834cm" svg:y="30.968cm">
          <draw:text-box>
            <text:p text:style-name="P2"><text:span text:style-name="T6">16</text:span></text:p>
          </draw:text-box>
        </draw:frame>
        <draw:frame draw:style-name="gr9" draw:text-style-name="P8" draw:layer="layout" svg:width="0.612cm" svg:height="0.255cm" svg:x="15.326cm" svg:y="31.11cm">
          <draw:text-box>
            <text:p text:style-name="P2"><text:span text:style-name="T6">BCLK</text:span></text:p>
          </draw:text-box>
        </draw:frame>
        <draw:frame draw:style-name="gr9" draw:text-style-name="P8" draw:layer="layout" svg:width="0.229cm" svg:height="0.255cm" svg:x="17.943cm" svg:y="30.46cm">
          <draw:text-box>
            <text:p text:style-name="P2"><text:span text:style-name="T6">6</text:span></text:p>
          </draw:text-box>
        </draw:frame>
        <draw:frame draw:style-name="gr9" draw:text-style-name="P8" draw:layer="layout" svg:width="0.434cm" svg:height="0.255cm" svg:x="17.226cm" svg:y="30.602cm">
          <draw:text-box>
            <text:p text:style-name="P2"><text:span text:style-name="T6">NC1</text:span></text:p>
          </draw:text-box>
        </draw:frame>
        <draw:frame draw:style-name="gr9" draw:text-style-name="P8" draw:layer="layout" svg:width="0.229cm" svg:height="0.255cm" svg:x="17.943cm" svg:y="29.952cm">
          <draw:text-box>
            <text:p text:style-name="P2"><text:span text:style-name="T6">7</text:span></text:p>
          </draw:text-box>
        </draw:frame>
        <draw:frame draw:style-name="gr9" draw:text-style-name="P8" draw:layer="layout" svg:width="0.612cm" svg:height="0.255cm" svg:x="17.042cm" svg:y="30.094cm">
          <draw:text-box>
            <text:p text:style-name="P2"><text:span text:style-name="T6">VDD1</text:span></text:p>
          </draw:text-box>
        </draw:frame>
        <draw:frame draw:style-name="gr9" draw:text-style-name="P8" draw:layer="layout" svg:width="0.229cm" svg:height="0.255cm" svg:x="17.943cm" svg:y="29.444cm">
          <draw:text-box>
            <text:p text:style-name="P2"><text:span text:style-name="T6">8</text:span></text:p>
          </draw:text-box>
        </draw:frame>
        <draw:frame draw:style-name="gr9" draw:text-style-name="P8" draw:layer="layout" svg:width="0.497cm" svg:height="0.255cm" svg:x="17.174cm" svg:y="29.586cm">
          <draw:text-box>
            <text:p text:style-name="P2"><text:span text:style-name="T6">VDD</text:span></text:p>
          </draw:text-box>
        </draw:frame>
        <draw:frame draw:style-name="gr9" draw:text-style-name="P8" draw:layer="layout" svg:width="0.229cm" svg:height="0.255cm" svg:x="17.943cm" svg:y="30.968cm">
          <draw:text-box>
            <text:p text:style-name="P2"><text:span text:style-name="T6">5</text:span></text:p>
          </draw:text-box>
        </draw:frame>
        <draw:frame draw:style-name="gr9" draw:text-style-name="P8" draw:layer="layout" svg:width="0.32cm" svg:height="0.255cm" svg:x="17.358cm" svg:y="31.11cm">
          <draw:text-box>
            <text:p text:style-name="P2"><text:span text:style-name="T6">NC</text:span></text:p>
          </draw:text-box>
        </draw:frame>
        <draw:frame draw:style-name="gr9" draw:text-style-name="P8" draw:layer="layout" svg:width="0.229cm" svg:height="0.255cm" draw:transform="rotate (1.5707963267949) translate (15.502cm 32.27cm)">
          <draw:text-box>
            <text:p text:style-name="P2"><text:span text:style-name="T6">1</text:span></text:p>
          </draw:text-box>
        </draw:frame>
        <draw:frame draw:style-name="gr9" draw:text-style-name="P8" draw:layer="layout" svg:width="0.408cm" svg:height="0.255cm" draw:transform="rotate (1.5707963267949) translate (15.645cm 31.909cm)">
          <draw:text-box>
            <text:p text:style-name="P2"><text:span text:style-name="T6">DIN</text:span></text:p>
          </draw:text-box>
        </draw:frame>
        <draw:frame draw:style-name="gr9" draw:text-style-name="P8" draw:layer="layout" svg:width="0.229cm" svg:height="0.255cm" draw:transform="rotate (1.5707963267949) translate (16.01cm 32.27cm)">
          <draw:text-box>
            <text:p text:style-name="P2"><text:span text:style-name="T6">2</text:span></text:p>
          </draw:text-box>
        </draw:frame>
        <draw:frame draw:style-name="gr9" draw:text-style-name="P8" draw:layer="layout" svg:width="1.259cm" svg:height="0.255cm" draw:transform="rotate (1.5707963267949) translate (16.153cm 31.909cm)">
          <draw:text-box>
            <text:p text:style-name="P2"><text:span text:style-name="T6">GAIN_SLOT</text:span></text:p>
          </draw:text-box>
        </draw:frame>
        <draw:frame draw:style-name="gr9" draw:text-style-name="P8" draw:layer="layout" svg:width="0.229cm" svg:height="0.255cm" draw:transform="rotate (1.5707963267949) translate (16.518cm 32.27cm)">
          <draw:text-box>
            <text:p text:style-name="P2"><text:span text:style-name="T6">3</text:span></text:p>
          </draw:text-box>
        </draw:frame>
        <draw:frame draw:style-name="gr9" draw:text-style-name="P8" draw:layer="layout" svg:width="0.612cm" svg:height="0.255cm" draw:transform="rotate (1.5707963267949) translate (16.661cm 31.909cm)">
          <draw:text-box>
            <text:p text:style-name="P2"><text:span text:style-name="T6">GND4</text:span></text:p>
          </draw:text-box>
        </draw:frame>
        <draw:frame draw:style-name="gr9" draw:text-style-name="P8" draw:layer="layout" svg:width="0.229cm" svg:height="0.255cm" draw:transform="rotate (1.5707963267949) translate (17.026cm 32.27cm)">
          <draw:text-box>
            <text:p text:style-name="P2"><text:span text:style-name="T6">4</text:span></text:p>
          </draw:text-box>
        </draw:frame>
        <draw:frame draw:style-name="gr9" draw:text-style-name="P8" draw:layer="layout" svg:width="1.082cm" svg:height="0.255cm" draw:transform="rotate (1.5707963267949) translate (17.169cm 31.909cm)">
          <draw:text-box>
            <text:p text:style-name="P2"><text:span text:style-name="T6">SD_MODE</text:span></text:p>
          </draw:text-box>
        </draw:frame>
        <draw:frame draw:style-name="gr9" draw:text-style-name="P8" draw:layer="layout" svg:width="0.231cm" svg:height="0.255cm" draw:transform="rotate (1.5707963267949) translate (15.502cm 29.039cm)">
          <draw:text-box>
            <text:p text:style-name="P2"><text:span text:style-name="T6">12</text:span></text:p>
          </draw:text-box>
        </draw:frame>
        <draw:frame draw:style-name="gr9" draw:text-style-name="P8" draw:layer="layout" svg:width="0.434cm" svg:height="0.255cm" draw:transform="rotate (1.5707963267949) translate (15.645cm 29.755cm)">
          <draw:text-box>
            <text:p text:style-name="P2"><text:span text:style-name="T6">NC3</text:span></text:p>
          </draw:text-box>
        </draw:frame>
        <draw:frame draw:style-name="gr9" draw:text-style-name="P8" draw:layer="layout" svg:width="0.231cm" svg:height="0.255cm" draw:transform="rotate (1.5707963267949) translate (16.01cm 29.039cm)">
          <draw:text-box>
            <text:p text:style-name="P2"><text:span text:style-name="T6">11</text:span></text:p>
          </draw:text-box>
        </draw:frame>
        <draw:frame draw:style-name="gr9" draw:text-style-name="P8" draw:layer="layout" svg:width="0.612cm" svg:height="0.255cm" draw:transform="rotate (1.5707963267949) translate (16.153cm 29.953cm)">
          <draw:text-box>
            <text:p text:style-name="P2"><text:span text:style-name="T6">GND1</text:span></text:p>
          </draw:text-box>
        </draw:frame>
        <draw:frame draw:style-name="gr9" draw:text-style-name="P8" draw:layer="layout" svg:width="0.231cm" svg:height="0.255cm" draw:transform="rotate (1.5707963267949) translate (16.518cm 29.039cm)">
          <draw:text-box>
            <text:p text:style-name="P2"><text:span text:style-name="T6">10</text:span></text:p>
          </draw:text-box>
        </draw:frame>
        <draw:frame draw:style-name="gr9" draw:text-style-name="P8" draw:layer="layout" svg:width="0.637cm" svg:height="0.255cm" draw:transform="rotate (1.5707963267949) translate (16.661cm 29.966cm)">
          <draw:text-box>
            <text:p text:style-name="P2"><text:span text:style-name="T6">OUTN</text:span></text:p>
          </draw:text-box>
        </draw:frame>
        <draw:frame draw:style-name="gr9" draw:text-style-name="P8" draw:layer="layout" svg:width="0.229cm" svg:height="0.255cm" draw:transform="rotate (1.5707963267949) translate (17.026cm 29.039cm)">
          <draw:text-box>
            <text:p text:style-name="P2"><text:span text:style-name="T6">9</text:span></text:p>
          </draw:text-box>
        </draw:frame>
        <draw:frame draw:style-name="gr9" draw:text-style-name="P8" draw:layer="layout" svg:width="0.599cm" svg:height="0.255cm" draw:transform="rotate (1.5707963267949) translate (17.067cm 29.977cm)">
          <draw:text-box>
            <text:p text:style-name="P2"><text:span text:style-name="T6">OUTP</text:span></text:p>
          </draw:text-box>
        </draw:frame>
        <draw:frame draw:style-name="gr9" draw:text-style-name="P8" draw:layer="layout" svg:width="0.281cm" svg:height="0.255cm" svg:x="14.997cm" svg:y="28.85cm">
          <draw:text-box>
            <text:p text:style-name="P2"><text:span text:style-name="T6">U5</text:span></text:p>
          </draw:text-box>
        </draw:frame>
        <draw:line draw:style-name="gr1" draw:text-style-name="P1" draw:layer="layout" svg:x1="20.025cm" svg:y1="30.629cm" svg:x2="20.431cm" svg:y2="30.629cm">
          <text:p/>
        </draw:line>
        <draw:line draw:style-name="gr1" draw:text-style-name="P1" draw:layer="layout" svg:x1="20.431cm" svg:y1="30.476cm" svg:x2="20.025cm" svg:y2="30.476cm">
          <text:p/>
        </draw:line>
        <draw:line draw:style-name="gr1" draw:text-style-name="P1" draw:layer="layout" svg:x1="20.228cm" svg:y1="30.426cm" svg:x2="20.228cm" svg:y2="30.476cm">
          <text:p/>
        </draw:line>
        <draw:line draw:style-name="gr1" draw:text-style-name="P1" draw:layer="layout" svg:x1="20.228cm" svg:y1="30.629cm" svg:x2="20.228cm" svg:y2="30.68cm">
          <text:p/>
        </draw:line>
        <draw:line draw:style-name="gr7" draw:text-style-name="P1" draw:layer="layout" svg:x1="20.228cm" svg:y1="30.172cm" svg:x2="20.228cm" svg:y2="30.426cm">
          <text:p/>
        </draw:line>
        <draw:line draw:style-name="gr7" draw:text-style-name="P1" draw:layer="layout" svg:x1="20.228cm" svg:y1="30.934cm" svg:x2="20.228cm" svg:y2="30.68cm">
          <text:p/>
        </draw:line>
        <draw:frame draw:style-name="gr9" draw:text-style-name="P8" draw:layer="layout" svg:width="1.107cm" svg:height="0.255cm" svg:x="14.294cm" svg:y="32.08cm">
          <draw:text-box>
            <text:p text:style-name="P2"><text:span text:style-name="T6">MAX98357</text:span></text:p>
          </draw:text-box>
        </draw:frame>
        <draw:frame draw:style-name="gr8" draw:text-style-name="P7" draw:layer="layout" svg:width="0.438cm" svg:height="0.264cm" svg:x="20.415cm" svg:y="30.201cm">
          <draw:text-box>
            <text:p text:style-name="P2"><text:span text:style-name="T8">C13</text:span></text:p>
          </draw:text-box>
        </draw:frame>
        <draw:path draw:style-name="gr1" draw:text-style-name="P1" draw:layer="layout" svg:width="0.407cm" svg:height="0.152cm" svg:x="12.938cm" svg:y="30.131cm" svg:viewBox="0 0 408 153" svg:d="M408 0v153M408 153h-408M0 153v-153M0 0h408">
          <text:p/>
        </draw:path>
        <draw:line draw:style-name="gr7" draw:text-style-name="P1" draw:layer="layout" svg:x1="13.522cm" svg:y1="30.207cm" svg:x2="13.345cm" svg:y2="30.207cm">
          <text:p/>
        </draw:line>
        <draw:line draw:style-name="gr7" draw:text-style-name="P1" draw:layer="layout" svg:x1="12.76cm" svg:y1="30.207cm" svg:x2="12.938cm" svg:y2="30.207cm">
          <text:p/>
        </draw:line>
        <draw:frame draw:style-name="gr8" draw:text-style-name="P7" draw:layer="layout" svg:width="0.396cm" svg:height="0.289cm" svg:x="20.325cm" svg:y="30.679cm">
          <draw:text-box>
            <text:p text:style-name="P2"><text:span text:style-name="T5">104</text:span></text:p>
          </draw:text-box>
        </draw:frame>
        <draw:frame draw:style-name="gr10" draw:text-style-name="P9" draw:layer="layout" svg:width="0.294cm" svg:height="0.28cm" svg:x="12.953cm" svg:y="29.801cm">
          <draw:text-box>
            <text:p text:style-name="P2"><text:span text:style-name="T7">R7</text:span></text:p>
          </draw:text-box>
        </draw:frame>
        <draw:path draw:style-name="gr1" draw:text-style-name="P1" draw:layer="layout" svg:width="0.406cm" svg:height="0.152cm" svg:x="12.959cm" svg:y="31.147cm" svg:viewBox="0 0 407 153" svg:d="M407 0v153M407 153h-407M0 153v-153M0 0h407">
          <text:p/>
        </draw:path>
        <draw:line draw:style-name="gr7" draw:text-style-name="P1" draw:layer="layout" svg:x1="13.543cm" svg:y1="31.223cm" svg:x2="13.365cm" svg:y2="31.223cm">
          <text:p/>
        </draw:line>
        <draw:line draw:style-name="gr7" draw:text-style-name="P1" draw:layer="layout" svg:x1="12.781cm" svg:y1="31.223cm" svg:x2="12.959cm" svg:y2="31.223cm">
          <text:p/>
        </draw:line>
        <draw:frame draw:style-name="gr8" draw:text-style-name="P7" draw:layer="layout" svg:width="0.324cm" svg:height="0.264cm" svg:x="12.993cm" svg:y="30.373cm">
          <draw:text-box>
            <text:p text:style-name="P2"><text:span text:style-name="T8">1K</text:span></text:p>
          </draw:text-box>
        </draw:frame>
        <draw:frame draw:style-name="gr10" draw:text-style-name="P9" draw:layer="layout" svg:width="0.294cm" svg:height="0.28cm" svg:x="12.953cm" svg:y="30.812cm">
          <draw:text-box>
            <text:p text:style-name="P2"><text:span text:style-name="T7">R8</text:span></text:p>
          </draw:text-box>
        </draw:frame>
        <draw:path draw:style-name="gr1" draw:text-style-name="P1" draw:layer="layout" svg:width="0.406cm" svg:height="0.152cm" svg:x="12.989cm" svg:y="32.651cm" svg:viewBox="0 0 407 153" svg:d="M407 0v153M407 153h-407M0 153v-153M0 0h407">
          <text:p/>
        </draw:path>
        <draw:line draw:style-name="gr7" draw:text-style-name="P1" draw:layer="layout" svg:x1="13.573cm" svg:y1="32.727cm" svg:x2="13.395cm" svg:y2="32.727cm">
          <text:p/>
        </draw:line>
        <draw:line draw:style-name="gr7" draw:text-style-name="P1" draw:layer="layout" svg:x1="12.811cm" svg:y1="32.727cm" svg:x2="12.989cm" svg:y2="32.727cm">
          <text:p/>
        </draw:line>
        <draw:frame draw:style-name="gr8" draw:text-style-name="P7" draw:layer="layout" svg:width="0.324cm" svg:height="0.264cm" svg:x="13.013cm" svg:y="31.389cm">
          <draw:text-box>
            <text:p text:style-name="P2"><text:span text:style-name="T8">1K</text:span></text:p>
          </draw:text-box>
        </draw:frame>
        <draw:frame draw:style-name="gr10" draw:text-style-name="P9" draw:layer="layout" svg:width="0.421cm" svg:height="0.28cm" svg:x="12.911cm" svg:y="32.366cm">
          <draw:text-box>
            <text:p text:style-name="P2"><text:span text:style-name="T7">R23</text:span></text:p>
          </draw:text-box>
        </draw:frame>
        <draw:path draw:style-name="gr1" draw:text-style-name="P1" draw:layer="layout" svg:width="0.406cm" svg:height="0.152cm" svg:x="12.989cm" svg:y="33.758cm" svg:viewBox="0 0 407 153" svg:d="M407 0v153M407 153h-407M0 153v-153M0 0h407">
          <text:p/>
        </draw:path>
        <draw:line draw:style-name="gr7" draw:text-style-name="P1" draw:layer="layout" svg:x1="13.573cm" svg:y1="33.834cm" svg:x2="13.395cm" svg:y2="33.834cm">
          <text:p/>
        </draw:line>
        <draw:line draw:style-name="gr7" draw:text-style-name="P1" draw:layer="layout" svg:x1="12.811cm" svg:y1="33.834cm" svg:x2="12.989cm" svg:y2="33.834cm">
          <text:p/>
        </draw:line>
        <draw:frame draw:style-name="gr8" draw:text-style-name="P7" draw:layer="layout" svg:width="0.324cm" svg:height="0.264cm" svg:x="13.044cm" svg:y="32.893cm">
          <draw:text-box>
            <text:p text:style-name="P2"><text:span text:style-name="T8">1K</text:span></text:p>
          </draw:text-box>
        </draw:frame>
        <draw:frame draw:style-name="gr10" draw:text-style-name="P9" draw:layer="layout" svg:width="0.421cm" svg:height="0.28cm" svg:x="12.839cm" svg:y="33.423cm">
          <draw:text-box>
            <text:p text:style-name="P2"><text:span text:style-name="T7">R24</text:span></text:p>
          </draw:text-box>
        </draw:frame>
        <draw:line draw:style-name="gr1" draw:text-style-name="P1" draw:layer="layout" svg:x1="19.395cm" svg:y1="30.487cm" svg:x2="19.801cm" svg:y2="30.487cm">
          <text:p/>
        </draw:line>
        <draw:line draw:style-name="gr1" draw:text-style-name="P1" draw:layer="layout" svg:x1="19.801cm" svg:y1="30.588cm" svg:x2="19.395cm" svg:y2="30.588cm">
          <text:p/>
        </draw:line>
        <draw:line draw:style-name="gr1" draw:text-style-name="P1" draw:layer="layout" svg:x1="19.598cm" svg:y1="30.664cm" svg:x2="19.598cm" svg:y2="30.588cm">
          <text:p/>
        </draw:line>
        <draw:line draw:style-name="gr1" draw:text-style-name="P1" draw:layer="layout" svg:x1="19.598cm" svg:y1="30.41cm" svg:x2="19.598cm" svg:y2="30.487cm">
          <text:p/>
        </draw:line>
        <draw:line draw:style-name="gr7" draw:text-style-name="P1" draw:layer="layout" svg:x1="19.598cm" svg:y1="30.918cm" svg:x2="19.598cm" svg:y2="30.664cm">
          <text:p/>
        </draw:line>
        <draw:line draw:style-name="gr7" draw:text-style-name="P1" draw:layer="layout" svg:x1="19.598cm" svg:y1="30.156cm" svg:x2="19.598cm" svg:y2="30.41cm">
          <text:p/>
        </draw:line>
        <draw:frame draw:style-name="gr8" draw:text-style-name="P7" draw:layer="layout" svg:width="0.324cm" svg:height="0.264cm" svg:x="13.044cm" svg:y="34cm">
          <draw:text-box>
            <text:p text:style-name="P2"><text:span text:style-name="T8">1K</text:span></text:p>
          </draw:text-box>
        </draw:frame>
        <draw:frame draw:style-name="gr8" draw:text-style-name="P7" draw:layer="layout" svg:width="0.459cm" svg:height="0.382cm" svg:x="18.826cm" svg:y="30.207cm">
          <draw:text-box>
            <text:p text:style-name="P2"><text:span text:style-name="T9">C14</text:span></text:p>
          </draw:text-box>
        </draw:frame>
        <draw:path draw:style-name="gr7" draw:text-style-name="P1" draw:layer="layout" svg:width="5.588cm" svg:height="5.588cm" svg:x="64.764cm" svg:y="13.347cm" svg:viewBox="0 0 5589 5589" svg:d="M5589 5589h-5589M0 5589v-5589M0 0h5589M5589 0v5589">
          <text:p/>
        </draw:path>
        <draw:line draw:style-name="gr7" draw:text-style-name="P1" draw:layer="layout" svg:x1="65.78cm" svg:y1="19.443cm" svg:x2="65.78cm" svg:y2="18.935cm">
          <text:p/>
        </draw:line>
        <draw:line draw:style-name="gr7" draw:text-style-name="P1" draw:layer="layout" svg:x1="66.288cm" svg:y1="19.443cm" svg:x2="66.288cm" svg:y2="18.935cm">
          <text:p/>
        </draw:line>
        <draw:line draw:style-name="gr7" draw:text-style-name="P1" draw:layer="layout" svg:x1="66.796cm" svg:y1="19.443cm" svg:x2="66.796cm" svg:y2="18.935cm">
          <text:p/>
        </draw:line>
        <draw:line draw:style-name="gr7" draw:text-style-name="P1" draw:layer="layout" svg:x1="67.304cm" svg:y1="19.443cm" svg:x2="67.304cm" svg:y2="18.935cm">
          <text:p/>
        </draw:line>
        <draw:line draw:style-name="gr7" draw:text-style-name="P1" draw:layer="layout" svg:x1="67.812cm" svg:y1="19.443cm" svg:x2="67.812cm" svg:y2="18.935cm">
          <text:p/>
        </draw:line>
        <draw:line draw:style-name="gr7" draw:text-style-name="P1" draw:layer="layout" svg:x1="68.32cm" svg:y1="19.443cm" svg:x2="68.32cm" svg:y2="18.935cm">
          <text:p/>
        </draw:line>
        <draw:line draw:style-name="gr7" draw:text-style-name="P1" draw:layer="layout" svg:x1="68.828cm" svg:y1="19.443cm" svg:x2="68.828cm" svg:y2="18.935cm">
          <text:p/>
        </draw:line>
        <draw:line draw:style-name="gr7" draw:text-style-name="P1" draw:layer="layout" svg:x1="69.336cm" svg:y1="19.443cm" svg:x2="69.336cm" svg:y2="18.935cm">
          <text:p/>
        </draw:line>
        <draw:line draw:style-name="gr7" draw:text-style-name="P1" draw:layer="layout" svg:x1="70.86cm" svg:y1="17.919cm" svg:x2="70.352cm" svg:y2="17.919cm">
          <text:p/>
        </draw:line>
        <draw:line draw:style-name="gr7" draw:text-style-name="P1" draw:layer="layout" svg:x1="70.86cm" svg:y1="17.411cm" svg:x2="70.352cm" svg:y2="17.411cm">
          <text:p/>
        </draw:line>
        <draw:line draw:style-name="gr7" draw:text-style-name="P1" draw:layer="layout" svg:x1="70.86cm" svg:y1="16.903cm" svg:x2="70.352cm" svg:y2="16.903cm">
          <text:p/>
        </draw:line>
        <draw:line draw:style-name="gr7" draw:text-style-name="P1" draw:layer="layout" svg:x1="70.86cm" svg:y1="16.395cm" svg:x2="70.352cm" svg:y2="16.395cm">
          <text:p/>
        </draw:line>
        <draw:line draw:style-name="gr7" draw:text-style-name="P1" draw:layer="layout" svg:x1="70.86cm" svg:y1="15.887cm" svg:x2="70.352cm" svg:y2="15.887cm">
          <text:p/>
        </draw:line>
        <draw:line draw:style-name="gr7" draw:text-style-name="P1" draw:layer="layout" svg:x1="70.86cm" svg:y1="15.379cm" svg:x2="70.352cm" svg:y2="15.379cm">
          <text:p/>
        </draw:line>
        <draw:line draw:style-name="gr7" draw:text-style-name="P1" draw:layer="layout" svg:x1="70.86cm" svg:y1="14.871cm" svg:x2="70.352cm" svg:y2="14.871cm">
          <text:p/>
        </draw:line>
        <draw:line draw:style-name="gr7" draw:text-style-name="P1" draw:layer="layout" svg:x1="70.86cm" svg:y1="14.363cm" svg:x2="70.352cm" svg:y2="14.363cm">
          <text:p/>
        </draw:line>
        <draw:line draw:style-name="gr7" draw:text-style-name="P1" draw:layer="layout" svg:x1="69.336cm" svg:y1="12.839cm" svg:x2="69.336cm" svg:y2="13.347cm">
          <text:p/>
        </draw:line>
        <draw:line draw:style-name="gr7" draw:text-style-name="P1" draw:layer="layout" svg:x1="68.828cm" svg:y1="12.839cm" svg:x2="68.828cm" svg:y2="13.347cm">
          <text:p/>
        </draw:line>
        <draw:line draw:style-name="gr7" draw:text-style-name="P1" draw:layer="layout" svg:x1="68.32cm" svg:y1="12.839cm" svg:x2="68.32cm" svg:y2="13.347cm">
          <text:p/>
        </draw:line>
        <draw:line draw:style-name="gr7" draw:text-style-name="P1" draw:layer="layout" svg:x1="67.812cm" svg:y1="12.839cm" svg:x2="67.812cm" svg:y2="13.347cm">
          <text:p/>
        </draw:line>
        <draw:line draw:style-name="gr7" draw:text-style-name="P1" draw:layer="layout" svg:x1="67.304cm" svg:y1="12.839cm" svg:x2="67.304cm" svg:y2="13.347cm">
          <text:p/>
        </draw:line>
        <draw:line draw:style-name="gr7" draw:text-style-name="P1" draw:layer="layout" svg:x1="66.796cm" svg:y1="12.839cm" svg:x2="66.796cm" svg:y2="13.347cm">
          <text:p/>
        </draw:line>
        <draw:line draw:style-name="gr7" draw:text-style-name="P1" draw:layer="layout" svg:x1="66.288cm" svg:y1="12.839cm" svg:x2="66.288cm" svg:y2="13.347cm">
          <text:p/>
        </draw:line>
        <draw:line draw:style-name="gr7" draw:text-style-name="P1" draw:layer="layout" svg:x1="65.78cm" svg:y1="12.839cm" svg:x2="65.78cm" svg:y2="13.347cm">
          <text:p/>
        </draw:line>
        <draw:line draw:style-name="gr7" draw:text-style-name="P1" draw:layer="layout" svg:x1="64.256cm" svg:y1="14.363cm" svg:x2="64.764cm" svg:y2="14.363cm">
          <text:p/>
        </draw:line>
        <draw:line draw:style-name="gr7" draw:text-style-name="P1" draw:layer="layout" svg:x1="64.256cm" svg:y1="14.871cm" svg:x2="64.764cm" svg:y2="14.871cm">
          <text:p/>
        </draw:line>
        <draw:line draw:style-name="gr7" draw:text-style-name="P1" draw:layer="layout" svg:x1="64.256cm" svg:y1="15.379cm" svg:x2="64.764cm" svg:y2="15.379cm">
          <text:p/>
        </draw:line>
        <draw:line draw:style-name="gr7" draw:text-style-name="P1" draw:layer="layout" svg:x1="64.256cm" svg:y1="15.887cm" svg:x2="64.764cm" svg:y2="15.887cm">
          <text:p/>
        </draw:line>
        <draw:line draw:style-name="gr7" draw:text-style-name="P1" draw:layer="layout" svg:x1="64.256cm" svg:y1="16.395cm" svg:x2="64.764cm" svg:y2="16.395cm">
          <text:p/>
        </draw:line>
        <draw:line draw:style-name="gr7" draw:text-style-name="P1" draw:layer="layout" svg:x1="64.256cm" svg:y1="16.903cm" svg:x2="64.764cm" svg:y2="16.903cm">
          <text:p/>
        </draw:line>
        <draw:line draw:style-name="gr7" draw:text-style-name="P1" draw:layer="layout" svg:x1="64.256cm" svg:y1="17.411cm" svg:x2="64.764cm" svg:y2="17.411cm">
          <text:p/>
        </draw:line>
        <draw:line draw:style-name="gr7" draw:text-style-name="P1" draw:layer="layout" svg:x1="64.256cm" svg:y1="17.919cm" svg:x2="64.764cm" svg:y2="17.919cm">
          <text:p/>
        </draw:line>
        <draw:line draw:style-name="gr7" draw:text-style-name="P1" draw:layer="layout" svg:x1="64.256cm" svg:y1="18.427cm" svg:x2="64.764cm" svg:y2="18.427cm">
          <text:p/>
        </draw:line>
        <draw:frame draw:style-name="gr8" draw:text-style-name="P7" draw:layer="layout" svg:width="0.921cm" svg:height="0.289cm" svg:x="18.492cm" svg:y="30.66cm">
          <draw:text-box>
            <text:p text:style-name="P2"><text:span text:style-name="T5">106/25V</text:span></text:p>
          </draw:text-box>
        </draw:frame>
        <draw:frame draw:style-name="gr11" draw:text-style-name="P10" draw:layer="layout" svg:width="0.236cm" svg:height="0.264cm" draw:transform="rotate (1.5707963267949) translate (65.57cm 19.452cm)">
          <draw:text-box>
            <text:p text:style-name="P2"><text:span text:style-name="T10">1</text:span></text:p>
          </draw:text-box>
        </draw:frame>
        <draw:frame draw:style-name="gr11" draw:text-style-name="P10" draw:layer="layout" svg:width="0.51cm" svg:height="0.264cm" draw:transform="rotate (1.5707963267949) translate (65.664cm 18.732cm)">
          <draw:text-box>
            <text:p text:style-name="P2"><text:span text:style-name="T10">GND</text:span></text:p>
          </draw:text-box>
        </draw:frame>
        <draw:frame draw:style-name="gr11" draw:text-style-name="P10" draw:layer="layout" svg:width="0.236cm" svg:height="0.264cm" draw:transform="rotate (1.5707963267949) translate (66.078cm 19.452cm)">
          <draw:text-box>
            <text:p text:style-name="P2"><text:span text:style-name="T10">2</text:span></text:p>
          </draw:text-box>
        </draw:frame>
        <draw:frame draw:style-name="gr11" draw:text-style-name="P10" draw:layer="layout" svg:width="0.59cm" svg:height="0.264cm" draw:transform="rotate (1.5707963267949) translate (66.172cm 18.732cm)">
          <draw:text-box>
            <text:p text:style-name="P2"><text:span text:style-name="T10">IGND</text:span></text:p>
          </draw:text-box>
        </draw:frame>
        <draw:frame draw:style-name="gr11" draw:text-style-name="P10" draw:layer="layout" svg:width="0.236cm" svg:height="0.264cm" draw:transform="rotate (1.5707963267949) translate (66.586cm 19.452cm)">
          <draw:text-box>
            <text:p text:style-name="P2"><text:span text:style-name="T10">3</text:span></text:p>
          </draw:text-box>
        </draw:frame>
        <draw:frame draw:style-name="gr11" draw:text-style-name="P10" draw:layer="layout" svg:width="0.802cm" svg:height="0.264cm" draw:transform="rotate (1.5707963267949) translate (66.68cm 18.732cm)">
          <draw:text-box>
            <text:p text:style-name="P2"><text:span text:style-name="T10">ISENSE</text:span></text:p>
          </draw:text-box>
        </draw:frame>
        <draw:frame draw:style-name="gr11" draw:text-style-name="P10" draw:layer="layout" svg:width="0.236cm" svg:height="0.264cm" draw:transform="rotate (1.5707963267949) translate (67.094cm 19.452cm)">
          <draw:text-box>
            <text:p text:style-name="P2"><text:span text:style-name="T10">4</text:span></text:p>
          </draw:text-box>
        </draw:frame>
        <draw:frame draw:style-name="gr11" draw:text-style-name="P10" draw:layer="layout" svg:width="0.485cm" svg:height="0.264cm" draw:transform="rotate (1.5707963267949) translate (67.188cm 18.732cm)">
          <draw:text-box>
            <text:p text:style-name="P2"><text:span text:style-name="T10">VCC</text:span></text:p>
          </draw:text-box>
        </draw:frame>
        <draw:frame draw:style-name="gr11" draw:text-style-name="P10" draw:layer="layout" svg:width="0.236cm" svg:height="0.264cm" draw:transform="rotate (1.5707963267949) translate (67.602cm 19.452cm)">
          <draw:text-box>
            <text:p text:style-name="P2"><text:span text:style-name="T10">5</text:span></text:p>
          </draw:text-box>
        </draw:frame>
        <draw:frame draw:style-name="gr11" draw:text-style-name="P10" draw:layer="layout" svg:width="0.641cm" svg:height="0.264cm" draw:transform="rotate (1.5707963267949) translate (67.696cm 18.732cm)">
          <draw:text-box>
            <text:p text:style-name="P2"><text:span text:style-name="T10">PGND</text:span></text:p>
          </draw:text-box>
        </draw:frame>
        <draw:frame draw:style-name="gr11" draw:text-style-name="P10" draw:layer="layout" svg:width="0.236cm" svg:height="0.264cm" draw:transform="rotate (1.5707963267949) translate (68.11cm 19.452cm)">
          <draw:text-box>
            <text:p text:style-name="P2"><text:span text:style-name="T10">6</text:span></text:p>
          </draw:text-box>
        </draw:frame>
        <draw:frame draw:style-name="gr11" draw:text-style-name="P10" draw:layer="layout" svg:width="0.709cm" svg:height="0.264cm" draw:transform="rotate (1.5707963267949) translate (68.204cm 18.732cm)">
          <draw:text-box>
            <text:p text:style-name="P2"><text:span text:style-name="T10">HOSCI</text:span></text:p>
          </draw:text-box>
        </draw:frame>
        <draw:frame draw:style-name="gr11" draw:text-style-name="P10" draw:layer="layout" svg:width="0.236cm" svg:height="0.264cm" draw:transform="rotate (1.5707963267949) translate (68.618cm 19.452cm)">
          <draw:text-box>
            <text:p text:style-name="P2"><text:span text:style-name="T10">7</text:span></text:p>
          </draw:text-box>
        </draw:frame>
        <draw:frame draw:style-name="gr11" draw:text-style-name="P10" draw:layer="layout" svg:width="0.798cm" svg:height="0.264cm" draw:transform="rotate (1.5707963267949) translate (68.712cm 18.732cm)">
          <draw:text-box>
            <text:p text:style-name="P2"><text:span text:style-name="T10">HOSCO</text:span></text:p>
          </draw:text-box>
        </draw:frame>
        <draw:frame draw:style-name="gr11" draw:text-style-name="P10" draw:layer="layout" svg:width="0.236cm" svg:height="0.264cm" draw:transform="rotate (1.5707963267949) translate (69.126cm 19.452cm)">
          <draw:text-box>
            <text:p text:style-name="P2"><text:span text:style-name="T10">8</text:span></text:p>
          </draw:text-box>
        </draw:frame>
        <draw:frame draw:style-name="gr11" draw:text-style-name="P10" draw:layer="layout" svg:width="0.434cm" svg:height="0.264cm" draw:transform="rotate (1.5707963267949) translate (69.22cm 18.732cm)">
          <draw:text-box>
            <text:p text:style-name="P2"><text:span text:style-name="T10">CC1</text:span></text:p>
          </draw:text-box>
        </draw:frame>
        <draw:frame draw:style-name="gr11" draw:text-style-name="P10" draw:layer="layout" svg:width="0.236cm" svg:height="0.264cm" svg:x="70.734cm" svg:y="17.896cm">
          <draw:text-box>
            <text:p text:style-name="P2"><text:span text:style-name="T10">9</text:span></text:p>
          </draw:text-box>
        </draw:frame>
        <draw:frame draw:style-name="gr11" draw:text-style-name="P10" draw:layer="layout" svg:width="0.434cm" svg:height="0.264cm" svg:x="69.661cm" svg:y="17.802cm">
          <draw:text-box>
            <text:p text:style-name="P2"><text:span text:style-name="T10">CC2</text:span></text:p>
          </draw:text-box>
        </draw:frame>
        <draw:frame draw:style-name="gr11" draw:text-style-name="P10" draw:layer="layout" svg:width="0.239cm" svg:height="0.264cm" svg:x="70.734cm" svg:y="17.388cm">
          <draw:text-box>
            <text:p text:style-name="P2"><text:span text:style-name="T10">10</text:span></text:p>
          </draw:text-box>
        </draw:frame>
        <draw:frame draw:style-name="gr12" draw:text-style-name="P11" draw:layer="layout" svg:width="1.097cm" svg:height="0.264cm" svg:x="69.253cm" svg:y="17.294cm">
          <draw:text-box>
            <text:p text:style-name="P2"><text:span text:style-name="T10">DEBUG</text:span></text:p>
          </draw:text-box>
        </draw:frame>
        <draw:frame draw:style-name="gr11" draw:text-style-name="P10" draw:layer="layout" svg:width="0.239cm" svg:height="0.264cm" svg:x="70.734cm" svg:y="16.88cm">
          <draw:text-box>
            <text:p text:style-name="P2"><text:span text:style-name="T10">11</text:span></text:p>
          </draw:text-box>
        </draw:frame>
        <draw:frame draw:style-name="gr11" draw:text-style-name="P10" draw:layer="layout" svg:width="0.472cm" svg:height="0.264cm" svg:x="69.62cm" svg:y="16.786cm">
          <draw:text-box>
            <text:p text:style-name="P2"><text:span text:style-name="T10">NTC</text:span></text:p>
          </draw:text-box>
        </draw:frame>
        <draw:frame draw:style-name="gr11" draw:text-style-name="P10" draw:layer="layout" svg:width="0.239cm" svg:height="0.264cm" svg:x="70.734cm" svg:y="16.372cm">
          <draw:text-box>
            <text:p text:style-name="P2"><text:span text:style-name="T10">12</text:span></text:p>
          </draw:text-box>
        </draw:frame>
        <draw:frame draw:style-name="gr11" draw:text-style-name="P10" draw:layer="layout" svg:width="1.128cm" svg:height="0.264cm" svg:x="68.887cm" svg:y="16.278cm">
          <draw:text-box>
            <text:p text:style-name="P2"><text:span text:style-name="T10">LOSS-THR</text:span></text:p>
          </draw:text-box>
        </draw:frame>
        <draw:frame draw:style-name="gr11" draw:text-style-name="P10" draw:layer="layout" svg:width="0.239cm" svg:height="0.264cm" svg:x="70.734cm" svg:y="15.864cm">
          <draw:text-box>
            <text:p text:style-name="P2"><text:span text:style-name="T10">13</text:span></text:p>
          </draw:text-box>
        </draw:frame>
        <draw:frame draw:style-name="gr11" draw:text-style-name="P10" draw:layer="layout" svg:width="0.578cm" svg:height="0.264cm" svg:x="69.511cm" svg:y="15.77cm">
          <draw:text-box>
            <text:p text:style-name="P2"><text:span text:style-name="T10">LED1</text:span></text:p>
          </draw:text-box>
        </draw:frame>
        <draw:frame draw:style-name="gr11" draw:text-style-name="P10" draw:layer="layout" svg:width="0.239cm" svg:height="0.264cm" svg:x="70.734cm" svg:y="15.356cm">
          <draw:text-box>
            <text:p text:style-name="P2"><text:span text:style-name="T10">14</text:span></text:p>
          </draw:text-box>
        </draw:frame>
        <draw:frame draw:style-name="gr11" draw:text-style-name="P10" draw:layer="layout" svg:width="0.37cm" svg:height="0.264cm" svg:x="69.742cm" svg:y="15.262cm">
          <draw:text-box>
            <text:p text:style-name="P2"><text:span text:style-name="T10">IO4</text:span></text:p>
          </draw:text-box>
        </draw:frame>
        <draw:frame draw:style-name="gr11" draw:text-style-name="P10" draw:layer="layout" svg:width="0.239cm" svg:height="0.264cm" svg:x="70.734cm" svg:y="14.848cm">
          <draw:text-box>
            <text:p text:style-name="P2"><text:span text:style-name="T10">15</text:span></text:p>
          </draw:text-box>
        </draw:frame>
        <draw:frame draw:style-name="gr11" draw:text-style-name="P10" draw:layer="layout" svg:width="0.578cm" svg:height="0.264cm" svg:x="69.511cm" svg:y="14.754cm">
          <draw:text-box>
            <text:p text:style-name="P2"><text:span text:style-name="T10">LED3</text:span></text:p>
          </draw:text-box>
        </draw:frame>
        <draw:frame draw:style-name="gr11" draw:text-style-name="P10" draw:layer="layout" svg:width="0.239cm" svg:height="0.264cm" svg:x="70.734cm" svg:y="14.34cm">
          <draw:text-box>
            <text:p text:style-name="P2"><text:span text:style-name="T10">16</text:span></text:p>
          </draw:text-box>
        </draw:frame>
        <draw:frame draw:style-name="gr11" draw:text-style-name="P10" draw:layer="layout" svg:width="0.578cm" svg:height="0.264cm" svg:x="69.511cm" svg:y="14.246cm">
          <draw:text-box>
            <text:p text:style-name="P2"><text:span text:style-name="T10">LED2</text:span></text:p>
          </draw:text-box>
        </draw:frame>
        <draw:frame draw:style-name="gr11" draw:text-style-name="P10" draw:layer="layout" svg:width="0.239cm" svg:height="0.264cm" draw:transform="rotate (1.5707963267949) translate (69.126cm 12.966cm)">
          <draw:text-box>
            <text:p text:style-name="P2"><text:span text:style-name="T10">17</text:span></text:p>
          </draw:text-box>
        </draw:frame>
        <draw:frame draw:style-name="gr11" draw:text-style-name="P10" draw:layer="layout" svg:width="0.37cm" svg:height="0.264cm" draw:transform="rotate (1.5707963267949) translate (69.22cm 13.958cm)">
          <draw:text-box>
            <text:p text:style-name="P2"><text:span text:style-name="T10">IO7</text:span></text:p>
          </draw:text-box>
        </draw:frame>
        <draw:frame draw:style-name="gr11" draw:text-style-name="P10" draw:layer="layout" svg:width="0.239cm" svg:height="0.264cm" draw:transform="rotate (1.5707963267949) translate (68.618cm 12.966cm)">
          <draw:text-box>
            <text:p text:style-name="P2"><text:span text:style-name="T10">18</text:span></text:p>
          </draw:text-box>
        </draw:frame>
        <draw:frame draw:style-name="gr11" draw:text-style-name="P10" draw:layer="layout" svg:width="1.242cm" svg:height="0.264cm" draw:transform="rotate (1.5707963267949) translate (68.712cm 14.936cm)">
          <draw:text-box>
            <text:p text:style-name="P2"><text:span text:style-name="T10">V_DECODE</text:span></text:p>
          </draw:text-box>
        </draw:frame>
        <draw:frame draw:style-name="gr11" draw:text-style-name="P10" draw:layer="layout" svg:width="0.239cm" svg:height="0.264cm" draw:transform="rotate (1.5707963267949) translate (68.11cm 12.966cm)">
          <draw:text-box>
            <text:p text:style-name="P2"><text:span text:style-name="T10">19</text:span></text:p>
          </draw:text-box>
        </draw:frame>
        <draw:frame draw:style-name="gr11" draw:text-style-name="P10" draw:layer="layout" svg:width="0.552cm" svg:height="0.264cm" draw:transform="rotate (1.5707963267949) translate (68.204cm 14.175cm)">
          <draw:text-box>
            <text:p text:style-name="P2"><text:span text:style-name="T10">BST1</text:span></text:p>
          </draw:text-box>
        </draw:frame>
        <draw:frame draw:style-name="gr11" draw:text-style-name="P10" draw:layer="layout" svg:width="0.239cm" svg:height="0.264cm" draw:transform="rotate (1.5707963267949) translate (67.602cm 12.966cm)">
          <draw:text-box>
            <text:p text:style-name="P2"><text:span text:style-name="T10">20</text:span></text:p>
          </draw:text-box>
        </draw:frame>
        <draw:frame draw:style-name="gr11" draw:text-style-name="P10" draw:layer="layout" svg:width="0.434cm" svg:height="0.264cm" draw:transform="rotate (1.5707963267949) translate (67.696cm 14.026cm)">
          <draw:text-box>
            <text:p text:style-name="P2"><text:span text:style-name="T10">LX1</text:span></text:p>
          </draw:text-box>
        </draw:frame>
        <draw:frame draw:style-name="gr11" draw:text-style-name="P10" draw:layer="layout" svg:width="0.239cm" svg:height="0.264cm" draw:transform="rotate (1.5707963267949) translate (67.094cm 12.966cm)">
          <draw:text-box>
            <text:p text:style-name="P2"><text:span text:style-name="T10">21</text:span></text:p>
          </draw:text-box>
        </draw:frame>
        <draw:frame draw:style-name="gr11" draw:text-style-name="P10" draw:layer="layout" svg:width="0.434cm" svg:height="0.264cm" draw:transform="rotate (1.5707963267949) translate (67.188cm 14.026cm)">
          <draw:text-box>
            <text:p text:style-name="P2"><text:span text:style-name="T10">LX1</text:span></text:p>
          </draw:text-box>
        </draw:frame>
        <draw:frame draw:style-name="gr11" draw:text-style-name="P10" draw:layer="layout" svg:width="0.239cm" svg:height="0.264cm" draw:transform="rotate (1.5707963267949) translate (66.586cm 12.966cm)">
          <draw:text-box>
            <text:p text:style-name="P2"><text:span text:style-name="T10">22</text:span></text:p>
          </draw:text-box>
        </draw:frame>
        <draw:frame draw:style-name="gr11" draw:text-style-name="P10" draw:layer="layout" svg:width="0.434cm" svg:height="0.264cm" draw:transform="rotate (1.5707963267949) translate (66.68cm 14.026cm)">
          <draw:text-box>
            <text:p text:style-name="P2"><text:span text:style-name="T10">LX2</text:span></text:p>
          </draw:text-box>
        </draw:frame>
        <draw:frame draw:style-name="gr11" draw:text-style-name="P10" draw:layer="layout" svg:width="0.239cm" svg:height="0.264cm" draw:transform="rotate (1.5707963267949) translate (66.078cm 12.966cm)">
          <draw:text-box>
            <text:p text:style-name="P2"><text:span text:style-name="T10">23</text:span></text:p>
          </draw:text-box>
        </draw:frame>
        <draw:frame draw:style-name="gr11" draw:text-style-name="P10" draw:layer="layout" svg:width="0.434cm" svg:height="0.264cm" draw:transform="rotate (1.5707963267949) translate (66.172cm 14.026cm)">
          <draw:text-box>
            <text:p text:style-name="P2"><text:span text:style-name="T10">LX2</text:span></text:p>
          </draw:text-box>
        </draw:frame>
        <draw:frame draw:style-name="gr11" draw:text-style-name="P10" draw:layer="layout" svg:width="0.239cm" svg:height="0.264cm" draw:transform="rotate (1.5707963267949) translate (65.57cm 12.966cm)">
          <draw:text-box>
            <text:p text:style-name="P2"><text:span text:style-name="T10">24</text:span></text:p>
          </draw:text-box>
        </draw:frame>
        <draw:frame draw:style-name="gr11" draw:text-style-name="P10" draw:layer="layout" svg:width="0.552cm" svg:height="0.264cm" draw:transform="rotate (1.5707963267949) translate (65.664cm 14.175cm)">
          <draw:text-box>
            <text:p text:style-name="P2"><text:span text:style-name="T10">BST2</text:span></text:p>
          </draw:text-box>
        </draw:frame>
        <draw:frame draw:style-name="gr11" draw:text-style-name="P10" draw:layer="layout" svg:width="0.239cm" svg:height="0.264cm" svg:x="64.112cm" svg:y="14.34cm">
          <draw:text-box>
            <text:p text:style-name="P2"><text:span text:style-name="T10">25</text:span></text:p>
          </draw:text-box>
        </draw:frame>
        <draw:frame draw:style-name="gr11" draw:text-style-name="P10" draw:layer="layout" svg:width="0.328cm" svg:height="0.264cm" svg:x="64.968cm" svg:y="14.246cm">
          <draw:text-box>
            <text:p text:style-name="P2"><text:span text:style-name="T10">NC</text:span></text:p>
          </draw:text-box>
        </draw:frame>
        <draw:frame draw:style-name="gr11" draw:text-style-name="P10" draw:layer="layout" svg:width="0.239cm" svg:height="0.264cm" svg:x="64.112cm" svg:y="14.848cm">
          <draw:text-box>
            <text:p text:style-name="P2"><text:span text:style-name="T10">26</text:span></text:p>
          </draw:text-box>
        </draw:frame>
        <draw:frame draw:style-name="gr11" draw:text-style-name="P10" draw:layer="layout" svg:width="0.421cm" svg:height="0.264cm" svg:x="64.968cm" svg:y="14.754cm">
          <draw:text-box>
            <text:p text:style-name="P2"><text:span text:style-name="T10">VIN</text:span></text:p>
          </draw:text-box>
        </draw:frame>
        <draw:frame draw:style-name="gr11" draw:text-style-name="P10" draw:layer="layout" svg:width="0.239cm" svg:height="0.264cm" svg:x="64.112cm" svg:y="15.356cm">
          <draw:text-box>
            <text:p text:style-name="P2"><text:span text:style-name="T10">27</text:span></text:p>
          </draw:text-box>
        </draw:frame>
        <draw:frame draw:style-name="gr11" draw:text-style-name="P10" draw:layer="layout" svg:width="0.421cm" svg:height="0.264cm" svg:x="64.968cm" svg:y="15.262cm">
          <draw:text-box>
            <text:p text:style-name="P2"><text:span text:style-name="T10">VIN</text:span></text:p>
          </draw:text-box>
        </draw:frame>
        <draw:frame draw:style-name="gr11" draw:text-style-name="P10" draw:layer="layout" svg:width="0.239cm" svg:height="0.264cm" svg:x="64.112cm" svg:y="15.864cm">
          <draw:text-box>
            <text:p text:style-name="P2"><text:span text:style-name="T10">28</text:span></text:p>
          </draw:text-box>
        </draw:frame>
        <draw:frame draw:style-name="gr11" draw:text-style-name="P10" draw:layer="layout" svg:width="0.383cm" svg:height="0.264cm" svg:x="64.968cm" svg:y="15.77cm">
          <draw:text-box>
            <text:p text:style-name="P2"><text:span text:style-name="T10">DM</text:span></text:p>
          </draw:text-box>
        </draw:frame>
        <draw:frame draw:style-name="gr11" draw:text-style-name="P10" draw:layer="layout" svg:width="0.239cm" svg:height="0.264cm" svg:x="64.112cm" svg:y="16.372cm">
          <draw:text-box>
            <text:p text:style-name="P2"><text:span text:style-name="T10">29</text:span></text:p>
          </draw:text-box>
        </draw:frame>
        <draw:frame draw:style-name="gr11" draw:text-style-name="P10" draw:layer="layout" svg:width="0.303cm" svg:height="0.264cm" svg:x="64.968cm" svg:y="16.278cm">
          <draw:text-box>
            <text:p text:style-name="P2"><text:span text:style-name="T10">DP</text:span></text:p>
          </draw:text-box>
        </draw:frame>
        <draw:frame draw:style-name="gr11" draw:text-style-name="P10" draw:layer="layout" svg:width="0.239cm" svg:height="0.264cm" svg:x="64.112cm" svg:y="16.88cm">
          <draw:text-box>
            <text:p text:style-name="P2"><text:span text:style-name="T10">30</text:span></text:p>
          </draw:text-box>
        </draw:frame>
        <draw:frame draw:style-name="gr11" draw:text-style-name="P10" draw:layer="layout" svg:width="0.629cm" svg:height="0.264cm" svg:x="64.968cm" svg:y="16.786cm">
          <draw:text-box>
            <text:p text:style-name="P2"><text:span text:style-name="T10">VDET</text:span></text:p>
          </draw:text-box>
        </draw:frame>
        <draw:frame draw:style-name="gr11" draw:text-style-name="P10" draw:layer="layout" svg:width="0.239cm" svg:height="0.264cm" svg:x="64.112cm" svg:y="17.388cm">
          <draw:text-box>
            <text:p text:style-name="P2"><text:span text:style-name="T10">31</text:span></text:p>
          </draw:text-box>
        </draw:frame>
        <draw:frame draw:style-name="gr11" draw:text-style-name="P10" draw:layer="layout" svg:width="0.328cm" svg:height="0.264cm" svg:x="64.968cm" svg:y="17.294cm">
          <draw:text-box>
            <text:p text:style-name="P2"><text:span text:style-name="T10">NC</text:span></text:p>
          </draw:text-box>
        </draw:frame>
        <draw:frame draw:style-name="gr11" draw:text-style-name="P10" draw:layer="layout" svg:width="0.239cm" svg:height="0.264cm" svg:x="64.112cm" svg:y="17.896cm">
          <draw:text-box>
            <text:p text:style-name="P2"><text:span text:style-name="T10">32</text:span></text:p>
          </draw:text-box>
        </draw:frame>
        <draw:frame draw:style-name="gr11" draw:text-style-name="P10" draw:layer="layout" svg:width="0.679cm" svg:height="0.264cm" svg:x="64.968cm" svg:y="17.802cm">
          <draw:text-box>
            <text:p text:style-name="P2"><text:span text:style-name="T10">AGNG</text:span></text:p>
          </draw:text-box>
        </draw:frame>
        <draw:frame draw:style-name="gr11" draw:text-style-name="P10" draw:layer="layout" svg:width="0.239cm" svg:height="0.264cm" svg:x="64.112cm" svg:y="18.404cm">
          <draw:text-box>
            <text:p text:style-name="P2"><text:span text:style-name="T10">33</text:span></text:p>
          </draw:text-box>
        </draw:frame>
        <draw:frame draw:style-name="gr11" draw:text-style-name="P10" draw:layer="layout" svg:width="0.641cm" svg:height="0.264cm" svg:x="64.968cm" svg:y="18.31cm">
          <draw:text-box>
            <text:p text:style-name="P2"><text:span text:style-name="T10">PGND</text:span></text:p>
          </draw:text-box>
        </draw:frame>
        <draw:frame draw:style-name="gr10" draw:text-style-name="P9" draw:layer="layout" svg:width="0.311cm" svg:height="0.28cm" svg:x="69.641cm" svg:y="12.84cm">
          <draw:text-box>
            <text:p text:style-name="P2"><text:span text:style-name="T7">U1</text:span></text:p>
          </draw:text-box>
        </draw:frame>
        <draw:line draw:style-name="gr1" draw:text-style-name="P1" draw:layer="layout" svg:x1="75.051cm" svg:y1="18.325cm" svg:x2="75.433cm" svg:y2="18.707cm">
          <text:p/>
        </draw:line>
        <draw:line draw:style-name="gr1" draw:text-style-name="P1" draw:layer="layout" svg:x1="75.51cm" svg:y1="18.63cm" svg:x2="75.356cm" svg:y2="18.783cm">
          <text:p/>
        </draw:line>
        <draw:path draw:style-name="gr1" draw:text-style-name="P1" draw:layer="layout" svg:width="0.178cm" svg:height="0.152cm" svg:x="75.356cm" svg:y="18.173cm" svg:viewBox="0 0 179 153" svg:d="M179 0v153M179 153v-77M179 76h-179">
          <text:p/>
        </draw:path>
        <draw:path draw:style-name="gr7" draw:text-style-name="P1" draw:layer="layout" svg:width="0.051cm" svg:height="0.051cm" svg:x="75.529cm" svg:y="18.376cm" svg:viewBox="0 0 52 52" svg:d="M52 25c0-14-13-25-27-25s-25 11-25 25 11 27 25 27 27-13 27-27z">
          <text:p/>
        </draw:path>
        <draw:path draw:style-name="gr1" draw:text-style-name="P1" draw:layer="layout" svg:width="0.152cm" svg:height="0.076cm" svg:x="75.382cm" svg:y="18.452cm" svg:viewBox="0 0 153 77" svg:d="M128 77h25M153 77v-26M153 51v-26M153 25h-25M128 25v-25M128 0h-26M102 0h-26M76 0h-26M50 0h-25M25 0v25M25 25h-25M0 25v26M0 51v26M0 77h25">
          <text:p/>
        </draw:path>
        <draw:path draw:style-name="gr1" draw:text-style-name="P1" draw:layer="layout" svg:width="0.152cm" svg:height="0.762cm" svg:x="75.153cm" svg:y="18.122cm" svg:viewBox="0 0 153 763" svg:d="M77 0l76 76M153 76l-153 152M0 228l153 153M153 381l-153 152M0 533l153 154M153 687l-76 76">
          <text:p/>
        </draw:path>
        <draw:line draw:style-name="gr7" draw:text-style-name="P1" draw:layer="layout" svg:x1="75.229cm" svg:y1="17.868cm" svg:x2="75.229cm" svg:y2="18.122cm">
          <text:p/>
        </draw:line>
        <draw:line draw:style-name="gr7" draw:text-style-name="P1" draw:layer="layout" svg:x1="75.229cm" svg:y1="19.138cm" svg:x2="75.229cm" svg:y2="18.884cm">
          <text:p/>
        </draw:line>
        <draw:frame draw:style-name="gr8" draw:text-style-name="P7" draw:layer="layout" svg:width="0.76cm" svg:height="0.264cm" svg:x="69.801cm" svg:y="19.311cm">
          <draw:text-box>
            <text:p text:style-name="P2"><text:span text:style-name="T8">IP6829</text:span></text:p>
          </draw:text-box>
        </draw:frame>
        <draw:frame draw:style-name="gr13" draw:text-style-name="P12" draw:layer="layout" svg:width="0.637cm" svg:height="0.28cm" svg:x="75.585cm" svg:y="18.125cm">
          <draw:text-box>
            <text:p text:style-name="P2"><text:span text:style-name="T11">NTC2</text:span></text:p>
          </draw:text-box>
        </draw:frame>
        <draw:path draw:style-name="gr1" draw:text-style-name="P1" draw:layer="layout" svg:width="0.305cm" svg:height="0.281cm" svg:x="66.029cm" svg:y="9.13cm" svg:viewBox="0 0 306 282" svg:d="M306 154c1-74-51-137-123-151-72-15-145 25-172 94-27 68-1 146 61 185">
          <text:p/>
        </draw:path>
        <draw:path draw:style-name="gr1" draw:text-style-name="P1" draw:layer="layout" svg:width="0.315cm" svg:height="0.282cm" svg:x="65.852cm" svg:y="9.125cm" svg:viewBox="0 0 316 283" svg:d="M255 283c58-45 77-124 46-191-31-66-105-104-177-88-71 16-123 79-124 152">
          <text:p/>
        </draw:path>
        <draw:line draw:style-name="gr1" draw:text-style-name="P1" draw:layer="layout" svg:x1="66.334cm" svg:y1="9.283cm" svg:x2="66.487cm" svg:y2="9.283cm">
          <text:p/>
        </draw:line>
        <draw:line draw:style-name="gr1" draw:text-style-name="P1" draw:layer="layout" svg:x1="65.852cm" svg:y1="9.283cm" svg:x2="65.725cm" svg:y2="9.283cm">
          <text:p/>
        </draw:line>
        <draw:line draw:style-name="gr7" draw:text-style-name="P1" draw:layer="layout" svg:x1="66.614cm" svg:y1="9.283cm" svg:x2="66.487cm" svg:y2="9.283cm">
          <text:p/>
        </draw:line>
        <draw:line draw:style-name="gr7" draw:text-style-name="P1" draw:layer="layout" svg:x1="65.598cm" svg:y1="9.283cm" svg:x2="65.725cm" svg:y2="9.283cm">
          <text:p/>
        </draw:line>
        <draw:frame draw:style-name="gr13" draw:text-style-name="P12" draw:layer="layout" svg:width="1.115cm" svg:height="0.28cm" svg:x="75.585cm" svg:y="18.379cm">
          <draw:text-box>
            <text:p text:style-name="P2"><text:span text:style-name="T11">104J <text:s/>3950</text:span></text:p>
          </draw:text-box>
        </draw:frame>
        <draw:frame draw:style-name="gr10" draw:text-style-name="P9" draw:layer="layout" svg:width="0.281cm" svg:height="0.28cm" svg:x="65.979cm" svg:y="8.805cm">
          <draw:text-box>
            <text:p text:style-name="P2"><text:span text:style-name="T7">L2</text:span></text:p>
          </draw:text-box>
        </draw:frame>
        <draw:path draw:style-name="gr7" draw:text-style-name="P1" draw:layer="layout" svg:width="0.508cm" svg:height="0.508cm" svg:x="72.13cm" svg:y="17.157cm" svg:viewBox="0 0 509 509" svg:d="M0 509v-509M0 0h509M509 0v509M509 509h-509">
          <text:p/>
        </draw:path>
        <draw:line draw:style-name="gr7" draw:text-style-name="P1" draw:layer="layout" svg:x1="71.622cm" svg:y1="17.411cm" svg:x2="72.13cm" svg:y2="17.411cm">
          <text:p/>
        </draw:line>
        <draw:frame draw:style-name="gr13" draw:text-style-name="P12" draw:layer="layout" svg:width="0.438cm" svg:height="0.28cm" svg:x="65.903cm" svg:y="9.514cm">
          <draw:text-box>
            <text:p text:style-name="P2"><text:span text:style-name="T11">A11</text:span></text:p>
          </draw:text-box>
        </draw:frame>
        <draw:frame draw:style-name="gr11" draw:text-style-name="P10" draw:layer="layout" svg:width="0.236cm" svg:height="0.264cm" svg:x="72.334cm" svg:y="17.294cm">
          <draw:text-box>
            <text:p text:style-name="P2"><text:span text:style-name="T10">1</text:span></text:p>
          </draw:text-box>
        </draw:frame>
        <draw:line draw:style-name="gr1" draw:text-style-name="P1" draw:layer="layout" svg:x1="62.936cm" svg:y1="16.064cm" svg:x2="62.529cm" svg:y2="16.064cm">
          <text:p/>
        </draw:line>
        <draw:line draw:style-name="gr1" draw:text-style-name="P1" draw:layer="layout" svg:x1="62.529cm" svg:y1="15.963cm" svg:x2="62.936cm" svg:y2="15.963cm">
          <text:p/>
        </draw:line>
        <draw:line draw:style-name="gr1" draw:text-style-name="P1" draw:layer="layout" svg:x1="62.732cm" svg:y1="15.887cm" svg:x2="62.732cm" svg:y2="15.963cm">
          <text:p/>
        </draw:line>
        <draw:line draw:style-name="gr1" draw:text-style-name="P1" draw:layer="layout" svg:x1="62.732cm" svg:y1="16.141cm" svg:x2="62.732cm" svg:y2="16.064cm">
          <text:p/>
        </draw:line>
        <draw:line draw:style-name="gr7" draw:text-style-name="P1" draw:layer="layout" svg:x1="62.732cm" svg:y1="15.633cm" svg:x2="62.732cm" svg:y2="15.887cm">
          <text:p/>
        </draw:line>
        <draw:line draw:style-name="gr7" draw:text-style-name="P1" draw:layer="layout" svg:x1="62.732cm" svg:y1="16.395cm" svg:x2="62.732cm" svg:y2="16.141cm">
          <text:p/>
        </draw:line>
        <draw:frame draw:style-name="gr10" draw:text-style-name="P9" draw:layer="layout" svg:width="0.993cm" svg:height="0.28cm" svg:x="71.928cm" svg:y="16.908cm">
          <draw:text-box>
            <text:p text:style-name="P2"><text:span text:style-name="T7">DEBUG1</text:span></text:p>
          </draw:text-box>
        </draw:frame>
        <draw:frame draw:style-name="gr13" draw:text-style-name="P12" draw:layer="layout" svg:width="0.425cm" svg:height="0.28cm" svg:x="62.301cm" svg:y="15.585cm">
          <draw:text-box>
            <text:p text:style-name="P2"><text:span text:style-name="T11">C21</text:span></text:p>
          </draw:text-box>
        </draw:frame>
        <draw:line draw:style-name="gr1" draw:text-style-name="P1" draw:layer="layout" svg:x1="62.174cm" svg:y1="16.064cm" svg:x2="61.767cm" svg:y2="16.064cm">
          <text:p/>
        </draw:line>
        <draw:line draw:style-name="gr1" draw:text-style-name="P1" draw:layer="layout" svg:x1="61.767cm" svg:y1="15.963cm" svg:x2="62.174cm" svg:y2="15.963cm">
          <text:p/>
        </draw:line>
        <draw:line draw:style-name="gr1" draw:text-style-name="P1" draw:layer="layout" svg:x1="61.97cm" svg:y1="15.887cm" svg:x2="61.97cm" svg:y2="15.963cm">
          <text:p/>
        </draw:line>
        <draw:line draw:style-name="gr1" draw:text-style-name="P1" draw:layer="layout" svg:x1="61.97cm" svg:y1="16.141cm" svg:x2="61.97cm" svg:y2="16.064cm">
          <text:p/>
        </draw:line>
        <draw:line draw:style-name="gr7" draw:text-style-name="P1" draw:layer="layout" svg:x1="61.97cm" svg:y1="15.633cm" svg:x2="61.97cm" svg:y2="15.887cm">
          <text:p/>
        </draw:line>
        <draw:line draw:style-name="gr7" draw:text-style-name="P1" draw:layer="layout" svg:x1="61.97cm" svg:y1="16.395cm" svg:x2="61.97cm" svg:y2="16.141cm">
          <text:p/>
        </draw:line>
        <draw:frame draw:style-name="gr13" draw:text-style-name="P12" draw:layer="layout" svg:width="0.891cm" svg:height="0.28cm" svg:x="62.225cm" svg:y="16.423cm">
          <draw:text-box>
            <text:p text:style-name="P2"><text:span text:style-name="T11">226/25V</text:span></text:p>
          </draw:text-box>
        </draw:frame>
        <draw:frame draw:style-name="gr13" draw:text-style-name="P12" draw:layer="layout" svg:width="0.425cm" svg:height="0.28cm" svg:x="61.488cm" svg:y="15.636cm">
          <draw:text-box>
            <text:p text:style-name="P2"><text:span text:style-name="T11">C22</text:span></text:p>
          </draw:text-box>
        </draw:frame>
        <draw:path draw:style-name="gr1" draw:text-style-name="P1" draw:layer="layout" svg:width="0.153cm" svg:height="0.407cm" svg:x="64.434cm" svg:y="20.636cm" svg:viewBox="0 0 154 408" svg:d="M0 408h154M154 408v-408M154 0h-154M0 0v408">
          <text:p/>
        </draw:path>
        <draw:line draw:style-name="gr7" draw:text-style-name="P1" draw:layer="layout" svg:x1="64.51cm" svg:y1="21.221cm" svg:x2="64.51cm" svg:y2="21.043cm">
          <text:p/>
        </draw:line>
        <draw:line draw:style-name="gr7" draw:text-style-name="P1" draw:layer="layout" svg:x1="64.51cm" svg:y1="20.459cm" svg:x2="64.51cm" svg:y2="20.636cm">
          <text:p/>
        </draw:line>
        <draw:frame draw:style-name="gr13" draw:text-style-name="P12" draw:layer="layout" svg:width="0.891cm" svg:height="0.28cm" svg:x="60.757cm" svg:y="16.393cm">
          <draw:text-box>
            <text:p text:style-name="P2"><text:span text:style-name="T11">226/25V</text:span></text:p>
          </draw:text-box>
        </draw:frame>
        <draw:frame draw:style-name="gr13" draw:text-style-name="P12" draw:layer="layout" svg:width="0.298cm" svg:height="0.28cm" svg:x="63.851cm" svg:y="20.614cm">
          <draw:text-box>
            <text:p text:style-name="P2"><text:span text:style-name="T11">R2</text:span></text:p>
          </draw:text-box>
        </draw:frame>
        <draw:polygon draw:style-name="gr14" draw:text-style-name="P13" draw:layer="layout" svg:width="0.026cm" svg:height="0.508cm" svg:x="63.24cm" svg:y="23.761cm" svg:viewBox="0 0 27 509" draw:points="0,509 27,509 27,0 0,0">
          <text:p/>
        </draw:polygon>
        <draw:polygon draw:style-name="gr7" draw:text-style-name="P1" draw:layer="layout" svg:width="0.026cm" svg:height="0.508cm" svg:x="63.24cm" svg:y="23.761cm" svg:viewBox="0 0 27 509" draw:points="0,509 27,509 27,0 0,0">
          <text:p/>
        </draw:polygon>
        <draw:polygon draw:style-name="gr14" draw:text-style-name="P13" draw:layer="layout" svg:width="0.254cm" svg:height="0.508cm" svg:x="62.986cm" svg:y="23.761cm" svg:viewBox="0 0 255 509" draw:points="0,0 255,254 0,509">
          <text:p/>
        </draw:polygon>
        <draw:polygon draw:style-name="gr7" draw:text-style-name="P1" draw:layer="layout" svg:width="0.254cm" svg:height="0.508cm" svg:x="62.986cm" svg:y="23.761cm" svg:viewBox="0 0 255 509" draw:points="0,0 255,254 0,509">
          <text:p/>
        </draw:polygon>
        <draw:polygon draw:style-name="gr14" draw:text-style-name="P13" draw:layer="layout" svg:width="0.025cm" svg:height="0.508cm" svg:x="63.266cm" svg:y="23.761cm" svg:viewBox="0 0 26 509" draw:points="0,509 26,509 26,0 0,0">
          <text:p/>
        </draw:polygon>
        <draw:polygon draw:style-name="gr7" draw:text-style-name="P1" draw:layer="layout" svg:width="0.025cm" svg:height="0.508cm" svg:x="63.266cm" svg:y="23.761cm" svg:viewBox="0 0 26 509" draw:points="0,509 26,509 26,0 0,0">
          <text:p/>
        </draw:polygon>
        <draw:line draw:style-name="gr1" draw:text-style-name="P1" draw:layer="layout" svg:x1="62.859cm" svg:y1="24.015cm" svg:x2="63.367cm" svg:y2="24.015cm">
          <text:p/>
        </draw:line>
        <draw:line draw:style-name="gr7" draw:text-style-name="P1" draw:layer="layout" svg:x1="63.494cm" svg:y1="24.015cm" svg:x2="63.367cm" svg:y2="24.015cm">
          <text:p/>
        </draw:line>
        <draw:line draw:style-name="gr7" draw:text-style-name="P1" draw:layer="layout" svg:x1="62.732cm" svg:y1="24.015cm" svg:x2="62.859cm" svg:y2="24.015cm">
          <text:p/>
        </draw:line>
        <draw:frame draw:style-name="gr13" draw:text-style-name="P12" draw:layer="layout" svg:width="0.616cm" svg:height="0.28cm" svg:x="63.724cm" svg:y="20.894cm">
          <draw:text-box>
            <text:p text:style-name="P2"><text:span text:style-name="T11">0.02R</text:span></text:p>
          </draw:text-box>
        </draw:frame>
        <draw:frame draw:style-name="gr10" draw:text-style-name="P9" draw:layer="layout" svg:width="0.311cm" svg:height="0.28cm" svg:x="62.301cm" svg:y="23.588cm">
          <draw:text-box>
            <text:p text:style-name="P2"><text:span text:style-name="T7">D1</text:span></text:p>
          </draw:text-box>
        </draw:frame>
        <draw:line draw:style-name="gr1" draw:text-style-name="P1" draw:layer="layout" svg:x1="68.254cm" svg:y1="10.37cm" svg:x2="68.254cm" svg:y2="9.963cm">
          <text:p/>
        </draw:line>
        <draw:line draw:style-name="gr1" draw:text-style-name="P1" draw:layer="layout" svg:x1="68.153cm" svg:y1="9.963cm" svg:x2="68.153cm" svg:y2="10.37cm">
          <text:p/>
        </draw:line>
        <draw:line draw:style-name="gr1" draw:text-style-name="P1" draw:layer="layout" svg:x1="68.077cm" svg:y1="10.167cm" svg:x2="68.153cm" svg:y2="10.167cm">
          <text:p/>
        </draw:line>
        <draw:line draw:style-name="gr1" draw:text-style-name="P1" draw:layer="layout" svg:x1="68.331cm" svg:y1="10.167cm" svg:x2="68.254cm" svg:y2="10.167cm">
          <text:p/>
        </draw:line>
        <draw:line draw:style-name="gr7" draw:text-style-name="P1" draw:layer="layout" svg:x1="67.823cm" svg:y1="10.167cm" svg:x2="68.077cm" svg:y2="10.167cm">
          <text:p/>
        </draw:line>
        <draw:line draw:style-name="gr7" draw:text-style-name="P1" draw:layer="layout" svg:x1="68.585cm" svg:y1="10.167cm" svg:x2="68.331cm" svg:y2="10.167cm">
          <text:p/>
        </draw:line>
        <draw:frame draw:style-name="gr13" draw:text-style-name="P12" draw:layer="layout" svg:width="0.819cm" svg:height="0.28cm" svg:x="62.098cm" svg:y="24.094cm">
          <draw:text-box>
            <text:p text:style-name="P2"><text:span text:style-name="T11">1N5819</text:span></text:p>
          </draw:text-box>
        </draw:frame>
        <draw:frame draw:style-name="gr13" draw:text-style-name="P12" draw:layer="layout" svg:width="0.425cm" svg:height="0.28cm" svg:x="67.547cm" svg:y="9.789cm">
          <draw:text-box>
            <text:p text:style-name="P2"><text:span text:style-name="T11">C32</text:span></text:p>
          </draw:text-box>
        </draw:frame>
        <draw:line draw:style-name="gr1" draw:text-style-name="P1" draw:layer="layout" svg:x1="68.254cm" svg:y1="10.421cm" svg:x2="68.254cm" svg:y2="10.827cm">
          <text:p/>
        </draw:line>
        <draw:line draw:style-name="gr1" draw:text-style-name="P1" draw:layer="layout" svg:x1="68.153cm" svg:y1="10.827cm" svg:x2="68.153cm" svg:y2="10.421cm">
          <text:p/>
        </draw:line>
        <draw:line draw:style-name="gr1" draw:text-style-name="P1" draw:layer="layout" svg:x1="68.077cm" svg:y1="10.624cm" svg:x2="68.153cm" svg:y2="10.624cm">
          <text:p/>
        </draw:line>
        <draw:line draw:style-name="gr1" draw:text-style-name="P1" draw:layer="layout" svg:x1="68.331cm" svg:y1="10.624cm" svg:x2="68.254cm" svg:y2="10.624cm">
          <text:p/>
        </draw:line>
        <draw:line draw:style-name="gr7" draw:text-style-name="P1" draw:layer="layout" svg:x1="67.823cm" svg:y1="10.624cm" svg:x2="68.077cm" svg:y2="10.624cm">
          <text:p/>
        </draw:line>
        <draw:line draw:style-name="gr7" draw:text-style-name="P1" draw:layer="layout" svg:x1="68.585cm" svg:y1="10.624cm" svg:x2="68.331cm" svg:y2="10.624cm">
          <text:p/>
        </draw:line>
        <draw:frame draw:style-name="gr13" draw:text-style-name="P12" draw:layer="layout" svg:width="0.353cm" svg:height="0.28cm" svg:x="68.259cm" svg:y="9.794cm">
          <draw:text-box>
            <text:p text:style-name="P2"><text:span text:style-name="T11">NC</text:span></text:p>
          </draw:text-box>
        </draw:frame>
        <draw:frame draw:style-name="gr13" draw:text-style-name="P12" draw:layer="layout" svg:width="0.425cm" svg:height="0.28cm" svg:x="67.536cm" svg:y="10.3cm">
          <draw:text-box>
            <text:p text:style-name="P2"><text:span text:style-name="T11">C33</text:span></text:p>
          </draw:text-box>
        </draw:frame>
        <draw:line draw:style-name="gr1" draw:text-style-name="P1" draw:layer="layout" svg:x1="74.397cm" svg:y1="14.566cm" svg:x2="74.295cm" svg:y2="14.668cm">
          <text:p/>
        </draw:line>
        <draw:line draw:style-name="gr1" draw:text-style-name="P1" draw:layer="layout" svg:x1="74.194cm" svg:y1="14.566cm" svg:x2="74.091cm" svg:y2="14.668cm">
          <text:p/>
        </draw:line>
        <draw:polygon draw:style-name="gr14" draw:text-style-name="P13" draw:layer="layout" svg:width="0.076cm" svg:height="0.076cm" svg:x="74.371cm" svg:y="14.515cm" svg:viewBox="0 0 77 77" draw:points="0,0 77,0 77,77">
          <text:p/>
        </draw:polygon>
        <draw:polygon draw:style-name="gr7" draw:text-style-name="P1" draw:layer="layout" svg:width="0.076cm" svg:height="0.076cm" svg:x="74.371cm" svg:y="14.515cm" svg:viewBox="0 0 77 77" draw:points="0,0 77,0 77,77">
          <text:p/>
        </draw:polygon>
        <draw:polygon draw:style-name="gr14" draw:text-style-name="P13" draw:layer="layout" svg:width="0.076cm" svg:height="0.076cm" svg:x="74.168cm" svg:y="14.515cm" svg:viewBox="0 0 77 77" draw:points="0,0 77,0 77,77">
          <text:p/>
        </draw:polygon>
        <draw:polygon draw:style-name="gr7" draw:text-style-name="P1" draw:layer="layout" svg:width="0.076cm" svg:height="0.076cm" svg:x="74.168cm" svg:y="14.515cm" svg:viewBox="0 0 77 77" draw:points="0,0 77,0 77,77">
          <text:p/>
        </draw:polygon>
        <draw:polygon draw:style-name="gr14" draw:text-style-name="P13" draw:layer="layout" svg:width="0.026cm" svg:height="0.508cm" svg:x="74.218cm" svg:y="14.617cm" svg:viewBox="0 0 27 509" draw:points="0,509 27,509 27,0 0,0">
          <text:p/>
        </draw:polygon>
        <draw:polygon draw:style-name="gr7" draw:text-style-name="P1" draw:layer="layout" svg:width="0.026cm" svg:height="0.508cm" svg:x="74.218cm" svg:y="14.617cm" svg:viewBox="0 0 27 509" draw:points="0,509 27,509 27,0 0,0">
          <text:p/>
        </draw:polygon>
        <draw:polygon draw:style-name="gr14" draw:text-style-name="P13" draw:layer="layout" svg:width="0.254cm" svg:height="0.508cm" svg:x="73.964cm" svg:y="14.617cm" svg:viewBox="0 0 255 509" draw:points="0,0 255,254 0,509">
          <text:p/>
        </draw:polygon>
        <draw:polygon draw:style-name="gr7" draw:text-style-name="P1" draw:layer="layout" svg:width="0.254cm" svg:height="0.508cm" svg:x="73.964cm" svg:y="14.617cm" svg:viewBox="0 0 255 509" draw:points="0,0 255,254 0,509">
          <text:p/>
        </draw:polygon>
        <draw:line draw:style-name="gr1" draw:text-style-name="P1" draw:layer="layout" svg:x1="73.837cm" svg:y1="14.871cm" svg:x2="74.345cm" svg:y2="14.871cm">
          <text:p/>
        </draw:line>
        <draw:line draw:style-name="gr7" draw:text-style-name="P1" draw:layer="layout" svg:x1="74.472cm" svg:y1="14.871cm" svg:x2="74.345cm" svg:y2="14.871cm">
          <text:p/>
        </draw:line>
        <draw:line draw:style-name="gr7" draw:text-style-name="P1" draw:layer="layout" svg:x1="73.71cm" svg:y1="14.871cm" svg:x2="73.837cm" svg:y2="14.871cm">
          <text:p/>
        </draw:line>
        <draw:frame draw:style-name="gr13" draw:text-style-name="P12" draw:layer="layout" svg:width="0.353cm" svg:height="0.28cm" svg:x="68.284cm" svg:y="10.3cm">
          <draw:text-box>
            <text:p text:style-name="P2"><text:span text:style-name="T11">NC</text:span></text:p>
          </draw:text-box>
        </draw:frame>
        <draw:frame draw:style-name="gr10" draw:text-style-name="P9" draw:layer="layout" svg:width="0.616cm" svg:height="0.28cm" svg:x="74.498cm" svg:y="14.541cm">
          <draw:text-box>
            <text:p text:style-name="P2"><text:span text:style-name="T7">LED3</text:span></text:p>
          </draw:text-box>
        </draw:frame>
        <draw:line draw:style-name="gr1" draw:text-style-name="P1" draw:layer="layout" svg:x1="67.101cm" svg:y1="20.667cm" svg:x2="67.508cm" svg:y2="20.667cm">
          <text:p/>
        </draw:line>
        <draw:line draw:style-name="gr1" draw:text-style-name="P1" draw:layer="layout" svg:x1="67.508cm" svg:y1="20.565cm" svg:x2="67.101cm" svg:y2="20.565cm">
          <text:p/>
        </draw:line>
        <draw:line draw:style-name="gr1" draw:text-style-name="P1" draw:layer="layout" svg:x1="67.304cm" svg:y1="20.489cm" svg:x2="67.304cm" svg:y2="20.565cm">
          <text:p/>
        </draw:line>
        <draw:line draw:style-name="gr1" draw:text-style-name="P1" draw:layer="layout" svg:x1="67.304cm" svg:y1="20.743cm" svg:x2="67.304cm" svg:y2="20.667cm">
          <text:p/>
        </draw:line>
        <draw:line draw:style-name="gr7" draw:text-style-name="P1" draw:layer="layout" svg:x1="67.304cm" svg:y1="20.235cm" svg:x2="67.304cm" svg:y2="20.489cm">
          <text:p/>
        </draw:line>
        <draw:line draw:style-name="gr7" draw:text-style-name="P1" draw:layer="layout" svg:x1="67.304cm" svg:y1="20.997cm" svg:x2="67.304cm" svg:y2="20.743cm">
          <text:p/>
        </draw:line>
        <draw:frame draw:style-name="gr8" draw:text-style-name="P7" draw:layer="layout" svg:width="0.658cm" svg:height="0.382cm" svg:x="74.524cm" svg:y="14.866cm">
          <draw:text-box>
            <text:p text:style-name="P2"><text:span text:style-name="T12">BLED</text:span></text:p>
          </draw:text-box>
        </draw:frame>
        <draw:frame draw:style-name="gr13" draw:text-style-name="P12" draw:layer="layout" svg:width="0.425cm" svg:height="0.28cm" svg:x="67.282cm" svg:y="20.695cm">
          <draw:text-box>
            <text:p text:style-name="P2"><text:span text:style-name="T11">C37</text:span></text:p>
          </draw:text-box>
        </draw:frame>
        <draw:path draw:style-name="gr1" draw:text-style-name="P1" draw:layer="layout" svg:width="0.153cm" svg:height="0.762cm" svg:x="64.434cm" svg:y="25.579cm" svg:viewBox="0 0 154 763" svg:d="M76 0l-76 76M0 76l154 153M154 229l-154 152M0 381l154 153M154 534l-154 152M0 686l76 77">
          <text:p/>
        </draw:path>
        <draw:line draw:style-name="gr7" draw:text-style-name="P1" draw:layer="layout" svg:x1="64.51cm" svg:y1="26.595cm" svg:x2="64.51cm" svg:y2="26.341cm">
          <text:p/>
        </draw:line>
        <draw:line draw:style-name="gr7" draw:text-style-name="P1" draw:layer="layout" svg:x1="64.51cm" svg:y1="25.325cm" svg:x2="64.51cm" svg:y2="25.579cm">
          <text:p/>
        </draw:line>
        <draw:frame draw:style-name="gr13" draw:text-style-name="P12" draw:layer="layout" svg:width="0.383cm" svg:height="0.28cm" svg:x="67.326cm" svg:y="21.026cm">
          <draw:text-box>
            <text:p text:style-name="P2"><text:span text:style-name="T11">225</text:span></text:p>
          </draw:text-box>
        </draw:frame>
        <draw:frame draw:style-name="gr8" draw:text-style-name="P7" draw:layer="layout" svg:width="0.307cm" svg:height="0.289cm" svg:x="63.8cm" svg:y="25.686cm">
          <draw:text-box>
            <text:p text:style-name="P2"><text:span text:style-name="T5">R3</text:span></text:p>
          </draw:text-box>
        </draw:frame>
        <draw:line draw:style-name="gr1" draw:text-style-name="P1" draw:layer="layout" svg:x1="65.333cm" svg:y1="25.899cm" svg:x2="65.74cm" svg:y2="25.899cm">
          <text:p/>
        </draw:line>
        <draw:line draw:style-name="gr1" draw:text-style-name="P1" draw:layer="layout" svg:x1="65.74cm" svg:y1="26.001cm" svg:x2="65.333cm" svg:y2="26.001cm">
          <text:p/>
        </draw:line>
        <draw:line draw:style-name="gr1" draw:text-style-name="P1" draw:layer="layout" svg:x1="65.537cm" svg:y1="26.077cm" svg:x2="65.537cm" svg:y2="26.001cm">
          <text:p/>
        </draw:line>
        <draw:line draw:style-name="gr1" draw:text-style-name="P1" draw:layer="layout" svg:x1="65.537cm" svg:y1="25.823cm" svg:x2="65.537cm" svg:y2="25.899cm">
          <text:p/>
        </draw:line>
        <draw:line draw:style-name="gr7" draw:text-style-name="P1" draw:layer="layout" svg:x1="65.537cm" svg:y1="26.331cm" svg:x2="65.537cm" svg:y2="26.077cm">
          <text:p/>
        </draw:line>
        <draw:line draw:style-name="gr7" draw:text-style-name="P1" draw:layer="layout" svg:x1="65.537cm" svg:y1="25.569cm" svg:x2="65.537cm" svg:y2="25.823cm">
          <text:p/>
        </draw:line>
        <draw:frame draw:style-name="gr8" draw:text-style-name="P7" draw:layer="layout" svg:width="0.586cm" svg:height="0.289cm" svg:x="63.647cm" svg:y="26.041cm">
          <draw:text-box>
            <text:p text:style-name="P2"><text:span text:style-name="T5">100K</text:span></text:p>
          </draw:text-box>
        </draw:frame>
        <draw:frame draw:style-name="gr8" draw:text-style-name="P7" draw:layer="layout" svg:width="0.438cm" svg:height="0.289cm" svg:x="64.994cm" svg:y="25.609cm">
          <draw:text-box>
            <text:p text:style-name="P2"><text:span text:style-name="T5">C38</text:span></text:p>
          </draw:text-box>
        </draw:frame>
        <draw:path draw:style-name="gr1" draw:text-style-name="P1" draw:layer="layout" svg:width="0.153cm" svg:height="0.762cm" svg:x="64.434cm" svg:y="24.269cm" svg:viewBox="0 0 154 763" svg:d="M76 0l-76 76M0 76l154 152M154 228l-154 153M0 381l154 153M154 534l-154 152M0 686l76 77">
          <text:p/>
        </draw:path>
        <draw:line draw:style-name="gr7" draw:text-style-name="P1" draw:layer="layout" svg:x1="64.51cm" svg:y1="25.285cm" svg:x2="64.51cm" svg:y2="25.031cm">
          <text:p/>
        </draw:line>
        <draw:line draw:style-name="gr7" draw:text-style-name="P1" draw:layer="layout" svg:x1="64.51cm" svg:y1="24.015cm" svg:x2="64.51cm" svg:y2="24.269cm">
          <text:p/>
        </draw:line>
        <draw:frame draw:style-name="gr8" draw:text-style-name="P7" draw:layer="layout" svg:width="0.396cm" svg:height="0.289cm" svg:x="64.994cm" svg:y="26.092cm">
          <draw:text-box>
            <text:p text:style-name="P2"><text:span text:style-name="T5">222</text:span></text:p>
          </draw:text-box>
        </draw:frame>
        <draw:frame draw:style-name="gr8" draw:text-style-name="P7" draw:layer="layout" svg:width="0.438cm" svg:height="0.289cm" svg:x="63.876cm" svg:y="24.314cm">
          <draw:text-box>
            <text:p text:style-name="P2"><text:span text:style-name="T5">R13</text:span></text:p>
          </draw:text-box>
        </draw:frame>
        <draw:line draw:style-name="gr1" draw:text-style-name="P1" draw:layer="layout" svg:x1="67.376cm" svg:y1="24.802cm" svg:x2="67.782cm" svg:y2="24.802cm">
          <text:p/>
        </draw:line>
        <draw:line draw:style-name="gr1" draw:text-style-name="P1" draw:layer="layout" svg:x1="67.782cm" svg:y1="24.904cm" svg:x2="67.376cm" svg:y2="24.904cm">
          <text:p/>
        </draw:line>
        <draw:line draw:style-name="gr1" draw:text-style-name="P1" draw:layer="layout" svg:x1="67.579cm" svg:y1="24.98cm" svg:x2="67.579cm" svg:y2="24.904cm">
          <text:p/>
        </draw:line>
        <draw:line draw:style-name="gr1" draw:text-style-name="P1" draw:layer="layout" svg:x1="67.579cm" svg:y1="24.726cm" svg:x2="67.579cm" svg:y2="24.802cm">
          <text:p/>
        </draw:line>
        <draw:line draw:style-name="gr7" draw:text-style-name="P1" draw:layer="layout" svg:x1="67.579cm" svg:y1="25.234cm" svg:x2="67.579cm" svg:y2="24.98cm">
          <text:p/>
        </draw:line>
        <draw:line draw:style-name="gr7" draw:text-style-name="P1" draw:layer="layout" svg:x1="67.579cm" svg:y1="24.472cm" svg:x2="67.579cm" svg:y2="24.726cm">
          <text:p/>
        </draw:line>
        <draw:frame draw:style-name="gr8" draw:text-style-name="P7" draw:layer="layout" svg:width="0.586cm" svg:height="0.289cm" svg:x="63.698cm" svg:y="24.695cm">
          <draw:text-box>
            <text:p text:style-name="P2"><text:span text:style-name="T5">100K</text:span></text:p>
          </draw:text-box>
        </draw:frame>
        <draw:frame draw:style-name="gr8" draw:text-style-name="P7" draw:layer="layout" svg:width="0.438cm" svg:height="0.289cm" svg:x="67.076cm" svg:y="24.466cm">
          <draw:text-box>
            <text:p text:style-name="P2"><text:span text:style-name="T5">C24</text:span></text:p>
          </draw:text-box>
        </draw:frame>
        <draw:path draw:style-name="gr1" draw:text-style-name="P1" draw:layer="layout" svg:width="0.152cm" svg:height="0.762cm" svg:x="68.925cm" svg:y="24.472cm" svg:viewBox="0 0 153 763" svg:d="M77 0l-77 76M0 76l153 152M153 228l-153 154M0 382l153 152M153 534l-153 153M0 687l77 76">
          <text:p/>
        </draw:path>
        <draw:line draw:style-name="gr7" draw:text-style-name="P1" draw:layer="layout" svg:x1="69.001cm" svg:y1="25.488cm" svg:x2="69.001cm" svg:y2="25.234cm">
          <text:p/>
        </draw:line>
        <draw:line draw:style-name="gr7" draw:text-style-name="P1" draw:layer="layout" svg:x1="69.001cm" svg:y1="24.218cm" svg:x2="69.001cm" svg:y2="24.472cm">
          <text:p/>
        </draw:line>
        <draw:frame draw:style-name="gr8" draw:text-style-name="P7" draw:layer="layout" svg:width="0.396cm" svg:height="0.289cm" svg:x="67.036cm" svg:y="24.995cm">
          <draw:text-box>
            <text:p text:style-name="P2"><text:span text:style-name="T5">153</text:span></text:p>
          </draw:text-box>
        </draw:frame>
        <draw:frame draw:style-name="gr8" draw:text-style-name="P7" draw:layer="layout" svg:width="0.438cm" svg:height="0.289cm" svg:x="68.448cm" svg:y="24.578cm">
          <draw:text-box>
            <text:p text:style-name="P2"><text:span text:style-name="T5">R10</text:span></text:p>
          </draw:text-box>
        </draw:frame>
        <draw:line draw:style-name="gr1" draw:text-style-name="P1" draw:layer="layout" svg:x1="70.51cm" svg:y1="24.218cm" svg:x2="70.51cm" svg:y2="23.811cm">
          <text:p/>
        </draw:line>
        <draw:line draw:style-name="gr1" draw:text-style-name="P1" draw:layer="layout" svg:x1="70.612cm" svg:y1="23.811cm" svg:x2="70.612cm" svg:y2="24.218cm">
          <text:p/>
        </draw:line>
        <draw:line draw:style-name="gr1" draw:text-style-name="P1" draw:layer="layout" svg:x1="70.688cm" svg:y1="24.015cm" svg:x2="70.612cm" svg:y2="24.015cm">
          <text:p/>
        </draw:line>
        <draw:line draw:style-name="gr1" draw:text-style-name="P1" draw:layer="layout" svg:x1="70.434cm" svg:y1="24.015cm" svg:x2="70.51cm" svg:y2="24.015cm">
          <text:p/>
        </draw:line>
        <draw:line draw:style-name="gr7" draw:text-style-name="P1" draw:layer="layout" svg:x1="70.942cm" svg:y1="24.015cm" svg:x2="70.688cm" svg:y2="24.015cm">
          <text:p/>
        </draw:line>
        <draw:line draw:style-name="gr7" draw:text-style-name="P1" draw:layer="layout" svg:x1="70.18cm" svg:y1="24.015cm" svg:x2="70.434cm" svg:y2="24.015cm">
          <text:p/>
        </draw:line>
        <draw:frame draw:style-name="gr8" draw:text-style-name="P7" draw:layer="layout" svg:width="0.455cm" svg:height="0.289cm" svg:x="68.372cm" svg:y="24.934cm">
          <draw:text-box>
            <text:p text:style-name="P2"><text:span text:style-name="T5">33K</text:span></text:p>
          </draw:text-box>
        </draw:frame>
        <draw:frame draw:style-name="gr8" draw:text-style-name="P7" draw:layer="layout" svg:width="0.438cm" svg:height="0.289cm" svg:x="69.947cm" svg:y="23.654cm">
          <draw:text-box>
            <text:p text:style-name="P2"><text:span text:style-name="T5">C25</text:span></text:p>
          </draw:text-box>
        </draw:frame>
        <draw:path draw:style-name="gr1" draw:text-style-name="P1" draw:layer="layout" svg:width="0.762cm" svg:height="0.153cm" svg:x="65.222cm" svg:y="20.382cm" svg:viewBox="0 0 763 154" svg:d="M0 78l76 76M76 154l152-154M228 0l153 154M381 154l152-154M533 0l152 154M685 154l78-76">
          <text:p/>
        </draw:path>
        <draw:line draw:style-name="gr7" draw:text-style-name="P1" draw:layer="layout" svg:x1="66.238cm" svg:y1="20.459cm" svg:x2="65.984cm" svg:y2="20.459cm">
          <text:p/>
        </draw:line>
        <draw:line draw:style-name="gr7" draw:text-style-name="P1" draw:layer="layout" svg:x1="64.968cm" svg:y1="20.459cm" svg:x2="65.222cm" svg:y2="20.459cm">
          <text:p/>
        </draw:line>
        <draw:frame draw:style-name="gr8" draw:text-style-name="P7" draw:layer="layout" svg:width="0.396cm" svg:height="0.289cm" svg:x="69.921cm" svg:y="24.085cm">
          <draw:text-box>
            <text:p text:style-name="P2"><text:span text:style-name="T5">153</text:span></text:p>
          </draw:text-box>
        </draw:frame>
        <draw:frame draw:style-name="gr8" draw:text-style-name="P7" draw:layer="layout" svg:width="0.307cm" svg:height="0.289cm" svg:x="65.176cm" svg:y="20.606cm">
          <draw:text-box>
            <text:p text:style-name="P2"><text:span text:style-name="T5">R4</text:span></text:p>
          </draw:text-box>
        </draw:frame>
        <draw:path draw:style-name="gr1" draw:text-style-name="P1" draw:layer="layout" svg:width="0.762cm" svg:height="0.153cm" svg:x="65.598cm" svg:y="23.938cm" svg:viewBox="0 0 763 154" svg:d="M0 78l76 76M76 154l152-154M228 0l154 154M382 154l152-154M534 0l152 154M686 154l77-76">
          <text:p/>
        </draw:path>
        <draw:line draw:style-name="gr7" draw:text-style-name="P1" draw:layer="layout" svg:x1="66.614cm" svg:y1="24.015cm" svg:x2="66.36cm" svg:y2="24.015cm">
          <text:p/>
        </draw:line>
        <draw:line draw:style-name="gr7" draw:text-style-name="P1" draw:layer="layout" svg:x1="65.344cm" svg:y1="24.015cm" svg:x2="65.598cm" svg:y2="24.015cm">
          <text:p/>
        </draw:line>
        <draw:frame draw:style-name="gr8" draw:text-style-name="P7" draw:layer="layout" svg:width="0.307cm" svg:height="0.289cm" svg:x="65.913cm" svg:y="20.606cm">
          <draw:text-box>
            <text:p text:style-name="P2"><text:span text:style-name="T5">0R</text:span></text:p>
          </draw:text-box>
        </draw:frame>
        <draw:frame draw:style-name="gr8" draw:text-style-name="P7" draw:layer="layout" svg:width="0.307cm" svg:height="0.289cm" svg:x="65.857cm" svg:y="23.552cm">
          <draw:text-box>
            <text:p text:style-name="P2"><text:span text:style-name="T5">R5</text:span></text:p>
          </draw:text-box>
        </draw:frame>
        <draw:line draw:style-name="gr1" draw:text-style-name="P1" draw:layer="layout" svg:x1="73.654cm" svg:y1="18.229cm" svg:x2="73.248cm" svg:y2="18.229cm">
          <text:p/>
        </draw:line>
        <draw:line draw:style-name="gr1" draw:text-style-name="P1" draw:layer="layout" svg:x1="73.248cm" svg:y1="18.127cm" svg:x2="73.654cm" svg:y2="18.127cm">
          <text:p/>
        </draw:line>
        <draw:line draw:style-name="gr1" draw:text-style-name="P1" draw:layer="layout" svg:x1="73.451cm" svg:y1="18.051cm" svg:x2="73.451cm" svg:y2="18.127cm">
          <text:p/>
        </draw:line>
        <draw:line draw:style-name="gr1" draw:text-style-name="P1" draw:layer="layout" svg:x1="73.451cm" svg:y1="18.305cm" svg:x2="73.451cm" svg:y2="18.229cm">
          <text:p/>
        </draw:line>
        <draw:line draw:style-name="gr7" draw:text-style-name="P1" draw:layer="layout" svg:x1="73.451cm" svg:y1="17.797cm" svg:x2="73.451cm" svg:y2="18.051cm">
          <text:p/>
        </draw:line>
        <draw:line draw:style-name="gr7" draw:text-style-name="P1" draw:layer="layout" svg:x1="73.451cm" svg:y1="18.559cm" svg:x2="73.451cm" svg:y2="18.305cm">
          <text:p/>
        </draw:line>
        <draw:frame draw:style-name="gr8" draw:text-style-name="P7" draw:layer="layout" svg:width="0.523cm" svg:height="0.289cm" svg:x="65.705cm" svg:y="24.187cm">
          <draw:text-box>
            <text:p text:style-name="P2"><text:span text:style-name="T5">3.3K</text:span></text:p>
          </draw:text-box>
        </draw:frame>
        <draw:frame draw:style-name="gr8" draw:text-style-name="P7" draw:layer="layout" svg:width="0.438cm" svg:height="0.289cm" svg:x="72.883cm" svg:y="17.756cm">
          <draw:text-box>
            <text:p text:style-name="P2"><text:span text:style-name="T5">C26</text:span></text:p>
          </draw:text-box>
        </draw:frame>
        <draw:path draw:style-name="gr1" draw:text-style-name="P1" draw:layer="layout" svg:width="0.762cm" svg:height="0.153cm" svg:x="71.775cm" svg:y="14.794cm" svg:viewBox="0 0 763 154" svg:d="M0 78l76 76M76 154l152-154M228 0l154 154M382 154l152-154M534 0l153 154M687 154l76-76">
          <text:p/>
        </draw:path>
        <draw:line draw:style-name="gr7" draw:text-style-name="P1" draw:layer="layout" svg:x1="72.791cm" svg:y1="14.871cm" svg:x2="72.537cm" svg:y2="14.871cm">
          <text:p/>
        </draw:line>
        <draw:line draw:style-name="gr7" draw:text-style-name="P1" draw:layer="layout" svg:x1="71.521cm" svg:y1="14.871cm" svg:x2="71.775cm" svg:y2="14.871cm">
          <text:p/>
        </draw:line>
        <draw:frame draw:style-name="gr8" draw:text-style-name="P7" draw:layer="layout" svg:width="0.396cm" svg:height="0.289cm" svg:x="72.928cm" svg:y="18.315cm">
          <draw:text-box>
            <text:p text:style-name="P2"><text:span text:style-name="T5">153</text:span></text:p>
          </draw:text-box>
        </draw:frame>
        <draw:frame draw:style-name="gr8" draw:text-style-name="P7" draw:layer="layout" svg:width="0.307cm" svg:height="0.289cm" svg:x="71.953cm" svg:y="14.459cm">
          <draw:text-box>
            <text:p text:style-name="P2"><text:span text:style-name="T5">R6</text:span></text:p>
          </draw:text-box>
        </draw:frame>
        <draw:line draw:style-name="gr1" draw:text-style-name="P1" draw:layer="layout" svg:x1="68.117cm" svg:y1="11.604cm" svg:x2="68.524cm" svg:y2="11.604cm">
          <text:p/>
        </draw:line>
        <draw:line draw:style-name="gr1" draw:text-style-name="P1" draw:layer="layout" svg:x1="68.524cm" svg:y1="11.706cm" svg:x2="68.117cm" svg:y2="11.706cm">
          <text:p/>
        </draw:line>
        <draw:line draw:style-name="gr1" draw:text-style-name="P1" draw:layer="layout" svg:x1="68.32cm" svg:y1="11.782cm" svg:x2="68.32cm" svg:y2="11.706cm">
          <text:p/>
        </draw:line>
        <draw:line draw:style-name="gr1" draw:text-style-name="P1" draw:layer="layout" svg:x1="68.32cm" svg:y1="11.528cm" svg:x2="68.32cm" svg:y2="11.604cm">
          <text:p/>
        </draw:line>
        <draw:line draw:style-name="gr7" draw:text-style-name="P1" draw:layer="layout" svg:x1="68.32cm" svg:y1="12.036cm" svg:x2="68.32cm" svg:y2="11.782cm">
          <text:p/>
        </draw:line>
        <draw:line draw:style-name="gr7" draw:text-style-name="P1" draw:layer="layout" svg:x1="68.32cm" svg:y1="11.274cm" svg:x2="68.32cm" svg:y2="11.528cm">
          <text:p/>
        </draw:line>
        <draw:frame draw:style-name="gr8" draw:text-style-name="P7" draw:layer="layout" svg:width="0.324cm" svg:height="0.289cm" svg:x="71.958cm" svg:y="15.038cm">
          <draw:text-box>
            <text:p text:style-name="P2"><text:span text:style-name="T5">1K</text:span></text:p>
          </draw:text-box>
        </draw:frame>
        <draw:frame draw:style-name="gr8" draw:text-style-name="P7" draw:layer="layout" svg:width="0.307cm" svg:height="0.289cm" svg:x="67.889cm" svg:y="11.36cm">
          <draw:text-box>
            <text:p text:style-name="P2"><text:span text:style-name="T5">C3</text:span></text:p>
          </draw:text-box>
        </draw:frame>
        <draw:line draw:style-name="gr1" draw:text-style-name="P1" draw:layer="layout" svg:x1="65.577cm" svg:y1="11.797cm" svg:x2="65.984cm" svg:y2="11.797cm">
          <text:p/>
        </draw:line>
        <draw:line draw:style-name="gr1" draw:text-style-name="P1" draw:layer="layout" svg:x1="65.984cm" svg:y1="11.899cm" svg:x2="65.577cm" svg:y2="11.899cm">
          <text:p/>
        </draw:line>
        <draw:line draw:style-name="gr1" draw:text-style-name="P1" draw:layer="layout" svg:x1="65.78cm" svg:y1="11.975cm" svg:x2="65.78cm" svg:y2="11.899cm">
          <text:p/>
        </draw:line>
        <draw:line draw:style-name="gr1" draw:text-style-name="P1" draw:layer="layout" svg:x1="65.78cm" svg:y1="11.721cm" svg:x2="65.78cm" svg:y2="11.797cm">
          <text:p/>
        </draw:line>
        <draw:line draw:style-name="gr7" draw:text-style-name="P1" draw:layer="layout" svg:x1="65.78cm" svg:y1="12.229cm" svg:x2="65.78cm" svg:y2="11.975cm">
          <text:p/>
        </draw:line>
        <draw:line draw:style-name="gr7" draw:text-style-name="P1" draw:layer="layout" svg:x1="65.78cm" svg:y1="11.467cm" svg:x2="65.78cm" svg:y2="11.721cm">
          <text:p/>
        </draw:line>
        <draw:frame draw:style-name="gr8" draw:text-style-name="P7" draw:layer="layout" svg:width="0.396cm" svg:height="0.289cm" svg:x="67.777cm" svg:y="11.797cm">
          <draw:text-box>
            <text:p text:style-name="P2"><text:span text:style-name="T5">104</text:span></text:p>
          </draw:text-box>
        </draw:frame>
        <draw:frame draw:style-name="gr8" draw:text-style-name="P7" draw:layer="layout" svg:width="0.438cm" svg:height="0.289cm" svg:x="65.248cm" svg:y="11.462cm">
          <draw:text-box>
            <text:p text:style-name="P2"><text:span text:style-name="T5">C20</text:span></text:p>
          </draw:text-box>
        </draw:frame>
        <draw:line draw:style-name="gr1" draw:text-style-name="P1" draw:layer="layout" svg:x1="62.433cm" svg:y1="10.502cm" svg:x2="62.433cm" svg:y2="10.095cm">
          <text:p/>
        </draw:line>
        <draw:line draw:style-name="gr1" draw:text-style-name="P1" draw:layer="layout" svg:x1="62.534cm" svg:y1="10.095cm" svg:x2="62.534cm" svg:y2="10.502cm">
          <text:p/>
        </draw:line>
        <draw:line draw:style-name="gr1" draw:text-style-name="P1" draw:layer="layout" svg:x1="62.611cm" svg:y1="10.299cm" svg:x2="62.534cm" svg:y2="10.299cm">
          <text:p/>
        </draw:line>
        <draw:line draw:style-name="gr1" draw:text-style-name="P1" draw:layer="layout" svg:x1="62.357cm" svg:y1="10.299cm" svg:x2="62.433cm" svg:y2="10.299cm">
          <text:p/>
        </draw:line>
        <draw:line draw:style-name="gr7" draw:text-style-name="P1" draw:layer="layout" svg:x1="62.865cm" svg:y1="10.299cm" svg:x2="62.611cm" svg:y2="10.299cm">
          <text:p/>
        </draw:line>
        <draw:line draw:style-name="gr7" draw:text-style-name="P1" draw:layer="layout" svg:x1="62.103cm" svg:y1="10.299cm" svg:x2="62.357cm" svg:y2="10.299cm">
          <text:p/>
        </draw:line>
        <draw:frame draw:style-name="gr8" draw:text-style-name="P7" draw:layer="layout" svg:width="0.396cm" svg:height="0.289cm" svg:x="65.237cm" svg:y="11.99cm">
          <draw:text-box>
            <text:p text:style-name="P2"><text:span text:style-name="T5">104</text:span></text:p>
          </draw:text-box>
        </draw:frame>
        <draw:frame draw:style-name="gr8" draw:text-style-name="P7" draw:layer="layout" svg:width="0.438cm" svg:height="0.289cm" svg:x="61.92cm" svg:y="9.912cm">
          <draw:text-box>
            <text:p text:style-name="P2"><text:span text:style-name="T5">C19</text:span></text:p>
          </draw:text-box>
        </draw:frame>
        <draw:path draw:style-name="gr1" draw:text-style-name="P1" draw:layer="layout" svg:width="0.762cm" svg:height="0.153cm" svg:x="63.24cm" svg:y="10.222cm" svg:viewBox="0 0 763 154" svg:d="M0 78l77 76M77 154l152-154M229 0l152 154M381 154l154-154M535 0l152 154M687 154l76-76">
          <text:p/>
        </draw:path>
        <draw:line draw:style-name="gr7" draw:text-style-name="P1" draw:layer="layout" svg:x1="64.256cm" svg:y1="10.299cm" svg:x2="64.002cm" svg:y2="10.299cm">
          <text:p/>
        </draw:line>
        <draw:line draw:style-name="gr7" draw:text-style-name="P1" draw:layer="layout" svg:x1="62.986cm" svg:y1="10.299cm" svg:x2="63.24cm" svg:y2="10.299cm">
          <text:p/>
        </draw:line>
        <draw:frame draw:style-name="gr8" draw:text-style-name="P7" draw:layer="layout" svg:width="0.366cm" svg:height="0.289cm" svg:x="61.92cm" svg:y="10.395cm">
          <draw:text-box>
            <text:p text:style-name="P2"><text:span text:style-name="T5">NC</text:span></text:p>
          </draw:text-box>
        </draw:frame>
        <draw:frame draw:style-name="gr8" draw:text-style-name="P7" draw:layer="layout" svg:width="0.438cm" svg:height="0.289cm" svg:x="63.551cm" svg:y="9.836cm">
          <draw:text-box>
            <text:p text:style-name="P2"><text:span text:style-name="T5">R11</text:span></text:p>
          </draw:text-box>
        </draw:frame>
        <draw:line draw:style-name="gr1" draw:text-style-name="P1" draw:layer="layout" svg:x1="71.617cm" svg:y1="10.095cm" svg:x2="71.617cm" svg:y2="10.502cm">
          <text:p/>
        </draw:line>
        <draw:line draw:style-name="gr1" draw:text-style-name="P1" draw:layer="layout" svg:x1="71.516cm" svg:y1="10.502cm" svg:x2="71.516cm" svg:y2="10.095cm">
          <text:p/>
        </draw:line>
        <draw:line draw:style-name="gr1" draw:text-style-name="P1" draw:layer="layout" svg:x1="71.44cm" svg:y1="10.299cm" svg:x2="71.516cm" svg:y2="10.299cm">
          <text:p/>
        </draw:line>
        <draw:line draw:style-name="gr1" draw:text-style-name="P1" draw:layer="layout" svg:x1="71.694cm" svg:y1="10.299cm" svg:x2="71.617cm" svg:y2="10.299cm">
          <text:p/>
        </draw:line>
        <draw:line draw:style-name="gr7" draw:text-style-name="P1" draw:layer="layout" svg:x1="71.186cm" svg:y1="10.299cm" svg:x2="71.44cm" svg:y2="10.299cm">
          <text:p/>
        </draw:line>
        <draw:line draw:style-name="gr7" draw:text-style-name="P1" draw:layer="layout" svg:x1="71.948cm" svg:y1="10.299cm" svg:x2="71.694cm" svg:y2="10.299cm">
          <text:p/>
        </draw:line>
        <draw:frame draw:style-name="gr8" draw:text-style-name="P7" draw:layer="layout" svg:width="0.523cm" svg:height="0.289cm" svg:x="63.373cm" svg:y="10.446cm">
          <draw:text-box>
            <text:p text:style-name="P2"><text:span text:style-name="T5">3.3K</text:span></text:p>
          </draw:text-box>
        </draw:frame>
        <draw:frame draw:style-name="gr8" draw:text-style-name="P7" draw:layer="layout" svg:width="0.438cm" svg:height="0.289cm" svg:x="71.633cm" svg:y="10.426cm">
          <draw:text-box>
            <text:p text:style-name="P2"><text:span text:style-name="T5">C29</text:span></text:p>
          </draw:text-box>
        </draw:frame>
        <draw:path draw:style-name="gr1" draw:text-style-name="P1" draw:layer="layout" svg:width="0.762cm" svg:height="0.153cm" svg:x="70.048cm" svg:y="10.222cm" svg:viewBox="0 0 763 154" svg:d="M763 78l-77-78M686 0l-152 154M534 154l-152-154M382 0l-154 154M228 154l-152-154M76 0l-76 78">
          <text:p/>
        </draw:path>
        <draw:line draw:style-name="gr7" draw:text-style-name="P1" draw:layer="layout" svg:x1="69.794cm" svg:y1="10.299cm" svg:x2="70.048cm" svg:y2="10.299cm">
          <text:p/>
        </draw:line>
        <draw:line draw:style-name="gr7" draw:text-style-name="P1" draw:layer="layout" svg:x1="71.064cm" svg:y1="10.299cm" svg:x2="70.81cm" svg:y2="10.299cm">
          <text:p/>
        </draw:line>
        <draw:frame draw:style-name="gr8" draw:text-style-name="P7" draw:layer="layout" svg:width="0.366cm" svg:height="0.289cm" svg:x="71.724cm" svg:y="9.943cm">
          <draw:text-box>
            <text:p text:style-name="P2"><text:span text:style-name="T5">NC</text:span></text:p>
          </draw:text-box>
        </draw:frame>
        <draw:frame draw:style-name="gr8" draw:text-style-name="P7" draw:layer="layout" svg:width="0.438cm" svg:height="0.289cm" svg:x="70.059cm" svg:y="9.842cm">
          <draw:text-box>
            <text:p text:style-name="P2"><text:span text:style-name="T5">R14</text:span></text:p>
          </draw:text-box>
        </draw:frame>
        <draw:line draw:style-name="gr1" draw:text-style-name="P1" draw:layer="layout" svg:x1="68.254cm" svg:y1="9.872cm" svg:x2="68.254cm" svg:y2="9.466cm">
          <text:p/>
        </draw:line>
        <draw:line draw:style-name="gr1" draw:text-style-name="P1" draw:layer="layout" svg:x1="68.153cm" svg:y1="9.466cm" svg:x2="68.153cm" svg:y2="9.872cm">
          <text:p/>
        </draw:line>
        <draw:line draw:style-name="gr1" draw:text-style-name="P1" draw:layer="layout" svg:x1="68.077cm" svg:y1="9.669cm" svg:x2="68.153cm" svg:y2="9.669cm">
          <text:p/>
        </draw:line>
        <draw:line draw:style-name="gr1" draw:text-style-name="P1" draw:layer="layout" svg:x1="68.331cm" svg:y1="9.669cm" svg:x2="68.254cm" svg:y2="9.669cm">
          <text:p/>
        </draw:line>
        <draw:line draw:style-name="gr7" draw:text-style-name="P1" draw:layer="layout" svg:x1="67.823cm" svg:y1="9.669cm" svg:x2="68.077cm" svg:y2="9.669cm">
          <text:p/>
        </draw:line>
        <draw:line draw:style-name="gr7" draw:text-style-name="P1" draw:layer="layout" svg:x1="68.585cm" svg:y1="9.669cm" svg:x2="68.331cm" svg:y2="9.669cm">
          <text:p/>
        </draw:line>
        <draw:frame draw:style-name="gr8" draw:text-style-name="P7" draw:layer="layout" svg:width="0.366cm" svg:height="0.289cm" svg:x="70.149cm" svg:y="10.426cm">
          <draw:text-box>
            <text:p text:style-name="P2"><text:span text:style-name="T5">NC</text:span></text:p>
          </draw:text-box>
        </draw:frame>
        <draw:frame draw:style-name="gr13" draw:text-style-name="P12" draw:layer="layout" svg:width="0.298cm" svg:height="0.28cm" svg:x="67.692cm" svg:y="9.291cm">
          <draw:text-box>
            <text:p text:style-name="P2"><text:span text:style-name="T11">C4</text:span></text:p>
          </draw:text-box>
        </draw:frame>
        <draw:line draw:style-name="gr1" draw:text-style-name="P1" draw:layer="layout" svg:x1="68.254cm" svg:y1="9.486cm" svg:x2="68.254cm" svg:y2="9.079cm">
          <text:p/>
        </draw:line>
        <draw:line draw:style-name="gr1" draw:text-style-name="P1" draw:layer="layout" svg:x1="68.153cm" svg:y1="9.079cm" svg:x2="68.153cm" svg:y2="9.486cm">
          <text:p/>
        </draw:line>
        <draw:line draw:style-name="gr1" draw:text-style-name="P1" draw:layer="layout" svg:x1="68.077cm" svg:y1="9.283cm" svg:x2="68.153cm" svg:y2="9.283cm">
          <text:p/>
        </draw:line>
        <draw:line draw:style-name="gr1" draw:text-style-name="P1" draw:layer="layout" svg:x1="68.331cm" svg:y1="9.283cm" svg:x2="68.254cm" svg:y2="9.283cm">
          <text:p/>
        </draw:line>
        <draw:line draw:style-name="gr7" draw:text-style-name="P1" draw:layer="layout" svg:x1="67.823cm" svg:y1="9.283cm" svg:x2="68.077cm" svg:y2="9.283cm">
          <text:p/>
        </draw:line>
        <draw:line draw:style-name="gr7" draw:text-style-name="P1" draw:layer="layout" svg:x1="68.585cm" svg:y1="9.283cm" svg:x2="68.331cm" svg:y2="9.283cm">
          <text:p/>
        </draw:line>
        <draw:frame draw:style-name="gr13" draw:text-style-name="P12" draw:layer="layout" svg:width="0.353cm" svg:height="0.28cm" svg:x="68.259cm" svg:y="9.296cm">
          <draw:text-box>
            <text:p text:style-name="P2"><text:span text:style-name="T11">NC</text:span></text:p>
          </draw:text-box>
        </draw:frame>
        <draw:frame draw:style-name="gr13" draw:text-style-name="P12" draw:layer="layout" svg:width="0.425cm" svg:height="0.28cm" svg:x="67.547cm" svg:y="8.905cm">
          <draw:text-box>
            <text:p text:style-name="P2"><text:span text:style-name="T11">C10</text:span></text:p>
          </draw:text-box>
        </draw:frame>
        <draw:path draw:style-name="gr1" draw:text-style-name="P1" draw:layer="layout" svg:width="0.762cm" svg:height="0.153cm" svg:x="71.917cm" svg:y="16.318cm" svg:viewBox="0 0 763 154" svg:d="M0 78l76 76M76 154l154-154M230 0l152 154M382 154l152-154M534 0l153 154M687 154l76-76">
          <text:p/>
        </draw:path>
        <draw:line draw:style-name="gr7" draw:text-style-name="P1" draw:layer="layout" svg:x1="72.933cm" svg:y1="16.395cm" svg:x2="72.679cm" svg:y2="16.395cm">
          <text:p/>
        </draw:line>
        <draw:line draw:style-name="gr7" draw:text-style-name="P1" draw:layer="layout" svg:x1="71.663cm" svg:y1="16.395cm" svg:x2="71.917cm" svg:y2="16.395cm">
          <text:p/>
        </draw:line>
        <draw:frame draw:style-name="gr13" draw:text-style-name="P12" draw:layer="layout" svg:width="0.353cm" svg:height="0.28cm" svg:x="68.259cm" svg:y="8.91cm">
          <draw:text-box>
            <text:p text:style-name="P2"><text:span text:style-name="T11">NC</text:span></text:p>
          </draw:text-box>
        </draw:frame>
        <draw:frame draw:style-name="gr8" draw:text-style-name="P7" draw:layer="layout" svg:width="0.438cm" svg:height="0.289cm" svg:x="72.095cm" svg:y="15.983cm">
          <draw:text-box>
            <text:p text:style-name="P2"><text:span text:style-name="T5">R12</text:span></text:p>
          </draw:text-box>
        </draw:frame>
        <draw:path draw:style-name="gr1" draw:text-style-name="P1" draw:layer="layout" svg:width="0.406cm" svg:height="0.153cm" svg:x="65.105cm" svg:y="21.144cm" svg:viewBox="0 0 407 154" svg:d="M407 154v-154M407 0h-407M0 0v154M0 154h407">
          <text:p/>
        </draw:path>
        <draw:line draw:style-name="gr7" draw:text-style-name="P1" draw:layer="layout" svg:x1="65.689cm" svg:y1="21.221cm" svg:x2="65.511cm" svg:y2="21.221cm">
          <text:p/>
        </draw:line>
        <draw:line draw:style-name="gr7" draw:text-style-name="P1" draw:layer="layout" svg:x1="64.927cm" svg:y1="21.221cm" svg:x2="65.105cm" svg:y2="21.221cm">
          <text:p/>
        </draw:line>
        <draw:frame draw:style-name="gr8" draw:text-style-name="P7" draw:layer="layout" svg:width="0.586cm" svg:height="0.289cm" svg:x="71.918cm" svg:y="16.526cm">
          <draw:text-box>
            <text:p text:style-name="P2"><text:span text:style-name="T5">100K</text:span></text:p>
          </draw:text-box>
        </draw:frame>
        <draw:frame draw:style-name="gr10" draw:text-style-name="P9" draw:layer="layout" svg:width="0.421cm" svg:height="0.28cm" svg:x="64.976cm" svg:y="20.867cm">
          <draw:text-box>
            <text:p text:style-name="P2"><text:span text:style-name="T7">R29</text:span></text:p>
          </draw:text-box>
        </draw:frame>
        <draw:path draw:style-name="gr1" draw:text-style-name="P1" draw:layer="layout" svg:width="1.219cm" svg:height="8.839cm" svg:x="34.31cm" svg:y="26.428cm" svg:viewBox="0 0 1220 8840" svg:d="M0 0v8840M0 8840h1220M1220 8840v-8840M1220 0h-1220">
          <text:p/>
        </draw:path>
        <draw:line draw:style-name="gr1" draw:text-style-name="P1" draw:layer="layout" svg:x1="33.797cm" svg:y1="26.682cm" svg:x2="34.305cm" svg:y2="26.682cm">
          <text:p/>
        </draw:line>
        <draw:line draw:style-name="gr1" draw:text-style-name="P1" draw:layer="layout" svg:x1="33.802cm" svg:y1="27.063cm" svg:x2="34.31cm" svg:y2="27.063cm">
          <text:p/>
        </draw:line>
        <draw:line draw:style-name="gr1" draw:text-style-name="P1" draw:layer="layout" svg:x1="33.802cm" svg:y1="27.444cm" svg:x2="34.31cm" svg:y2="27.444cm">
          <text:p/>
        </draw:line>
        <draw:line draw:style-name="gr1" draw:text-style-name="P1" draw:layer="layout" svg:x1="33.802cm" svg:y1="28.587cm" svg:x2="34.31cm" svg:y2="28.587cm">
          <text:p/>
        </draw:line>
        <draw:line draw:style-name="gr1" draw:text-style-name="P1" draw:layer="layout" svg:x1="33.802cm" svg:y1="28.206cm" svg:x2="34.31cm" svg:y2="28.206cm">
          <text:p/>
        </draw:line>
        <draw:line draw:style-name="gr1" draw:text-style-name="P1" draw:layer="layout" svg:x1="33.802cm" svg:y1="27.825cm" svg:x2="34.31cm" svg:y2="27.825cm">
          <text:p/>
        </draw:line>
        <draw:line draw:style-name="gr1" draw:text-style-name="P1" draw:layer="layout" svg:x1="33.802cm" svg:y1="28.968cm" svg:x2="34.31cm" svg:y2="28.968cm">
          <text:p/>
        </draw:line>
        <draw:line draw:style-name="gr1" draw:text-style-name="P1" draw:layer="layout" svg:x1="33.802cm" svg:y1="29.349cm" svg:x2="34.31cm" svg:y2="29.349cm">
          <text:p/>
        </draw:line>
        <draw:line draw:style-name="gr1" draw:text-style-name="P1" draw:layer="layout" svg:x1="33.802cm" svg:y1="29.73cm" svg:x2="34.31cm" svg:y2="29.73cm">
          <text:p/>
        </draw:line>
        <draw:line draw:style-name="gr1" draw:text-style-name="P1" draw:layer="layout" svg:x1="33.802cm" svg:y1="30.111cm" svg:x2="34.31cm" svg:y2="30.111cm">
          <text:p/>
        </draw:line>
        <draw:line draw:style-name="gr1" draw:text-style-name="P1" draw:layer="layout" svg:x1="33.802cm" svg:y1="30.492cm" svg:x2="34.31cm" svg:y2="30.492cm">
          <text:p/>
        </draw:line>
        <draw:line draw:style-name="gr1" draw:text-style-name="P1" draw:layer="layout" svg:x1="33.802cm" svg:y1="30.873cm" svg:x2="34.31cm" svg:y2="30.873cm">
          <text:p/>
        </draw:line>
        <draw:line draw:style-name="gr1" draw:text-style-name="P1" draw:layer="layout" svg:x1="33.802cm" svg:y1="31.254cm" svg:x2="34.31cm" svg:y2="31.254cm">
          <text:p/>
        </draw:line>
        <draw:line draw:style-name="gr1" draw:text-style-name="P1" draw:layer="layout" svg:x1="33.802cm" svg:y1="31.635cm" svg:x2="34.31cm" svg:y2="31.635cm">
          <text:p/>
        </draw:line>
        <draw:line draw:style-name="gr1" draw:text-style-name="P1" draw:layer="layout" svg:x1="33.802cm" svg:y1="32.016cm" svg:x2="34.31cm" svg:y2="32.016cm">
          <text:p/>
        </draw:line>
        <draw:line draw:style-name="gr1" draw:text-style-name="P1" draw:layer="layout" svg:x1="33.802cm" svg:y1="32.397cm" svg:x2="34.31cm" svg:y2="32.397cm">
          <text:p/>
        </draw:line>
        <draw:line draw:style-name="gr1" draw:text-style-name="P1" draw:layer="layout" svg:x1="33.802cm" svg:y1="32.778cm" svg:x2="34.31cm" svg:y2="32.778cm">
          <text:p/>
        </draw:line>
        <draw:line draw:style-name="gr1" draw:text-style-name="P1" draw:layer="layout" svg:x1="33.802cm" svg:y1="33.184cm" svg:x2="34.31cm" svg:y2="33.184cm">
          <text:p/>
        </draw:line>
        <draw:line draw:style-name="gr1" draw:text-style-name="P1" draw:layer="layout" svg:x1="33.802cm" svg:y1="33.59cm" svg:x2="34.31cm" svg:y2="33.59cm">
          <text:p/>
        </draw:line>
        <draw:line draw:style-name="gr1" draw:text-style-name="P1" draw:layer="layout" svg:x1="33.802cm" svg:y1="34.048cm" svg:x2="34.31cm" svg:y2="34.048cm">
          <text:p/>
        </draw:line>
        <draw:line draw:style-name="gr1" draw:text-style-name="P1" draw:layer="layout" svg:x1="33.802cm" svg:y1="34.505cm" svg:x2="34.31cm" svg:y2="34.505cm">
          <text:p/>
        </draw:line>
        <draw:line draw:style-name="gr1" draw:text-style-name="P1" draw:layer="layout" svg:x1="33.802cm" svg:y1="34.911cm" svg:x2="34.31cm" svg:y2="34.911cm">
          <text:p/>
        </draw:line>
        <draw:frame draw:style-name="gr13" draw:text-style-name="P12" draw:layer="layout" svg:width="0.298cm" svg:height="0.28cm" svg:x="65.091cm" svg:y="21.349cm">
          <draw:text-box>
            <text:p text:style-name="P2"><text:span text:style-name="T11">0R</text:span></text:p>
          </draw:text-box>
        </draw:frame>
        <draw:frame draw:style-name="gr9" draw:text-style-name="P8" draw:layer="layout" svg:width="0.229cm" svg:height="0.255cm" svg:x="34.021cm" svg:y="26.426cm">
          <draw:text-box>
            <text:p text:style-name="P2"><text:span text:style-name="T6">1</text:span></text:p>
          </draw:text-box>
        </draw:frame>
        <draw:frame draw:style-name="gr9" draw:text-style-name="P8" draw:layer="layout" svg:width="0.229cm" svg:height="0.255cm" svg:x="34.026cm" svg:y="26.807cm">
          <draw:text-box>
            <text:p text:style-name="P2"><text:span text:style-name="T6">2</text:span></text:p>
          </draw:text-box>
        </draw:frame>
        <draw:frame draw:style-name="gr9" draw:text-style-name="P8" draw:layer="layout" svg:width="0.229cm" svg:height="0.255cm" svg:x="34.026cm" svg:y="27.188cm">
          <draw:text-box>
            <text:p text:style-name="P2"><text:span text:style-name="T6">3</text:span></text:p>
          </draw:text-box>
        </draw:frame>
        <draw:frame draw:style-name="gr9" draw:text-style-name="P8" draw:layer="layout" svg:width="0.229cm" svg:height="0.255cm" svg:x="34.026cm" svg:y="28.331cm">
          <draw:text-box>
            <text:p text:style-name="P2"><text:span text:style-name="T6">6</text:span></text:p>
          </draw:text-box>
        </draw:frame>
        <draw:frame draw:style-name="gr9" draw:text-style-name="P8" draw:layer="layout" svg:width="0.229cm" svg:height="0.255cm" svg:x="34.026cm" svg:y="27.95cm">
          <draw:text-box>
            <text:p text:style-name="P2"><text:span text:style-name="T6">5</text:span></text:p>
          </draw:text-box>
        </draw:frame>
        <draw:frame draw:style-name="gr9" draw:text-style-name="P8" draw:layer="layout" svg:width="0.229cm" svg:height="0.255cm" svg:x="34.026cm" svg:y="27.569cm">
          <draw:text-box>
            <text:p text:style-name="P2"><text:span text:style-name="T6">4</text:span></text:p>
          </draw:text-box>
        </draw:frame>
        <draw:frame draw:style-name="gr9" draw:text-style-name="P8" draw:layer="layout" svg:width="0.229cm" svg:height="0.255cm" svg:x="34.026cm" svg:y="28.712cm">
          <draw:text-box>
            <text:p text:style-name="P2"><text:span text:style-name="T6">7</text:span></text:p>
          </draw:text-box>
        </draw:frame>
        <draw:frame draw:style-name="gr9" draw:text-style-name="P8" draw:layer="layout" svg:width="0.229cm" svg:height="0.255cm" svg:x="34.026cm" svg:y="29.093cm">
          <draw:text-box>
            <text:p text:style-name="P2"><text:span text:style-name="T6">8</text:span></text:p>
          </draw:text-box>
        </draw:frame>
        <draw:frame draw:style-name="gr9" draw:text-style-name="P8" draw:layer="layout" svg:width="0.229cm" svg:height="0.255cm" svg:x="34.026cm" svg:y="29.474cm">
          <draw:text-box>
            <text:p text:style-name="P2"><text:span text:style-name="T6">9</text:span></text:p>
          </draw:text-box>
        </draw:frame>
        <draw:frame draw:style-name="gr9" draw:text-style-name="P8" draw:layer="layout" svg:width="0.231cm" svg:height="0.255cm" svg:x="33.894cm" svg:y="29.855cm">
          <draw:text-box>
            <text:p text:style-name="P2"><text:span text:style-name="T6">10</text:span></text:p>
          </draw:text-box>
        </draw:frame>
        <draw:frame draw:style-name="gr9" draw:text-style-name="P8" draw:layer="layout" svg:width="0.231cm" svg:height="0.255cm" svg:x="33.894cm" svg:y="30.236cm">
          <draw:text-box>
            <text:p text:style-name="P2"><text:span text:style-name="T6">11</text:span></text:p>
          </draw:text-box>
        </draw:frame>
        <draw:frame draw:style-name="gr9" draw:text-style-name="P8" draw:layer="layout" svg:width="0.231cm" svg:height="0.255cm" svg:x="33.894cm" svg:y="30.617cm">
          <draw:text-box>
            <text:p text:style-name="P2"><text:span text:style-name="T6">12</text:span></text:p>
          </draw:text-box>
        </draw:frame>
        <draw:frame draw:style-name="gr9" draw:text-style-name="P8" draw:layer="layout" svg:width="0.231cm" svg:height="0.255cm" svg:x="33.894cm" svg:y="30.998cm">
          <draw:text-box>
            <text:p text:style-name="P2"><text:span text:style-name="T6">13</text:span></text:p>
          </draw:text-box>
        </draw:frame>
        <draw:frame draw:style-name="gr9" draw:text-style-name="P8" draw:layer="layout" svg:width="0.231cm" svg:height="0.255cm" svg:x="33.894cm" svg:y="31.379cm">
          <draw:text-box>
            <text:p text:style-name="P2"><text:span text:style-name="T6">14</text:span></text:p>
          </draw:text-box>
        </draw:frame>
        <draw:frame draw:style-name="gr9" draw:text-style-name="P8" draw:layer="layout" svg:width="0.231cm" svg:height="0.255cm" svg:x="33.894cm" svg:y="31.76cm">
          <draw:text-box>
            <text:p text:style-name="P2"><text:span text:style-name="T6">15</text:span></text:p>
          </draw:text-box>
        </draw:frame>
        <draw:frame draw:style-name="gr9" draw:text-style-name="P8" draw:layer="layout" svg:width="0.231cm" svg:height="0.255cm" svg:x="33.894cm" svg:y="32.141cm">
          <draw:text-box>
            <text:p text:style-name="P2"><text:span text:style-name="T6">16</text:span></text:p>
          </draw:text-box>
        </draw:frame>
        <draw:frame draw:style-name="gr9" draw:text-style-name="P8" draw:layer="layout" svg:width="0.231cm" svg:height="0.255cm" svg:x="33.894cm" svg:y="32.522cm">
          <draw:text-box>
            <text:p text:style-name="P2"><text:span text:style-name="T6">17</text:span></text:p>
          </draw:text-box>
        </draw:frame>
        <draw:frame draw:style-name="gr9" draw:text-style-name="P8" draw:layer="layout" svg:width="0.231cm" svg:height="0.255cm" svg:x="33.894cm" svg:y="32.929cm">
          <draw:text-box>
            <text:p text:style-name="P2"><text:span text:style-name="T6">18</text:span></text:p>
          </draw:text-box>
        </draw:frame>
        <draw:frame draw:style-name="gr9" draw:text-style-name="P8" draw:layer="layout" svg:width="0.231cm" svg:height="0.255cm" svg:x="33.894cm" svg:y="33.335cm">
          <draw:text-box>
            <text:p text:style-name="P2"><text:span text:style-name="T6">19</text:span></text:p>
          </draw:text-box>
        </draw:frame>
        <draw:frame draw:style-name="gr9" draw:text-style-name="P8" draw:layer="layout" svg:width="0.231cm" svg:height="0.255cm" svg:x="33.894cm" svg:y="33.792cm">
          <draw:text-box>
            <text:p text:style-name="P2"><text:span text:style-name="T6">20</text:span></text:p>
          </draw:text-box>
        </draw:frame>
        <draw:frame draw:style-name="gr9" draw:text-style-name="P8" draw:layer="layout" svg:width="0.231cm" svg:height="0.255cm" svg:x="33.894cm" svg:y="34.25cm">
          <draw:text-box>
            <text:p text:style-name="P2"><text:span text:style-name="T6">21</text:span></text:p>
          </draw:text-box>
        </draw:frame>
        <draw:frame draw:style-name="gr9" draw:text-style-name="P8" draw:layer="layout" svg:width="0.231cm" svg:height="0.255cm" svg:x="33.894cm" svg:y="34.656cm">
          <draw:text-box>
            <text:p text:style-name="P2"><text:span text:style-name="T6">22</text:span></text:p>
          </draw:text-box>
        </draw:frame>
        <draw:frame draw:style-name="gr9" draw:text-style-name="P8" draw:layer="layout" svg:width="0.229cm" svg:height="0.255cm" svg:x="34.273cm" svg:y="26.04cm">
          <draw:text-box>
            <text:p text:style-name="P2"><text:span text:style-name="T6">J1</text:span></text:p>
          </draw:text-box>
        </draw:frame>
        <draw:path draw:style-name="gr1" draw:text-style-name="P1" draw:layer="layout" svg:width="1.219cm" svg:height="8.839cm" svg:x="39.573cm" svg:y="26.448cm" svg:viewBox="0 0 1220 8840" svg:d="M1220 0v8840M1220 8840h-1220M0 8840v-8840M0 0h1220">
          <text:p/>
        </draw:path>
        <draw:line draw:style-name="gr1" draw:text-style-name="P1" draw:layer="layout" svg:x1="41.305cm" svg:y1="26.702cm" svg:x2="40.797cm" svg:y2="26.702cm">
          <text:p/>
        </draw:line>
        <draw:line draw:style-name="gr1" draw:text-style-name="P1" draw:layer="layout" svg:x1="41.3cm" svg:y1="27.083cm" svg:x2="40.792cm" svg:y2="27.083cm">
          <text:p/>
        </draw:line>
        <draw:line draw:style-name="gr1" draw:text-style-name="P1" draw:layer="layout" svg:x1="41.3cm" svg:y1="27.464cm" svg:x2="40.792cm" svg:y2="27.464cm">
          <text:p/>
        </draw:line>
        <draw:line draw:style-name="gr1" draw:text-style-name="P1" draw:layer="layout" svg:x1="41.3cm" svg:y1="28.607cm" svg:x2="40.792cm" svg:y2="28.607cm">
          <text:p/>
        </draw:line>
        <draw:line draw:style-name="gr1" draw:text-style-name="P1" draw:layer="layout" svg:x1="41.3cm" svg:y1="28.226cm" svg:x2="40.792cm" svg:y2="28.226cm">
          <text:p/>
        </draw:line>
        <draw:line draw:style-name="gr1" draw:text-style-name="P1" draw:layer="layout" svg:x1="41.3cm" svg:y1="27.845cm" svg:x2="40.792cm" svg:y2="27.845cm">
          <text:p/>
        </draw:line>
        <draw:line draw:style-name="gr1" draw:text-style-name="P1" draw:layer="layout" svg:x1="41.3cm" svg:y1="28.988cm" svg:x2="40.792cm" svg:y2="28.988cm">
          <text:p/>
        </draw:line>
        <draw:line draw:style-name="gr1" draw:text-style-name="P1" draw:layer="layout" svg:x1="41.3cm" svg:y1="29.369cm" svg:x2="40.792cm" svg:y2="29.369cm">
          <text:p/>
        </draw:line>
        <draw:line draw:style-name="gr1" draw:text-style-name="P1" draw:layer="layout" svg:x1="41.3cm" svg:y1="29.75cm" svg:x2="40.792cm" svg:y2="29.75cm">
          <text:p/>
        </draw:line>
        <draw:line draw:style-name="gr1" draw:text-style-name="P1" draw:layer="layout" svg:x1="41.3cm" svg:y1="30.131cm" svg:x2="40.792cm" svg:y2="30.131cm">
          <text:p/>
        </draw:line>
        <draw:line draw:style-name="gr1" draw:text-style-name="P1" draw:layer="layout" svg:x1="41.3cm" svg:y1="30.512cm" svg:x2="40.792cm" svg:y2="30.512cm">
          <text:p/>
        </draw:line>
        <draw:line draw:style-name="gr1" draw:text-style-name="P1" draw:layer="layout" svg:x1="41.3cm" svg:y1="30.893cm" svg:x2="40.792cm" svg:y2="30.893cm">
          <text:p/>
        </draw:line>
        <draw:line draw:style-name="gr1" draw:text-style-name="P1" draw:layer="layout" svg:x1="41.3cm" svg:y1="31.274cm" svg:x2="40.792cm" svg:y2="31.274cm">
          <text:p/>
        </draw:line>
        <draw:line draw:style-name="gr1" draw:text-style-name="P1" draw:layer="layout" svg:x1="41.3cm" svg:y1="31.655cm" svg:x2="40.792cm" svg:y2="31.655cm">
          <text:p/>
        </draw:line>
        <draw:line draw:style-name="gr1" draw:text-style-name="P1" draw:layer="layout" svg:x1="41.3cm" svg:y1="32.036cm" svg:x2="40.792cm" svg:y2="32.036cm">
          <text:p/>
        </draw:line>
        <draw:line draw:style-name="gr1" draw:text-style-name="P1" draw:layer="layout" svg:x1="41.3cm" svg:y1="32.417cm" svg:x2="40.792cm" svg:y2="32.417cm">
          <text:p/>
        </draw:line>
        <draw:line draw:style-name="gr1" draw:text-style-name="P1" draw:layer="layout" svg:x1="41.3cm" svg:y1="32.798cm" svg:x2="40.792cm" svg:y2="32.798cm">
          <text:p/>
        </draw:line>
        <draw:line draw:style-name="gr1" draw:text-style-name="P1" draw:layer="layout" svg:x1="41.3cm" svg:y1="33.204cm" svg:x2="40.792cm" svg:y2="33.204cm">
          <text:p/>
        </draw:line>
        <draw:line draw:style-name="gr1" draw:text-style-name="P1" draw:layer="layout" svg:x1="41.3cm" svg:y1="33.611cm" svg:x2="40.792cm" svg:y2="33.611cm">
          <text:p/>
        </draw:line>
        <draw:line draw:style-name="gr1" draw:text-style-name="P1" draw:layer="layout" svg:x1="41.3cm" svg:y1="34.068cm" svg:x2="40.792cm" svg:y2="34.068cm">
          <text:p/>
        </draw:line>
        <draw:line draw:style-name="gr1" draw:text-style-name="P1" draw:layer="layout" svg:x1="41.3cm" svg:y1="34.525cm" svg:x2="40.792cm" svg:y2="34.525cm">
          <text:p/>
        </draw:line>
        <draw:line draw:style-name="gr1" draw:text-style-name="P1" draw:layer="layout" svg:x1="41.3cm" svg:y1="34.932cm" svg:x2="40.792cm" svg:y2="34.932cm">
          <text:p/>
        </draw:line>
        <draw:frame draw:style-name="gr9" draw:text-style-name="P8" draw:layer="layout" svg:width="0.599cm" svg:height="0.255cm" svg:x="34.36cm" svg:y="35.342cm">
          <draw:text-box>
            <text:p text:style-name="P2"><text:span text:style-name="T6">22PIN</text:span></text:p>
          </draw:text-box>
        </draw:frame>
        <draw:frame draw:style-name="gr9" draw:text-style-name="P8" draw:layer="layout" svg:width="0.229cm" svg:height="0.255cm" svg:x="40.95cm" svg:y="26.447cm">
          <draw:text-box>
            <text:p text:style-name="P2"><text:span text:style-name="T6">1</text:span></text:p>
          </draw:text-box>
        </draw:frame>
        <draw:frame draw:style-name="gr9" draw:text-style-name="P8" draw:layer="layout" svg:width="0.229cm" svg:height="0.255cm" svg:x="40.945cm" svg:y="26.828cm">
          <draw:text-box>
            <text:p text:style-name="P2"><text:span text:style-name="T6">2</text:span></text:p>
          </draw:text-box>
        </draw:frame>
        <draw:frame draw:style-name="gr9" draw:text-style-name="P8" draw:layer="layout" svg:width="0.229cm" svg:height="0.255cm" svg:x="40.945cm" svg:y="27.209cm">
          <draw:text-box>
            <text:p text:style-name="P2"><text:span text:style-name="T6">3</text:span></text:p>
          </draw:text-box>
        </draw:frame>
        <draw:frame draw:style-name="gr9" draw:text-style-name="P8" draw:layer="layout" svg:width="0.229cm" svg:height="0.255cm" svg:x="40.945cm" svg:y="28.352cm">
          <draw:text-box>
            <text:p text:style-name="P2"><text:span text:style-name="T6">6</text:span></text:p>
          </draw:text-box>
        </draw:frame>
        <draw:frame draw:style-name="gr9" draw:text-style-name="P8" draw:layer="layout" svg:width="0.229cm" svg:height="0.255cm" svg:x="40.945cm" svg:y="27.971cm">
          <draw:text-box>
            <text:p text:style-name="P2"><text:span text:style-name="T6">5</text:span></text:p>
          </draw:text-box>
        </draw:frame>
        <draw:frame draw:style-name="gr9" draw:text-style-name="P8" draw:layer="layout" svg:width="0.229cm" svg:height="0.255cm" svg:x="40.945cm" svg:y="27.59cm">
          <draw:text-box>
            <text:p text:style-name="P2"><text:span text:style-name="T6">4</text:span></text:p>
          </draw:text-box>
        </draw:frame>
        <draw:frame draw:style-name="gr9" draw:text-style-name="P8" draw:layer="layout" svg:width="0.229cm" svg:height="0.255cm" svg:x="40.945cm" svg:y="28.733cm">
          <draw:text-box>
            <text:p text:style-name="P2"><text:span text:style-name="T6">7</text:span></text:p>
          </draw:text-box>
        </draw:frame>
        <draw:frame draw:style-name="gr9" draw:text-style-name="P8" draw:layer="layout" svg:width="0.229cm" svg:height="0.255cm" svg:x="40.945cm" svg:y="29.114cm">
          <draw:text-box>
            <text:p text:style-name="P2"><text:span text:style-name="T6">8</text:span></text:p>
          </draw:text-box>
        </draw:frame>
        <draw:frame draw:style-name="gr9" draw:text-style-name="P8" draw:layer="layout" svg:width="0.229cm" svg:height="0.255cm" svg:x="40.945cm" svg:y="29.495cm">
          <draw:text-box>
            <text:p text:style-name="P2"><text:span text:style-name="T6">9</text:span></text:p>
          </draw:text-box>
        </draw:frame>
        <draw:frame draw:style-name="gr9" draw:text-style-name="P8" draw:layer="layout" svg:width="0.231cm" svg:height="0.255cm" svg:x="40.945cm" svg:y="29.876cm">
          <draw:text-box>
            <text:p text:style-name="P2"><text:span text:style-name="T6">10</text:span></text:p>
          </draw:text-box>
        </draw:frame>
        <draw:frame draw:style-name="gr9" draw:text-style-name="P8" draw:layer="layout" svg:width="0.231cm" svg:height="0.255cm" svg:x="40.945cm" svg:y="30.257cm">
          <draw:text-box>
            <text:p text:style-name="P2"><text:span text:style-name="T6">11</text:span></text:p>
          </draw:text-box>
        </draw:frame>
        <draw:frame draw:style-name="gr9" draw:text-style-name="P8" draw:layer="layout" svg:width="0.231cm" svg:height="0.255cm" svg:x="40.945cm" svg:y="30.638cm">
          <draw:text-box>
            <text:p text:style-name="P2"><text:span text:style-name="T6">12</text:span></text:p>
          </draw:text-box>
        </draw:frame>
        <draw:frame draw:style-name="gr9" draw:text-style-name="P8" draw:layer="layout" svg:width="0.231cm" svg:height="0.255cm" svg:x="40.945cm" svg:y="31.019cm">
          <draw:text-box>
            <text:p text:style-name="P2"><text:span text:style-name="T6">13</text:span></text:p>
          </draw:text-box>
        </draw:frame>
        <draw:frame draw:style-name="gr9" draw:text-style-name="P8" draw:layer="layout" svg:width="0.231cm" svg:height="0.255cm" svg:x="40.945cm" svg:y="31.4cm">
          <draw:text-box>
            <text:p text:style-name="P2"><text:span text:style-name="T6">14</text:span></text:p>
          </draw:text-box>
        </draw:frame>
        <draw:frame draw:style-name="gr9" draw:text-style-name="P8" draw:layer="layout" svg:width="0.231cm" svg:height="0.255cm" svg:x="40.945cm" svg:y="31.781cm">
          <draw:text-box>
            <text:p text:style-name="P2"><text:span text:style-name="T6">15</text:span></text:p>
          </draw:text-box>
        </draw:frame>
        <draw:frame draw:style-name="gr9" draw:text-style-name="P8" draw:layer="layout" svg:width="0.231cm" svg:height="0.255cm" svg:x="40.945cm" svg:y="32.162cm">
          <draw:text-box>
            <text:p text:style-name="P2"><text:span text:style-name="T6">16</text:span></text:p>
          </draw:text-box>
        </draw:frame>
        <draw:frame draw:style-name="gr9" draw:text-style-name="P8" draw:layer="layout" svg:width="0.231cm" svg:height="0.255cm" svg:x="40.945cm" svg:y="32.543cm">
          <draw:text-box>
            <text:p text:style-name="P2"><text:span text:style-name="T6">17</text:span></text:p>
          </draw:text-box>
        </draw:frame>
        <draw:frame draw:style-name="gr9" draw:text-style-name="P8" draw:layer="layout" svg:width="0.231cm" svg:height="0.255cm" svg:x="40.945cm" svg:y="32.949cm">
          <draw:text-box>
            <text:p text:style-name="P2"><text:span text:style-name="T6">18</text:span></text:p>
          </draw:text-box>
        </draw:frame>
        <draw:frame draw:style-name="gr9" draw:text-style-name="P8" draw:layer="layout" svg:width="0.231cm" svg:height="0.255cm" svg:x="40.945cm" svg:y="33.356cm">
          <draw:text-box>
            <text:p text:style-name="P2"><text:span text:style-name="T6">19</text:span></text:p>
          </draw:text-box>
        </draw:frame>
        <draw:frame draw:style-name="gr9" draw:text-style-name="P8" draw:layer="layout" svg:width="0.231cm" svg:height="0.255cm" svg:x="40.945cm" svg:y="33.813cm">
          <draw:text-box>
            <text:p text:style-name="P2"><text:span text:style-name="T6">20</text:span></text:p>
          </draw:text-box>
        </draw:frame>
        <draw:frame draw:style-name="gr9" draw:text-style-name="P8" draw:layer="layout" svg:width="0.231cm" svg:height="0.255cm" svg:x="40.945cm" svg:y="34.27cm">
          <draw:text-box>
            <text:p text:style-name="P2"><text:span text:style-name="T6">21</text:span></text:p>
          </draw:text-box>
        </draw:frame>
        <draw:frame draw:style-name="gr9" draw:text-style-name="P8" draw:layer="layout" svg:width="0.231cm" svg:height="0.255cm" svg:x="40.945cm" svg:y="34.676cm">
          <draw:text-box>
            <text:p text:style-name="P2"><text:span text:style-name="T6">22</text:span></text:p>
          </draw:text-box>
        </draw:frame>
        <draw:frame draw:style-name="gr9" draw:text-style-name="P8" draw:layer="layout" svg:width="0.229cm" svg:height="0.255cm" svg:x="39.668cm" svg:y="26.132cm">
          <draw:text-box>
            <text:p text:style-name="P2"><text:span text:style-name="T6">J2</text:span></text:p>
          </draw:text-box>
        </draw:frame>
        <draw:path draw:style-name="gr7" draw:text-style-name="P1" draw:layer="layout" svg:width="0.508cm" svg:height="0.762cm" svg:x="20.462cm" svg:y="26.199cm" svg:viewBox="0 0 509 763" svg:d="M0 763v-763M0 0h509M509 0v763M509 763h-509">
          <text:p/>
        </draw:path>
        <draw:line draw:style-name="gr7" draw:text-style-name="P1" draw:layer="layout" svg:x1="20.208cm" svg:y1="26.453cm" svg:x2="20.462cm" svg:y2="26.453cm">
          <text:p/>
        </draw:line>
        <draw:line draw:style-name="gr7" draw:text-style-name="P1" draw:layer="layout" svg:x1="20.208cm" svg:y1="26.707cm" svg:x2="20.462cm" svg:y2="26.707cm">
          <text:p/>
        </draw:line>
        <draw:frame draw:style-name="gr9" draw:text-style-name="P8" draw:layer="layout" svg:width="0.599cm" svg:height="0.255cm" svg:x="39.832cm" svg:y="35.433cm">
          <draw:text-box>
            <text:p text:style-name="P2"><text:span text:style-name="T6">22PIN</text:span></text:p>
          </draw:text-box>
        </draw:frame>
        <draw:frame draw:style-name="gr11" draw:text-style-name="P10" draw:layer="layout" svg:width="0.236cm" svg:height="0.264cm" svg:x="19.945cm" svg:y="26.242cm">
          <draw:text-box>
            <text:p text:style-name="P2"><text:span text:style-name="T10">1</text:span></text:p>
          </draw:text-box>
        </draw:frame>
        <draw:frame draw:style-name="gr11" draw:text-style-name="P10" draw:layer="layout" svg:width="0.236cm" svg:height="0.264cm" svg:x="19.945cm" svg:y="26.496cm">
          <draw:text-box>
            <text:p text:style-name="P2"><text:span text:style-name="T10">2</text:span></text:p>
          </draw:text-box>
        </draw:frame>
        <draw:path draw:style-name="gr1" draw:text-style-name="P1" draw:layer="layout" svg:width="0.254cm" svg:height="0.102cm" svg:x="18.039cm" svg:y="25.94cm" svg:viewBox="0 0 255 103" svg:d="M255 103v-26M255 77v-26M255 51h-26M229 51v-26M229 25h-25M204 25l-26-25M178 0h-25M153 0h-25M128 0h-27M101 0h-25M76 0v25M76 25h-26M50 25h-25M25 25v26M25 51h-25M0 51v26M0 77v26">
          <text:p/>
        </draw:path>
        <draw:path draw:style-name="gr1" draw:text-style-name="P1" draw:layer="layout" svg:width="0.254cm" svg:height="0.102cm" svg:x="18.293cm" svg:y="25.94cm" svg:viewBox="0 0 255 103" svg:d="M255 103v-26M255 77v-26M255 51h-26M229 51v-26M229 25h-25M204 25l-26-25M178 0h-25M153 0h-25M128 0h-27M101 0h-25M76 0v25M76 25h-26M50 25h-25M25 25v26M25 51h-25M0 51v26M0 77v26">
          <text:p/>
        </draw:path>
        <draw:path draw:style-name="gr1" draw:text-style-name="P1" draw:layer="layout" svg:width="0.254cm" svg:height="0.102cm" svg:x="18.547cm" svg:y="25.94cm" svg:viewBox="0 0 255 103" svg:d="M255 103v-26M255 77v-26M255 51h-26M229 51v-26M229 25h-25M204 25l-26-25M178 0h-25M153 0h-25M128 0h-26M102 0h-25M77 0v25M77 25h-26M51 25h-26M25 25v26M25 51h-25M0 51v26M0 77v26">
          <text:p/>
        </draw:path>
        <draw:line draw:style-name="gr7" draw:text-style-name="P1" draw:layer="layout" svg:x1="17.912cm" svg:y1="26.042cm" svg:x2="18.039cm" svg:y2="26.042cm">
          <text:p/>
        </draw:line>
        <draw:line draw:style-name="gr7" draw:text-style-name="P1" draw:layer="layout" svg:x1="18.928cm" svg:y1="26.042cm" svg:x2="18.801cm" svg:y2="26.042cm">
          <text:p/>
        </draw:line>
        <draw:frame draw:style-name="gr9" draw:text-style-name="P8" draw:layer="layout" svg:width="1.005cm" svg:height="0.23cm" svg:x="20.295cm" svg:y="27.18cm">
          <draw:text-box>
            <text:p text:style-name="P2"><text:span text:style-name="T13">SPKAEK2</text:span></text:p>
          </draw:text-box>
        </draw:frame>
        <draw:frame draw:style-name="gr11" draw:text-style-name="P10" draw:layer="layout" svg:width="0.236cm" svg:height="0.264cm" svg:x="17.522cm" svg:y="25.831cm">
          <draw:text-box>
            <text:p text:style-name="P2"><text:span text:style-name="T10">1</text:span></text:p>
          </draw:text-box>
        </draw:frame>
        <draw:frame draw:style-name="gr11" draw:text-style-name="P10" draw:layer="layout" svg:width="0.236cm" svg:height="0.264cm" svg:x="19.182cm" svg:y="25.831cm">
          <draw:text-box>
            <text:p text:style-name="P2"><text:span text:style-name="T10">2</text:span></text:p>
          </draw:text-box>
        </draw:frame>
        <draw:frame draw:style-name="gr9" draw:text-style-name="P8" draw:layer="layout" svg:width="0.256cm" svg:height="0.23cm" svg:x="18.318cm" svg:y="25.616cm">
          <draw:text-box>
            <text:p text:style-name="P2"><text:span text:style-name="T13">L4</text:span></text:p>
          </draw:text-box>
        </draw:frame>
        <draw:path draw:style-name="gr1" draw:text-style-name="P1" draw:layer="layout" svg:width="0.254cm" svg:height="0.102cm" svg:x="18.079cm" svg:y="26.844cm" svg:viewBox="0 0 255 103" svg:d="M255 103v-26M255 77v-26M255 51h-25M230 51v-25M230 26h-26M204 26l-25-26M179 0h-25M154 0h-26M128 0h-25M103 0h-27M76 0v26M76 26h-25M51 26h-25M26 26v25M26 51h-26M0 51v26M0 77v26">
          <text:p/>
        </draw:path>
        <draw:path draw:style-name="gr1" draw:text-style-name="P1" draw:layer="layout" svg:width="0.254cm" svg:height="0.102cm" svg:x="18.333cm" svg:y="26.844cm" svg:viewBox="0 0 255 103" svg:d="M255 103v-26M255 77v-26M255 51h-25M230 51v-25M230 26h-26M204 26l-25-26M179 0h-25M154 0h-26M128 0h-25M103 0h-26M77 0v26M77 26h-25M52 26h-25M27 26v25M27 51h-27M0 51v26M0 77v26">
          <text:p/>
        </draw:path>
        <draw:path draw:style-name="gr1" draw:text-style-name="P1" draw:layer="layout" svg:width="0.254cm" svg:height="0.102cm" svg:x="18.587cm" svg:y="26.844cm" svg:viewBox="0 0 255 103" svg:d="M255 103v-26M255 77v-26M255 51h-25M230 51v-25M230 26h-26M204 26l-25-26M179 0h-25M154 0h-26M128 0h-25M103 0h-27M76 0v26M76 26h-25M51 26h-25M26 26v25M26 51h-26M0 51v26M0 77v26">
          <text:p/>
        </draw:path>
        <draw:line draw:style-name="gr7" draw:text-style-name="P1" draw:layer="layout" svg:x1="17.952cm" svg:y1="26.946cm" svg:x2="18.079cm" svg:y2="26.946cm">
          <text:p/>
        </draw:line>
        <draw:line draw:style-name="gr7" draw:text-style-name="P1" draw:layer="layout" svg:x1="18.968cm" svg:y1="26.946cm" svg:x2="18.841cm" svg:y2="26.946cm">
          <text:p/>
        </draw:line>
        <draw:frame draw:style-name="gr11" draw:text-style-name="P10" draw:layer="layout" svg:width="1.42cm" svg:height="0.264cm" svg:x="17.861cm" svg:y="26.105cm">
          <draw:text-box>
            <text:p text:style-name="P2"><text:span text:style-name="T10">600@100MHz</text:span></text:p>
          </draw:text-box>
        </draw:frame>
        <draw:frame draw:style-name="gr11" draw:text-style-name="P10" draw:layer="layout" svg:width="0.236cm" svg:height="0.264cm" svg:x="17.563cm" svg:y="26.735cm">
          <draw:text-box>
            <text:p text:style-name="P2"><text:span text:style-name="T10">1</text:span></text:p>
          </draw:text-box>
        </draw:frame>
        <draw:frame draw:style-name="gr11" draw:text-style-name="P10" draw:layer="layout" svg:width="0.236cm" svg:height="0.264cm" svg:x="19.223cm" svg:y="26.735cm">
          <draw:text-box>
            <text:p text:style-name="P2"><text:span text:style-name="T10">2</text:span></text:p>
          </draw:text-box>
        </draw:frame>
        <draw:frame draw:style-name="gr9" draw:text-style-name="P8" draw:layer="layout" svg:width="0.256cm" svg:height="0.23cm" svg:x="18.344cm" svg:y="26.556cm">
          <draw:text-box>
            <text:p text:style-name="P2"><text:span text:style-name="T13">L5</text:span></text:p>
          </draw:text-box>
        </draw:frame>
        <draw:path draw:style-name="gr1" draw:text-style-name="P1" draw:layer="layout" svg:width="2.032cm" svg:height="3.302cm" svg:x="35.199cm" svg:y="8.119cm" svg:viewBox="0 0 2033 3303" svg:d="M0 0v3303M0 3303h2033M2033 3303v-3303M2033 0h-2033">
          <text:p/>
        </draw:path>
        <draw:line draw:style-name="gr1" draw:text-style-name="P1" draw:layer="layout" svg:x1="34.691cm" svg:y1="8.627cm" svg:x2="35.199cm" svg:y2="8.627cm">
          <text:p/>
        </draw:line>
        <draw:line draw:style-name="gr1" draw:text-style-name="P1" draw:layer="layout" svg:x1="34.691cm" svg:y1="9.389cm" svg:x2="35.199cm" svg:y2="9.389cm">
          <text:p/>
        </draw:line>
        <draw:line draw:style-name="gr1" draw:text-style-name="P1" draw:layer="layout" svg:x1="34.691cm" svg:y1="10.151cm" svg:x2="35.199cm" svg:y2="10.151cm">
          <text:p/>
        </draw:line>
        <draw:line draw:style-name="gr1" draw:text-style-name="P1" draw:layer="layout" svg:x1="34.691cm" svg:y1="10.913cm" svg:x2="35.199cm" svg:y2="10.913cm">
          <text:p/>
        </draw:line>
        <draw:line draw:style-name="gr1" draw:text-style-name="P1" draw:layer="layout" svg:x1="37.739cm" svg:y1="10.913cm" svg:x2="37.231cm" svg:y2="10.913cm">
          <text:p/>
        </draw:line>
        <draw:line draw:style-name="gr1" draw:text-style-name="P1" draw:layer="layout" svg:x1="37.739cm" svg:y1="10.151cm" svg:x2="37.231cm" svg:y2="10.151cm">
          <text:p/>
        </draw:line>
        <draw:line draw:style-name="gr1" draw:text-style-name="P1" draw:layer="layout" svg:x1="37.739cm" svg:y1="9.389cm" svg:x2="37.231cm" svg:y2="9.389cm">
          <text:p/>
        </draw:line>
        <draw:line draw:style-name="gr1" draw:text-style-name="P1" draw:layer="layout" svg:x1="37.739cm" svg:y1="8.627cm" svg:x2="37.231cm" svg:y2="8.627cm">
          <text:p/>
        </draw:line>
        <draw:frame draw:style-name="gr11" draw:text-style-name="P10" draw:layer="layout" svg:width="1.42cm" svg:height="0.264cm" svg:x="17.836cm" svg:y="27.198cm">
          <draw:text-box>
            <text:p text:style-name="P2"><text:span text:style-name="T10">600@100MHz</text:span></text:p>
          </draw:text-box>
        </draw:frame>
        <draw:frame draw:style-name="gr9" draw:text-style-name="P8" draw:layer="layout" svg:width="0.229cm" svg:height="0.255cm" svg:x="34.915cm" svg:y="8.372cm">
          <draw:text-box>
            <text:p text:style-name="P2"><text:span text:style-name="T6">1</text:span></text:p>
          </draw:text-box>
        </draw:frame>
        <draw:frame draw:style-name="gr9" draw:text-style-name="P8" draw:layer="layout" svg:width="0.447cm" svg:height="0.255cm" svg:x="35.276cm" svg:y="8.514cm">
          <draw:text-box>
            <text:p text:style-name="P2"><text:span text:style-name="T6">VFB</text:span></text:p>
          </draw:text-box>
        </draw:frame>
        <draw:frame draw:style-name="gr9" draw:text-style-name="P8" draw:layer="layout" svg:width="0.229cm" svg:height="0.255cm" svg:x="34.915cm" svg:y="9.134cm">
          <draw:text-box>
            <text:p text:style-name="P2"><text:span text:style-name="T6">2</text:span></text:p>
          </draw:text-box>
        </draw:frame>
        <draw:frame draw:style-name="gr9" draw:text-style-name="P8" draw:layer="layout" svg:width="0.447cm" svg:height="0.255cm" svg:x="35.276cm" svg:y="9.276cm">
          <draw:text-box>
            <text:p text:style-name="P2"><text:span text:style-name="T6">CSN</text:span></text:p>
          </draw:text-box>
        </draw:frame>
        <draw:frame draw:style-name="gr9" draw:text-style-name="P8" draw:layer="layout" svg:width="0.229cm" svg:height="0.255cm" svg:x="34.915cm" svg:y="9.896cm">
          <draw:text-box>
            <text:p text:style-name="P2"><text:span text:style-name="T6">3</text:span></text:p>
          </draw:text-box>
        </draw:frame>
        <draw:frame draw:style-name="gr9" draw:text-style-name="P8" draw:layer="layout" svg:width="0.408cm" svg:height="0.255cm" svg:x="35.276cm" svg:y="10.038cm">
          <draw:text-box>
            <text:p text:style-name="P2"><text:span text:style-name="T6">CSP</text:span></text:p>
          </draw:text-box>
        </draw:frame>
        <draw:frame draw:style-name="gr9" draw:text-style-name="P8" draw:layer="layout" svg:width="0.229cm" svg:height="0.255cm" svg:x="34.915cm" svg:y="10.658cm">
          <draw:text-box>
            <text:p text:style-name="P2"><text:span text:style-name="T6">4</text:span></text:p>
          </draw:text-box>
        </draw:frame>
        <draw:frame draw:style-name="gr9" draw:text-style-name="P8" draw:layer="layout" svg:width="0.408cm" svg:height="0.255cm" svg:x="35.276cm" svg:y="10.8cm">
          <draw:text-box>
            <text:p text:style-name="P2"><text:span text:style-name="T6">VIN</text:span></text:p>
          </draw:text-box>
        </draw:frame>
        <draw:frame draw:style-name="gr9" draw:text-style-name="P8" draw:layer="layout" svg:width="0.229cm" svg:height="0.255cm" svg:x="37.384cm" svg:y="10.658cm">
          <draw:text-box>
            <text:p text:style-name="P2"><text:span text:style-name="T6">5</text:span></text:p>
          </draw:text-box>
        </draw:frame>
        <draw:frame draw:style-name="gr9" draw:text-style-name="P8" draw:layer="layout" svg:width="0.345cm" svg:height="0.255cm" svg:x="36.773cm" svg:y="10.8cm">
          <draw:text-box>
            <text:p text:style-name="P2"><text:span text:style-name="T6">SW</text:span></text:p>
          </draw:text-box>
        </draw:frame>
        <draw:frame draw:style-name="gr9" draw:text-style-name="P8" draw:layer="layout" svg:width="0.229cm" svg:height="0.255cm" svg:x="37.384cm" svg:y="9.896cm">
          <draw:text-box>
            <text:p text:style-name="P2"><text:span text:style-name="T6">6</text:span></text:p>
          </draw:text-box>
        </draw:frame>
        <draw:frame draw:style-name="gr9" draw:text-style-name="P8" draw:layer="layout" svg:width="0.459cm" svg:height="0.255cm" svg:x="36.641cm" svg:y="10.038cm">
          <draw:text-box>
            <text:p text:style-name="P2"><text:span text:style-name="T6">SW1</text:span></text:p>
          </draw:text-box>
        </draw:frame>
        <draw:frame draw:style-name="gr9" draw:text-style-name="P8" draw:layer="layout" svg:width="0.229cm" svg:height="0.255cm" svg:x="37.384cm" svg:y="9.134cm">
          <draw:text-box>
            <text:p text:style-name="P2"><text:span text:style-name="T6">7</text:span></text:p>
          </draw:text-box>
        </draw:frame>
        <draw:frame draw:style-name="gr9" draw:text-style-name="P8" draw:layer="layout" svg:width="0.497cm" svg:height="0.255cm" svg:x="36.602cm" svg:y="9.276cm">
          <draw:text-box>
            <text:p text:style-name="P2"><text:span text:style-name="T6">GND</text:span></text:p>
          </draw:text-box>
        </draw:frame>
        <draw:frame draw:style-name="gr9" draw:text-style-name="P8" draw:layer="layout" svg:width="0.229cm" svg:height="0.255cm" svg:x="37.384cm" svg:y="8.372cm">
          <draw:text-box>
            <text:p text:style-name="P2"><text:span text:style-name="T6">8</text:span></text:p>
          </draw:text-box>
        </draw:frame>
        <draw:frame draw:style-name="gr9" draw:text-style-name="P8" draw:layer="layout" svg:width="0.612cm" svg:height="0.255cm" svg:x="36.47cm" svg:y="8.514cm">
          <draw:text-box>
            <text:p text:style-name="P2"><text:span text:style-name="T6">GND1</text:span></text:p>
          </draw:text-box>
        </draw:frame>
        <draw:frame draw:style-name="gr9" draw:text-style-name="P8" draw:layer="layout" svg:width="0.281cm" svg:height="0.255cm" svg:x="35.175cm" svg:y="7.757cm">
          <draw:text-box>
            <text:p text:style-name="P2"><text:span text:style-name="T6">U2</text:span></text:p>
          </draw:text-box>
        </draw:frame>
        <draw:path draw:style-name="gr1" draw:text-style-name="P1" draw:layer="layout" svg:width="0.406cm" svg:height="0.153cm" svg:x="40.533cm" svg:y="10.842cm" svg:viewBox="0 0 407 154" svg:d="M407 154v-154M407 0h-407M0 0v154M0 154h407">
          <text:p/>
        </draw:path>
        <draw:line draw:style-name="gr7" draw:text-style-name="P1" draw:layer="layout" svg:x1="41.117cm" svg:y1="10.918cm" svg:x2="40.939cm" svg:y2="10.918cm">
          <text:p/>
        </draw:line>
        <draw:line draw:style-name="gr7" draw:text-style-name="P1" draw:layer="layout" svg:x1="40.355cm" svg:y1="10.918cm" svg:x2="40.533cm" svg:y2="10.918cm">
          <text:p/>
        </draw:line>
        <draw:frame draw:style-name="gr9" draw:text-style-name="P8" draw:layer="layout" svg:width="0.764cm" svg:height="0.255cm" svg:x="35.095cm" svg:y="11.496cm">
          <draw:text-box>
            <text:p text:style-name="P2"><text:span text:style-name="T6">RB8800</text:span></text:p>
          </draw:text-box>
        </draw:frame>
        <draw:frame draw:style-name="gr8" draw:text-style-name="P7" draw:layer="layout" svg:width="0.455cm" svg:height="0.382cm" svg:x="40.61cm" svg:y="10.451cm">
          <draw:text-box>
            <text:p text:style-name="P2"><text:span text:style-name="T9">R30</text:span></text:p>
          </draw:text-box>
        </draw:frame>
        <draw:path draw:style-name="gr1" draw:text-style-name="P1" draw:layer="layout" svg:width="0.254cm" svg:height="0.122cm" svg:x="38.75cm" svg:y="10.796cm" svg:viewBox="0 0 255 123" svg:d="M255 123c-3-67-59-122-126-123-69 0-126 54-129 122">
          <text:p/>
        </draw:path>
        <draw:path draw:style-name="gr1" draw:text-style-name="P1" draw:layer="layout" svg:width="0.254cm" svg:height="0.122cm" svg:x="39.004cm" svg:y="10.796cm" svg:viewBox="0 0 255 123" svg:d="M255 123c-3-67-59-122-126-123-69 0-126 54-129 122">
          <text:p/>
        </draw:path>
        <draw:path draw:style-name="gr1" draw:text-style-name="P1" draw:layer="layout" svg:width="0.254cm" svg:height="0.122cm" svg:x="39.258cm" svg:y="10.796cm" svg:viewBox="0 0 255 123" svg:d="M255 123c-3-67-59-122-126-123-69 0-126 54-129 122">
          <text:p/>
        </draw:path>
        <draw:line draw:style-name="gr1" draw:text-style-name="P1" draw:layer="layout" svg:x1="38.496cm" svg:y1="10.918cm" svg:x2="38.75cm" svg:y2="10.918cm">
          <text:p/>
        </draw:line>
        <draw:line draw:style-name="gr1" draw:text-style-name="P1" draw:layer="layout" svg:x1="39.766cm" svg:y1="10.918cm" svg:x2="39.512cm" svg:y2="10.918cm">
          <text:p/>
        </draw:line>
        <draw:frame draw:style-name="gr8" draw:text-style-name="P7" draw:layer="layout" svg:width="0.815cm" svg:height="0.382cm" svg:x="40.356cm" svg:y="10.984cm">
          <draw:text-box>
            <text:p text:style-name="P2"><text:span text:style-name="T9">0.027R</text:span></text:p>
          </draw:text-box>
        </draw:frame>
        <draw:frame draw:style-name="gr11" draw:text-style-name="P10" draw:layer="layout" svg:width="0.264cm" svg:height="0.264cm" svg:x="38.892cm" svg:y="10.444cm">
          <draw:text-box>
            <text:p text:style-name="P2"><text:span text:style-name="T10">L6</text:span></text:p>
          </draw:text-box>
        </draw:frame>
        <draw:path draw:style-name="gr1" draw:text-style-name="P1" draw:layer="layout" svg:width="0.127cm" svg:height="0.127cm" svg:x="43.875cm" svg:y="10.807cm" svg:viewBox="0 0 128 128" svg:d="M128 0c-70 0-128 58-128 128">
          <text:p/>
        </draw:path>
        <draw:path draw:style-name="gr1" draw:text-style-name="P1" draw:layer="layout" svg:width="0.127cm" svg:height="0.127cm" svg:x="44.002cm" svg:y="10.807cm" svg:viewBox="0 0 128 128" svg:d="M128 128c0-70-56-128-128-128">
          <text:p/>
        </draw:path>
        <draw:path draw:style-name="gr1" draw:text-style-name="P1" draw:layer="layout" svg:width="0.127cm" svg:height="0.127cm" svg:x="44.129cm" svg:y="10.807cm" svg:viewBox="0 0 128 128" svg:d="M128 0c-70 0-128 58-128 128">
          <text:p/>
        </draw:path>
        <draw:path draw:style-name="gr1" draw:text-style-name="P1" draw:layer="layout" svg:width="0.127cm" svg:height="0.127cm" svg:x="44.256cm" svg:y="10.807cm" svg:viewBox="0 0 128 128" svg:d="M128 128c0-70-56-128-128-128">
          <text:p/>
        </draw:path>
        <draw:path draw:style-name="gr1" draw:text-style-name="P1" draw:layer="layout" svg:width="0.127cm" svg:height="0.127cm" svg:x="44.383cm" svg:y="10.807cm" svg:viewBox="0 0 128 128" svg:d="M128 0c-70 0-128 58-128 128">
          <text:p/>
        </draw:path>
        <draw:path draw:style-name="gr1" draw:text-style-name="P1" draw:layer="layout" svg:width="0.127cm" svg:height="0.127cm" svg:x="44.51cm" svg:y="10.807cm" svg:viewBox="0 0 128 128" svg:d="M128 128c0-70-56-128-128-128">
          <text:p/>
        </draw:path>
        <draw:line draw:style-name="gr7" draw:text-style-name="P1" draw:layer="layout" svg:x1="43.748cm" svg:y1="10.934cm" svg:x2="43.875cm" svg:y2="10.934cm">
          <text:p/>
        </draw:line>
        <draw:line draw:style-name="gr7" draw:text-style-name="P1" draw:layer="layout" svg:x1="44.764cm" svg:y1="10.934cm" svg:x2="44.637cm" svg:y2="10.934cm">
          <text:p/>
        </draw:line>
        <draw:frame draw:style-name="gr9" draw:text-style-name="P8" draw:layer="layout" svg:width="1.992cm" svg:height="0.336cm" svg:x="37.97cm" svg:y="11.016cm">
          <draw:text-box>
            <text:p text:style-name="P2"><text:span text:style-name="T14">BTREF3216A3R601</text:span></text:p>
          </draw:text-box>
        </draw:frame>
        <draw:frame draw:style-name="gr8" draw:text-style-name="P7" draw:layer="layout" svg:width="0.29cm" svg:height="0.382cm" svg:x="44.105cm" svg:y="10.349cm">
          <draw:text-box>
            <text:p text:style-name="P2"><text:span text:style-name="T9">L7</text:span></text:p>
          </draw:text-box>
        </draw:frame>
        <draw:line draw:style-name="gr1" draw:text-style-name="P1" draw:layer="layout" svg:x1="44.861cm" svg:y1="12.087cm" svg:x2="45.267cm" svg:y2="12.087cm">
          <text:p/>
        </draw:line>
        <draw:line draw:style-name="gr1" draw:text-style-name="P1" draw:layer="layout" svg:x1="45.267cm" svg:y1="11.985cm" svg:x2="44.861cm" svg:y2="11.985cm">
          <text:p/>
        </draw:line>
        <draw:line draw:style-name="gr1" draw:text-style-name="P1" draw:layer="layout" svg:x1="45.064cm" svg:y1="11.909cm" svg:x2="45.064cm" svg:y2="11.985cm">
          <text:p/>
        </draw:line>
        <draw:line draw:style-name="gr1" draw:text-style-name="P1" draw:layer="layout" svg:x1="45.064cm" svg:y1="12.163cm" svg:x2="45.064cm" svg:y2="12.087cm">
          <text:p/>
        </draw:line>
        <draw:line draw:style-name="gr7" draw:text-style-name="P1" draw:layer="layout" svg:x1="45.064cm" svg:y1="11.655cm" svg:x2="45.064cm" svg:y2="11.909cm">
          <text:p/>
        </draw:line>
        <draw:line draw:style-name="gr7" draw:text-style-name="P1" draw:layer="layout" svg:x1="45.064cm" svg:y1="12.417cm" svg:x2="45.064cm" svg:y2="12.163cm">
          <text:p/>
        </draw:line>
        <draw:frame draw:style-name="gr15" draw:text-style-name="P14" draw:layer="layout" svg:width="1.738cm" svg:height="0.293cm" svg:x="43.368cm" svg:y="11.011cm">
          <draw:text-box>
            <text:p text:style-name="P2"><text:span text:style-name="T15">BTREF3216A3R601</text:span></text:p>
          </draw:text-box>
        </draw:frame>
        <draw:frame draw:style-name="gr8" draw:text-style-name="P7" draw:layer="layout" svg:width="0.459cm" svg:height="0.382cm" svg:x="45.161cm" svg:y="11.538cm">
          <draw:text-box>
            <text:p text:style-name="P2"><text:span text:style-name="T9">C17</text:span></text:p>
          </draw:text-box>
        </draw:frame>
        <draw:line draw:style-name="gr1" draw:text-style-name="P1" draw:layer="layout" svg:x1="45.532cm" svg:y1="12.051cm" svg:x2="45.938cm" svg:y2="12.051cm">
          <text:p/>
        </draw:line>
        <draw:line draw:style-name="gr1" draw:text-style-name="P1" draw:layer="layout" svg:x1="45.938cm" svg:y1="11.95cm" svg:x2="45.532cm" svg:y2="11.95cm">
          <text:p/>
        </draw:line>
        <draw:line draw:style-name="gr1" draw:text-style-name="P1" draw:layer="layout" svg:x1="45.735cm" svg:y1="11.873cm" svg:x2="45.735cm" svg:y2="11.95cm">
          <text:p/>
        </draw:line>
        <draw:line draw:style-name="gr1" draw:text-style-name="P1" draw:layer="layout" svg:x1="45.735cm" svg:y1="12.127cm" svg:x2="45.735cm" svg:y2="12.051cm">
          <text:p/>
        </draw:line>
        <draw:line draw:style-name="gr7" draw:text-style-name="P1" draw:layer="layout" svg:x1="45.735cm" svg:y1="11.619cm" svg:x2="45.735cm" svg:y2="11.873cm">
          <text:p/>
        </draw:line>
        <draw:line draw:style-name="gr7" draw:text-style-name="P1" draw:layer="layout" svg:x1="45.735cm" svg:y1="12.381cm" svg:x2="45.735cm" svg:y2="12.127cm">
          <text:p/>
        </draw:line>
        <draw:frame draw:style-name="gr8" draw:text-style-name="P7" draw:layer="layout" svg:width="0.921cm" svg:height="0.289cm" draw:transform="rotate (1.5707963267949) translate (45.201cm 13.163cm)">
          <draw:text-box>
            <text:p text:style-name="P2"><text:span text:style-name="T5">106/16V</text:span></text:p>
          </draw:text-box>
        </draw:frame>
        <draw:frame draw:style-name="gr8" draw:text-style-name="P7" draw:layer="layout" svg:width="0.459cm" svg:height="0.382cm" svg:x="45.847cm" svg:y="11.538cm">
          <draw:text-box>
            <text:p text:style-name="P2"><text:span text:style-name="T9">C18</text:span></text:p>
          </draw:text-box>
        </draw:frame>
        <draw:line draw:style-name="gr1" draw:text-style-name="P1" draw:layer="layout" svg:x1="47.086cm" svg:y1="11.675cm" svg:x2="47.086cm" svg:y2="11.294cm">
          <text:p/>
        </draw:line>
        <draw:line draw:style-name="gr7" draw:text-style-name="P1" draw:layer="layout" svg:x1="46.832cm" svg:y1="11.675cm" svg:x2="47.34cm" svg:y2="11.675cm">
          <text:p/>
        </draw:line>
        <draw:path draw:style-name="gr7" draw:text-style-name="P1" draw:layer="layout" svg:width="0.507cm" svg:height="0.101cm" svg:x="46.833cm" svg:y="11.828cm" svg:viewBox="0 0 508 102" svg:d="M508 102c-142-135-364-136-508-2">
          <text:p/>
        </draw:path>
        <draw:line draw:style-name="gr1" draw:text-style-name="P1" draw:layer="layout" svg:x1="47.086cm" svg:y1="11.828cm" svg:x2="47.086cm" svg:y2="12.437cm">
          <text:p/>
        </draw:line>
        <draw:frame draw:style-name="gr8" draw:text-style-name="P7" draw:layer="layout" svg:width="0.396cm" svg:height="0.289cm" svg:x="45.771cm" svg:y="12.168cm">
          <draw:text-box>
            <text:p text:style-name="P2"><text:span text:style-name="T5">104</text:span></text:p>
          </draw:text-box>
        </draw:frame>
        <draw:line draw:style-name="gr1" draw:text-style-name="P1" draw:layer="layout" svg:x1="47.086cm" svg:y1="11.421cm" svg:x2="47.086cm" svg:y2="11.167cm">
          <text:p/>
        </draw:line>
        <draw:line draw:style-name="gr1" draw:text-style-name="P1" draw:layer="layout" svg:x1="47.086cm" svg:y1="12.183cm" svg:x2="47.086cm" svg:y2="12.437cm">
          <text:p/>
        </draw:line>
        <draw:frame draw:style-name="gr16" draw:text-style-name="P15" draw:layer="layout" svg:width="0.355cm" svg:height="0.514cm" svg:x="46.858cm" svg:y="11.238cm">
          <draw:text-box>
            <text:p text:style-name="P2"><text:span text:style-name="T16">+</text:span></text:p>
          </draw:text-box>
        </draw:frame>
        <draw:frame draw:style-name="gr9" draw:text-style-name="P8" draw:layer="layout" svg:width="0.408cm" svg:height="0.336cm" svg:x="47.366cm" svg:y="11.343cm">
          <draw:text-box>
            <text:p text:style-name="P2"><text:span text:style-name="T14">EC2</text:span></text:p>
          </draw:text-box>
        </draw:frame>
        <draw:path draw:style-name="gr1" draw:text-style-name="P1" draw:layer="layout" svg:width="0.407cm" svg:height="0.153cm" svg:x="38.277cm" svg:y="10.075cm" svg:viewBox="0 0 408 154" svg:d="M408 154v-154M408 0h-408M0 0v154M0 154h408">
          <text:p/>
        </draw:path>
        <draw:line draw:style-name="gr7" draw:text-style-name="P1" draw:layer="layout" svg:x1="38.862cm" svg:y1="10.151cm" svg:x2="38.684cm" svg:y2="10.151cm">
          <text:p/>
        </draw:line>
        <draw:line draw:style-name="gr7" draw:text-style-name="P1" draw:layer="layout" svg:x1="38.1cm" svg:y1="10.151cm" svg:x2="38.277cm" svg:y2="10.151cm">
          <text:p/>
        </draw:line>
        <draw:frame draw:style-name="gr9" draw:text-style-name="P8" draw:layer="layout" svg:width="1.124cm" svg:height="0.336cm" svg:x="47.163cm" svg:y="12.052cm">
          <draw:text-box>
            <text:p text:style-name="P2"><text:span text:style-name="T14">100uF/10V</text:span></text:p>
          </draw:text-box>
        </draw:frame>
        <draw:frame draw:style-name="gr8" draw:text-style-name="P7" draw:layer="layout" svg:width="0.455cm" svg:height="0.382cm" svg:x="38.273cm" svg:y="9.689cm">
          <draw:text-box>
            <text:p text:style-name="P2"><text:span text:style-name="T9">R31</text:span></text:p>
          </draw:text-box>
        </draw:frame>
        <draw:line draw:style-name="gr1" draw:text-style-name="P1" draw:layer="layout" svg:x1="39.476cm" svg:y1="9.948cm" svg:x2="39.476cm" svg:y2="10.355cm">
          <text:p/>
        </draw:line>
        <draw:line draw:style-name="gr1" draw:text-style-name="P1" draw:layer="layout" svg:x1="39.375cm" svg:y1="10.355cm" svg:x2="39.375cm" svg:y2="9.948cm">
          <text:p/>
        </draw:line>
        <draw:line draw:style-name="gr1" draw:text-style-name="P1" draw:layer="layout" svg:x1="39.298cm" svg:y1="10.151cm" svg:x2="39.375cm" svg:y2="10.151cm">
          <text:p/>
        </draw:line>
        <draw:line draw:style-name="gr1" draw:text-style-name="P1" draw:layer="layout" svg:x1="39.552cm" svg:y1="10.151cm" svg:x2="39.476cm" svg:y2="10.151cm">
          <text:p/>
        </draw:line>
        <draw:line draw:style-name="gr7" draw:text-style-name="P1" draw:layer="layout" svg:x1="39.044cm" svg:y1="10.151cm" svg:x2="39.298cm" svg:y2="10.151cm">
          <text:p/>
        </draw:line>
        <draw:line draw:style-name="gr7" draw:text-style-name="P1" draw:layer="layout" svg:x1="39.806cm" svg:y1="10.151cm" svg:x2="39.552cm" svg:y2="10.151cm">
          <text:p/>
        </draw:line>
        <draw:frame draw:style-name="gr8" draw:text-style-name="P7" draw:layer="layout" svg:width="0.455cm" svg:height="0.382cm" svg:x="38.273cm" svg:y="10.222cm">
          <draw:text-box>
            <text:p text:style-name="P2"><text:span text:style-name="T9">10R</text:span></text:p>
          </draw:text-box>
        </draw:frame>
        <draw:frame draw:style-name="gr8" draw:text-style-name="P7" draw:layer="layout" svg:width="0.459cm" svg:height="0.382cm" svg:x="39.568cm" svg:y="9.76cm">
          <draw:text-box>
            <text:p text:style-name="P2"><text:span text:style-name="T9">C23</text:span></text:p>
          </draw:text-box>
        </draw:frame>
        <draw:line draw:style-name="gr1" draw:text-style-name="P1" draw:layer="layout" svg:x1="42.311cm" svg:y1="11.939cm" svg:x2="41.904cm" svg:y2="11.939cm">
          <text:p/>
        </draw:line>
        <draw:line draw:style-name="gr1" draw:text-style-name="P1" draw:layer="layout" svg:x1="41.904cm" svg:y1="11.838cm" svg:x2="42.311cm" svg:y2="11.838cm">
          <text:p/>
        </draw:line>
        <draw:line draw:style-name="gr1" draw:text-style-name="P1" draw:layer="layout" svg:x1="42.108cm" svg:y1="11.762cm" svg:x2="42.108cm" svg:y2="11.838cm">
          <text:p/>
        </draw:line>
        <draw:line draw:style-name="gr1" draw:text-style-name="P1" draw:layer="layout" svg:x1="42.108cm" svg:y1="12.016cm" svg:x2="42.108cm" svg:y2="11.939cm">
          <text:p/>
        </draw:line>
        <draw:line draw:style-name="gr7" draw:text-style-name="P1" draw:layer="layout" svg:x1="42.108cm" svg:y1="11.508cm" svg:x2="42.108cm" svg:y2="11.762cm">
          <text:p/>
        </draw:line>
        <draw:line draw:style-name="gr7" draw:text-style-name="P1" draw:layer="layout" svg:x1="42.108cm" svg:y1="12.27cm" svg:x2="42.108cm" svg:y2="12.016cm">
          <text:p/>
        </draw:line>
        <draw:frame draw:style-name="gr8" draw:text-style-name="P7" draw:layer="layout" svg:width="0.396cm" svg:height="0.289cm" svg:x="39.594cm" svg:y="10.237cm">
          <draw:text-box>
            <text:p text:style-name="P2"><text:span text:style-name="T5">102</text:span></text:p>
          </draw:text-box>
        </draw:frame>
        <draw:frame draw:style-name="gr8" draw:text-style-name="P7" draw:layer="layout" svg:width="0.459cm" svg:height="0.382cm" svg:x="42.184cm" svg:y="11.335cm">
          <draw:text-box>
            <text:p text:style-name="P2"><text:span text:style-name="T9">C71</text:span></text:p>
          </draw:text-box>
        </draw:frame>
        <draw:line draw:style-name="gr1" draw:text-style-name="P1" draw:layer="layout" svg:x1="43.058cm" svg:y1="12.021cm" svg:x2="43.464cm" svg:y2="12.021cm">
          <text:p/>
        </draw:line>
        <draw:line draw:style-name="gr1" draw:text-style-name="P1" draw:layer="layout" svg:x1="43.464cm" svg:y1="11.919cm" svg:x2="43.058cm" svg:y2="11.919cm">
          <text:p/>
        </draw:line>
        <draw:line draw:style-name="gr1" draw:text-style-name="P1" draw:layer="layout" svg:x1="43.261cm" svg:y1="11.843cm" svg:x2="43.261cm" svg:y2="11.919cm">
          <text:p/>
        </draw:line>
        <draw:line draw:style-name="gr1" draw:text-style-name="P1" draw:layer="layout" svg:x1="43.261cm" svg:y1="12.097cm" svg:x2="43.261cm" svg:y2="12.021cm">
          <text:p/>
        </draw:line>
        <draw:line draw:style-name="gr7" draw:text-style-name="P1" draw:layer="layout" svg:x1="43.261cm" svg:y1="11.589cm" svg:x2="43.261cm" svg:y2="11.843cm">
          <text:p/>
        </draw:line>
        <draw:line draw:style-name="gr7" draw:text-style-name="P1" draw:layer="layout" svg:x1="43.261cm" svg:y1="12.351cm" svg:x2="43.261cm" svg:y2="12.097cm">
          <text:p/>
        </draw:line>
        <draw:frame draw:style-name="gr8" draw:text-style-name="P7" draw:layer="layout" svg:width="0.921cm" svg:height="0.289cm" draw:transform="rotate (1.5707963267949) translate (42.133cm 13.087cm)">
          <draw:text-box>
            <text:p text:style-name="P2"><text:span text:style-name="T5">226/16V</text:span></text:p>
          </draw:text-box>
        </draw:frame>
        <draw:frame draw:style-name="gr8" draw:text-style-name="P7" draw:layer="layout" svg:width="0.459cm" svg:height="0.382cm" svg:x="43.332cm" svg:y="11.36cm">
          <draw:text-box>
            <text:p text:style-name="P2"><text:span text:style-name="T9">C72</text:span></text:p>
          </draw:text-box>
        </draw:frame>
        <draw:polygon draw:style-name="gr14" draw:text-style-name="P13" draw:layer="layout" svg:width="0.026cm" svg:height="0.508cm" svg:x="45.328cm" svg:y="48.744cm" svg:viewBox="0 0 27 509" draw:points="27,509 0,509 0,0 27,0">
          <text:p/>
        </draw:polygon>
        <draw:polygon draw:style-name="gr7" draw:text-style-name="P1" draw:layer="layout" svg:width="0.026cm" svg:height="0.508cm" svg:x="45.328cm" svg:y="48.744cm" svg:viewBox="0 0 27 509" draw:points="27,509 0,509 0,0 27,0">
          <text:p/>
        </draw:polygon>
        <draw:polygon draw:style-name="gr14" draw:text-style-name="P13" draw:layer="layout" svg:width="0.254cm" svg:height="0.508cm" svg:x="45.354cm" svg:y="48.744cm" svg:viewBox="0 0 255 509" draw:points="255,0 0,254 255,509">
          <text:p/>
        </draw:polygon>
        <draw:polygon draw:style-name="gr7" draw:text-style-name="P1" draw:layer="layout" svg:width="0.254cm" svg:height="0.508cm" svg:x="45.354cm" svg:y="48.744cm" svg:viewBox="0 0 255 509" draw:points="255,0 0,254 255,509">
          <text:p/>
        </draw:polygon>
        <draw:polygon draw:style-name="gr14" draw:text-style-name="P13" draw:layer="layout" svg:width="0.025cm" svg:height="0.508cm" svg:x="45.303cm" svg:y="48.744cm" svg:viewBox="0 0 26 509" draw:points="26,509 0,509 0,0 26,0">
          <text:p/>
        </draw:polygon>
        <draw:polygon draw:style-name="gr7" draw:text-style-name="P1" draw:layer="layout" svg:width="0.025cm" svg:height="0.508cm" svg:x="45.303cm" svg:y="48.744cm" svg:viewBox="0 0 26 509" draw:points="26,509 0,509 0,0 26,0">
          <text:p/>
        </draw:polygon>
        <draw:line draw:style-name="gr1" draw:text-style-name="P1" draw:layer="layout" svg:x1="45.735cm" svg:y1="48.998cm" svg:x2="45.227cm" svg:y2="48.998cm">
          <text:p/>
        </draw:line>
        <draw:line draw:style-name="gr7" draw:text-style-name="P1" draw:layer="layout" svg:x1="45.1cm" svg:y1="48.998cm" svg:x2="45.227cm" svg:y2="48.998cm">
          <text:p/>
        </draw:line>
        <draw:line draw:style-name="gr7" draw:text-style-name="P1" draw:layer="layout" svg:x1="45.862cm" svg:y1="48.998cm" svg:x2="45.735cm" svg:y2="48.998cm">
          <text:p/>
        </draw:line>
        <draw:frame draw:style-name="gr8" draw:text-style-name="P7" draw:layer="layout" svg:width="0.921cm" svg:height="0.289cm" draw:transform="rotate (1.5707963267949) translate (43.398cm 13.163cm)">
          <draw:text-box>
            <text:p text:style-name="P2"><text:span text:style-name="T5">226/16V</text:span></text:p>
          </draw:text-box>
        </draw:frame>
        <draw:frame draw:style-name="gr8" draw:text-style-name="P7" draw:layer="layout" svg:width="0.328cm" svg:height="0.382cm" svg:x="46.059cm" svg:y="48.576cm">
          <draw:text-box>
            <text:p text:style-name="P2"><text:span text:style-name="T9">D7</text:span></text:p>
          </draw:text-box>
        </draw:frame>
        <draw:path draw:style-name="gr1" draw:text-style-name="P1" draw:layer="layout" svg:width="1.524cm" svg:height="2.54cm" svg:x="37.536cm" svg:y="47.728cm" svg:viewBox="0 0 1525 2541" svg:d="M0 0v2541M0 2541h1525M1525 2541v-2541M1525 0h-1525">
          <text:p/>
        </draw:path>
        <draw:line draw:style-name="gr1" draw:text-style-name="P1" draw:layer="layout" svg:x1="37.028cm" svg:y1="48.236cm" svg:x2="37.536cm" svg:y2="48.236cm">
          <text:p/>
        </draw:line>
        <draw:line draw:style-name="gr1" draw:text-style-name="P1" draw:layer="layout" svg:x1="37.028cm" svg:y1="48.998cm" svg:x2="37.536cm" svg:y2="48.998cm">
          <text:p/>
        </draw:line>
        <draw:line draw:style-name="gr1" draw:text-style-name="P1" draw:layer="layout" svg:x1="37.028cm" svg:y1="49.76cm" svg:x2="37.536cm" svg:y2="49.76cm">
          <text:p/>
        </draw:line>
        <draw:line draw:style-name="gr1" draw:text-style-name="P1" draw:layer="layout" svg:x1="39.568cm" svg:y1="49.76cm" svg:x2="39.06cm" svg:y2="49.76cm">
          <text:p/>
        </draw:line>
        <draw:line draw:style-name="gr1" draw:text-style-name="P1" draw:layer="layout" svg:x1="39.568cm" svg:y1="48.998cm" svg:x2="39.06cm" svg:y2="48.998cm">
          <text:p/>
        </draw:line>
        <draw:line draw:style-name="gr1" draw:text-style-name="P1" draw:layer="layout" svg:x1="39.568cm" svg:y1="48.236cm" svg:x2="39.06cm" svg:y2="48.236cm">
          <text:p/>
        </draw:line>
        <draw:frame draw:style-name="gr8" draw:text-style-name="P7" draw:layer="layout" svg:width="0.552cm" svg:height="0.289cm" svg:x="45.854cm" svg:y="49.079cm">
          <draw:text-box>
            <text:p text:style-name="P2"><text:span text:style-name="T5">SS34</text:span></text:p>
          </draw:text-box>
        </draw:frame>
        <draw:frame draw:style-name="gr9" draw:text-style-name="P8" draw:layer="layout" svg:width="0.229cm" svg:height="0.255cm" svg:x="37.252cm" svg:y="47.981cm">
          <draw:text-box>
            <text:p text:style-name="P2"><text:span text:style-name="T6">1</text:span></text:p>
          </draw:text-box>
        </draw:frame>
        <draw:frame draw:style-name="gr9" draw:text-style-name="P8" draw:layer="layout" svg:width="0.421cm" svg:height="0.255cm" svg:x="37.612cm" svg:y="48.123cm">
          <draw:text-box>
            <text:p text:style-name="P2"><text:span text:style-name="T6">BST</text:span></text:p>
          </draw:text-box>
        </draw:frame>
        <draw:frame draw:style-name="gr9" draw:text-style-name="P8" draw:layer="layout" svg:width="0.229cm" svg:height="0.255cm" svg:x="37.252cm" svg:y="48.743cm">
          <draw:text-box>
            <text:p text:style-name="P2"><text:span text:style-name="T6">2</text:span></text:p>
          </draw:text-box>
        </draw:frame>
        <draw:frame draw:style-name="gr9" draw:text-style-name="P8" draw:layer="layout" svg:width="0.497cm" svg:height="0.255cm" svg:x="37.612cm" svg:y="48.885cm">
          <draw:text-box>
            <text:p text:style-name="P2"><text:span text:style-name="T6">GND</text:span></text:p>
          </draw:text-box>
        </draw:frame>
        <draw:frame draw:style-name="gr9" draw:text-style-name="P8" draw:layer="layout" svg:width="0.229cm" svg:height="0.255cm" svg:x="37.252cm" svg:y="49.505cm">
          <draw:text-box>
            <text:p text:style-name="P2"><text:span text:style-name="T6">3</text:span></text:p>
          </draw:text-box>
        </draw:frame>
        <draw:frame draw:style-name="gr9" draw:text-style-name="P8" draw:layer="layout" svg:width="0.281cm" svg:height="0.255cm" svg:x="37.612cm" svg:y="49.647cm">
          <draw:text-box>
            <text:p text:style-name="P2"><text:span text:style-name="T6">FB</text:span></text:p>
          </draw:text-box>
        </draw:frame>
        <draw:frame draw:style-name="gr9" draw:text-style-name="P8" draw:layer="layout" svg:width="0.229cm" svg:height="0.255cm" svg:x="39.213cm" svg:y="49.505cm">
          <draw:text-box>
            <text:p text:style-name="P2"><text:span text:style-name="T6">4</text:span></text:p>
          </draw:text-box>
        </draw:frame>
        <draw:frame draw:style-name="gr9" draw:text-style-name="P8" draw:layer="layout" svg:width="0.307cm" svg:height="0.255cm" svg:x="38.641cm" svg:y="49.647cm">
          <draw:text-box>
            <text:p text:style-name="P2"><text:span text:style-name="T6">EN</text:span></text:p>
          </draw:text-box>
        </draw:frame>
        <draw:frame draw:style-name="gr9" draw:text-style-name="P8" draw:layer="layout" svg:width="0.229cm" svg:height="0.255cm" svg:x="39.213cm" svg:y="48.743cm">
          <draw:text-box>
            <text:p text:style-name="P2"><text:span text:style-name="T6">5</text:span></text:p>
          </draw:text-box>
        </draw:frame>
        <draw:frame draw:style-name="gr9" draw:text-style-name="P8" draw:layer="layout" svg:width="0.408cm" svg:height="0.255cm" svg:x="38.549cm" svg:y="48.885cm">
          <draw:text-box>
            <text:p text:style-name="P2"><text:span text:style-name="T6">VIN</text:span></text:p>
          </draw:text-box>
        </draw:frame>
        <draw:frame draw:style-name="gr9" draw:text-style-name="P8" draw:layer="layout" svg:width="0.229cm" svg:height="0.255cm" svg:x="39.213cm" svg:y="47.981cm">
          <draw:text-box>
            <text:p text:style-name="P2"><text:span text:style-name="T6">6</text:span></text:p>
          </draw:text-box>
        </draw:frame>
        <draw:frame draw:style-name="gr9" draw:text-style-name="P8" draw:layer="layout" svg:width="0.345cm" svg:height="0.255cm" svg:x="38.602cm" svg:y="48.123cm">
          <draw:text-box>
            <text:p text:style-name="P2"><text:span text:style-name="T6">SW</text:span></text:p>
          </draw:text-box>
        </draw:frame>
        <draw:frame draw:style-name="gr9" draw:text-style-name="P8" draw:layer="layout" svg:width="0.281cm" svg:height="0.255cm" svg:x="37.552cm" svg:y="47.27cm">
          <draw:text-box>
            <text:p text:style-name="P2"><text:span text:style-name="T6">U7</text:span></text:p>
          </draw:text-box>
        </draw:frame>
        <draw:line draw:style-name="gr1" draw:text-style-name="P1" draw:layer="layout" svg:x1="38.145cm" svg:y1="46.458cm" svg:x2="38.145cm" svg:y2="46.864cm">
          <text:p/>
        </draw:line>
        <draw:line draw:style-name="gr1" draw:text-style-name="P1" draw:layer="layout" svg:x1="38.298cm" svg:y1="46.864cm" svg:x2="38.298cm" svg:y2="46.458cm">
          <text:p/>
        </draw:line>
        <draw:line draw:style-name="gr1" draw:text-style-name="P1" draw:layer="layout" svg:x1="38.348cm" svg:y1="46.661cm" svg:x2="38.298cm" svg:y2="46.661cm">
          <text:p/>
        </draw:line>
        <draw:line draw:style-name="gr1" draw:text-style-name="P1" draw:layer="layout" svg:x1="38.145cm" svg:y1="46.661cm" svg:x2="38.094cm" svg:y2="46.661cm">
          <text:p/>
        </draw:line>
        <draw:line draw:style-name="gr7" draw:text-style-name="P1" draw:layer="layout" svg:x1="38.602cm" svg:y1="46.661cm" svg:x2="38.348cm" svg:y2="46.661cm">
          <text:p/>
        </draw:line>
        <draw:line draw:style-name="gr7" draw:text-style-name="P1" draw:layer="layout" svg:x1="37.84cm" svg:y1="46.661cm" svg:x2="38.094cm" svg:y2="46.661cm">
          <text:p/>
        </draw:line>
        <draw:frame draw:style-name="gr9" draw:text-style-name="P8" draw:layer="layout" svg:width="0.777cm" svg:height="0.255cm" svg:x="37.44cm" svg:y="50.449cm">
          <draw:text-box>
            <text:p text:style-name="P2"><text:span text:style-name="T6">RY9320</text:span></text:p>
          </draw:text-box>
        </draw:frame>
        <draw:frame draw:style-name="gr8" draw:text-style-name="P7" draw:layer="layout" svg:width="0.438cm" svg:height="0.264cm" svg:x="37.216cm" svg:y="46.342cm">
          <draw:text-box>
            <text:p text:style-name="P2"><text:span text:style-name="T8">C27</text:span></text:p>
          </draw:text-box>
        </draw:frame>
        <draw:line draw:style-name="gr1" draw:text-style-name="P1" draw:layer="layout" svg:x1="37.282cm" svg:y1="44.629cm" svg:x2="38.298cm" svg:y2="44.629cm">
          <text:p/>
        </draw:line>
        <draw:line draw:style-name="gr1" draw:text-style-name="P1" draw:layer="layout" svg:x1="38.298cm" svg:y1="44.502cm" svg:x2="37.282cm" svg:y2="44.502cm">
          <text:p/>
        </draw:line>
        <draw:path draw:style-name="gr1" draw:text-style-name="P1" draw:layer="layout" svg:width="0.127cm" svg:height="0.127cm" svg:x="37.282cm" svg:y="44.756cm" svg:viewBox="0 0 128 128" svg:d="M128 0c-72 0-128 58-128 128">
          <text:p/>
        </draw:path>
        <draw:path draw:style-name="gr1" draw:text-style-name="P1" draw:layer="layout" svg:width="0.127cm" svg:height="0.127cm" svg:x="37.409cm" svg:y="44.756cm" svg:viewBox="0 0 128 128" svg:d="M128 128c0-70-58-128-128-128">
          <text:p/>
        </draw:path>
        <draw:path draw:style-name="gr1" draw:text-style-name="P1" draw:layer="layout" svg:width="0.127cm" svg:height="0.127cm" svg:x="37.536cm" svg:y="44.756cm" svg:viewBox="0 0 128 128" svg:d="M128 0c-72 0-128 58-128 128">
          <text:p/>
        </draw:path>
        <draw:path draw:style-name="gr1" draw:text-style-name="P1" draw:layer="layout" svg:width="0.127cm" svg:height="0.127cm" svg:x="37.663cm" svg:y="44.756cm" svg:viewBox="0 0 128 128" svg:d="M128 128c0-70-58-128-128-128">
          <text:p/>
        </draw:path>
        <draw:path draw:style-name="gr1" draw:text-style-name="P1" draw:layer="layout" svg:width="0.127cm" svg:height="0.127cm" svg:x="37.79cm" svg:y="44.756cm" svg:viewBox="0 0 128 128" svg:d="M128 0c-72 0-128 58-128 128">
          <text:p/>
        </draw:path>
        <draw:path draw:style-name="gr1" draw:text-style-name="P1" draw:layer="layout" svg:width="0.127cm" svg:height="0.127cm" svg:x="37.917cm" svg:y="44.756cm" svg:viewBox="0 0 128 128" svg:d="M128 128c0-70-58-128-128-128">
          <text:p/>
        </draw:path>
        <draw:path draw:style-name="gr1" draw:text-style-name="P1" draw:layer="layout" svg:width="0.127cm" svg:height="0.127cm" svg:x="38.044cm" svg:y="44.756cm" svg:viewBox="0 0 128 128" svg:d="M128 0c-72 0-128 58-128 128">
          <text:p/>
        </draw:path>
        <draw:path draw:style-name="gr1" draw:text-style-name="P1" draw:layer="layout" svg:width="0.127cm" svg:height="0.127cm" svg:x="38.171cm" svg:y="44.756cm" svg:viewBox="0 0 128 128" svg:d="M128 128c0-70-58-128-128-128">
          <text:p/>
        </draw:path>
        <draw:line draw:style-name="gr7" draw:text-style-name="P1" draw:layer="layout" svg:x1="36.774cm" svg:y1="44.883cm" svg:x2="37.282cm" svg:y2="44.883cm">
          <text:p/>
        </draw:line>
        <draw:line draw:style-name="gr7" draw:text-style-name="P1" draw:layer="layout" svg:x1="38.806cm" svg:y1="44.883cm" svg:x2="38.298cm" svg:y2="44.883cm">
          <text:p/>
        </draw:line>
        <draw:frame draw:style-name="gr8" draw:text-style-name="P7" draw:layer="layout" svg:width="0.921cm" svg:height="0.289cm" svg:x="37.064cm" svg:y="46.748cm">
          <draw:text-box>
            <text:p text:style-name="P2"><text:span text:style-name="T5">104/50V</text:span></text:p>
          </draw:text-box>
        </draw:frame>
        <draw:frame draw:style-name="gr9" draw:text-style-name="P8" draw:layer="layout" svg:width="0.256cm" svg:height="0.255cm" svg:x="37.673cm" svg:y="44.156cm">
          <draw:text-box>
            <text:p text:style-name="P2"><text:span text:style-name="T6">L8</text:span></text:p>
          </draw:text-box>
        </draw:frame>
        <draw:line draw:style-name="gr1" draw:text-style-name="P1" draw:layer="layout" svg:x1="42.108cm" svg:y1="49.658cm" svg:x2="42.514cm" svg:y2="49.658cm">
          <text:p/>
        </draw:line>
        <draw:line draw:style-name="gr1" draw:text-style-name="P1" draw:layer="layout" svg:x1="42.514cm" svg:y1="49.506cm" svg:x2="42.108cm" svg:y2="49.506cm">
          <text:p/>
        </draw:line>
        <draw:line draw:style-name="gr1" draw:text-style-name="P1" draw:layer="layout" svg:x1="42.311cm" svg:y1="49.455cm" svg:x2="42.311cm" svg:y2="49.506cm">
          <text:p/>
        </draw:line>
        <draw:line draw:style-name="gr1" draw:text-style-name="P1" draw:layer="layout" svg:x1="42.311cm" svg:y1="49.658cm" svg:x2="42.311cm" svg:y2="49.709cm">
          <text:p/>
        </draw:line>
        <draw:line draw:style-name="gr7" draw:text-style-name="P1" draw:layer="layout" svg:x1="42.311cm" svg:y1="49.201cm" svg:x2="42.311cm" svg:y2="49.455cm">
          <text:p/>
        </draw:line>
        <draw:line draw:style-name="gr7" draw:text-style-name="P1" draw:layer="layout" svg:x1="42.311cm" svg:y1="49.963cm" svg:x2="42.311cm" svg:y2="49.709cm">
          <text:p/>
        </draw:line>
        <draw:frame draw:style-name="gr9" draw:text-style-name="P8" draw:layer="layout" svg:width="0.569cm" svg:height="0.255cm" svg:x="37.546cm" svg:y="45.024cm">
          <draw:text-box>
            <text:p text:style-name="P2"><text:span text:style-name="T6">4.7uH</text:span></text:p>
          </draw:text-box>
        </draw:frame>
        <draw:frame draw:style-name="gr8" draw:text-style-name="P7" draw:layer="layout" svg:width="0.438cm" svg:height="0.264cm" svg:x="42.508cm" svg:y="49.225cm">
          <draw:text-box>
            <text:p text:style-name="P2"><text:span text:style-name="T8">C28</text:span></text:p>
          </draw:text-box>
        </draw:frame>
        <draw:line draw:style-name="gr1" draw:text-style-name="P1" draw:layer="layout" svg:x1="43.327cm" svg:y1="49.658cm" svg:x2="43.733cm" svg:y2="49.658cm">
          <text:p/>
        </draw:line>
        <draw:line draw:style-name="gr1" draw:text-style-name="P1" draw:layer="layout" svg:x1="43.733cm" svg:y1="49.506cm" svg:x2="43.327cm" svg:y2="49.506cm">
          <text:p/>
        </draw:line>
        <draw:line draw:style-name="gr1" draw:text-style-name="P1" draw:layer="layout" svg:x1="43.53cm" svg:y1="49.455cm" svg:x2="43.53cm" svg:y2="49.506cm">
          <text:p/>
        </draw:line>
        <draw:line draw:style-name="gr1" draw:text-style-name="P1" draw:layer="layout" svg:x1="43.53cm" svg:y1="49.658cm" svg:x2="43.53cm" svg:y2="49.709cm">
          <text:p/>
        </draw:line>
        <draw:line draw:style-name="gr7" draw:text-style-name="P1" draw:layer="layout" svg:x1="43.53cm" svg:y1="49.201cm" svg:x2="43.53cm" svg:y2="49.455cm">
          <text:p/>
        </draw:line>
        <draw:line draw:style-name="gr7" draw:text-style-name="P1" draw:layer="layout" svg:x1="43.53cm" svg:y1="49.963cm" svg:x2="43.53cm" svg:y2="49.709cm">
          <text:p/>
        </draw:line>
        <draw:frame draw:style-name="gr8" draw:text-style-name="P7" draw:layer="layout" svg:width="0.921cm" svg:height="0.289cm" svg:x="42.322cm" svg:y="49.76cm">
          <draw:text-box>
            <text:p text:style-name="P2"><text:span text:style-name="T5">104/25V</text:span></text:p>
          </draw:text-box>
        </draw:frame>
        <draw:frame draw:style-name="gr8" draw:text-style-name="P7" draw:layer="layout" svg:width="0.438cm" svg:height="0.264cm" svg:x="43.869cm" svg:y="49.174cm">
          <draw:text-box>
            <text:p text:style-name="P2"><text:span text:style-name="T8">C30</text:span></text:p>
          </draw:text-box>
        </draw:frame>
        <draw:line draw:style-name="gr1" draw:text-style-name="P1" draw:layer="layout" svg:x1="33.309cm" svg:y1="45.645cm" svg:x2="33.715cm" svg:y2="45.645cm">
          <text:p/>
        </draw:line>
        <draw:line draw:style-name="gr1" draw:text-style-name="P1" draw:layer="layout" svg:x1="33.715cm" svg:y1="45.493cm" svg:x2="33.309cm" svg:y2="45.493cm">
          <text:p/>
        </draw:line>
        <draw:line draw:style-name="gr1" draw:text-style-name="P1" draw:layer="layout" svg:x1="33.512cm" svg:y1="45.442cm" svg:x2="33.512cm" svg:y2="45.493cm">
          <text:p/>
        </draw:line>
        <draw:line draw:style-name="gr1" draw:text-style-name="P1" draw:layer="layout" svg:x1="33.512cm" svg:y1="45.645cm" svg:x2="33.512cm" svg:y2="45.696cm">
          <text:p/>
        </draw:line>
        <draw:line draw:style-name="gr7" draw:text-style-name="P1" draw:layer="layout" svg:x1="33.512cm" svg:y1="45.188cm" svg:x2="33.512cm" svg:y2="45.442cm">
          <text:p/>
        </draw:line>
        <draw:line draw:style-name="gr7" draw:text-style-name="P1" draw:layer="layout" svg:x1="33.512cm" svg:y1="45.95cm" svg:x2="33.512cm" svg:y2="45.696cm">
          <text:p/>
        </draw:line>
        <draw:frame draw:style-name="gr8" draw:text-style-name="P7" draw:layer="layout" svg:width="0.921cm" svg:height="0.289cm" svg:x="43.597cm" svg:y="49.78cm">
          <draw:text-box>
            <text:p text:style-name="P2"><text:span text:style-name="T5">106/16V</text:span></text:p>
          </draw:text-box>
        </draw:frame>
        <draw:frame draw:style-name="gr8" draw:text-style-name="P7" draw:layer="layout" svg:width="0.438cm" svg:height="0.264cm" svg:x="33.811cm" svg:y="45.187cm">
          <draw:text-box>
            <text:p text:style-name="P2"><text:span text:style-name="T8">C31</text:span></text:p>
          </draw:text-box>
        </draw:frame>
        <draw:line draw:style-name="gr1" draw:text-style-name="P1" draw:layer="layout" svg:x1="40.391cm" svg:y1="46.458cm" svg:x2="40.391cm" svg:y2="46.864cm">
          <text:p/>
        </draw:line>
        <draw:line draw:style-name="gr1" draw:text-style-name="P1" draw:layer="layout" svg:x1="40.543cm" svg:y1="46.864cm" svg:x2="40.543cm" svg:y2="46.458cm">
          <text:p/>
        </draw:line>
        <draw:line draw:style-name="gr1" draw:text-style-name="P1" draw:layer="layout" svg:x1="40.594cm" svg:y1="46.661cm" svg:x2="40.543cm" svg:y2="46.661cm">
          <text:p/>
        </draw:line>
        <draw:line draw:style-name="gr1" draw:text-style-name="P1" draw:layer="layout" svg:x1="40.391cm" svg:y1="46.661cm" svg:x2="40.34cm" svg:y2="46.661cm">
          <text:p/>
        </draw:line>
        <draw:line draw:style-name="gr7" draw:text-style-name="P1" draw:layer="layout" svg:x1="40.848cm" svg:y1="46.661cm" svg:x2="40.594cm" svg:y2="46.661cm">
          <text:p/>
        </draw:line>
        <draw:line draw:style-name="gr7" draw:text-style-name="P1" draw:layer="layout" svg:x1="40.086cm" svg:y1="46.661cm" svg:x2="40.34cm" svg:y2="46.661cm">
          <text:p/>
        </draw:line>
        <draw:frame draw:style-name="gr8" draw:text-style-name="P7" draw:layer="layout" svg:width="0.921cm" svg:height="0.289cm" svg:x="33.539cm" svg:y="45.742cm">
          <draw:text-box>
            <text:p text:style-name="P2"><text:span text:style-name="T5">106/10V</text:span></text:p>
          </draw:text-box>
        </draw:frame>
        <draw:frame draw:style-name="gr8" draw:text-style-name="P7" draw:layer="layout" svg:width="0.438cm" svg:height="0.264cm" svg:x="40.65cm" svg:y="46.306cm">
          <draw:text-box>
            <text:p text:style-name="P2"><text:span text:style-name="T8">C34</text:span></text:p>
          </draw:text-box>
        </draw:frame>
        <draw:path draw:style-name="gr1" draw:text-style-name="P1" draw:layer="layout" svg:width="0.407cm" svg:height="0.152cm" svg:x="41.696cm" svg:y="46.585cm" svg:viewBox="0 0 408 153" svg:d="M408 153v-153M408 0h-408M0 0v153M0 153h408">
          <text:p/>
        </draw:path>
        <draw:line draw:style-name="gr7" draw:text-style-name="P1" draw:layer="layout" svg:x1="42.28cm" svg:y1="46.661cm" svg:x2="42.103cm" svg:y2="46.661cm">
          <text:p/>
        </draw:line>
        <draw:line draw:style-name="gr7" draw:text-style-name="P1" draw:layer="layout" svg:x1="41.518cm" svg:y1="46.661cm" svg:x2="41.696cm" svg:y2="46.661cm">
          <text:p/>
        </draw:line>
        <draw:frame draw:style-name="gr8" draw:text-style-name="P7" draw:layer="layout" svg:width="0.438cm" svg:height="0.289cm" svg:x="40.65cm" svg:y="46.763cm">
          <draw:text-box>
            <text:p text:style-name="P2"><text:span text:style-name="T5">10R</text:span></text:p>
          </draw:text-box>
        </draw:frame>
        <draw:frame draw:style-name="gr8" draw:text-style-name="P7" draw:layer="layout" svg:width="0.438cm" svg:height="0.289cm" svg:x="41.6cm" svg:y="46.204cm">
          <draw:text-box>
            <text:p text:style-name="P2"><text:span text:style-name="T5">R44</text:span></text:p>
          </draw:text-box>
        </draw:frame>
        <draw:path draw:style-name="gr1" draw:text-style-name="P1" draw:layer="layout" svg:width="0.153cm" svg:height="0.406cm" svg:x="40.446cm" svg:y="49.349cm" svg:viewBox="0 0 154 407" svg:d="M154 0h-154M0 0v407M0 407h154M154 407v-407">
          <text:p/>
        </draw:path>
        <draw:line draw:style-name="gr7" draw:text-style-name="P1" draw:layer="layout" svg:x1="40.523cm" svg:y1="49.171cm" svg:x2="40.523cm" svg:y2="49.349cm">
          <text:p/>
        </draw:line>
        <draw:line draw:style-name="gr7" draw:text-style-name="P1" draw:layer="layout" svg:x1="40.523cm" svg:y1="49.933cm" svg:x2="40.523cm" svg:y2="49.755cm">
          <text:p/>
        </draw:line>
        <draw:frame draw:style-name="gr8" draw:text-style-name="P7" draw:layer="layout" svg:width="0.396cm" svg:height="0.264cm" svg:x="41.724cm" svg:y="46.87cm">
          <draw:text-box>
            <text:p text:style-name="P2"><text:span text:style-name="T8">102</text:span></text:p>
          </draw:text-box>
        </draw:frame>
        <draw:frame draw:style-name="gr8" draw:text-style-name="P7" draw:layer="layout" svg:width="0.438cm" svg:height="0.289cm" svg:x="40.797cm" svg:y="49.226cm">
          <draw:text-box>
            <text:p text:style-name="P2"><text:span text:style-name="T5">R45</text:span></text:p>
          </draw:text-box>
        </draw:frame>
        <draw:path draw:style-name="gr1" draw:text-style-name="P1" draw:layer="layout" svg:width="0.152cm" svg:height="0.407cm" svg:x="35.377cm" svg:y="50.598cm" svg:viewBox="0 0 153 408" svg:d="M153 0h-153M0 0v408M0 408h153M153 408v-408">
          <text:p/>
        </draw:path>
        <draw:line draw:style-name="gr7" draw:text-style-name="P1" draw:layer="layout" svg:x1="35.453cm" svg:y1="50.42cm" svg:x2="35.453cm" svg:y2="50.598cm">
          <text:p/>
        </draw:line>
        <draw:line draw:style-name="gr7" draw:text-style-name="P1" draw:layer="layout" svg:x1="35.453cm" svg:y1="51.182cm" svg:x2="35.453cm" svg:y2="51.005cm">
          <text:p/>
        </draw:line>
        <draw:frame draw:style-name="gr8" draw:text-style-name="P7" draw:layer="layout" svg:width="0.455cm" svg:height="0.264cm" svg:x="40.721cm" svg:y="49.637cm">
          <draw:text-box>
            <text:p text:style-name="P2"><text:span text:style-name="T8">10K</text:span></text:p>
          </draw:text-box>
        </draw:frame>
        <draw:frame draw:style-name="gr8" draw:text-style-name="P7" draw:layer="layout" svg:width="0.438cm" svg:height="0.289cm" svg:x="35.697cm" svg:y="50.405cm">
          <draw:text-box>
            <text:p text:style-name="P2"><text:span text:style-name="T5">R46</text:span></text:p>
          </draw:text-box>
        </draw:frame>
        <draw:path draw:style-name="gr1" draw:text-style-name="P1" draw:layer="layout" svg:width="0.152cm" svg:height="0.406cm" svg:x="35.377cm" svg:y="48.16cm" svg:viewBox="0 0 153 407" svg:d="M153 0h-153M0 0v407M0 407h153M153 407v-407">
          <text:p/>
        </draw:path>
        <draw:line draw:style-name="gr7" draw:text-style-name="P1" draw:layer="layout" svg:x1="35.453cm" svg:y1="47.982cm" svg:x2="35.453cm" svg:y2="48.16cm">
          <text:p/>
        </draw:line>
        <draw:line draw:style-name="gr7" draw:text-style-name="P1" draw:layer="layout" svg:x1="35.453cm" svg:y1="48.744cm" svg:x2="35.453cm" svg:y2="48.566cm">
          <text:p/>
        </draw:line>
        <draw:frame draw:style-name="gr8" draw:text-style-name="P7" draw:layer="layout" svg:width="0.904cm" svg:height="0.382cm" svg:x="35.646cm" svg:y="50.69cm">
          <draw:text-box>
            <text:p text:style-name="P2"><text:span text:style-name="T12">20K 1%</text:span></text:p>
          </draw:text-box>
        </draw:frame>
        <draw:frame draw:style-name="gr8" draw:text-style-name="P7" draw:layer="layout" svg:width="0.438cm" svg:height="0.289cm" svg:x="35.616cm" svg:y="48.078cm">
          <draw:text-box>
            <text:p text:style-name="P2"><text:span text:style-name="T5">R47</text:span></text:p>
          </draw:text-box>
        </draw:frame>
        <draw:path draw:style-name="gr1" draw:text-style-name="P1" draw:layer="layout" svg:width="0.152cm" svg:height="0.406cm" svg:x="35.377cm" svg:y="45.823cm" svg:viewBox="0 0 153 407" svg:d="M153 0h-153M0 0v407M0 407h153M153 407v-407">
          <text:p/>
        </draw:path>
        <draw:line draw:style-name="gr7" draw:text-style-name="P1" draw:layer="layout" svg:x1="35.453cm" svg:y1="45.645cm" svg:x2="35.453cm" svg:y2="45.823cm">
          <text:p/>
        </draw:line>
        <draw:line draw:style-name="gr7" draw:text-style-name="P1" draw:layer="layout" svg:x1="35.453cm" svg:y1="46.407cm" svg:x2="35.453cm" svg:y2="46.229cm">
          <text:p/>
        </draw:line>
        <draw:frame draw:style-name="gr8" draw:text-style-name="P7" draw:layer="layout" svg:width="0.307cm" svg:height="0.264cm" svg:x="35.667cm" svg:y="48.489cm">
          <draw:text-box>
            <text:p text:style-name="P2"><text:span text:style-name="T8">0R</text:span></text:p>
          </draw:text-box>
        </draw:frame>
        <draw:frame draw:style-name="gr8" draw:text-style-name="P7" draw:layer="layout" svg:width="0.438cm" svg:height="0.289cm" svg:x="35.773cm" svg:y="45.604cm">
          <draw:text-box>
            <text:p text:style-name="P2"><text:span text:style-name="T5">R48</text:span></text:p>
          </draw:text-box>
        </draw:frame>
        <draw:line draw:style-name="gr1" draw:text-style-name="P1" draw:layer="layout" svg:x1="31.978cm" svg:y1="45.727cm" svg:x2="32.385cm" svg:y2="45.727cm">
          <text:p/>
        </draw:line>
        <draw:line draw:style-name="gr1" draw:text-style-name="P1" draw:layer="layout" svg:x1="32.385cm" svg:y1="45.574cm" svg:x2="31.978cm" svg:y2="45.574cm">
          <text:p/>
        </draw:line>
        <draw:line draw:style-name="gr1" draw:text-style-name="P1" draw:layer="layout" svg:x1="32.181cm" svg:y1="45.523cm" svg:x2="32.181cm" svg:y2="45.574cm">
          <text:p/>
        </draw:line>
        <draw:line draw:style-name="gr1" draw:text-style-name="P1" draw:layer="layout" svg:x1="32.181cm" svg:y1="45.727cm" svg:x2="32.181cm" svg:y2="45.777cm">
          <text:p/>
        </draw:line>
        <draw:line draw:style-name="gr7" draw:text-style-name="P1" draw:layer="layout" svg:x1="32.181cm" svg:y1="45.269cm" svg:x2="32.181cm" svg:y2="45.523cm">
          <text:p/>
        </draw:line>
        <draw:line draw:style-name="gr7" draw:text-style-name="P1" draw:layer="layout" svg:x1="32.181cm" svg:y1="46.031cm" svg:x2="32.181cm" svg:y2="45.777cm">
          <text:p/>
        </draw:line>
        <draw:frame draw:style-name="gr8" draw:text-style-name="P7" draw:layer="layout" svg:width="1.048cm" svg:height="0.382cm" svg:x="35.621cm" svg:y="45.94cm">
          <draw:text-box>
            <text:p text:style-name="P2"><text:span text:style-name="T12">150K 1%</text:span></text:p>
          </draw:text-box>
        </draw:frame>
        <draw:frame draw:style-name="gr8" draw:text-style-name="P7" draw:layer="layout" svg:width="0.438cm" svg:height="0.264cm" svg:x="32.48cm" svg:y="45.268cm">
          <draw:text-box>
            <text:p text:style-name="P2"><text:span text:style-name="T8">C35</text:span></text:p>
          </draw:text-box>
        </draw:frame>
        <draw:line draw:style-name="gr1" draw:text-style-name="P1" draw:layer="layout" svg:x1="34.62cm" svg:y1="45.727cm" svg:x2="35.026cm" svg:y2="45.727cm">
          <text:p/>
        </draw:line>
        <draw:line draw:style-name="gr1" draw:text-style-name="P1" draw:layer="layout" svg:x1="35.026cm" svg:y1="45.574cm" svg:x2="34.62cm" svg:y2="45.574cm">
          <text:p/>
        </draw:line>
        <draw:line draw:style-name="gr1" draw:text-style-name="P1" draw:layer="layout" svg:x1="34.823cm" svg:y1="45.523cm" svg:x2="34.823cm" svg:y2="45.574cm">
          <text:p/>
        </draw:line>
        <draw:line draw:style-name="gr1" draw:text-style-name="P1" draw:layer="layout" svg:x1="34.823cm" svg:y1="45.727cm" svg:x2="34.823cm" svg:y2="45.777cm">
          <text:p/>
        </draw:line>
        <draw:line draw:style-name="gr7" draw:text-style-name="P1" draw:layer="layout" svg:x1="34.823cm" svg:y1="45.269cm" svg:x2="34.823cm" svg:y2="45.523cm">
          <text:p/>
        </draw:line>
        <draw:line draw:style-name="gr7" draw:text-style-name="P1" draw:layer="layout" svg:x1="34.823cm" svg:y1="46.031cm" svg:x2="34.823cm" svg:y2="45.777cm">
          <text:p/>
        </draw:line>
        <draw:frame draw:style-name="gr8" draw:text-style-name="P7" draw:layer="layout" svg:width="0.921cm" svg:height="0.289cm" svg:x="32.208cm" svg:y="45.823cm">
          <draw:text-box>
            <text:p text:style-name="P2"><text:span text:style-name="T5">106/10V</text:span></text:p>
          </draw:text-box>
        </draw:frame>
        <draw:frame draw:style-name="gr8" draw:text-style-name="P7" draw:layer="layout" svg:width="0.438cm" svg:height="0.264cm" svg:x="34.969cm" svg:y="45.237cm">
          <draw:text-box>
            <text:p text:style-name="P2"><text:span text:style-name="T8">C36</text:span></text:p>
          </draw:text-box>
        </draw:frame>
        <draw:path draw:style-name="gr1" draw:text-style-name="P1" draw:layer="layout" svg:width="0.254cm" svg:height="0.122cm" svg:x="20.868cm" svg:y="29.577cm" svg:viewBox="0 0 255 123" svg:d="M255 123c-3-68-58-122-126-123-68 0-125 54-129 122">
          <text:p/>
        </draw:path>
        <draw:path draw:style-name="gr1" draw:text-style-name="P1" draw:layer="layout" svg:width="0.254cm" svg:height="0.122cm" svg:x="21.122cm" svg:y="29.577cm" svg:viewBox="0 0 255 123" svg:d="M255 123c-3-68-58-122-126-123-68 0-124 54-129 122">
          <text:p/>
        </draw:path>
        <draw:path draw:style-name="gr1" draw:text-style-name="P1" draw:layer="layout" svg:width="0.254cm" svg:height="0.122cm" svg:x="21.376cm" svg:y="29.577cm" svg:viewBox="0 0 255 123" svg:d="M255 123c-3-68-58-122-126-123-68 0-124 54-129 122">
          <text:p/>
        </draw:path>
        <draw:line draw:style-name="gr1" draw:text-style-name="P1" draw:layer="layout" svg:x1="20.614cm" svg:y1="29.699cm" svg:x2="20.868cm" svg:y2="29.699cm">
          <text:p/>
        </draw:line>
        <draw:line draw:style-name="gr1" draw:text-style-name="P1" draw:layer="layout" svg:x1="21.884cm" svg:y1="29.699cm" svg:x2="21.63cm" svg:y2="29.699cm">
          <text:p/>
        </draw:line>
        <draw:frame draw:style-name="gr8" draw:text-style-name="P7" draw:layer="layout" svg:width="0.396cm" svg:height="0.289cm" svg:x="34.904cm" svg:y="45.797cm">
          <draw:text-box>
            <text:p text:style-name="P2"><text:span text:style-name="T5">104</text:span></text:p>
          </draw:text-box>
        </draw:frame>
        <draw:frame draw:style-name="gr11" draw:text-style-name="P10" draw:layer="layout" svg:width="0.383cm" svg:height="0.264cm" svg:x="20.943cm" svg:y="29.224cm">
          <draw:text-box>
            <text:p text:style-name="P2"><text:span text:style-name="T10">L10</text:span></text:p>
          </draw:text-box>
        </draw:frame>
        <draw:path draw:style-name="gr7" draw:text-style-name="P1" draw:layer="layout" svg:width="1.524cm" svg:height="2.794cm" svg:x="68.961cm" svg:y="33.773cm" svg:viewBox="0 0 1525 2795" svg:d="M0 2795v-2795M0 0h1525M1525 0v2795M1525 2795h-1525">
          <text:p/>
        </draw:path>
        <draw:line draw:style-name="gr7" draw:text-style-name="P1" draw:layer="layout" svg:x1="68.199cm" svg:y1="34.027cm" svg:x2="68.961cm" svg:y2="34.027cm">
          <text:p/>
        </draw:line>
        <draw:line draw:style-name="gr7" draw:text-style-name="P1" draw:layer="layout" svg:x1="68.199cm" svg:y1="34.281cm" svg:x2="68.961cm" svg:y2="34.281cm">
          <text:p/>
        </draw:line>
        <draw:line draw:style-name="gr7" draw:text-style-name="P1" draw:layer="layout" svg:x1="68.199cm" svg:y1="34.535cm" svg:x2="68.961cm" svg:y2="34.535cm">
          <text:p/>
        </draw:line>
        <draw:line draw:style-name="gr7" draw:text-style-name="P1" draw:layer="layout" svg:x1="68.199cm" svg:y1="34.789cm" svg:x2="68.961cm" svg:y2="34.789cm">
          <text:p/>
        </draw:line>
        <draw:line draw:style-name="gr7" draw:text-style-name="P1" draw:layer="layout" svg:x1="68.199cm" svg:y1="35.043cm" svg:x2="68.961cm" svg:y2="35.043cm">
          <text:p/>
        </draw:line>
        <draw:line draw:style-name="gr7" draw:text-style-name="P1" draw:layer="layout" svg:x1="68.199cm" svg:y1="35.297cm" svg:x2="68.961cm" svg:y2="35.297cm">
          <text:p/>
        </draw:line>
        <draw:line draw:style-name="gr7" draw:text-style-name="P1" draw:layer="layout" svg:x1="68.199cm" svg:y1="35.551cm" svg:x2="68.961cm" svg:y2="35.551cm">
          <text:p/>
        </draw:line>
        <draw:line draw:style-name="gr7" draw:text-style-name="P1" draw:layer="layout" svg:x1="68.199cm" svg:y1="35.805cm" svg:x2="68.961cm" svg:y2="35.805cm">
          <text:p/>
        </draw:line>
        <draw:line draw:style-name="gr7" draw:text-style-name="P1" draw:layer="layout" svg:x1="68.199cm" svg:y1="36.059cm" svg:x2="68.961cm" svg:y2="36.059cm">
          <text:p/>
        </draw:line>
        <draw:line draw:style-name="gr7" draw:text-style-name="P1" draw:layer="layout" svg:x1="68.199cm" svg:y1="36.313cm" svg:x2="68.961cm" svg:y2="36.313cm">
          <text:p/>
        </draw:line>
        <draw:frame draw:style-name="gr9" draw:text-style-name="P8" draw:layer="layout" svg:width="1.992cm" svg:height="0.336cm" svg:x="20.393cm" svg:y="29.812cm">
          <draw:text-box>
            <text:p text:style-name="P2"><text:span text:style-name="T14">BTREF3216A3R601</text:span></text:p>
          </draw:text-box>
        </draw:frame>
        <draw:frame draw:style-name="gr11" draw:text-style-name="P10" draw:layer="layout" svg:width="0.236cm" svg:height="0.264cm" svg:x="68.444cm" svg:y="33.817cm">
          <draw:text-box>
            <text:p text:style-name="P2"><text:span text:style-name="T10">1</text:span></text:p>
          </draw:text-box>
        </draw:frame>
        <draw:frame draw:style-name="gr11" draw:text-style-name="P10" draw:layer="layout" svg:width="0.421cm" svg:height="0.264cm" svg:x="69.164cm" svg:y="33.911cm">
          <draw:text-box>
            <text:p text:style-name="P2"><text:span text:style-name="T10">SD2</text:span></text:p>
          </draw:text-box>
        </draw:frame>
        <draw:frame draw:style-name="gr11" draw:text-style-name="P10" draw:layer="layout" svg:width="0.236cm" svg:height="0.264cm" svg:x="68.444cm" svg:y="34.071cm">
          <draw:text-box>
            <text:p text:style-name="P2"><text:span text:style-name="T10">2</text:span></text:p>
          </draw:text-box>
        </draw:frame>
        <draw:frame draw:style-name="gr11" draw:text-style-name="P10" draw:layer="layout" svg:width="0.421cm" svg:height="0.264cm" svg:x="69.164cm" svg:y="34.165cm">
          <draw:text-box>
            <text:p text:style-name="P2"><text:span text:style-name="T10">SD3</text:span></text:p>
          </draw:text-box>
        </draw:frame>
        <draw:frame draw:style-name="gr11" draw:text-style-name="P10" draw:layer="layout" svg:width="0.236cm" svg:height="0.264cm" svg:x="68.444cm" svg:y="34.325cm">
          <draw:text-box>
            <text:p text:style-name="P2"><text:span text:style-name="T10">3</text:span></text:p>
          </draw:text-box>
        </draw:frame>
        <draw:frame draw:style-name="gr11" draw:text-style-name="P10" draw:layer="layout" svg:width="0.671cm" svg:height="0.264cm" svg:x="69.164cm" svg:y="34.419cm">
          <draw:text-box>
            <text:p text:style-name="P2"><text:span text:style-name="T10">SCMD</text:span></text:p>
          </draw:text-box>
        </draw:frame>
        <draw:frame draw:style-name="gr11" draw:text-style-name="P10" draw:layer="layout" svg:width="0.236cm" svg:height="0.264cm" svg:x="68.444cm" svg:y="34.579cm">
          <draw:text-box>
            <text:p text:style-name="P2"><text:span text:style-name="T10">4</text:span></text:p>
          </draw:text-box>
        </draw:frame>
        <draw:frame draw:style-name="gr11" draw:text-style-name="P10" draw:layer="layout" svg:width="0.51cm" svg:height="0.264cm" svg:x="69.164cm" svg:y="34.673cm">
          <draw:text-box>
            <text:p text:style-name="P2"><text:span text:style-name="T10">VDD</text:span></text:p>
          </draw:text-box>
        </draw:frame>
        <draw:frame draw:style-name="gr11" draw:text-style-name="P10" draw:layer="layout" svg:width="0.236cm" svg:height="0.264cm" svg:x="68.444cm" svg:y="34.833cm">
          <draw:text-box>
            <text:p text:style-name="P2"><text:span text:style-name="T10">5</text:span></text:p>
          </draw:text-box>
        </draw:frame>
        <draw:frame draw:style-name="gr11" draw:text-style-name="P10" draw:layer="layout" svg:width="0.603cm" svg:height="0.264cm" svg:x="69.164cm" svg:y="34.927cm">
          <draw:text-box>
            <text:p text:style-name="P2"><text:span text:style-name="T10">SCLK</text:span></text:p>
          </draw:text-box>
        </draw:frame>
        <draw:frame draw:style-name="gr11" draw:text-style-name="P10" draw:layer="layout" svg:width="0.236cm" svg:height="0.264cm" svg:x="68.444cm" svg:y="35.087cm">
          <draw:text-box>
            <text:p text:style-name="P2"><text:span text:style-name="T10">6</text:span></text:p>
          </draw:text-box>
        </draw:frame>
        <draw:frame draw:style-name="gr11" draw:text-style-name="P10" draw:layer="layout" svg:width="0.434cm" svg:height="0.264cm" svg:x="69.164cm" svg:y="35.181cm">
          <draw:text-box>
            <text:p text:style-name="P2"><text:span text:style-name="T10">VSS</text:span></text:p>
          </draw:text-box>
        </draw:frame>
        <draw:frame draw:style-name="gr11" draw:text-style-name="P10" draw:layer="layout" svg:width="0.236cm" svg:height="0.264cm" svg:x="68.444cm" svg:y="35.341cm">
          <draw:text-box>
            <text:p text:style-name="P2"><text:span text:style-name="T10">7</text:span></text:p>
          </draw:text-box>
        </draw:frame>
        <draw:frame draw:style-name="gr11" draw:text-style-name="P10" draw:layer="layout" svg:width="0.421cm" svg:height="0.264cm" svg:x="69.164cm" svg:y="35.435cm">
          <draw:text-box>
            <text:p text:style-name="P2"><text:span text:style-name="T10">SD0</text:span></text:p>
          </draw:text-box>
        </draw:frame>
        <draw:frame draw:style-name="gr11" draw:text-style-name="P10" draw:layer="layout" svg:width="0.236cm" svg:height="0.264cm" svg:x="68.444cm" svg:y="35.595cm">
          <draw:text-box>
            <text:p text:style-name="P2"><text:span text:style-name="T10">8</text:span></text:p>
          </draw:text-box>
        </draw:frame>
        <draw:frame draw:style-name="gr11" draw:text-style-name="P10" draw:layer="layout" svg:width="0.421cm" svg:height="0.264cm" svg:x="69.164cm" svg:y="35.689cm">
          <draw:text-box>
            <text:p text:style-name="P2"><text:span text:style-name="T10">SD1</text:span></text:p>
          </draw:text-box>
        </draw:frame>
        <draw:frame draw:style-name="gr11" draw:text-style-name="P10" draw:layer="layout" svg:width="0.236cm" svg:height="0.264cm" svg:x="68.444cm" svg:y="35.849cm">
          <draw:text-box>
            <text:p text:style-name="P2"><text:span text:style-name="T10">9</text:span></text:p>
          </draw:text-box>
        </draw:frame>
        <draw:frame draw:style-name="gr11" draw:text-style-name="P10" draw:layer="layout" svg:width="0.328cm" svg:height="0.264cm" svg:x="69.164cm" svg:y="35.943cm">
          <draw:text-box>
            <text:p text:style-name="P2"><text:span text:style-name="T10">CD</text:span></text:p>
          </draw:text-box>
        </draw:frame>
        <draw:frame draw:style-name="gr11" draw:text-style-name="P10" draw:layer="layout" svg:width="0.239cm" svg:height="0.264cm" svg:x="68.308cm" svg:y="36.103cm">
          <draw:text-box>
            <text:p text:style-name="P2"><text:span text:style-name="T10">10</text:span></text:p>
          </draw:text-box>
        </draw:frame>
        <draw:frame draw:style-name="gr11" draw:text-style-name="P10" draw:layer="layout" svg:width="0.734cm" svg:height="0.264cm" svg:x="69.164cm" svg:y="36.197cm">
          <draw:text-box>
            <text:p text:style-name="P2"><text:span text:style-name="T10">SHEET</text:span></text:p>
          </draw:text-box>
        </draw:frame>
        <draw:path draw:style-name="gr1" draw:text-style-name="P1" draw:layer="layout" svg:width="0.407cm" svg:height="0.153cm" svg:x="67.233cm" svg:y="35.983cm" svg:viewBox="0 0 408 154" svg:d="M408 154v-154M408 0h-408M0 0v154M0 154h408">
          <text:p/>
        </draw:path>
        <draw:line draw:style-name="gr7" draw:text-style-name="P1" draw:layer="layout" svg:x1="67.818cm" svg:y1="36.059cm" svg:x2="67.64cm" svg:y2="36.059cm">
          <text:p/>
        </draw:line>
        <draw:line draw:style-name="gr7" draw:text-style-name="P1" draw:layer="layout" svg:x1="67.056cm" svg:y1="36.059cm" svg:x2="67.233cm" svg:y2="36.059cm">
          <text:p/>
        </draw:line>
        <draw:frame draw:style-name="gr13" draw:text-style-name="P12" draw:layer="layout" svg:width="0.253cm" svg:height="0.28cm" svg:x="69.063cm" svg:y="33.324cm">
          <draw:text-box>
            <text:p text:style-name="P2"><text:span text:style-name="T11">J3</text:span></text:p>
          </draw:text-box>
        </draw:frame>
        <draw:frame draw:style-name="gr17" draw:text-style-name="P16" draw:layer="layout" svg:width="0.37cm" svg:height="0.243cm" svg:x="67.234cm" svg:y="35.716cm">
          <draw:text-box>
            <text:p text:style-name="P2"><text:span text:style-name="T17">R32</text:span></text:p>
          </draw:text-box>
        </draw:frame>
        <draw:path draw:style-name="gr1" draw:text-style-name="P1" draw:layer="layout" svg:width="0.153cm" svg:height="0.407cm" svg:x="65.582cm" svg:y="33.707cm" svg:viewBox="0 0 154 408" svg:d="M154 0h-154M0 0v408M0 408h154M154 408v-408">
          <text:p/>
        </draw:path>
        <draw:line draw:style-name="gr7" draw:text-style-name="P1" draw:layer="layout" svg:x1="65.659cm" svg:y1="33.529cm" svg:x2="65.659cm" svg:y2="33.707cm">
          <text:p/>
        </draw:line>
        <draw:line draw:style-name="gr7" draw:text-style-name="P1" draw:layer="layout" svg:x1="65.659cm" svg:y1="34.291cm" svg:x2="65.659cm" svg:y2="34.114cm">
          <text:p/>
        </draw:line>
        <draw:frame draw:style-name="gr17" draw:text-style-name="P16" draw:layer="layout" svg:width="0.273cm" svg:height="0.243cm" svg:x="67.31cm" svg:y="36.224cm">
          <draw:text-box>
            <text:p text:style-name="P2"><text:span text:style-name="T17">2K</text:span></text:p>
          </draw:text-box>
        </draw:frame>
        <draw:frame draw:style-name="gr17" draw:text-style-name="P16" draw:layer="layout" svg:width="0.37cm" svg:height="0.243cm" svg:x="65.913cm" svg:y="33.684cm">
          <draw:text-box>
            <text:p text:style-name="P2"><text:span text:style-name="T17">R33</text:span></text:p>
          </draw:text-box>
        </draw:frame>
        <draw:line draw:style-name="gr1" draw:text-style-name="P1" draw:layer="layout" svg:x1="65.857cm" svg:y1="34.835cm" svg:x2="65.45cm" svg:y2="34.835cm">
          <text:p/>
        </draw:line>
        <draw:line draw:style-name="gr1" draw:text-style-name="P1" draw:layer="layout" svg:x1="65.45cm" svg:y1="34.987cm" svg:x2="65.857cm" svg:y2="34.987cm">
          <text:p/>
        </draw:line>
        <draw:line draw:style-name="gr1" draw:text-style-name="P1" draw:layer="layout" svg:x1="65.653cm" svg:y1="35.038cm" svg:x2="65.653cm" svg:y2="34.987cm">
          <text:p/>
        </draw:line>
        <draw:line draw:style-name="gr1" draw:text-style-name="P1" draw:layer="layout" svg:x1="65.653cm" svg:y1="34.835cm" svg:x2="65.653cm" svg:y2="34.784cm">
          <text:p/>
        </draw:line>
        <draw:line draw:style-name="gr7" draw:text-style-name="P1" draw:layer="layout" svg:x1="65.653cm" svg:y1="35.292cm" svg:x2="65.653cm" svg:y2="35.038cm">
          <text:p/>
        </draw:line>
        <draw:line draw:style-name="gr7" draw:text-style-name="P1" draw:layer="layout" svg:x1="65.653cm" svg:y1="34.53cm" svg:x2="65.653cm" svg:y2="34.784cm">
          <text:p/>
        </draw:line>
        <draw:frame draw:style-name="gr17" draw:text-style-name="P16" draw:layer="layout" svg:width="0.425cm" svg:height="0.243cm" svg:x="65.862cm" svg:y="33.913cm">
          <draw:text-box>
            <text:p text:style-name="P2"><text:span text:style-name="T17">2.2R</text:span></text:p>
          </draw:text-box>
        </draw:frame>
        <draw:frame draw:style-name="gr17" draw:text-style-name="P16" draw:layer="layout" svg:width="0.37cm" svg:height="0.243cm" svg:x="64.994cm" svg:y="34.593cm">
          <draw:text-box>
            <text:p text:style-name="P2"><text:span text:style-name="T17">C39</text:span></text:p>
          </draw:text-box>
        </draw:frame>
        <draw:path draw:style-name="gr1" draw:text-style-name="P1" draw:layer="layout" svg:width="2.199cm" svg:height="2.494cm" svg:x="73.411cm" svg:y="48.48cm" svg:viewBox="0 0 2200 2495" svg:d="M0 15v2480M0 2495h2200M2200 2495v-2495M2200 0h-2200">
          <text:p/>
        </draw:path>
        <draw:line draw:style-name="gr1" draw:text-style-name="P1" draw:layer="layout" svg:x1="72.908cm" svg:y1="49.186cm" svg:x2="73.416cm" svg:y2="49.186cm">
          <text:p/>
        </draw:line>
        <draw:line draw:style-name="gr1" draw:text-style-name="P1" draw:layer="layout" svg:x1="72.908cm" svg:y1="49.542cm" svg:x2="73.416cm" svg:y2="49.542cm">
          <text:p/>
        </draw:line>
        <draw:line draw:style-name="gr1" draw:text-style-name="P1" draw:layer="layout" svg:x1="72.913cm" svg:y1="49.877cm" svg:x2="73.421cm" svg:y2="49.877cm">
          <text:p/>
        </draw:line>
        <draw:line draw:style-name="gr1" draw:text-style-name="P1" draw:layer="layout" svg:x1="72.913cm" svg:y1="50.141cm" svg:x2="73.421cm" svg:y2="50.141cm">
          <text:p/>
        </draw:line>
        <draw:frame draw:style-name="gr9" draw:text-style-name="P8" draw:layer="layout" svg:width="0.857cm" svg:height="0.336cm" svg:x="64.917cm" svg:y="34.929cm">
          <draw:text-box>
            <text:p text:style-name="P2"><text:span text:style-name="T18">105/10V</text:span></text:p>
          </draw:text-box>
        </draw:frame>
        <draw:frame draw:style-name="gr9" draw:text-style-name="P8" draw:layer="layout" svg:width="0.229cm" svg:height="0.255cm" svg:x="73.132cm" svg:y="48.931cm">
          <draw:text-box>
            <text:p text:style-name="P2"><text:span text:style-name="T6">1</text:span></text:p>
          </draw:text-box>
        </draw:frame>
        <draw:frame draw:style-name="gr9" draw:text-style-name="P8" draw:layer="layout" svg:width="0.497cm" svg:height="0.255cm" svg:x="73.492cm" svg:y="49.073cm">
          <draw:text-box>
            <text:p text:style-name="P2"><text:span text:style-name="T6">GND</text:span></text:p>
          </draw:text-box>
        </draw:frame>
        <draw:frame draw:style-name="gr9" draw:text-style-name="P8" draw:layer="layout" svg:width="0.229cm" svg:height="0.255cm" svg:x="73.132cm" svg:y="49.286cm">
          <draw:text-box>
            <text:p text:style-name="P2"><text:span text:style-name="T6">2</text:span></text:p>
          </draw:text-box>
        </draw:frame>
        <draw:frame draw:style-name="gr9" draw:text-style-name="P8" draw:layer="layout" svg:width="0.497cm" svg:height="0.255cm" svg:x="73.492cm" svg:y="49.429cm">
          <draw:text-box>
            <text:p text:style-name="P2"><text:span text:style-name="T6">VDD</text:span></text:p>
          </draw:text-box>
        </draw:frame>
        <draw:frame draw:style-name="gr9" draw:text-style-name="P8" draw:layer="layout" svg:width="0.229cm" svg:height="0.255cm" svg:x="73.137cm" svg:y="49.622cm">
          <draw:text-box>
            <text:p text:style-name="P2"><text:span text:style-name="T6">3</text:span></text:p>
          </draw:text-box>
        </draw:frame>
        <draw:frame draw:style-name="gr9" draw:text-style-name="P8" draw:layer="layout" svg:width="0.459cm" svg:height="0.255cm" svg:x="73.497cm" svg:y="49.764cm">
          <draw:text-box>
            <text:p text:style-name="P2"><text:span text:style-name="T6">SDA</text:span></text:p>
          </draw:text-box>
        </draw:frame>
        <draw:frame draw:style-name="gr9" draw:text-style-name="P8" draw:layer="layout" svg:width="0.229cm" svg:height="0.255cm" svg:x="73.137cm" svg:y="49.886cm">
          <draw:text-box>
            <text:p text:style-name="P2"><text:span text:style-name="T6">4</text:span></text:p>
          </draw:text-box>
        </draw:frame>
        <draw:frame draw:style-name="gr9" draw:text-style-name="P8" draw:layer="layout" svg:width="0.421cm" svg:height="0.255cm" svg:x="73.497cm" svg:y="50.028cm">
          <draw:text-box>
            <text:p text:style-name="P2"><text:span text:style-name="T6">SCL</text:span></text:p>
          </draw:text-box>
        </draw:frame>
        <draw:frame draw:style-name="gr9" draw:text-style-name="P8" draw:layer="layout" svg:width="0.281cm" svg:height="0.255cm" svg:x="73.544cm" svg:y="47.915cm">
          <draw:text-box>
            <text:p text:style-name="P2"><text:span text:style-name="T6">U8</text:span></text:p>
          </draw:text-box>
        </draw:frame>
        <draw:path draw:style-name="gr1" draw:text-style-name="P1" draw:layer="layout" svg:width="0.407cm" svg:height="0.152cm" svg:x="71.495cm" svg:y="49.801cm" svg:viewBox="0 0 408 153" svg:d="M0 153v-153M0 0h408M408 0v153M408 153h-408">
          <text:p/>
        </draw:path>
        <draw:line draw:style-name="gr7" draw:text-style-name="P1" draw:layer="layout" svg:x1="71.318cm" svg:y1="49.877cm" svg:x2="71.495cm" svg:y2="49.877cm">
          <text:p/>
        </draw:line>
        <draw:line draw:style-name="gr7" draw:text-style-name="P1" draw:layer="layout" svg:x1="72.08cm" svg:y1="49.877cm" svg:x2="71.902cm" svg:y2="49.877cm">
          <text:p/>
        </draw:line>
        <draw:frame draw:style-name="gr9" draw:text-style-name="P8" draw:layer="layout" svg:width="0.637cm" svg:height="0.255cm" svg:x="73.486cm" svg:y="51.145cm">
          <draw:text-box>
            <text:p text:style-name="P2"><text:span text:style-name="T6">PN532</text:span></text:p>
          </draw:text-box>
        </draw:frame>
        <draw:frame draw:style-name="gr10" draw:text-style-name="P9" draw:layer="layout" svg:width="0.421cm" svg:height="0.28cm" svg:x="71.018cm" svg:y="49.584cm">
          <draw:text-box>
            <text:p text:style-name="P2"><text:span text:style-name="T7">R34</text:span></text:p>
          </draw:text-box>
        </draw:frame>
        <draw:path draw:style-name="gr1" draw:text-style-name="P1" draw:layer="layout" svg:width="0.407cm" svg:height="0.152cm" svg:x="71.485cm" svg:y="50.065cm" svg:viewBox="0 0 408 153" svg:d="M0 153v-153M0 0h408M408 0v153M408 153h-408">
          <text:p/>
        </draw:path>
        <draw:line draw:style-name="gr7" draw:text-style-name="P1" draw:layer="layout" svg:x1="71.307cm" svg:y1="50.141cm" svg:x2="71.485cm" svg:y2="50.141cm">
          <text:p/>
        </draw:line>
        <draw:line draw:style-name="gr7" draw:text-style-name="P1" draw:layer="layout" svg:x1="72.069cm" svg:y1="50.141cm" svg:x2="71.892cm" svg:y2="50.141cm">
          <text:p/>
        </draw:line>
        <draw:frame draw:style-name="gr8" draw:text-style-name="P7" draw:layer="layout" svg:width="0.455cm" svg:height="0.382cm" svg:x="71.933cm" svg:y="49.497cm">
          <draw:text-box>
            <text:p text:style-name="P2"><text:span text:style-name="T12">22R</text:span></text:p>
          </draw:text-box>
        </draw:frame>
        <draw:frame draw:style-name="gr10" draw:text-style-name="P9" draw:layer="layout" svg:width="0.421cm" svg:height="0.28cm" svg:x="71.008cm" svg:y="49.848cm">
          <draw:text-box>
            <text:p text:style-name="P2"><text:span text:style-name="T7">R35</text:span></text:p>
          </draw:text-box>
        </draw:frame>
        <draw:line draw:style-name="gr1" draw:text-style-name="P1" draw:layer="layout" svg:x1="69.565cm" svg:y1="47.825cm" svg:x2="69.971cm" svg:y2="47.825cm">
          <text:p/>
        </draw:line>
        <draw:line draw:style-name="gr1" draw:text-style-name="P1" draw:layer="layout" svg:x1="69.971cm" svg:y1="47.672cm" svg:x2="69.565cm" svg:y2="47.672cm">
          <text:p/>
        </draw:line>
        <draw:line draw:style-name="gr1" draw:text-style-name="P1" draw:layer="layout" svg:x1="69.768cm" svg:y1="47.621cm" svg:x2="69.768cm" svg:y2="47.672cm">
          <text:p/>
        </draw:line>
        <draw:line draw:style-name="gr1" draw:text-style-name="P1" draw:layer="layout" svg:x1="69.768cm" svg:y1="47.825cm" svg:x2="69.768cm" svg:y2="47.875cm">
          <text:p/>
        </draw:line>
        <draw:line draw:style-name="gr7" draw:text-style-name="P1" draw:layer="layout" svg:x1="69.768cm" svg:y1="47.367cm" svg:x2="69.768cm" svg:y2="47.621cm">
          <text:p/>
        </draw:line>
        <draw:line draw:style-name="gr7" draw:text-style-name="P1" draw:layer="layout" svg:x1="69.768cm" svg:y1="48.129cm" svg:x2="69.768cm" svg:y2="47.875cm">
          <text:p/>
        </draw:line>
        <draw:frame draw:style-name="gr8" draw:text-style-name="P7" draw:layer="layout" svg:width="0.455cm" svg:height="0.382cm" svg:x="71.953cm" svg:y="49.817cm">
          <draw:text-box>
            <text:p text:style-name="P2"><text:span text:style-name="T12">22R</text:span></text:p>
          </draw:text-box>
        </draw:frame>
        <draw:frame draw:style-name="gr8" draw:text-style-name="P7" draw:layer="layout" svg:width="0.438cm" svg:height="0.264cm" svg:x="69.965cm" svg:y="47.391cm">
          <draw:text-box>
            <text:p text:style-name="P2"><text:span text:style-name="T8">C40</text:span></text:p>
          </draw:text-box>
        </draw:frame>
        <draw:line draw:style-name="gr1" draw:text-style-name="P1" draw:layer="layout" svg:x1="70.784cm" svg:y1="47.825cm" svg:x2="71.191cm" svg:y2="47.825cm">
          <text:p/>
        </draw:line>
        <draw:line draw:style-name="gr1" draw:text-style-name="P1" draw:layer="layout" svg:x1="71.191cm" svg:y1="47.672cm" svg:x2="70.784cm" svg:y2="47.672cm">
          <text:p/>
        </draw:line>
        <draw:line draw:style-name="gr1" draw:text-style-name="P1" draw:layer="layout" svg:x1="70.987cm" svg:y1="47.621cm" svg:x2="70.987cm" svg:y2="47.672cm">
          <text:p/>
        </draw:line>
        <draw:line draw:style-name="gr1" draw:text-style-name="P1" draw:layer="layout" svg:x1="70.987cm" svg:y1="47.825cm" svg:x2="70.987cm" svg:y2="47.875cm">
          <text:p/>
        </draw:line>
        <draw:line draw:style-name="gr7" draw:text-style-name="P1" draw:layer="layout" svg:x1="70.987cm" svg:y1="47.367cm" svg:x2="70.987cm" svg:y2="47.621cm">
          <text:p/>
        </draw:line>
        <draw:line draw:style-name="gr7" draw:text-style-name="P1" draw:layer="layout" svg:x1="70.987cm" svg:y1="48.129cm" svg:x2="70.987cm" svg:y2="47.875cm">
          <text:p/>
        </draw:line>
        <draw:frame draw:style-name="gr8" draw:text-style-name="P7" draw:layer="layout" svg:width="0.921cm" svg:height="0.289cm" svg:x="69.78cm" svg:y="47.926cm">
          <draw:text-box>
            <text:p text:style-name="P2"><text:span text:style-name="T5">104/25V</text:span></text:p>
          </draw:text-box>
        </draw:frame>
        <draw:frame draw:style-name="gr8" draw:text-style-name="P7" draw:layer="layout" svg:width="0.438cm" svg:height="0.264cm" svg:x="71.326cm" svg:y="47.341cm">
          <draw:text-box>
            <text:p text:style-name="P2"><text:span text:style-name="T8">C41</text:span></text:p>
          </draw:text-box>
        </draw:frame>
        <draw:line draw:style-name="gr1" draw:text-style-name="P1" draw:layer="layout" svg:x1="74.377cm" svg:y1="13.352cm" svg:x2="74.274cm" svg:y2="13.454cm">
          <text:p/>
        </draw:line>
        <draw:line draw:style-name="gr1" draw:text-style-name="P1" draw:layer="layout" svg:x1="74.174cm" svg:y1="13.352cm" svg:x2="74.071cm" svg:y2="13.454cm">
          <text:p/>
        </draw:line>
        <draw:polygon draw:style-name="gr14" draw:text-style-name="P13" draw:layer="layout" svg:width="0.077cm" svg:height="0.076cm" svg:x="74.35cm" svg:y="13.301cm" svg:viewBox="0 0 78 77" draw:points="0,0 78,0 78,77">
          <text:p/>
        </draw:polygon>
        <draw:polygon draw:style-name="gr7" draw:text-style-name="P1" draw:layer="layout" svg:width="0.077cm" svg:height="0.076cm" svg:x="74.35cm" svg:y="13.301cm" svg:viewBox="0 0 78 77" draw:points="0,0 78,0 78,77">
          <text:p/>
        </draw:polygon>
        <draw:polygon draw:style-name="gr14" draw:text-style-name="P13" draw:layer="layout" svg:width="0.076cm" svg:height="0.076cm" svg:x="74.147cm" svg:y="13.301cm" svg:viewBox="0 0 77 77" draw:points="0,0 77,0 77,77">
          <text:p/>
        </draw:polygon>
        <draw:polygon draw:style-name="gr7" draw:text-style-name="P1" draw:layer="layout" svg:width="0.076cm" svg:height="0.076cm" svg:x="74.147cm" svg:y="13.301cm" svg:viewBox="0 0 77 77" draw:points="0,0 77,0 77,77">
          <text:p/>
        </draw:polygon>
        <draw:polygon draw:style-name="gr14" draw:text-style-name="P13" draw:layer="layout" svg:width="0.025cm" svg:height="0.508cm" svg:x="74.198cm" svg:y="13.403cm" svg:viewBox="0 0 26 509" draw:points="0,509 26,509 26,0 0,0">
          <text:p/>
        </draw:polygon>
        <draw:polygon draw:style-name="gr7" draw:text-style-name="P1" draw:layer="layout" svg:width="0.025cm" svg:height="0.508cm" svg:x="74.198cm" svg:y="13.403cm" svg:viewBox="0 0 26 509" draw:points="0,509 26,509 26,0 0,0">
          <text:p/>
        </draw:polygon>
        <draw:polygon draw:style-name="gr14" draw:text-style-name="P13" draw:layer="layout" svg:width="0.254cm" svg:height="0.508cm" svg:x="73.944cm" svg:y="13.403cm" svg:viewBox="0 0 255 509" draw:points="0,0 255,255 0,509">
          <text:p/>
        </draw:polygon>
        <draw:polygon draw:style-name="gr7" draw:text-style-name="P1" draw:layer="layout" svg:width="0.254cm" svg:height="0.508cm" svg:x="73.944cm" svg:y="13.403cm" svg:viewBox="0 0 255 509" draw:points="0,0 255,255 0,509">
          <text:p/>
        </draw:polygon>
        <draw:line draw:style-name="gr1" draw:text-style-name="P1" draw:layer="layout" svg:x1="73.817cm" svg:y1="13.657cm" svg:x2="74.325cm" svg:y2="13.657cm">
          <text:p/>
        </draw:line>
        <draw:line draw:style-name="gr7" draw:text-style-name="P1" draw:layer="layout" svg:x1="74.452cm" svg:y1="13.657cm" svg:x2="74.325cm" svg:y2="13.657cm">
          <text:p/>
        </draw:line>
        <draw:line draw:style-name="gr7" draw:text-style-name="P1" draw:layer="layout" svg:x1="73.69cm" svg:y1="13.657cm" svg:x2="73.817cm" svg:y2="13.657cm">
          <text:p/>
        </draw:line>
        <draw:frame draw:style-name="gr8" draw:text-style-name="P7" draw:layer="layout" svg:width="0.976cm" svg:height="0.382cm" svg:x="70.863cm" svg:y="47.891cm">
          <draw:text-box>
            <text:p text:style-name="P2"><text:span text:style-name="T12">106/10V</text:span></text:p>
          </draw:text-box>
        </draw:frame>
        <draw:frame draw:style-name="gr10" draw:text-style-name="P9" draw:layer="layout" svg:width="0.616cm" svg:height="0.28cm" svg:x="74.447cm" svg:y="13.321cm">
          <draw:text-box>
            <text:p text:style-name="P2"><text:span text:style-name="T7">LED1</text:span></text:p>
          </draw:text-box>
        </draw:frame>
        <draw:path draw:style-name="gr1" draw:text-style-name="P1" draw:layer="layout" svg:width="0.762cm" svg:height="0.153cm" svg:x="71.755cm" svg:y="13.58cm" svg:viewBox="0 0 763 154" svg:d="M0 78l76 76M76 154l152-154M228 0l154 154M382 154l152-154M534 0l152 154M686 154l77-76">
          <text:p/>
        </draw:path>
        <draw:line draw:style-name="gr7" draw:text-style-name="P1" draw:layer="layout" svg:x1="72.771cm" svg:y1="13.657cm" svg:x2="72.517cm" svg:y2="13.657cm">
          <text:p/>
        </draw:line>
        <draw:line draw:style-name="gr7" draw:text-style-name="P1" draw:layer="layout" svg:x1="71.501cm" svg:y1="13.657cm" svg:x2="71.755cm" svg:y2="13.657cm">
          <text:p/>
        </draw:line>
        <draw:frame draw:style-name="gr8" draw:text-style-name="P7" draw:layer="layout" svg:width="0.65cm" svg:height="0.382cm" svg:x="74.498cm" svg:y="13.621cm">
          <draw:text-box>
            <text:p text:style-name="P2"><text:span text:style-name="T12">RLED</text:span></text:p>
          </draw:text-box>
        </draw:frame>
        <draw:frame draw:style-name="gr8" draw:text-style-name="P7" draw:layer="layout" svg:width="0.438cm" svg:height="0.289cm" svg:x="71.933cm" svg:y="13.26cm">
          <draw:text-box>
            <text:p text:style-name="P2"><text:span text:style-name="T5">R25</text:span></text:p>
          </draw:text-box>
        </draw:frame>
        <draw:path draw:style-name="gr1" draw:text-style-name="P1" draw:layer="layout" svg:width="2.357cm" svg:height="1.153cm" svg:x="54.005cm" svg:y="48.455cm" svg:viewBox="0 0 2358 1154" svg:d="M5 1154h2353M2358 1154v-1154M2358 0h-2358M0 0v1138">
          <text:p/>
        </draw:path>
        <draw:line draw:style-name="gr1" draw:text-style-name="P1" draw:layer="layout" svg:x1="53.492cm" svg:y1="48.983cm" svg:x2="54cm" svg:y2="48.983cm">
          <text:p/>
        </draw:line>
        <draw:line draw:style-name="gr1" draw:text-style-name="P1" draw:layer="layout" svg:x1="55.184cm" svg:y1="50.111cm" svg:x2="55.184cm" svg:y2="49.603cm">
          <text:p/>
        </draw:line>
        <draw:line draw:style-name="gr1" draw:text-style-name="P1" draw:layer="layout" svg:x1="56.865cm" svg:y1="48.973cm" svg:x2="56.357cm" svg:y2="48.973cm">
          <text:p/>
        </draw:line>
        <draw:frame draw:style-name="gr8" draw:text-style-name="P7" draw:layer="layout" svg:width="0.324cm" svg:height="0.289cm" svg:x="72.009cm" svg:y="13.819cm">
          <draw:text-box>
            <text:p text:style-name="P2"><text:span text:style-name="T5">1K</text:span></text:p>
          </draw:text-box>
        </draw:frame>
        <draw:frame draw:style-name="gr9" draw:text-style-name="P8" draw:layer="layout" svg:width="0.229cm" svg:height="0.255cm" svg:x="53.716cm" svg:y="48.728cm">
          <draw:text-box>
            <text:p text:style-name="P2"><text:span text:style-name="T6">1</text:span></text:p>
          </draw:text-box>
        </draw:frame>
        <draw:frame draw:style-name="gr9" draw:text-style-name="P8" draw:layer="layout" svg:width="0.243cm" svg:height="0.255cm" svg:x="54.077cm" svg:y="48.87cm">
          <draw:text-box>
            <text:p text:style-name="P2"><text:span text:style-name="T6">IN</text:span></text:p>
          </draw:text-box>
        </draw:frame>
        <draw:frame draw:style-name="gr9" draw:text-style-name="P8" draw:layer="layout" svg:width="0.229cm" svg:height="0.255cm" draw:transform="rotate (1.5707963267949) translate (54.928cm 49.887cm)">
          <draw:text-box>
            <text:p text:style-name="P2"><text:span text:style-name="T6">2</text:span></text:p>
          </draw:text-box>
        </draw:frame>
        <draw:frame draw:style-name="gr9" draw:text-style-name="P8" draw:layer="layout" svg:width="0.497cm" svg:height="0.255cm" draw:transform="rotate (1.5707963267949) translate (55.07cm 49.527cm)">
          <draw:text-box>
            <text:p text:style-name="P2"><text:span text:style-name="T6">GND</text:span></text:p>
          </draw:text-box>
        </draw:frame>
        <draw:frame draw:style-name="gr9" draw:text-style-name="P8" draw:layer="layout" svg:width="0.229cm" svg:height="0.255cm" svg:x="56.51cm" svg:y="48.717cm">
          <draw:text-box>
            <text:p text:style-name="P2"><text:span text:style-name="T6">3</text:span></text:p>
          </draw:text-box>
        </draw:frame>
        <draw:frame draw:style-name="gr9" draw:text-style-name="P8" draw:layer="layout" svg:width="0.472cm" svg:height="0.255cm" svg:x="55.767cm" svg:y="48.86cm">
          <draw:text-box>
            <text:p text:style-name="P2"><text:span text:style-name="T6">OUT</text:span></text:p>
          </draw:text-box>
        </draw:frame>
        <draw:frame draw:style-name="gr9" draw:text-style-name="P8" draw:layer="layout" svg:width="0.281cm" svg:height="0.255cm" svg:x="55.779cm" svg:y="48.088cm">
          <draw:text-box>
            <text:p text:style-name="P2"><text:span text:style-name="T6">U6</text:span></text:p>
          </draw:text-box>
        </draw:frame>
        <draw:path draw:style-name="gr1" draw:text-style-name="P1" draw:layer="layout" svg:width="0.407cm" svg:height="0.152cm" svg:x="68.752cm" svg:y="46.87cm" svg:viewBox="0 0 408 153" svg:d="M0 153v-153M0 0h408M408 0v153M408 153h-408">
          <text:p/>
        </draw:path>
        <draw:line draw:style-name="gr7" draw:text-style-name="P1" draw:layer="layout" svg:x1="68.574cm" svg:y1="46.946cm" svg:x2="68.752cm" svg:y2="46.946cm">
          <text:p/>
        </draw:line>
        <draw:line draw:style-name="gr7" draw:text-style-name="P1" draw:layer="layout" svg:x1="69.336cm" svg:y1="46.946cm" svg:x2="69.159cm" svg:y2="46.946cm">
          <text:p/>
        </draw:line>
        <draw:frame draw:style-name="gr9" draw:text-style-name="P8" draw:layer="layout" svg:width="0.802cm" svg:height="0.255cm" svg:x="55.356cm" svg:y="49.693cm">
          <draw:text-box>
            <text:p text:style-name="P2"><text:span text:style-name="T6">LM1117</text:span></text:p>
          </draw:text-box>
        </draw:frame>
        <draw:frame draw:style-name="gr10" draw:text-style-name="P9" draw:layer="layout" svg:width="0.294cm" svg:height="0.28cm" svg:x="68.859cm" svg:y="46.515cm">
          <draw:text-box>
            <text:p text:style-name="P2"><text:span text:style-name="T7">R1</text:span></text:p>
          </draw:text-box>
        </draw:frame>
        <draw:line draw:style-name="gr1" draw:text-style-name="P1" draw:layer="layout" svg:x1="57.205cm" svg:y1="49.928cm" svg:x2="57.612cm" svg:y2="49.928cm">
          <text:p/>
        </draw:line>
        <draw:line draw:style-name="gr1" draw:text-style-name="P1" draw:layer="layout" svg:x1="57.612cm" svg:y1="49.775cm" svg:x2="57.205cm" svg:y2="49.775cm">
          <text:p/>
        </draw:line>
        <draw:line draw:style-name="gr1" draw:text-style-name="P1" draw:layer="layout" svg:x1="57.409cm" svg:y1="49.725cm" svg:x2="57.409cm" svg:y2="49.775cm">
          <text:p/>
        </draw:line>
        <draw:line draw:style-name="gr1" draw:text-style-name="P1" draw:layer="layout" svg:x1="57.409cm" svg:y1="49.928cm" svg:x2="57.409cm" svg:y2="49.979cm">
          <text:p/>
        </draw:line>
        <draw:line draw:style-name="gr7" draw:text-style-name="P1" draw:layer="layout" svg:x1="57.409cm" svg:y1="49.471cm" svg:x2="57.409cm" svg:y2="49.725cm">
          <text:p/>
        </draw:line>
        <draw:line draw:style-name="gr7" draw:text-style-name="P1" draw:layer="layout" svg:x1="57.409cm" svg:y1="50.233cm" svg:x2="57.409cm" svg:y2="49.979cm">
          <text:p/>
        </draw:line>
        <draw:frame draw:style-name="gr8" draw:text-style-name="P7" draw:layer="layout" svg:width="0.527cm" svg:height="0.382cm" svg:x="68.783cm" svg:y="47.038cm">
          <draw:text-box>
            <text:p text:style-name="P2"><text:span text:style-name="T12">2.2R</text:span></text:p>
          </draw:text-box>
        </draw:frame>
        <draw:frame draw:style-name="gr8" draw:text-style-name="P7" draw:layer="layout" svg:width="0.307cm" svg:height="0.264cm" svg:x="57.737cm" svg:y="49.494cm">
          <draw:text-box>
            <text:p text:style-name="P2"><text:span text:style-name="T8">C2</text:span></text:p>
          </draw:text-box>
        </draw:frame>
        <draw:line draw:style-name="gr1" draw:text-style-name="P1" draw:layer="layout" svg:x1="58.425cm" svg:y1="49.928cm" svg:x2="58.831cm" svg:y2="49.928cm">
          <text:p/>
        </draw:line>
        <draw:line draw:style-name="gr1" draw:text-style-name="P1" draw:layer="layout" svg:x1="58.831cm" svg:y1="49.775cm" svg:x2="58.425cm" svg:y2="49.775cm">
          <text:p/>
        </draw:line>
        <draw:line draw:style-name="gr1" draw:text-style-name="P1" draw:layer="layout" svg:x1="58.628cm" svg:y1="49.725cm" svg:x2="58.628cm" svg:y2="49.775cm">
          <text:p/>
        </draw:line>
        <draw:line draw:style-name="gr1" draw:text-style-name="P1" draw:layer="layout" svg:x1="58.628cm" svg:y1="49.928cm" svg:x2="58.628cm" svg:y2="49.979cm">
          <text:p/>
        </draw:line>
        <draw:line draw:style-name="gr7" draw:text-style-name="P1" draw:layer="layout" svg:x1="58.628cm" svg:y1="49.471cm" svg:x2="58.628cm" svg:y2="49.725cm">
          <text:p/>
        </draw:line>
        <draw:line draw:style-name="gr7" draw:text-style-name="P1" draw:layer="layout" svg:x1="58.628cm" svg:y1="50.233cm" svg:x2="58.628cm" svg:y2="49.979cm">
          <text:p/>
        </draw:line>
        <draw:frame draw:style-name="gr8" draw:text-style-name="P7" draw:layer="layout" svg:width="0.921cm" svg:height="0.289cm" svg:x="57.42cm" svg:y="50.029cm">
          <draw:text-box>
            <text:p text:style-name="P2"><text:span text:style-name="T5">104/25V</text:span></text:p>
          </draw:text-box>
        </draw:frame>
        <draw:frame draw:style-name="gr8" draw:text-style-name="P7" draw:layer="layout" svg:width="0.307cm" svg:height="0.264cm" svg:x="59.098cm" svg:y="49.444cm">
          <draw:text-box>
            <text:p text:style-name="P2"><text:span text:style-name="T8">C6</text:span></text:p>
          </draw:text-box>
        </draw:frame>
        <draw:line draw:style-name="gr1" draw:text-style-name="P1" draw:layer="layout" svg:x1="51.897cm" svg:y1="49.892cm" svg:x2="52.303cm" svg:y2="49.892cm">
          <text:p/>
        </draw:line>
        <draw:line draw:style-name="gr1" draw:text-style-name="P1" draw:layer="layout" svg:x1="52.303cm" svg:y1="49.74cm" svg:x2="51.897cm" svg:y2="49.74cm">
          <text:p/>
        </draw:line>
        <draw:line draw:style-name="gr1" draw:text-style-name="P1" draw:layer="layout" svg:x1="52.1cm" svg:y1="49.689cm" svg:x2="52.1cm" svg:y2="49.74cm">
          <text:p/>
        </draw:line>
        <draw:line draw:style-name="gr1" draw:text-style-name="P1" draw:layer="layout" svg:x1="52.1cm" svg:y1="49.892cm" svg:x2="52.1cm" svg:y2="49.943cm">
          <text:p/>
        </draw:line>
        <draw:line draw:style-name="gr7" draw:text-style-name="P1" draw:layer="layout" svg:x1="52.1cm" svg:y1="49.435cm" svg:x2="52.1cm" svg:y2="49.689cm">
          <text:p/>
        </draw:line>
        <draw:line draw:style-name="gr7" draw:text-style-name="P1" draw:layer="layout" svg:x1="52.1cm" svg:y1="50.197cm" svg:x2="52.1cm" svg:y2="49.943cm">
          <text:p/>
        </draw:line>
        <draw:frame draw:style-name="gr8" draw:text-style-name="P7" draw:layer="layout" svg:width="0.921cm" svg:height="0.289cm" svg:x="58.594cm" svg:y="50.065cm">
          <draw:text-box>
            <text:p text:style-name="P2"><text:span text:style-name="T5">106/10V</text:span></text:p>
          </draw:text-box>
        </draw:frame>
        <draw:frame draw:style-name="gr8" draw:text-style-name="P7" draw:layer="layout" svg:width="0.307cm" svg:height="0.264cm" svg:x="52.428cm" svg:y="49.459cm">
          <draw:text-box>
            <text:p text:style-name="P2"><text:span text:style-name="T8">C7</text:span></text:p>
          </draw:text-box>
        </draw:frame>
        <draw:line draw:style-name="gr1" draw:text-style-name="P1" draw:layer="layout" svg:x1="53.116cm" svg:y1="49.892cm" svg:x2="53.522cm" svg:y2="49.892cm">
          <text:p/>
        </draw:line>
        <draw:line draw:style-name="gr1" draw:text-style-name="P1" draw:layer="layout" svg:x1="53.522cm" svg:y1="49.74cm" svg:x2="53.116cm" svg:y2="49.74cm">
          <text:p/>
        </draw:line>
        <draw:line draw:style-name="gr1" draw:text-style-name="P1" draw:layer="layout" svg:x1="53.319cm" svg:y1="49.689cm" svg:x2="53.319cm" svg:y2="49.74cm">
          <text:p/>
        </draw:line>
        <draw:line draw:style-name="gr1" draw:text-style-name="P1" draw:layer="layout" svg:x1="53.319cm" svg:y1="49.892cm" svg:x2="53.319cm" svg:y2="49.943cm">
          <text:p/>
        </draw:line>
        <draw:line draw:style-name="gr7" draw:text-style-name="P1" draw:layer="layout" svg:x1="53.319cm" svg:y1="49.435cm" svg:x2="53.319cm" svg:y2="49.689cm">
          <text:p/>
        </draw:line>
        <draw:line draw:style-name="gr7" draw:text-style-name="P1" draw:layer="layout" svg:x1="53.319cm" svg:y1="50.197cm" svg:x2="53.319cm" svg:y2="49.943cm">
          <text:p/>
        </draw:line>
        <draw:frame draw:style-name="gr8" draw:text-style-name="P7" draw:layer="layout" svg:width="0.921cm" svg:height="0.289cm" svg:x="52.112cm" svg:y="49.993cm">
          <draw:text-box>
            <text:p text:style-name="P2"><text:span text:style-name="T5">104/25V</text:span></text:p>
          </draw:text-box>
        </draw:frame>
        <draw:frame draw:style-name="gr8" draw:text-style-name="P7" draw:layer="layout" svg:width="0.438cm" svg:height="0.264cm" svg:x="53.359cm" svg:y="49.434cm">
          <draw:text-box>
            <text:p text:style-name="P2"><text:span text:style-name="T8">C15</text:span></text:p>
          </draw:text-box>
        </draw:frame>
        <draw:line draw:style-name="gr1" draw:text-style-name="P1" draw:layer="layout" svg:x1="33.213cm" svg:y1="11.685cm" svg:x2="32.806cm" svg:y2="11.685cm">
          <text:p/>
        </draw:line>
        <draw:line draw:style-name="gr1" draw:text-style-name="P1" draw:layer="layout" svg:x1="32.806cm" svg:y1="11.584cm" svg:x2="33.213cm" svg:y2="11.584cm">
          <text:p/>
        </draw:line>
        <draw:line draw:style-name="gr1" draw:text-style-name="P1" draw:layer="layout" svg:x1="33.009cm" svg:y1="11.508cm" svg:x2="33.009cm" svg:y2="11.584cm">
          <text:p/>
        </draw:line>
        <draw:line draw:style-name="gr1" draw:text-style-name="P1" draw:layer="layout" svg:x1="33.009cm" svg:y1="11.762cm" svg:x2="33.009cm" svg:y2="11.685cm">
          <text:p/>
        </draw:line>
        <draw:line draw:style-name="gr7" draw:text-style-name="P1" draw:layer="layout" svg:x1="33.009cm" svg:y1="11.254cm" svg:x2="33.009cm" svg:y2="11.508cm">
          <text:p/>
        </draw:line>
        <draw:line draw:style-name="gr7" draw:text-style-name="P1" draw:layer="layout" svg:x1="33.009cm" svg:y1="12.016cm" svg:x2="33.009cm" svg:y2="11.762cm">
          <text:p/>
        </draw:line>
        <draw:frame draw:style-name="gr8" draw:text-style-name="P7" draw:layer="layout" svg:width="0.921cm" svg:height="0.289cm" svg:x="53.285cm" svg:y="50.029cm">
          <draw:text-box>
            <text:p text:style-name="P2"><text:span text:style-name="T5">106/10V</text:span></text:p>
          </draw:text-box>
        </draw:frame>
        <draw:frame draw:style-name="gr8" draw:text-style-name="P7" draw:layer="layout" svg:width="0.459cm" svg:height="0.382cm" svg:x="33.086cm" svg:y="11.081cm">
          <draw:text-box>
            <text:p text:style-name="P2"><text:span text:style-name="T9">C16</text:span></text:p>
          </draw:text-box>
        </draw:frame>
        <draw:line draw:style-name="gr1" draw:text-style-name="P1" draw:layer="layout" svg:x1="33.975cm" svg:y1="11.675cm" svg:x2="34.381cm" svg:y2="11.675cm">
          <text:p/>
        </draw:line>
        <draw:line draw:style-name="gr1" draw:text-style-name="P1" draw:layer="layout" svg:x1="34.381cm" svg:y1="11.574cm" svg:x2="33.975cm" svg:y2="11.574cm">
          <text:p/>
        </draw:line>
        <draw:line draw:style-name="gr1" draw:text-style-name="P1" draw:layer="layout" svg:x1="34.178cm" svg:y1="11.498cm" svg:x2="34.178cm" svg:y2="11.574cm">
          <text:p/>
        </draw:line>
        <draw:line draw:style-name="gr1" draw:text-style-name="P1" draw:layer="layout" svg:x1="34.178cm" svg:y1="11.752cm" svg:x2="34.178cm" svg:y2="11.675cm">
          <text:p/>
        </draw:line>
        <draw:line draw:style-name="gr7" draw:text-style-name="P1" draw:layer="layout" svg:x1="34.178cm" svg:y1="11.244cm" svg:x2="34.178cm" svg:y2="11.498cm">
          <text:p/>
        </draw:line>
        <draw:line draw:style-name="gr7" draw:text-style-name="P1" draw:layer="layout" svg:x1="34.178cm" svg:y1="12.006cm" svg:x2="34.178cm" svg:y2="11.752cm">
          <text:p/>
        </draw:line>
        <draw:frame draw:style-name="gr8" draw:text-style-name="P7" draw:layer="layout" svg:width="0.921cm" svg:height="0.289cm" draw:transform="rotate (1.5707963267949) translate (33.299cm 12.554cm)">
          <draw:text-box>
            <text:p text:style-name="P2"><text:span text:style-name="T5">226/16V</text:span></text:p>
          </draw:text-box>
        </draw:frame>
        <draw:frame draw:style-name="gr8" draw:text-style-name="P7" draw:layer="layout" svg:width="0.459cm" svg:height="0.382cm" svg:x="34.29cm" svg:y="11.162cm">
          <draw:text-box>
            <text:p text:style-name="P2"><text:span text:style-name="T9">C42</text:span></text:p>
          </draw:text-box>
        </draw:frame>
        <draw:line draw:style-name="gr7" draw:text-style-name="P1" draw:layer="layout" svg:x1="13.751cm" svg:y1="9.765cm" svg:x2="13.751cm" svg:y2="10.019cm">
          <text:p/>
        </draw:line>
        <draw:line draw:style-name="gr7" draw:text-style-name="P1" draw:layer="layout" svg:x1="13.497cm" svg:y1="10.019cm" svg:x2="14.005cm" svg:y2="10.019cm">
          <text:p/>
        </draw:line>
        <draw:line draw:style-name="gr7" draw:text-style-name="P1" draw:layer="layout" svg:x1="13.573cm" svg:y1="10.095cm" svg:x2="13.929cm" svg:y2="10.095cm">
          <text:p/>
        </draw:line>
        <draw:line draw:style-name="gr7" draw:text-style-name="P1" draw:layer="layout" svg:x1="13.649cm" svg:y1="10.172cm" svg:x2="13.853cm" svg:y2="10.172cm">
          <text:p/>
        </draw:line>
        <draw:line draw:style-name="gr7" draw:text-style-name="P1" draw:layer="layout" svg:x1="13.726cm" svg:y1="10.248cm" svg:x2="13.776cm" svg:y2="10.248cm">
          <text:p/>
        </draw:line>
        <draw:line draw:style-name="gr7" draw:text-style-name="P1" draw:layer="layout" svg:x1="19.339cm" svg:y1="9.018cm" svg:x2="19.593cm" svg:y2="9.018cm">
          <text:p/>
        </draw:line>
        <draw:line draw:style-name="gr7" draw:text-style-name="P1" draw:layer="layout" svg:x1="19.593cm" svg:y1="9.272cm" svg:x2="19.593cm" svg:y2="8.764cm">
          <text:p/>
        </draw:line>
        <draw:line draw:style-name="gr7" draw:text-style-name="P1" draw:layer="layout" svg:x1="19.669cm" svg:y1="9.196cm" svg:x2="19.669cm" svg:y2="8.841cm">
          <text:p/>
        </draw:line>
        <draw:line draw:style-name="gr7" draw:text-style-name="P1" draw:layer="layout" svg:x1="19.745cm" svg:y1="9.12cm" svg:x2="19.745cm" svg:y2="8.917cm">
          <text:p/>
        </draw:line>
        <draw:line draw:style-name="gr7" draw:text-style-name="P1" draw:layer="layout" svg:x1="19.822cm" svg:y1="9.044cm" svg:x2="19.822cm" svg:y2="8.993cm">
          <text:p/>
        </draw:line>
        <draw:line draw:style-name="gr7" draw:text-style-name="P1" draw:layer="layout" svg:x1="15.245cm" svg:y1="8.876cm" svg:x2="14.991cm" svg:y2="8.876cm">
          <text:p/>
        </draw:line>
        <draw:line draw:style-name="gr7" draw:text-style-name="P1" draw:layer="layout" svg:x1="14.991cm" svg:y1="9.13cm" svg:x2="14.991cm" svg:y2="8.622cm">
          <text:p/>
        </draw:line>
        <draw:line draw:style-name="gr7" draw:text-style-name="P1" draw:layer="layout" svg:x1="14.914cm" svg:y1="9.054cm" svg:x2="14.914cm" svg:y2="8.698cm">
          <text:p/>
        </draw:line>
        <draw:line draw:style-name="gr7" draw:text-style-name="P1" draw:layer="layout" svg:x1="14.838cm" svg:y1="8.978cm" svg:x2="14.838cm" svg:y2="8.775cm">
          <text:p/>
        </draw:line>
        <draw:line draw:style-name="gr7" draw:text-style-name="P1" draw:layer="layout" svg:x1="14.762cm" svg:y1="8.902cm" svg:x2="14.762cm" svg:y2="8.851cm">
          <text:p/>
        </draw:line>
        <draw:path draw:style-name="gr18" draw:text-style-name="P1" draw:layer="layout" svg:width="0.254cm" svg:height="0.762cm" svg:x="15.656cm" svg:y="8.942cm" svg:viewBox="0 0 255 763" svg:d="M127 0v254M127 254l128 127M255 381v382M255 763h-255M0 763v-382M0 381l127-127">
          <text:p/>
        </draw:path>
        <draw:path draw:style-name="gr18" draw:text-style-name="P1" draw:layer="layout" svg:width="0.254cm" svg:height="0.762cm" svg:x="18.445cm" svg:y="10.964cm" svg:viewBox="0 0 255 763" svg:d="M127 0v255M127 255l128 127M255 382v381M255 763h-255M0 763v-381M0 382l127-127">
          <text:p/>
        </draw:path>
        <draw:path draw:style-name="gr18" draw:text-style-name="P1" draw:layer="layout" svg:width="0.254cm" svg:height="0.762cm" svg:x="17.688cm" svg:y="8.937cm" svg:viewBox="0 0 255 763" svg:d="M127 0v254M127 254l128 127M255 381v382M255 763h-255M0 763v-382M0 381l127-127">
          <text:p/>
        </draw:path>
        <draw:path draw:style-name="gr18" draw:text-style-name="P1" draw:layer="layout" svg:width="0.254cm" svg:height="0.762cm" svg:x="16.164cm" svg:y="8.942cm" svg:viewBox="0 0 255 763" svg:d="M127 0v254M127 254l128 127M255 381v382M255 763h-255M0 763v-382M0 381l127-127">
          <text:p/>
        </draw:path>
        <draw:path draw:style-name="gr18" draw:text-style-name="P1" draw:layer="layout" svg:width="0.254cm" svg:height="0.762cm" svg:x="16.672cm" svg:y="8.932cm" svg:viewBox="0 0 255 763" svg:d="M127 0v254M127 254l128 127M255 381v382M255 763h-255M0 763v-382M0 381l127-127">
          <text:p/>
        </draw:path>
        <draw:path draw:style-name="gr18" draw:text-style-name="P1" draw:layer="layout" svg:width="0.254cm" svg:height="0.762cm" svg:x="16.931cm" svg:y="8.927cm" svg:viewBox="0 0 255 763" svg:d="M127 0v254M127 254l128 127M255 381v382M255 763h-255M0 763v-382M0 381l127-127">
          <text:p/>
        </draw:path>
        <draw:path draw:style-name="gr18" draw:text-style-name="P1" draw:layer="layout" svg:width="0.254cm" svg:height="0.762cm" svg:x="17.175cm" svg:y="8.942cm" svg:viewBox="0 0 255 763" svg:d="M127 0v254M127 254l128 127M255 381v382M255 763h-255M0 763v-382M0 381l127-127">
          <text:p/>
        </draw:path>
        <draw:path draw:style-name="gr18" draw:text-style-name="P1" draw:layer="layout" svg:width="0.254cm" svg:height="0.762cm" svg:x="17.429cm" svg:y="8.942cm" svg:viewBox="0 0 255 763" svg:d="M127 0v254M127 254l128 127M255 381v382M255 763h-255M0 763v-382M0 381l127-127">
          <text:p/>
        </draw:path>
        <draw:line draw:style-name="gr7" draw:text-style-name="P1" draw:layer="layout" svg:x1="19.248cm" svg:y1="10.939cm" svg:x2="19.248cm" svg:y2="11.193cm">
          <text:p/>
        </draw:line>
        <draw:line draw:style-name="gr7" draw:text-style-name="P1" draw:layer="layout" svg:x1="19.502cm" svg:y1="11.193cm" svg:x2="18.994cm" svg:y2="11.193cm">
          <text:p/>
        </draw:line>
        <draw:line draw:style-name="gr7" draw:text-style-name="P1" draw:layer="layout" svg:x1="19.425cm" svg:y1="11.269cm" svg:x2="19.07cm" svg:y2="11.269cm">
          <text:p/>
        </draw:line>
        <draw:line draw:style-name="gr7" draw:text-style-name="P1" draw:layer="layout" svg:x1="19.349cm" svg:y1="11.345cm" svg:x2="19.146cm" svg:y2="11.345cm">
          <text:p/>
        </draw:line>
        <draw:line draw:style-name="gr7" draw:text-style-name="P1" draw:layer="layout" svg:x1="19.273cm" svg:y1="11.421cm" svg:x2="19.222cm" svg:y2="11.421cm">
          <text:p/>
        </draw:line>
        <draw:line draw:style-name="gr7" draw:text-style-name="P1" draw:layer="layout" svg:x1="20.894cm" svg:y1="10.984cm" svg:x2="20.894cm" svg:y2="11.238cm">
          <text:p/>
        </draw:line>
        <draw:line draw:style-name="gr7" draw:text-style-name="P1" draw:layer="layout" svg:x1="21.148cm" svg:y1="11.238cm" svg:x2="20.64cm" svg:y2="11.238cm">
          <text:p/>
        </draw:line>
        <draw:line draw:style-name="gr7" draw:text-style-name="P1" draw:layer="layout" svg:x1="21.071cm" svg:y1="11.315cm" svg:x2="20.716cm" svg:y2="11.315cm">
          <text:p/>
        </draw:line>
        <draw:line draw:style-name="gr7" draw:text-style-name="P1" draw:layer="layout" svg:x1="20.995cm" svg:y1="11.391cm" svg:x2="20.792cm" svg:y2="11.391cm">
          <text:p/>
        </draw:line>
        <draw:line draw:style-name="gr7" draw:text-style-name="P1" draw:layer="layout" svg:x1="20.919cm" svg:y1="11.467cm" svg:x2="20.868cm" svg:y2="11.467cm">
          <text:p/>
        </draw:line>
        <draw:line draw:style-name="gr7" draw:text-style-name="P1" draw:layer="layout" svg:x1="23.276cm" svg:y1="48.561cm" svg:x2="23.276cm" svg:y2="48.815cm">
          <text:p/>
        </draw:line>
        <draw:line draw:style-name="gr7" draw:text-style-name="P1" draw:layer="layout" svg:x1="23.53cm" svg:y1="48.815cm" svg:x2="23.022cm" svg:y2="48.815cm">
          <text:p/>
        </draw:line>
        <draw:line draw:style-name="gr7" draw:text-style-name="P1" draw:layer="layout" svg:x1="23.454cm" svg:y1="48.891cm" svg:x2="23.098cm" svg:y2="48.891cm">
          <text:p/>
        </draw:line>
        <draw:line draw:style-name="gr7" draw:text-style-name="P1" draw:layer="layout" svg:x1="23.378cm" svg:y1="48.968cm" svg:x2="23.174cm" svg:y2="48.968cm">
          <text:p/>
        </draw:line>
        <draw:line draw:style-name="gr7" draw:text-style-name="P1" draw:layer="layout" svg:x1="23.301cm" svg:y1="49.044cm" svg:x2="23.251cm" svg:y2="49.044cm">
          <text:p/>
        </draw:line>
        <draw:path draw:style-name="gr18" draw:text-style-name="P1" draw:layer="layout" svg:width="0.254cm" svg:height="0.762cm" svg:x="23.149cm" svg:y="45.31cm" svg:viewBox="0 0 255 763" svg:d="M128 763v-254M128 509l127-127M255 382v-382M255 0h-255M0 0v382M0 382l128 127">
          <text:p/>
        </draw:path>
        <draw:path draw:style-name="gr18" draw:text-style-name="P1" draw:layer="layout" svg:width="0.762cm" svg:height="0.254cm" svg:x="20.401cm" svg:y="46.306cm" svg:viewBox="0 0 763 255" svg:d="M0 128h254M254 128l127-128M381 0h382M763 0v255M763 255h-382M381 255l-127-127">
          <text:p/>
        </draw:path>
        <draw:path draw:style-name="gr18" draw:text-style-name="P1" draw:layer="layout" svg:width="0.762cm" svg:height="0.254cm" svg:x="16.088cm" svg:y="46.306cm" svg:viewBox="0 0 763 255" svg:d="M763 128h-254M509 128l-127 127M382 255h-382M0 255v-255M0 0h382M382 0l127 128">
          <text:p/>
        </draw:path>
        <draw:path draw:style-name="gr18" draw:text-style-name="P1" draw:layer="layout" svg:width="0.762cm" svg:height="0.254cm" svg:x="16.108cm" svg:y="47.068cm" svg:viewBox="0 0 763 255" svg:d="M763 128h-254M509 128l-127 127M382 255h-382M0 255v-255M0 0h382M382 0l127 128">
          <text:p/>
        </draw:path>
        <draw:path draw:style-name="gr18" draw:text-style-name="P1" draw:layer="layout" svg:width="0.762cm" svg:height="0.254cm" svg:x="16.108cm" svg:y="47.83cm" svg:viewBox="0 0 763 255" svg:d="M763 128h-254M509 128l-127 127M382 255h-382M0 255v-255M0 0h382M382 0l127 128">
          <text:p/>
        </draw:path>
        <draw:path draw:style-name="gr18" draw:text-style-name="P1" draw:layer="layout" svg:width="0.762cm" svg:height="0.254cm" svg:x="20.375cm" svg:y="47.83cm" svg:viewBox="0 0 763 255" svg:d="M0 128h254M254 128l127 127M381 255h382M763 255v-255M763 0h-382M381 0l-127 128">
          <text:p/>
        </draw:path>
        <draw:line draw:style-name="gr7" draw:text-style-name="P1" draw:layer="layout" svg:x1="20.396cm" svg:y1="45.671cm" svg:x2="20.65cm" svg:y2="45.671cm">
          <text:p/>
        </draw:line>
        <draw:line draw:style-name="gr7" draw:text-style-name="P1" draw:layer="layout" svg:x1="20.65cm" svg:y1="45.925cm" svg:x2="20.65cm" svg:y2="45.417cm">
          <text:p/>
        </draw:line>
        <draw:line draw:style-name="gr7" draw:text-style-name="P1" draw:layer="layout" svg:x1="20.726cm" svg:y1="45.848cm" svg:x2="20.726cm" svg:y2="45.493cm">
          <text:p/>
        </draw:line>
        <draw:line draw:style-name="gr7" draw:text-style-name="P1" draw:layer="layout" svg:x1="20.802cm" svg:y1="45.772cm" svg:x2="20.802cm" svg:y2="45.569cm">
          <text:p/>
        </draw:line>
        <draw:line draw:style-name="gr7" draw:text-style-name="P1" draw:layer="layout" svg:x1="20.878cm" svg:y1="45.696cm" svg:x2="20.878cm" svg:y2="45.645cm">
          <text:p/>
        </draw:line>
        <draw:line draw:style-name="gr7" draw:text-style-name="P1" draw:layer="layout" svg:x1="9.519cm" svg:y1="47.51cm" svg:x2="9.519cm" svg:y2="47.764cm">
          <text:p/>
        </draw:line>
        <draw:line draw:style-name="gr7" draw:text-style-name="P1" draw:layer="layout" svg:x1="9.773cm" svg:y1="47.764cm" svg:x2="9.265cm" svg:y2="47.764cm">
          <text:p/>
        </draw:line>
        <draw:line draw:style-name="gr7" draw:text-style-name="P1" draw:layer="layout" svg:x1="9.697cm" svg:y1="47.84cm" svg:x2="9.342cm" svg:y2="47.84cm">
          <text:p/>
        </draw:line>
        <draw:line draw:style-name="gr7" draw:text-style-name="P1" draw:layer="layout" svg:x1="9.621cm" svg:y1="47.916cm" svg:x2="9.418cm" svg:y2="47.916cm">
          <text:p/>
        </draw:line>
        <draw:line draw:style-name="gr7" draw:text-style-name="P1" draw:layer="layout" svg:x1="9.545cm" svg:y1="47.992cm" svg:x2="9.494cm" svg:y2="47.992cm">
          <text:p/>
        </draw:line>
        <draw:line draw:style-name="gr7" draw:text-style-name="P1" draw:layer="layout" svg:x1="11.369cm" svg:y1="46.91cm" svg:x2="11.369cm" svg:y2="47.164cm">
          <text:p/>
        </draw:line>
        <draw:line draw:style-name="gr7" draw:text-style-name="P1" draw:layer="layout" svg:x1="11.623cm" svg:y1="47.164cm" svg:x2="11.115cm" svg:y2="47.164cm">
          <text:p/>
        </draw:line>
        <draw:line draw:style-name="gr7" draw:text-style-name="P1" draw:layer="layout" svg:x1="11.546cm" svg:y1="47.24cm" svg:x2="11.191cm" svg:y2="47.24cm">
          <text:p/>
        </draw:line>
        <draw:line draw:style-name="gr7" draw:text-style-name="P1" draw:layer="layout" svg:x1="11.47cm" svg:y1="47.317cm" svg:x2="11.267cm" svg:y2="47.317cm">
          <text:p/>
        </draw:line>
        <draw:line draw:style-name="gr7" draw:text-style-name="P1" draw:layer="layout" svg:x1="11.394cm" svg:y1="47.393cm" svg:x2="11.343cm" svg:y2="47.393cm">
          <text:p/>
        </draw:line>
        <draw:line draw:style-name="gr7" draw:text-style-name="P1" draw:layer="layout" svg:x1="12.7cm" svg:y1="46.88cm" svg:x2="12.7cm" svg:y2="47.134cm">
          <text:p/>
        </draw:line>
        <draw:line draw:style-name="gr7" draw:text-style-name="P1" draw:layer="layout" svg:x1="12.954cm" svg:y1="47.134cm" svg:x2="12.446cm" svg:y2="47.134cm">
          <text:p/>
        </draw:line>
        <draw:line draw:style-name="gr7" draw:text-style-name="P1" draw:layer="layout" svg:x1="12.877cm" svg:y1="47.21cm" svg:x2="12.522cm" svg:y2="47.21cm">
          <text:p/>
        </draw:line>
        <draw:line draw:style-name="gr7" draw:text-style-name="P1" draw:layer="layout" svg:x1="12.801cm" svg:y1="47.286cm" svg:x2="12.598cm" svg:y2="47.286cm">
          <text:p/>
        </draw:line>
        <draw:line draw:style-name="gr7" draw:text-style-name="P1" draw:layer="layout" svg:x1="12.725cm" svg:y1="47.362cm" svg:x2="12.674cm" svg:y2="47.362cm">
          <text:p/>
        </draw:line>
        <draw:line draw:style-name="gr7" draw:text-style-name="P1" draw:layer="layout" svg:x1="7.68cm" svg:y1="47.012cm" svg:x2="7.68cm" svg:y2="47.266cm">
          <text:p/>
        </draw:line>
        <draw:line draw:style-name="gr7" draw:text-style-name="P1" draw:layer="layout" svg:x1="7.934cm" svg:y1="47.266cm" svg:x2="7.426cm" svg:y2="47.266cm">
          <text:p/>
        </draw:line>
        <draw:line draw:style-name="gr7" draw:text-style-name="P1" draw:layer="layout" svg:x1="7.858cm" svg:y1="47.342cm" svg:x2="7.503cm" svg:y2="47.342cm">
          <text:p/>
        </draw:line>
        <draw:line draw:style-name="gr7" draw:text-style-name="P1" draw:layer="layout" svg:x1="7.782cm" svg:y1="47.418cm" svg:x2="7.579cm" svg:y2="47.418cm">
          <text:p/>
        </draw:line>
        <draw:line draw:style-name="gr7" draw:text-style-name="P1" draw:layer="layout" svg:x1="7.706cm" svg:y1="47.494cm" svg:x2="7.655cm" svg:y2="47.494cm">
          <text:p/>
        </draw:line>
        <draw:line draw:style-name="gr7" draw:text-style-name="P1" draw:layer="layout" svg:x1="6.949cm" svg:y1="47.017cm" svg:x2="6.949cm" svg:y2="47.271cm">
          <text:p/>
        </draw:line>
        <draw:line draw:style-name="gr7" draw:text-style-name="P1" draw:layer="layout" svg:x1="7.203cm" svg:y1="47.271cm" svg:x2="6.695cm" svg:y2="47.271cm">
          <text:p/>
        </draw:line>
        <draw:line draw:style-name="gr7" draw:text-style-name="P1" draw:layer="layout" svg:x1="7.127cm" svg:y1="47.347cm" svg:x2="6.771cm" svg:y2="47.347cm">
          <text:p/>
        </draw:line>
        <draw:line draw:style-name="gr7" draw:text-style-name="P1" draw:layer="layout" svg:x1="7.051cm" svg:y1="47.423cm" svg:x2="6.847cm" svg:y2="47.423cm">
          <text:p/>
        </draw:line>
        <draw:line draw:style-name="gr7" draw:text-style-name="P1" draw:layer="layout" svg:x1="6.974cm" svg:y1="47.499cm" svg:x2="6.924cm" svg:y2="47.499cm">
          <text:p/>
        </draw:line>
        <draw:path draw:style-name="gr18" draw:text-style-name="P1" draw:layer="layout" svg:width="0.762cm" svg:height="0.254cm" svg:x="12.512cm" svg:y="51.355cm" svg:viewBox="0 0 763 255" svg:d="M0 128h255M255 128l127-128M382 0h381M763 0v255M763 255h-381M382 255l-127-127">
          <text:p/>
        </draw:path>
        <draw:path draw:style-name="gr18" draw:text-style-name="P1" draw:layer="layout" svg:width="0.762cm" svg:height="0.254cm" svg:x="12.506cm" svg:y="50.507cm" svg:viewBox="0 0 763 255" svg:d="M0 127h255M255 127l127 128M382 255h381M763 255v-255M763 0h-381M382 0l-127 127">
          <text:p/>
        </draw:path>
        <draw:path draw:style-name="gr18" draw:text-style-name="P1" draw:layer="layout" svg:width="0.254cm" svg:height="0.762cm" svg:x="12.573cm" svg:y="44.67cm" svg:viewBox="0 0 255 763" svg:d="M127 763v-255M127 508l128-127M255 381v-381M255 0h-255M0 0v381M0 381l127 127">
          <text:p/>
        </draw:path>
        <draw:path draw:style-name="gr18" draw:text-style-name="P1" draw:layer="layout" svg:width="0.762cm" svg:height="0.254cm" svg:x="12.496cm" svg:y="52.229cm" svg:viewBox="0 0 763 255" svg:d="M0 127h255M255 127l127 128M382 255h381M763 255v-255M763 0h-381M382 0l-127 127">
          <text:p/>
        </draw:path>
        <draw:line draw:style-name="gr7" draw:text-style-name="P1" draw:layer="layout" svg:x1="12.644cm" svg:y1="53.087cm" svg:x2="12.898cm" svg:y2="53.087cm">
          <text:p/>
        </draw:line>
        <draw:line draw:style-name="gr7" draw:text-style-name="P1" draw:layer="layout" svg:x1="12.898cm" svg:y1="53.341cm" svg:x2="12.898cm" svg:y2="52.833cm">
          <text:p/>
        </draw:line>
        <draw:line draw:style-name="gr7" draw:text-style-name="P1" draw:layer="layout" svg:x1="12.974cm" svg:y1="53.265cm" svg:x2="12.974cm" svg:y2="52.91cm">
          <text:p/>
        </draw:line>
        <draw:line draw:style-name="gr7" draw:text-style-name="P1" draw:layer="layout" svg:x1="13.05cm" svg:y1="53.189cm" svg:x2="13.05cm" svg:y2="52.986cm">
          <text:p/>
        </draw:line>
        <draw:line draw:style-name="gr7" draw:text-style-name="P1" draw:layer="layout" svg:x1="13.126cm" svg:y1="53.113cm" svg:x2="13.126cm" svg:y2="53.062cm">
          <text:p/>
        </draw:line>
        <draw:path draw:style-name="gr18" draw:text-style-name="P1" draw:layer="layout" svg:width="0.762cm" svg:height="0.254cm" svg:x="10.19cm" svg:y="52.595cm" svg:viewBox="0 0 763 255" svg:d="M763 128h-254M509 128l-127 127M382 255h-382M0 255v-255M0 0h382M382 0l127 128">
          <text:p/>
        </draw:path>
        <draw:path draw:style-name="gr18" draw:text-style-name="P1" draw:layer="layout" svg:width="0.762cm" svg:height="0.254cm" svg:x="10.18cm" svg:y="50.939cm" svg:viewBox="0 0 763 255" svg:d="M763 127h-254M509 127l-127 128M382 255h-382M0 255v-255M0 0h382M382 0l127 127">
          <text:p/>
        </draw:path>
        <draw:path draw:style-name="gr18" draw:text-style-name="P1" draw:layer="layout" svg:width="0.254cm" svg:height="0.762cm" svg:x="15.615cm" svg:y="50.888cm" svg:viewBox="0 0 255 763" svg:d="M128 763v-255M128 508l127-127M255 381v-381M255 0h-255M0 0v381M0 381l128 127">
          <text:p/>
        </draw:path>
        <draw:path draw:style-name="gr18" draw:text-style-name="P1" draw:layer="layout" svg:width="0.254cm" svg:height="0.762cm" svg:x="16.87cm" svg:y="50.908cm" svg:viewBox="0 0 255 763" svg:d="M127 763v-255M127 508l128-127M255 381v-381M255 0h-255M0 0v381M0 381l127 127">
          <text:p/>
        </draw:path>
        <draw:line draw:style-name="gr7" draw:text-style-name="P1" draw:layer="layout" svg:x1="15.742cm" svg:y1="53.118cm" svg:x2="15.742cm" svg:y2="53.372cm">
          <text:p/>
        </draw:line>
        <draw:line draw:style-name="gr7" draw:text-style-name="P1" draw:layer="layout" svg:x1="15.996cm" svg:y1="53.372cm" svg:x2="15.488cm" svg:y2="53.372cm">
          <text:p/>
        </draw:line>
        <draw:line draw:style-name="gr7" draw:text-style-name="P1" draw:layer="layout" svg:x1="15.92cm" svg:y1="53.448cm" svg:x2="15.565cm" svg:y2="53.448cm">
          <text:p/>
        </draw:line>
        <draw:line draw:style-name="gr7" draw:text-style-name="P1" draw:layer="layout" svg:x1="15.844cm" svg:y1="53.524cm" svg:x2="15.641cm" svg:y2="53.524cm">
          <text:p/>
        </draw:line>
        <draw:line draw:style-name="gr7" draw:text-style-name="P1" draw:layer="layout" svg:x1="15.768cm" svg:y1="53.601cm" svg:x2="15.717cm" svg:y2="53.601cm">
          <text:p/>
        </draw:line>
        <draw:line draw:style-name="gr7" draw:text-style-name="P1" draw:layer="layout" svg:x1="16.997cm" svg:y1="53.143cm" svg:x2="16.997cm" svg:y2="53.397cm">
          <text:p/>
        </draw:line>
        <draw:line draw:style-name="gr7" draw:text-style-name="P1" draw:layer="layout" svg:x1="17.251cm" svg:y1="53.397cm" svg:x2="16.743cm" svg:y2="53.397cm">
          <text:p/>
        </draw:line>
        <draw:line draw:style-name="gr7" draw:text-style-name="P1" draw:layer="layout" svg:x1="17.175cm" svg:y1="53.474cm" svg:x2="16.819cm" svg:y2="53.474cm">
          <text:p/>
        </draw:line>
        <draw:line draw:style-name="gr7" draw:text-style-name="P1" draw:layer="layout" svg:x1="17.099cm" svg:y1="53.55cm" svg:x2="16.896cm" svg:y2="53.55cm">
          <text:p/>
        </draw:line>
        <draw:line draw:style-name="gr7" draw:text-style-name="P1" draw:layer="layout" svg:x1="17.023cm" svg:y1="53.626cm" svg:x2="16.972cm" svg:y2="53.626cm">
          <text:p/>
        </draw:line>
        <draw:line draw:style-name="gr7" draw:text-style-name="P1" draw:layer="layout" svg:x1="14.112cm" svg:y1="46.946cm" svg:x2="14.112cm" svg:y2="47.2cm">
          <text:p/>
        </draw:line>
        <draw:line draw:style-name="gr7" draw:text-style-name="P1" draw:layer="layout" svg:x1="14.366cm" svg:y1="47.2cm" svg:x2="13.858cm" svg:y2="47.2cm">
          <text:p/>
        </draw:line>
        <draw:line draw:style-name="gr7" draw:text-style-name="P1" draw:layer="layout" svg:x1="14.29cm" svg:y1="47.276cm" svg:x2="13.934cm" svg:y2="47.276cm">
          <text:p/>
        </draw:line>
        <draw:line draw:style-name="gr7" draw:text-style-name="P1" draw:layer="layout" svg:x1="14.213cm" svg:y1="47.352cm" svg:x2="14.01cm" svg:y2="47.352cm">
          <text:p/>
        </draw:line>
        <draw:line draw:style-name="gr7" draw:text-style-name="P1" draw:layer="layout" svg:x1="14.137cm" svg:y1="47.428cm" svg:x2="14.086cm" svg:y2="47.428cm">
          <text:p/>
        </draw:line>
        <draw:line draw:style-name="gr7" draw:text-style-name="P1" draw:layer="layout" svg:x1="16.774cm" svg:y1="32.971cm" svg:x2="16.774cm" svg:y2="33.225cm">
          <text:p/>
        </draw:line>
        <draw:line draw:style-name="gr7" draw:text-style-name="P1" draw:layer="layout" svg:x1="17.028cm" svg:y1="33.225cm" svg:x2="16.52cm" svg:y2="33.225cm">
          <text:p/>
        </draw:line>
        <draw:line draw:style-name="gr7" draw:text-style-name="P1" draw:layer="layout" svg:x1="16.951cm" svg:y1="33.301cm" svg:x2="16.596cm" svg:y2="33.301cm">
          <text:p/>
        </draw:line>
        <draw:line draw:style-name="gr7" draw:text-style-name="P1" draw:layer="layout" svg:x1="16.875cm" svg:y1="33.377cm" svg:x2="16.672cm" svg:y2="33.377cm">
          <text:p/>
        </draw:line>
        <draw:line draw:style-name="gr7" draw:text-style-name="P1" draw:layer="layout" svg:x1="16.799cm" svg:y1="33.453cm" svg:x2="16.748cm" svg:y2="33.453cm">
          <text:p/>
        </draw:line>
        <draw:line draw:style-name="gr7" draw:text-style-name="P1" draw:layer="layout" svg:x1="16.266cm" svg:y1="28.084cm" svg:x2="16.266cm" svg:y2="27.83cm">
          <text:p/>
        </draw:line>
        <draw:line draw:style-name="gr7" draw:text-style-name="P1" draw:layer="layout" svg:x1="16.52cm" svg:y1="27.83cm" svg:x2="16.012cm" svg:y2="27.83cm">
          <text:p/>
        </draw:line>
        <draw:line draw:style-name="gr7" draw:text-style-name="P1" draw:layer="layout" svg:x1="16.443cm" svg:y1="27.754cm" svg:x2="16.088cm" svg:y2="27.754cm">
          <text:p/>
        </draw:line>
        <draw:line draw:style-name="gr7" draw:text-style-name="P1" draw:layer="layout" svg:x1="16.367cm" svg:y1="27.677cm" svg:x2="16.164cm" svg:y2="27.677cm">
          <text:p/>
        </draw:line>
        <draw:line draw:style-name="gr7" draw:text-style-name="P1" draw:layer="layout" svg:x1="16.291cm" svg:y1="27.601cm" svg:x2="16.24cm" svg:y2="27.601cm">
          <text:p/>
        </draw:line>
        <draw:line draw:style-name="gr7" draw:text-style-name="P1" draw:layer="layout" svg:x1="14.533cm" svg:y1="30.715cm" svg:x2="14.279cm" svg:y2="30.715cm">
          <text:p/>
        </draw:line>
        <draw:line draw:style-name="gr7" draw:text-style-name="P1" draw:layer="layout" svg:x1="14.279cm" svg:y1="30.969cm" svg:x2="14.279cm" svg:y2="30.461cm">
          <text:p/>
        </draw:line>
        <draw:line draw:style-name="gr7" draw:text-style-name="P1" draw:layer="layout" svg:x1="14.203cm" svg:y1="30.893cm" svg:x2="14.203cm" svg:y2="30.537cm">
          <text:p/>
        </draw:line>
        <draw:line draw:style-name="gr7" draw:text-style-name="P1" draw:layer="layout" svg:x1="14.127cm" svg:y1="30.817cm" svg:x2="14.127cm" svg:y2="30.614cm">
          <text:p/>
        </draw:line>
        <draw:line draw:style-name="gr7" draw:text-style-name="P1" draw:layer="layout" svg:x1="14.051cm" svg:y1="30.741cm" svg:x2="14.051cm" svg:y2="30.69cm">
          <text:p/>
        </draw:line>
        <draw:line draw:style-name="gr7" draw:text-style-name="P1" draw:layer="layout" svg:x1="20.228cm" svg:y1="31.233cm" svg:x2="20.228cm" svg:y2="31.487cm">
          <text:p/>
        </draw:line>
        <draw:line draw:style-name="gr7" draw:text-style-name="P1" draw:layer="layout" svg:x1="20.482cm" svg:y1="31.487cm" svg:x2="19.974cm" svg:y2="31.487cm">
          <text:p/>
        </draw:line>
        <draw:line draw:style-name="gr7" draw:text-style-name="P1" draw:layer="layout" svg:x1="20.406cm" svg:y1="31.564cm" svg:x2="20.05cm" svg:y2="31.564cm">
          <text:p/>
        </draw:line>
        <draw:line draw:style-name="gr7" draw:text-style-name="P1" draw:layer="layout" svg:x1="20.33cm" svg:y1="31.64cm" svg:x2="20.126cm" svg:y2="31.64cm">
          <text:p/>
        </draw:line>
        <draw:line draw:style-name="gr7" draw:text-style-name="P1" draw:layer="layout" svg:x1="20.253cm" svg:y1="31.716cm" svg:x2="20.203cm" svg:y2="31.716cm">
          <text:p/>
        </draw:line>
        <draw:path draw:style-name="gr18" draw:text-style-name="P1" draw:layer="layout" svg:width="0.762cm" svg:height="0.254cm" svg:x="11.115cm" svg:y="30.08cm" svg:viewBox="0 0 763 255" svg:d="M763 128h-255M508 128l-127 127M381 255h-381M0 255v-255M0 0h381M381 0l127 128">
          <text:p/>
        </draw:path>
        <draw:path draw:style-name="gr18" draw:text-style-name="P1" draw:layer="layout" svg:width="0.762cm" svg:height="0.254cm" svg:x="11.181cm" svg:y="31.096cm" svg:viewBox="0 0 763 255" svg:d="M763 128h-255M508 128l-127 127M381 255h-381M0 255v-255M0 0h381M381 0l127 128">
          <text:p/>
        </draw:path>
        <draw:path draw:style-name="gr18" draw:text-style-name="P1" draw:layer="layout" svg:width="0.762cm" svg:height="0.254cm" svg:x="11.196cm" svg:y="32.6cm" svg:viewBox="0 0 763 255" svg:d="M763 127h-255M508 127l-127 128M381 255h-381M0 255v-255M0 0h381M381 0l127 127">
          <text:p/>
        </draw:path>
        <draw:path draw:style-name="gr18" draw:text-style-name="P1" draw:layer="layout" svg:width="0.762cm" svg:height="0.254cm" svg:x="11.216cm" svg:y="33.707cm" svg:viewBox="0 0 763 255" svg:d="M763 127h-255M508 127l-127 128M381 255h-381M0 255v-255M0 0h381M381 0l127 127">
          <text:p/>
        </draw:path>
        <draw:line draw:style-name="gr7" draw:text-style-name="P1" draw:layer="layout" svg:x1="19.598cm" svg:y1="31.243cm" svg:x2="19.598cm" svg:y2="31.497cm">
          <text:p/>
        </draw:line>
        <draw:line draw:style-name="gr7" draw:text-style-name="P1" draw:layer="layout" svg:x1="19.852cm" svg:y1="31.497cm" svg:x2="19.344cm" svg:y2="31.497cm">
          <text:p/>
        </draw:line>
        <draw:line draw:style-name="gr7" draw:text-style-name="P1" draw:layer="layout" svg:x1="19.776cm" svg:y1="31.574cm" svg:x2="19.42cm" svg:y2="31.574cm">
          <text:p/>
        </draw:line>
        <draw:line draw:style-name="gr7" draw:text-style-name="P1" draw:layer="layout" svg:x1="19.7cm" svg:y1="31.65cm" svg:x2="19.497cm" svg:y2="31.65cm">
          <text:p/>
        </draw:line>
        <draw:line draw:style-name="gr7" draw:text-style-name="P1" draw:layer="layout" svg:x1="19.624cm" svg:y1="31.726cm" svg:x2="19.573cm" svg:y2="31.726cm">
          <text:p/>
        </draw:line>
        <draw:path draw:style-name="gr18" draw:text-style-name="P1" draw:layer="layout" svg:width="0.762cm" svg:height="0.254cm" svg:x="5.943cm" svg:y="45.544cm" svg:viewBox="0 0 763 255" svg:d="M763 128h-255M508 128l-127 127M381 255h-381M0 255v-255M0 0h381M381 0l127 128">
          <text:p/>
        </draw:path>
        <draw:line draw:style-name="gr7" draw:text-style-name="P1" draw:layer="layout" svg:x1="75.229cm" svg:y1="19.9cm" svg:x2="75.229cm" svg:y2="20.154cm">
          <text:p/>
        </draw:line>
        <draw:line draw:style-name="gr7" draw:text-style-name="P1" draw:layer="layout" svg:x1="74.975cm" svg:y1="20.154cm" svg:x2="75.483cm" svg:y2="20.154cm">
          <text:p/>
        </draw:line>
        <draw:line draw:style-name="gr7" draw:text-style-name="P1" draw:layer="layout" svg:x1="75.051cm" svg:y1="20.23cm" svg:x2="75.407cm" svg:y2="20.23cm">
          <text:p/>
        </draw:line>
        <draw:line draw:style-name="gr7" draw:text-style-name="P1" draw:layer="layout" svg:x1="75.128cm" svg:y1="20.306cm" svg:x2="75.331cm" svg:y2="20.306cm">
          <text:p/>
        </draw:line>
        <draw:line draw:style-name="gr7" draw:text-style-name="P1" draw:layer="layout" svg:x1="75.204cm" svg:y1="20.382cm" svg:x2="75.255cm" svg:y2="20.382cm">
          <text:p/>
        </draw:line>
        <draw:line draw:style-name="gr7" draw:text-style-name="P1" draw:layer="layout" svg:x1="73.157cm" svg:y1="16.395cm" svg:x2="73.411cm" svg:y2="16.395cm">
          <text:p/>
        </draw:line>
        <draw:line draw:style-name="gr7" draw:text-style-name="P1" draw:layer="layout" svg:x1="73.411cm" svg:y1="16.649cm" svg:x2="73.411cm" svg:y2="16.141cm">
          <text:p/>
        </draw:line>
        <draw:line draw:style-name="gr7" draw:text-style-name="P1" draw:layer="layout" svg:x1="73.487cm" svg:y1="16.572cm" svg:x2="73.487cm" svg:y2="16.217cm">
          <text:p/>
        </draw:line>
        <draw:line draw:style-name="gr7" draw:text-style-name="P1" draw:layer="layout" svg:x1="73.563cm" svg:y1="16.496cm" svg:x2="73.563cm" svg:y2="16.293cm">
          <text:p/>
        </draw:line>
        <draw:line draw:style-name="gr7" draw:text-style-name="P1" draw:layer="layout" svg:x1="73.639cm" svg:y1="16.42cm" svg:x2="73.639cm" svg:y2="16.369cm">
          <text:p/>
        </draw:line>
        <draw:line draw:style-name="gr7" draw:text-style-name="P1" draw:layer="layout" svg:x1="63.748cm" svg:y1="17.919cm" svg:x2="63.494cm" svg:y2="17.919cm">
          <text:p/>
        </draw:line>
        <draw:line draw:style-name="gr7" draw:text-style-name="P1" draw:layer="layout" svg:x1="63.494cm" svg:y1="17.665cm" svg:x2="63.494cm" svg:y2="18.173cm">
          <text:p/>
        </draw:line>
        <draw:line draw:style-name="gr7" draw:text-style-name="P1" draw:layer="layout" svg:x1="63.418cm" svg:y1="17.741cm" svg:x2="63.418cm" svg:y2="18.096cm">
          <text:p/>
        </draw:line>
        <draw:line draw:style-name="gr7" draw:text-style-name="P1" draw:layer="layout" svg:x1="63.342cm" svg:y1="17.817cm" svg:x2="63.342cm" svg:y2="18.02cm">
          <text:p/>
        </draw:line>
        <draw:line draw:style-name="gr7" draw:text-style-name="P1" draw:layer="layout" svg:x1="63.266cm" svg:y1="17.893cm" svg:x2="63.266cm" svg:y2="17.944cm">
          <text:p/>
        </draw:line>
        <draw:line draw:style-name="gr7" draw:text-style-name="P1" draw:layer="layout" svg:x1="64.51cm" svg:y1="19.951cm" svg:x2="64.256cm" svg:y2="19.951cm">
          <text:p/>
        </draw:line>
        <draw:line draw:style-name="gr7" draw:text-style-name="P1" draw:layer="layout" svg:x1="64.256cm" svg:y1="19.697cm" svg:x2="64.256cm" svg:y2="20.205cm">
          <text:p/>
        </draw:line>
        <draw:line draw:style-name="gr7" draw:text-style-name="P1" draw:layer="layout" svg:x1="64.18cm" svg:y1="19.773cm" svg:x2="64.18cm" svg:y2="20.128cm">
          <text:p/>
        </draw:line>
        <draw:line draw:style-name="gr7" draw:text-style-name="P1" draw:layer="layout" svg:x1="64.104cm" svg:y1="19.849cm" svg:x2="64.104cm" svg:y2="20.052cm">
          <text:p/>
        </draw:line>
        <draw:line draw:style-name="gr7" draw:text-style-name="P1" draw:layer="layout" svg:x1="64.028cm" svg:y1="19.925cm" svg:x2="64.028cm" svg:y2="19.976cm">
          <text:p/>
        </draw:line>
        <draw:line draw:style-name="gr7" draw:text-style-name="P1" draw:layer="layout" svg:x1="65.537cm" svg:y1="27.134cm" svg:x2="65.537cm" svg:y2="27.388cm">
          <text:p/>
        </draw:line>
        <draw:line draw:style-name="gr7" draw:text-style-name="P1" draw:layer="layout" svg:x1="65.283cm" svg:y1="27.388cm" svg:x2="65.791cm" svg:y2="27.388cm">
          <text:p/>
        </draw:line>
        <draw:line draw:style-name="gr7" draw:text-style-name="P1" draw:layer="layout" svg:x1="65.359cm" svg:y1="27.464cm" svg:x2="65.714cm" svg:y2="27.464cm">
          <text:p/>
        </draw:line>
        <draw:line draw:style-name="gr7" draw:text-style-name="P1" draw:layer="layout" svg:x1="65.435cm" svg:y1="27.54cm" svg:x2="65.638cm" svg:y2="27.54cm">
          <text:p/>
        </draw:line>
        <draw:line draw:style-name="gr7" draw:text-style-name="P1" draw:layer="layout" svg:x1="65.511cm" svg:y1="27.616cm" svg:x2="65.562cm" svg:y2="27.616cm">
          <text:p/>
        </draw:line>
        <draw:line draw:style-name="gr7" draw:text-style-name="P1" draw:layer="layout" svg:x1="74.884cm" svg:y1="14.871cm" svg:x2="75.138cm" svg:y2="14.871cm">
          <text:p/>
        </draw:line>
        <draw:line draw:style-name="gr7" draw:text-style-name="P1" draw:layer="layout" svg:x1="75.138cm" svg:y1="15.125cm" svg:x2="75.138cm" svg:y2="14.617cm">
          <text:p/>
        </draw:line>
        <draw:line draw:style-name="gr7" draw:text-style-name="P1" draw:layer="layout" svg:x1="75.214cm" svg:y1="15.048cm" svg:x2="75.214cm" svg:y2="14.693cm">
          <text:p/>
        </draw:line>
        <draw:line draw:style-name="gr7" draw:text-style-name="P1" draw:layer="layout" svg:x1="75.29cm" svg:y1="14.972cm" svg:x2="75.29cm" svg:y2="14.769cm">
          <text:p/>
        </draw:line>
        <draw:line draw:style-name="gr7" draw:text-style-name="P1" draw:layer="layout" svg:x1="75.366cm" svg:y1="14.896cm" svg:x2="75.366cm" svg:y2="14.845cm">
          <text:p/>
        </draw:line>
        <draw:line draw:style-name="gr7" draw:text-style-name="P1" draw:layer="layout" svg:x1="67.304cm" svg:y1="21.891cm" svg:x2="67.304cm" svg:y2="22.145cm">
          <text:p/>
        </draw:line>
        <draw:line draw:style-name="gr7" draw:text-style-name="P1" draw:layer="layout" svg:x1="67.05cm" svg:y1="22.145cm" svg:x2="67.558cm" svg:y2="22.145cm">
          <text:p/>
        </draw:line>
        <draw:line draw:style-name="gr7" draw:text-style-name="P1" draw:layer="layout" svg:x1="67.127cm" svg:y1="22.221cm" svg:x2="67.482cm" svg:y2="22.221cm">
          <text:p/>
        </draw:line>
        <draw:line draw:style-name="gr7" draw:text-style-name="P1" draw:layer="layout" svg:x1="67.203cm" svg:y1="22.298cm" svg:x2="67.406cm" svg:y2="22.298cm">
          <text:p/>
        </draw:line>
        <draw:line draw:style-name="gr7" draw:text-style-name="P1" draw:layer="layout" svg:x1="67.279cm" svg:y1="22.374cm" svg:x2="67.33cm" svg:y2="22.374cm">
          <text:p/>
        </draw:line>
        <draw:path draw:style-name="gr18" draw:text-style-name="P1" draw:layer="layout" svg:width="0.762cm" svg:height="0.254cm" svg:x="61.208cm" svg:y="23.888cm" svg:viewBox="0 0 763 255" svg:d="M763 128h-254M509 128l-127 127M382 255h-382M0 255v-255M0 0h382M382 0l127 128">
          <text:p/>
        </draw:path>
        <draw:path draw:style-name="gr18" draw:text-style-name="P1" draw:layer="layout" svg:width="0.762cm" svg:height="0.254cm" svg:x="71.551cm" svg:y="23.888cm" svg:viewBox="0 0 763 255" svg:d="M0 128h254M254 128l127 127M381 255h382M763 255v-255M763 0h-382M381 0l-127 128">
          <text:p/>
        </draw:path>
        <draw:path draw:style-name="gr18" draw:text-style-name="P1" draw:layer="layout" svg:width="0.762cm" svg:height="0.254cm" svg:x="69.844cm" svg:y="9.156cm" svg:viewBox="0 0 763 255" svg:d="M0 128h254M254 128l127 127M381 255h382M763 255v-255M763 0h-382M381 0l-127 128">
          <text:p/>
        </draw:path>
        <draw:path draw:style-name="gr18" draw:text-style-name="P1" draw:layer="layout" svg:width="0.762cm" svg:height="0.254cm" svg:x="63.494cm" svg:y="9.156cm" svg:viewBox="0 0 763 255" svg:d="M763 128h-254M509 128l-127 127M382 255h-382M0 255v-255M0 0h382M382 0l127 128">
          <text:p/>
        </draw:path>
        <draw:path draw:style-name="gr18" draw:text-style-name="P1" draw:layer="layout" svg:width="0.762cm" svg:height="0.254cm" svg:x="70.352cm" svg:y="12.204cm" svg:viewBox="0 0 763 255" svg:d="M0 128h255M255 128l127-128M382 0h381M763 0v255M763 255h-381M382 255l-127-127">
          <text:p/>
        </draw:path>
        <draw:line draw:style-name="gr7" draw:text-style-name="P1" draw:layer="layout" svg:x1="67.579cm" svg:y1="25.549cm" svg:x2="67.579cm" svg:y2="25.803cm">
          <text:p/>
        </draw:line>
        <draw:line draw:style-name="gr7" draw:text-style-name="P1" draw:layer="layout" svg:x1="67.833cm" svg:y1="25.803cm" svg:x2="67.325cm" svg:y2="25.803cm">
          <text:p/>
        </draw:line>
        <draw:line draw:style-name="gr7" draw:text-style-name="P1" draw:layer="layout" svg:x1="67.757cm" svg:y1="25.879cm" svg:x2="67.401cm" svg:y2="25.879cm">
          <text:p/>
        </draw:line>
        <draw:line draw:style-name="gr7" draw:text-style-name="P1" draw:layer="layout" svg:x1="67.68cm" svg:y1="25.955cm" svg:x2="67.477cm" svg:y2="25.955cm">
          <text:p/>
        </draw:line>
        <draw:line draw:style-name="gr7" draw:text-style-name="P1" draw:layer="layout" svg:x1="67.604cm" svg:y1="26.031cm" svg:x2="67.553cm" svg:y2="26.031cm">
          <text:p/>
        </draw:line>
        <draw:line draw:style-name="gr7" draw:text-style-name="P1" draw:layer="layout" svg:x1="69.001cm" svg:y1="25.559cm" svg:x2="69.001cm" svg:y2="25.813cm">
          <text:p/>
        </draw:line>
        <draw:line draw:style-name="gr7" draw:text-style-name="P1" draw:layer="layout" svg:x1="69.255cm" svg:y1="25.813cm" svg:x2="68.747cm" svg:y2="25.813cm">
          <text:p/>
        </draw:line>
        <draw:line draw:style-name="gr7" draw:text-style-name="P1" draw:layer="layout" svg:x1="69.179cm" svg:y1="25.889cm" svg:x2="68.823cm" svg:y2="25.889cm">
          <text:p/>
        </draw:line>
        <draw:line draw:style-name="gr7" draw:text-style-name="P1" draw:layer="layout" svg:x1="69.103cm" svg:y1="25.965cm" svg:x2="68.9cm" svg:y2="25.965cm">
          <text:p/>
        </draw:line>
        <draw:line draw:style-name="gr7" draw:text-style-name="P1" draw:layer="layout" svg:x1="69.027cm" svg:y1="26.042cm" svg:x2="68.976cm" svg:y2="26.042cm">
          <text:p/>
        </draw:line>
        <draw:line draw:style-name="gr7" draw:text-style-name="P1" draw:layer="layout" svg:x1="73.451cm" svg:y1="18.975cm" svg:x2="73.451cm" svg:y2="19.229cm">
          <text:p/>
        </draw:line>
        <draw:line draw:style-name="gr7" draw:text-style-name="P1" draw:layer="layout" svg:x1="73.705cm" svg:y1="19.229cm" svg:x2="73.197cm" svg:y2="19.229cm">
          <text:p/>
        </draw:line>
        <draw:line draw:style-name="gr7" draw:text-style-name="P1" draw:layer="layout" svg:x1="73.629cm" svg:y1="19.305cm" svg:x2="73.273cm" svg:y2="19.305cm">
          <text:p/>
        </draw:line>
        <draw:line draw:style-name="gr7" draw:text-style-name="P1" draw:layer="layout" svg:x1="73.553cm" svg:y1="19.382cm" svg:x2="73.35cm" svg:y2="19.382cm">
          <text:p/>
        </draw:line>
        <draw:line draw:style-name="gr7" draw:text-style-name="P1" draw:layer="layout" svg:x1="73.477cm" svg:y1="19.458cm" svg:x2="73.426cm" svg:y2="19.458cm">
          <text:p/>
        </draw:line>
        <draw:line draw:style-name="gr7" draw:text-style-name="P1" draw:layer="layout" svg:x1="61.899cm" svg:y1="10.299cm" svg:x2="61.645cm" svg:y2="10.299cm">
          <text:p/>
        </draw:line>
        <draw:line draw:style-name="gr7" draw:text-style-name="P1" draw:layer="layout" svg:x1="61.645cm" svg:y1="10.045cm" svg:x2="61.645cm" svg:y2="10.553cm">
          <text:p/>
        </draw:line>
        <draw:line draw:style-name="gr7" draw:text-style-name="P1" draw:layer="layout" svg:x1="61.569cm" svg:y1="10.121cm" svg:x2="61.569cm" svg:y2="10.476cm">
          <text:p/>
        </draw:line>
        <draw:line draw:style-name="gr7" draw:text-style-name="P1" draw:layer="layout" svg:x1="61.493cm" svg:y1="10.197cm" svg:x2="61.493cm" svg:y2="10.4cm">
          <text:p/>
        </draw:line>
        <draw:line draw:style-name="gr7" draw:text-style-name="P1" draw:layer="layout" svg:x1="61.417cm" svg:y1="10.273cm" svg:x2="61.417cm" svg:y2="10.324cm">
          <text:p/>
        </draw:line>
        <draw:line draw:style-name="gr7" draw:text-style-name="P1" draw:layer="layout" svg:x1="72.1cm" svg:y1="10.299cm" svg:x2="72.354cm" svg:y2="10.299cm">
          <text:p/>
        </draw:line>
        <draw:line draw:style-name="gr7" draw:text-style-name="P1" draw:layer="layout" svg:x1="72.354cm" svg:y1="10.553cm" svg:x2="72.354cm" svg:y2="10.045cm">
          <text:p/>
        </draw:line>
        <draw:line draw:style-name="gr7" draw:text-style-name="P1" draw:layer="layout" svg:x1="72.43cm" svg:y1="10.476cm" svg:x2="72.43cm" svg:y2="10.121cm">
          <text:p/>
        </draw:line>
        <draw:line draw:style-name="gr7" draw:text-style-name="P1" draw:layer="layout" svg:x1="72.506cm" svg:y1="10.4cm" svg:x2="72.506cm" svg:y2="10.197cm">
          <text:p/>
        </draw:line>
        <draw:line draw:style-name="gr7" draw:text-style-name="P1" draw:layer="layout" svg:x1="72.583cm" svg:y1="10.324cm" svg:x2="72.583cm" svg:y2="10.273cm">
          <text:p/>
        </draw:line>
        <draw:line draw:style-name="gr7" draw:text-style-name="P1" draw:layer="layout" svg:x1="64.51cm" svg:y1="21.668cm" svg:x2="64.51cm" svg:y2="21.922cm">
          <text:p/>
        </draw:line>
        <draw:line draw:style-name="gr7" draw:text-style-name="P1" draw:layer="layout" svg:x1="64.764cm" svg:y1="21.922cm" svg:x2="64.256cm" svg:y2="21.922cm">
          <text:p/>
        </draw:line>
        <draw:line draw:style-name="gr7" draw:text-style-name="P1" draw:layer="layout" svg:x1="64.688cm" svg:y1="21.998cm" svg:x2="64.333cm" svg:y2="21.998cm">
          <text:p/>
        </draw:line>
        <draw:line draw:style-name="gr7" draw:text-style-name="P1" draw:layer="layout" svg:x1="64.612cm" svg:y1="22.074cm" svg:x2="64.409cm" svg:y2="22.074cm">
          <text:p/>
        </draw:line>
        <draw:line draw:style-name="gr7" draw:text-style-name="P1" draw:layer="layout" svg:x1="64.536cm" svg:y1="22.15cm" svg:x2="64.485cm" svg:y2="22.15cm">
          <text:p/>
        </draw:line>
        <draw:line draw:style-name="gr7" draw:text-style-name="P1" draw:layer="layout" svg:x1="63.748cm" svg:y1="18.427cm" svg:x2="63.494cm" svg:y2="18.427cm">
          <text:p/>
        </draw:line>
        <draw:line draw:style-name="gr7" draw:text-style-name="P1" draw:layer="layout" svg:x1="63.494cm" svg:y1="18.173cm" svg:x2="63.494cm" svg:y2="18.681cm">
          <text:p/>
        </draw:line>
        <draw:line draw:style-name="gr7" draw:text-style-name="P1" draw:layer="layout" svg:x1="63.418cm" svg:y1="18.249cm" svg:x2="63.418cm" svg:y2="18.604cm">
          <text:p/>
        </draw:line>
        <draw:line draw:style-name="gr7" draw:text-style-name="P1" draw:layer="layout" svg:x1="63.342cm" svg:y1="18.325cm" svg:x2="63.342cm" svg:y2="18.528cm">
          <text:p/>
        </draw:line>
        <draw:line draw:style-name="gr7" draw:text-style-name="P1" draw:layer="layout" svg:x1="63.266cm" svg:y1="18.401cm" svg:x2="63.266cm" svg:y2="18.452cm">
          <text:p/>
        </draw:line>
        <draw:line draw:style-name="gr7" draw:text-style-name="P1" draw:layer="layout" svg:x1="61.97cm" svg:y1="17.695cm" svg:x2="61.97cm" svg:y2="17.949cm">
          <text:p/>
        </draw:line>
        <draw:line draw:style-name="gr7" draw:text-style-name="P1" draw:layer="layout" svg:x1="62.224cm" svg:y1="17.949cm" svg:x2="61.716cm" svg:y2="17.949cm">
          <text:p/>
        </draw:line>
        <draw:line draw:style-name="gr7" draw:text-style-name="P1" draw:layer="layout" svg:x1="62.148cm" svg:y1="18.025cm" svg:x2="61.793cm" svg:y2="18.025cm">
          <text:p/>
        </draw:line>
        <draw:line draw:style-name="gr7" draw:text-style-name="P1" draw:layer="layout" svg:x1="62.072cm" svg:y1="18.102cm" svg:x2="61.869cm" svg:y2="18.102cm">
          <text:p/>
        </draw:line>
        <draw:line draw:style-name="gr7" draw:text-style-name="P1" draw:layer="layout" svg:x1="61.996cm" svg:y1="18.178cm" svg:x2="61.945cm" svg:y2="18.178cm">
          <text:p/>
        </draw:line>
        <draw:path draw:style-name="gr18" draw:text-style-name="P1" draw:layer="layout" svg:width="0.762cm" svg:height="0.254cm" svg:x="65.577cm" svg:y="25.198cm" svg:viewBox="0 0 763 255" svg:d="M0 127h254M254 127l128 128M382 255h381M763 255v-255M763 0h-381M382 0l-128 127">
          <text:p/>
        </draw:path>
        <draw:line draw:style-name="gr7" draw:text-style-name="P1" draw:layer="layout" svg:x1="67.812cm" svg:y1="19.788cm" svg:x2="67.812cm" svg:y2="20.042cm">
          <text:p/>
        </draw:line>
        <draw:line draw:style-name="gr7" draw:text-style-name="P1" draw:layer="layout" svg:x1="68.066cm" svg:y1="20.042cm" svg:x2="67.558cm" svg:y2="20.042cm">
          <text:p/>
        </draw:line>
        <draw:line draw:style-name="gr7" draw:text-style-name="P1" draw:layer="layout" svg:x1="67.99cm" svg:y1="20.118cm" svg:x2="67.635cm" svg:y2="20.118cm">
          <text:p/>
        </draw:line>
        <draw:line draw:style-name="gr7" draw:text-style-name="P1" draw:layer="layout" svg:x1="67.914cm" svg:y1="20.194cm" svg:x2="67.711cm" svg:y2="20.194cm">
          <text:p/>
        </draw:line>
        <draw:line draw:style-name="gr7" draw:text-style-name="P1" draw:layer="layout" svg:x1="67.838cm" svg:y1="20.271cm" svg:x2="67.787cm" svg:y2="20.271cm">
          <text:p/>
        </draw:line>
        <draw:path draw:style-name="gr18" draw:text-style-name="P1" draw:layer="layout" svg:width="0.762cm" svg:height="0.254cm" svg:x="60.319cm" svg:y="15.252cm" svg:viewBox="0 0 763 255" svg:d="M763 128h-254M509 128l-127 127M382 255h-382M0 255v-255M0 0h382M382 0l127 128">
          <text:p/>
        </draw:path>
        <draw:line draw:style-name="gr7" draw:text-style-name="P1" draw:layer="layout" svg:x1="32.755cm" svg:y1="35.506cm" svg:x2="32.755cm" svg:y2="35.76cm">
          <text:p/>
        </draw:line>
        <draw:line draw:style-name="gr7" draw:text-style-name="P1" draw:layer="layout" svg:x1="33.009cm" svg:y1="35.76cm" svg:x2="32.501cm" svg:y2="35.76cm">
          <text:p/>
        </draw:line>
        <draw:line draw:style-name="gr7" draw:text-style-name="P1" draw:layer="layout" svg:x1="32.933cm" svg:y1="35.836cm" svg:x2="32.578cm" svg:y2="35.836cm">
          <text:p/>
        </draw:line>
        <draw:line draw:style-name="gr7" draw:text-style-name="P1" draw:layer="layout" svg:x1="32.857cm" svg:y1="35.912cm" svg:x2="32.654cm" svg:y2="35.912cm">
          <text:p/>
        </draw:line>
        <draw:line draw:style-name="gr7" draw:text-style-name="P1" draw:layer="layout" svg:x1="32.781cm" svg:y1="35.988cm" svg:x2="32.73cm" svg:y2="35.988cm">
          <text:p/>
        </draw:line>
        <draw:line draw:style-name="gr7" draw:text-style-name="P1" draw:layer="layout" svg:x1="41.686cm" svg:y1="26.702cm" svg:x2="41.94cm" svg:y2="26.702cm">
          <text:p/>
        </draw:line>
        <draw:line draw:style-name="gr7" draw:text-style-name="P1" draw:layer="layout" svg:x1="41.94cm" svg:y1="26.956cm" svg:x2="41.94cm" svg:y2="26.448cm">
          <text:p/>
        </draw:line>
        <draw:line draw:style-name="gr7" draw:text-style-name="P1" draw:layer="layout" svg:x1="42.016cm" svg:y1="26.88cm" svg:x2="42.016cm" svg:y2="26.524cm">
          <text:p/>
        </draw:line>
        <draw:line draw:style-name="gr7" draw:text-style-name="P1" draw:layer="layout" svg:x1="42.092cm" svg:y1="26.804cm" svg:x2="42.092cm" svg:y2="26.6cm">
          <text:p/>
        </draw:line>
        <draw:line draw:style-name="gr7" draw:text-style-name="P1" draw:layer="layout" svg:x1="42.169cm" svg:y1="26.727cm" svg:x2="42.169cm" svg:y2="26.677cm">
          <text:p/>
        </draw:line>
        <draw:line draw:style-name="gr7" draw:text-style-name="P1" draw:layer="layout" svg:x1="41.91cm" svg:y1="35.577cm" svg:x2="41.91cm" svg:y2="35.831cm">
          <text:p/>
        </draw:line>
        <draw:line draw:style-name="gr7" draw:text-style-name="P1" draw:layer="layout" svg:x1="42.164cm" svg:y1="35.831cm" svg:x2="41.656cm" svg:y2="35.831cm">
          <text:p/>
        </draw:line>
        <draw:line draw:style-name="gr7" draw:text-style-name="P1" draw:layer="layout" svg:x1="42.087cm" svg:y1="35.907cm" svg:x2="41.732cm" svg:y2="35.907cm">
          <text:p/>
        </draw:line>
        <draw:line draw:style-name="gr7" draw:text-style-name="P1" draw:layer="layout" svg:x1="42.011cm" svg:y1="35.983cm" svg:x2="41.808cm" svg:y2="35.983cm">
          <text:p/>
        </draw:line>
        <draw:line draw:style-name="gr7" draw:text-style-name="P1" draw:layer="layout" svg:x1="41.935cm" svg:y1="36.059cm" svg:x2="41.884cm" svg:y2="36.059cm">
          <text:p/>
        </draw:line>
        <draw:path draw:style-name="gr18" draw:text-style-name="P1" draw:layer="layout" svg:width="0.762cm" svg:height="0.254cm" svg:x="42.031cm" svg:y="26.956cm" svg:viewBox="0 0 763 255" svg:d="M0 128h254M254 128l128 127M382 255h381M763 255v-255M763 0h-381M382 0l-128 128">
          <text:p/>
        </draw:path>
        <draw:path draw:style-name="gr18" draw:text-style-name="P1" draw:layer="layout" svg:width="0.762cm" svg:height="0.254cm" svg:x="42.026cm" svg:y="27.337cm" svg:viewBox="0 0 763 255" svg:d="M0 127h254M254 127l128 128M382 255h381M763 255v-255M763 0h-381M382 0l-128 127">
          <text:p/>
        </draw:path>
        <draw:path draw:style-name="gr18" draw:text-style-name="P1" draw:layer="layout" svg:width="0.762cm" svg:height="0.254cm" svg:x="42.021cm" svg:y="27.718cm" svg:viewBox="0 0 763 255" svg:d="M0 128h254M254 128l128 127M382 255h381M763 255v-255M763 0h-381M382 0l-128 128">
          <text:p/>
        </draw:path>
        <draw:path draw:style-name="gr18" draw:text-style-name="P1" draw:layer="layout" svg:width="0.762cm" svg:height="0.254cm" svg:x="42.021cm" svg:y="28.099cm" svg:viewBox="0 0 763 255" svg:d="M0 127h254M254 127l128 128M382 255h381M763 255v-255M763 0h-381M382 0l-128 127">
          <text:p/>
        </draw:path>
        <draw:line draw:style-name="gr7" draw:text-style-name="P1" draw:layer="layout" svg:x1="38.049cm" svg:y1="9.389cm" svg:x2="38.303cm" svg:y2="9.389cm">
          <text:p/>
        </draw:line>
        <draw:line draw:style-name="gr7" draw:text-style-name="P1" draw:layer="layout" svg:x1="38.303cm" svg:y1="9.643cm" svg:x2="38.303cm" svg:y2="9.135cm">
          <text:p/>
        </draw:line>
        <draw:line draw:style-name="gr7" draw:text-style-name="P1" draw:layer="layout" svg:x1="38.379cm" svg:y1="9.567cm" svg:x2="38.379cm" svg:y2="9.212cm">
          <text:p/>
        </draw:line>
        <draw:line draw:style-name="gr7" draw:text-style-name="P1" draw:layer="layout" svg:x1="38.455cm" svg:y1="9.491cm" svg:x2="38.455cm" svg:y2="9.288cm">
          <text:p/>
        </draw:line>
        <draw:line draw:style-name="gr7" draw:text-style-name="P1" draw:layer="layout" svg:x1="38.531cm" svg:y1="9.415cm" svg:x2="38.531cm" svg:y2="9.364cm">
          <text:p/>
        </draw:line>
        <draw:line draw:style-name="gr7" draw:text-style-name="P1" draw:layer="layout" svg:x1="38.054cm" svg:y1="8.627cm" svg:x2="38.308cm" svg:y2="8.627cm">
          <text:p/>
        </draw:line>
        <draw:line draw:style-name="gr7" draw:text-style-name="P1" draw:layer="layout" svg:x1="38.308cm" svg:y1="8.881cm" svg:x2="38.308cm" svg:y2="8.373cm">
          <text:p/>
        </draw:line>
        <draw:line draw:style-name="gr7" draw:text-style-name="P1" draw:layer="layout" svg:x1="38.384cm" svg:y1="8.805cm" svg:x2="38.384cm" svg:y2="8.45cm">
          <text:p/>
        </draw:line>
        <draw:line draw:style-name="gr7" draw:text-style-name="P1" draw:layer="layout" svg:x1="38.46cm" svg:y1="8.729cm" svg:x2="38.46cm" svg:y2="8.526cm">
          <text:p/>
        </draw:line>
        <draw:line draw:style-name="gr7" draw:text-style-name="P1" draw:layer="layout" svg:x1="38.536cm" svg:y1="8.653cm" svg:x2="38.536cm" svg:y2="8.602cm">
          <text:p/>
        </draw:line>
        <draw:path draw:style-name="gr18" draw:text-style-name="P1" draw:layer="layout" svg:width="0.762cm" svg:height="0.254cm" svg:x="31.12cm" svg:y="10.791cm" svg:viewBox="0 0 763 255" svg:d="M763 128h-254M509 128l-128 127M381 255h-381M0 255v-255M0 0h381M381 0l128 128">
          <text:p/>
        </draw:path>
        <draw:line draw:style-name="gr7" draw:text-style-name="P1" draw:layer="layout" svg:x1="45.735cm" svg:y1="13.27cm" svg:x2="45.735cm" svg:y2="13.524cm">
          <text:p/>
        </draw:line>
        <draw:line draw:style-name="gr7" draw:text-style-name="P1" draw:layer="layout" svg:x1="45.989cm" svg:y1="13.524cm" svg:x2="45.481cm" svg:y2="13.524cm">
          <text:p/>
        </draw:line>
        <draw:line draw:style-name="gr7" draw:text-style-name="P1" draw:layer="layout" svg:x1="45.913cm" svg:y1="13.601cm" svg:x2="45.557cm" svg:y2="13.601cm">
          <text:p/>
        </draw:line>
        <draw:line draw:style-name="gr7" draw:text-style-name="P1" draw:layer="layout" svg:x1="45.836cm" svg:y1="13.677cm" svg:x2="45.633cm" svg:y2="13.677cm">
          <text:p/>
        </draw:line>
        <draw:line draw:style-name="gr7" draw:text-style-name="P1" draw:layer="layout" svg:x1="45.76cm" svg:y1="13.753cm" svg:x2="45.709cm" svg:y2="13.753cm">
          <text:p/>
        </draw:line>
        <draw:line draw:style-name="gr7" draw:text-style-name="P1" draw:layer="layout" svg:x1="42.108cm" svg:y1="12.818cm" svg:x2="42.108cm" svg:y2="13.072cm">
          <text:p/>
        </draw:line>
        <draw:line draw:style-name="gr7" draw:text-style-name="P1" draw:layer="layout" svg:x1="42.362cm" svg:y1="13.072cm" svg:x2="41.854cm" svg:y2="13.072cm">
          <text:p/>
        </draw:line>
        <draw:line draw:style-name="gr7" draw:text-style-name="P1" draw:layer="layout" svg:x1="42.285cm" svg:y1="13.149cm" svg:x2="41.93cm" svg:y2="13.149cm">
          <text:p/>
        </draw:line>
        <draw:line draw:style-name="gr7" draw:text-style-name="P1" draw:layer="layout" svg:x1="42.209cm" svg:y1="13.225cm" svg:x2="42.006cm" svg:y2="13.225cm">
          <text:p/>
        </draw:line>
        <draw:line draw:style-name="gr7" draw:text-style-name="P1" draw:layer="layout" svg:x1="42.133cm" svg:y1="13.301cm" svg:x2="42.082cm" svg:y2="13.301cm">
          <text:p/>
        </draw:line>
        <draw:line draw:style-name="gr7" draw:text-style-name="P1" draw:layer="layout" svg:x1="43.261cm" svg:y1="12.844cm" svg:x2="43.261cm" svg:y2="13.098cm">
          <text:p/>
        </draw:line>
        <draw:line draw:style-name="gr7" draw:text-style-name="P1" draw:layer="layout" svg:x1="43.515cm" svg:y1="13.098cm" svg:x2="43.007cm" svg:y2="13.098cm">
          <text:p/>
        </draw:line>
        <draw:line draw:style-name="gr7" draw:text-style-name="P1" draw:layer="layout" svg:x1="43.439cm" svg:y1="13.174cm" svg:x2="43.083cm" svg:y2="13.174cm">
          <text:p/>
        </draw:line>
        <draw:line draw:style-name="gr7" draw:text-style-name="P1" draw:layer="layout" svg:x1="43.362cm" svg:y1="13.25cm" svg:x2="43.159cm" svg:y2="13.25cm">
          <text:p/>
        </draw:line>
        <draw:line draw:style-name="gr7" draw:text-style-name="P1" draw:layer="layout" svg:x1="43.286cm" svg:y1="13.326cm" svg:x2="43.235cm" svg:y2="13.326cm">
          <text:p/>
        </draw:line>
        <draw:line draw:style-name="gr7" draw:text-style-name="P1" draw:layer="layout" svg:x1="40.294cm" svg:y1="10.151cm" svg:x2="40.548cm" svg:y2="10.151cm">
          <text:p/>
        </draw:line>
        <draw:line draw:style-name="gr7" draw:text-style-name="P1" draw:layer="layout" svg:x1="40.548cm" svg:y1="10.405cm" svg:x2="40.548cm" svg:y2="9.897cm">
          <text:p/>
        </draw:line>
        <draw:line draw:style-name="gr7" draw:text-style-name="P1" draw:layer="layout" svg:x1="40.624cm" svg:y1="10.329cm" svg:x2="40.624cm" svg:y2="9.974cm">
          <text:p/>
        </draw:line>
        <draw:line draw:style-name="gr7" draw:text-style-name="P1" draw:layer="layout" svg:x1="40.7cm" svg:y1="10.253cm" svg:x2="40.7cm" svg:y2="10.05cm">
          <text:p/>
        </draw:line>
        <draw:line draw:style-name="gr7" draw:text-style-name="P1" draw:layer="layout" svg:x1="40.777cm" svg:y1="10.177cm" svg:x2="40.777cm" svg:y2="10.126cm">
          <text:p/>
        </draw:line>
        <draw:path draw:style-name="gr18" draw:text-style-name="P1" draw:layer="layout" svg:width="0.762cm" svg:height="0.254cm" svg:x="47.401cm" svg:y="10.802cm" svg:viewBox="0 0 763 255" svg:d="M0 127h255M255 127l127-127M382 0h381M763 0v255M763 255h-381M382 255l-127-128">
          <text:p/>
        </draw:path>
        <draw:line draw:style-name="gr7" draw:text-style-name="P1" draw:layer="layout" svg:x1="36.774cm" svg:y1="48.998cm" svg:x2="36.774cm" svg:y2="48.744cm">
          <text:p/>
        </draw:line>
        <draw:line draw:style-name="gr7" draw:text-style-name="P1" draw:layer="layout" svg:x1="36.52cm" svg:y1="48.744cm" svg:x2="37.028cm" svg:y2="48.744cm">
          <text:p/>
        </draw:line>
        <draw:line draw:style-name="gr7" draw:text-style-name="P1" draw:layer="layout" svg:x1="36.596cm" svg:y1="48.668cm" svg:x2="36.951cm" svg:y2="48.668cm">
          <text:p/>
        </draw:line>
        <draw:line draw:style-name="gr7" draw:text-style-name="P1" draw:layer="layout" svg:x1="36.672cm" svg:y1="48.592cm" svg:x2="36.875cm" svg:y2="48.592cm">
          <text:p/>
        </draw:line>
        <draw:line draw:style-name="gr7" draw:text-style-name="P1" draw:layer="layout" svg:x1="36.748cm" svg:y1="48.515cm" svg:x2="36.799cm" svg:y2="48.515cm">
          <text:p/>
        </draw:line>
        <draw:line draw:style-name="gr7" draw:text-style-name="P1" draw:layer="layout" svg:x1="35.453cm" svg:y1="51.726cm" svg:x2="35.453cm" svg:y2="51.98cm">
          <text:p/>
        </draw:line>
        <draw:line draw:style-name="gr7" draw:text-style-name="P1" draw:layer="layout" svg:x1="35.707cm" svg:y1="51.98cm" svg:x2="35.199cm" svg:y2="51.98cm">
          <text:p/>
        </draw:line>
        <draw:line draw:style-name="gr7" draw:text-style-name="P1" draw:layer="layout" svg:x1="35.631cm" svg:y1="52.056cm" svg:x2="35.275cm" svg:y2="52.056cm">
          <text:p/>
        </draw:line>
        <draw:line draw:style-name="gr7" draw:text-style-name="P1" draw:layer="layout" svg:x1="35.554cm" svg:y1="52.132cm" svg:x2="35.351cm" svg:y2="52.132cm">
          <text:p/>
        </draw:line>
        <draw:line draw:style-name="gr7" draw:text-style-name="P1" draw:layer="layout" svg:x1="35.478cm" svg:y1="52.209cm" svg:x2="35.427cm" svg:y2="52.209cm">
          <text:p/>
        </draw:line>
        <draw:line draw:style-name="gr7" draw:text-style-name="P1" draw:layer="layout" svg:x1="42.311cm" svg:y1="50.426cm" svg:x2="42.311cm" svg:y2="50.68cm">
          <text:p/>
        </draw:line>
        <draw:line draw:style-name="gr7" draw:text-style-name="P1" draw:layer="layout" svg:x1="42.565cm" svg:y1="50.68cm" svg:x2="42.057cm" svg:y2="50.68cm">
          <text:p/>
        </draw:line>
        <draw:line draw:style-name="gr7" draw:text-style-name="P1" draw:layer="layout" svg:x1="42.489cm" svg:y1="50.756cm" svg:x2="42.133cm" svg:y2="50.756cm">
          <text:p/>
        </draw:line>
        <draw:line draw:style-name="gr7" draw:text-style-name="P1" draw:layer="layout" svg:x1="42.412cm" svg:y1="50.832cm" svg:x2="42.209cm" svg:y2="50.832cm">
          <text:p/>
        </draw:line>
        <draw:line draw:style-name="gr7" draw:text-style-name="P1" draw:layer="layout" svg:x1="42.336cm" svg:y1="50.908cm" svg:x2="42.285cm" svg:y2="50.908cm">
          <text:p/>
        </draw:line>
        <draw:line draw:style-name="gr7" draw:text-style-name="P1" draw:layer="layout" svg:x1="43.53cm" svg:y1="50.39cm" svg:x2="43.53cm" svg:y2="50.644cm">
          <text:p/>
        </draw:line>
        <draw:line draw:style-name="gr7" draw:text-style-name="P1" draw:layer="layout" svg:x1="43.784cm" svg:y1="50.644cm" svg:x2="43.276cm" svg:y2="50.644cm">
          <text:p/>
        </draw:line>
        <draw:line draw:style-name="gr7" draw:text-style-name="P1" draw:layer="layout" svg:x1="43.708cm" svg:y1="50.72cm" svg:x2="43.352cm" svg:y2="50.72cm">
          <text:p/>
        </draw:line>
        <draw:line draw:style-name="gr7" draw:text-style-name="P1" draw:layer="layout" svg:x1="43.632cm" svg:y1="50.796cm" svg:x2="43.428cm" svg:y2="50.796cm">
          <text:p/>
        </draw:line>
        <draw:line draw:style-name="gr7" draw:text-style-name="P1" draw:layer="layout" svg:x1="43.555cm" svg:y1="50.873cm" svg:x2="43.505cm" svg:y2="50.873cm">
          <text:p/>
        </draw:line>
        <draw:line draw:style-name="gr7" draw:text-style-name="P1" draw:layer="layout" svg:x1="33.512cm" svg:y1="46.438cm" svg:x2="33.512cm" svg:y2="46.692cm">
          <text:p/>
        </draw:line>
        <draw:line draw:style-name="gr7" draw:text-style-name="P1" draw:layer="layout" svg:x1="33.258cm" svg:y1="46.692cm" svg:x2="33.766cm" svg:y2="46.692cm">
          <text:p/>
        </draw:line>
        <draw:line draw:style-name="gr7" draw:text-style-name="P1" draw:layer="layout" svg:x1="33.334cm" svg:y1="46.768cm" svg:x2="33.69cm" svg:y2="46.768cm">
          <text:p/>
        </draw:line>
        <draw:line draw:style-name="gr7" draw:text-style-name="P1" draw:layer="layout" svg:x1="33.411cm" svg:y1="46.844cm" svg:x2="33.614cm" svg:y2="46.844cm">
          <text:p/>
        </draw:line>
        <draw:line draw:style-name="gr7" draw:text-style-name="P1" draw:layer="layout" svg:x1="33.487cm" svg:y1="46.92cm" svg:x2="33.538cm" svg:y2="46.92cm">
          <text:p/>
        </draw:line>
        <draw:line draw:style-name="gr7" draw:text-style-name="P1" draw:layer="layout" svg:x1="42.707cm" svg:y1="46.661cm" svg:x2="42.961cm" svg:y2="46.661cm">
          <text:p/>
        </draw:line>
        <draw:line draw:style-name="gr7" draw:text-style-name="P1" draw:layer="layout" svg:x1="42.961cm" svg:y1="46.407cm" svg:x2="42.961cm" svg:y2="46.915cm">
          <text:p/>
        </draw:line>
        <draw:line draw:style-name="gr7" draw:text-style-name="P1" draw:layer="layout" svg:x1="43.037cm" svg:y1="46.483cm" svg:x2="43.037cm" svg:y2="46.839cm">
          <text:p/>
        </draw:line>
        <draw:line draw:style-name="gr7" draw:text-style-name="P1" draw:layer="layout" svg:x1="43.113cm" svg:y1="46.56cm" svg:x2="43.113cm" svg:y2="46.763cm">
          <text:p/>
        </draw:line>
        <draw:line draw:style-name="gr7" draw:text-style-name="P1" draw:layer="layout" svg:x1="43.19cm" svg:y1="46.636cm" svg:x2="43.19cm" svg:y2="46.687cm">
          <text:p/>
        </draw:line>
        <draw:path draw:style-name="gr18" draw:text-style-name="P1" draw:layer="layout" svg:width="0.762cm" svg:height="0.254cm" svg:x="30.728cm" svg:y="44.756cm" svg:viewBox="0 0 763 255" svg:d="M763 128h-254M509 128v127M509 255h-381M128 255l-128-127M0 128l128-128M128 0h381M509 0v128">
          <text:p/>
        </draw:path>
        <draw:line draw:style-name="gr7" draw:text-style-name="P1" draw:layer="layout" svg:x1="32.181cm" svg:y1="46.428cm" svg:x2="32.181cm" svg:y2="46.682cm">
          <text:p/>
        </draw:line>
        <draw:line draw:style-name="gr7" draw:text-style-name="P1" draw:layer="layout" svg:x1="32.435cm" svg:y1="46.682cm" svg:x2="31.927cm" svg:y2="46.682cm">
          <text:p/>
        </draw:line>
        <draw:line draw:style-name="gr7" draw:text-style-name="P1" draw:layer="layout" svg:x1="32.359cm" svg:y1="46.758cm" svg:x2="32.004cm" svg:y2="46.758cm">
          <text:p/>
        </draw:line>
        <draw:line draw:style-name="gr7" draw:text-style-name="P1" draw:layer="layout" svg:x1="32.283cm" svg:y1="46.834cm" svg:x2="32.08cm" svg:y2="46.834cm">
          <text:p/>
        </draw:line>
        <draw:line draw:style-name="gr7" draw:text-style-name="P1" draw:layer="layout" svg:x1="32.207cm" svg:y1="46.91cm" svg:x2="32.156cm" svg:y2="46.91cm">
          <text:p/>
        </draw:line>
        <draw:line draw:style-name="gr7" draw:text-style-name="P1" draw:layer="layout" svg:x1="34.823cm" svg:y1="46.443cm" svg:x2="34.823cm" svg:y2="46.697cm">
          <text:p/>
        </draw:line>
        <draw:line draw:style-name="gr7" draw:text-style-name="P1" draw:layer="layout" svg:x1="35.077cm" svg:y1="46.697cm" svg:x2="34.569cm" svg:y2="46.697cm">
          <text:p/>
        </draw:line>
        <draw:line draw:style-name="gr7" draw:text-style-name="P1" draw:layer="layout" svg:x1="35.001cm" svg:y1="46.773cm" svg:x2="34.645cm" svg:y2="46.773cm">
          <text:p/>
        </draw:line>
        <draw:line draw:style-name="gr7" draw:text-style-name="P1" draw:layer="layout" svg:x1="34.925cm" svg:y1="46.849cm" svg:x2="34.721cm" svg:y2="46.849cm">
          <text:p/>
        </draw:line>
        <draw:line draw:style-name="gr7" draw:text-style-name="P1" draw:layer="layout" svg:x1="34.848cm" svg:y1="46.925cm" svg:x2="34.798cm" svg:y2="46.925cm">
          <text:p/>
        </draw:line>
        <draw:path draw:style-name="gr18" draw:text-style-name="P1" draw:layer="layout" svg:width="0.762cm" svg:height="0.254cm" svg:x="22.372cm" svg:y="29.572cm" svg:viewBox="0 0 763 255" svg:d="M0 128h255M255 128l127 127M382 255h381M763 255v-255M763 0h-381M382 0l-127 128">
          <text:p/>
        </draw:path>
        <draw:line draw:style-name="gr7" draw:text-style-name="P1" draw:layer="layout" svg:x1="68.199cm" svg:y1="36.313cm" svg:x2="68.199cm" svg:y2="36.567cm">
          <text:p/>
        </draw:line>
        <draw:line draw:style-name="gr7" draw:text-style-name="P1" draw:layer="layout" svg:x1="67.945cm" svg:y1="36.567cm" svg:x2="68.453cm" svg:y2="36.567cm">
          <text:p/>
        </draw:line>
        <draw:line draw:style-name="gr7" draw:text-style-name="P1" draw:layer="layout" svg:x1="68.021cm" svg:y1="36.644cm" svg:x2="68.376cm" svg:y2="36.644cm">
          <text:p/>
        </draw:line>
        <draw:line draw:style-name="gr7" draw:text-style-name="P1" draw:layer="layout" svg:x1="68.097cm" svg:y1="36.72cm" svg:x2="68.3cm" svg:y2="36.72cm">
          <text:p/>
        </draw:line>
        <draw:line draw:style-name="gr7" draw:text-style-name="P1" draw:layer="layout" svg:x1="68.173cm" svg:y1="36.796cm" svg:x2="68.224cm" svg:y2="36.796cm">
          <text:p/>
        </draw:line>
        <draw:line draw:style-name="gr7" draw:text-style-name="P1" draw:layer="layout" svg:x1="65.659cm" svg:y1="35.429cm" svg:x2="65.659cm" svg:y2="35.683cm">
          <text:p/>
        </draw:line>
        <draw:line draw:style-name="gr7" draw:text-style-name="P1" draw:layer="layout" svg:x1="65.405cm" svg:y1="35.683cm" svg:x2="65.913cm" svg:y2="35.683cm">
          <text:p/>
        </draw:line>
        <draw:line draw:style-name="gr7" draw:text-style-name="P1" draw:layer="layout" svg:x1="65.481cm" svg:y1="35.76cm" svg:x2="65.836cm" svg:y2="35.76cm">
          <text:p/>
        </draw:line>
        <draw:line draw:style-name="gr7" draw:text-style-name="P1" draw:layer="layout" svg:x1="65.557cm" svg:y1="35.836cm" svg:x2="65.76cm" svg:y2="35.836cm">
          <text:p/>
        </draw:line>
        <draw:line draw:style-name="gr7" draw:text-style-name="P1" draw:layer="layout" svg:x1="65.633cm" svg:y1="35.912cm" svg:x2="65.684cm" svg:y2="35.912cm">
          <text:p/>
        </draw:line>
        <draw:line draw:style-name="gr7" draw:text-style-name="P1" draw:layer="layout" svg:x1="65.659cm" svg:y1="33.021cm" svg:x2="65.659cm" svg:y2="32.767cm">
          <text:p/>
        </draw:line>
        <draw:line draw:style-name="gr7" draw:text-style-name="P1" draw:layer="layout" svg:x1="65.786cm" svg:y1="32.767cm" svg:x2="65.532cm" svg:y2="32.767cm">
          <text:p/>
        </draw:line>
        <draw:path draw:style-name="gr18" draw:text-style-name="P1" draw:layer="layout" svg:width="0.762cm" svg:height="0.254cm" svg:x="66.954cm" svg:y="34.408cm" svg:viewBox="0 0 763 255" svg:d="M763 128h-254M509 128l-128 127M381 255h-381M0 255v-255M0 0h381M381 0l128 128">
          <text:p/>
        </draw:path>
        <draw:path draw:style-name="gr18" draw:text-style-name="P1" draw:layer="layout" svg:width="0.762cm" svg:height="0.254cm" svg:x="65.059cm" svg:y="36.486cm" svg:viewBox="0 0 763 255" svg:d="M763 127h-254M509 127l-127 128M382 255h-382M0 255v-255M0 0h382M382 0l127 127">
          <text:p/>
        </draw:path>
        <draw:path draw:style-name="gr18" draw:text-style-name="P1" draw:layer="layout" svg:width="0.762cm" svg:height="0.254cm" svg:x="65.054cm" svg:y="35.932cm" svg:viewBox="0 0 763 255" svg:d="M763 128h-254M509 128l-127 127M382 255h-382M0 255v-255M0 0h382M382 0l127 128">
          <text:p/>
        </draw:path>
        <draw:line draw:style-name="gr7" draw:text-style-name="P1" draw:layer="layout" svg:x1="72.41cm" svg:y1="49.191cm" svg:x2="72.41cm" svg:y2="48.937cm">
          <text:p/>
        </draw:line>
        <draw:line draw:style-name="gr7" draw:text-style-name="P1" draw:layer="layout" svg:x1="72.664cm" svg:y1="48.937cm" svg:x2="72.156cm" svg:y2="48.937cm">
          <text:p/>
        </draw:line>
        <draw:line draw:style-name="gr7" draw:text-style-name="P1" draw:layer="layout" svg:x1="72.588cm" svg:y1="48.861cm" svg:x2="72.232cm" svg:y2="48.861cm">
          <text:p/>
        </draw:line>
        <draw:line draw:style-name="gr7" draw:text-style-name="P1" draw:layer="layout" svg:x1="72.511cm" svg:y1="48.785cm" svg:x2="72.308cm" svg:y2="48.785cm">
          <text:p/>
        </draw:line>
        <draw:line draw:style-name="gr7" draw:text-style-name="P1" draw:layer="layout" svg:x1="72.435cm" svg:y1="48.709cm" svg:x2="72.384cm" svg:y2="48.709cm">
          <text:p/>
        </draw:line>
        <draw:path draw:style-name="gr18" draw:text-style-name="P1" draw:layer="layout" svg:width="0.762cm" svg:height="0.254cm" svg:x="67.411cm" svg:y="46.819cm" svg:viewBox="0 0 763 255" svg:d="M763 128h-254M509 128l-127 127M382 255h-382M0 255v-255M0 0h382M382 0l127 128">
          <text:p/>
        </draw:path>
        <draw:path draw:style-name="gr18" draw:text-style-name="P1" draw:layer="layout" svg:width="0.762cm" svg:height="0.254cm" svg:x="70.261cm" svg:y="49.75cm" svg:viewBox="0 0 763 255" svg:d="M763 127h-254M509 127l-127 128M382 255h-382M0 255v-255M0 0h382M382 0l127 127">
          <text:p/>
        </draw:path>
        <draw:path draw:style-name="gr18" draw:text-style-name="P1" draw:layer="layout" svg:width="0.762cm" svg:height="0.254cm" svg:x="70.261cm" svg:y="50.014cm" svg:viewBox="0 0 763 255" svg:d="M763 127h-254M509 127l-127 128M382 255h-382M0 255v-255M0 0h382M382 0l127 127">
          <text:p/>
        </draw:path>
        <draw:line draw:style-name="gr7" draw:text-style-name="P1" draw:layer="layout" svg:x1="69.768cm" svg:y1="48.592cm" svg:x2="69.768cm" svg:y2="48.846cm">
          <text:p/>
        </draw:line>
        <draw:line draw:style-name="gr7" draw:text-style-name="P1" draw:layer="layout" svg:x1="70.022cm" svg:y1="48.846cm" svg:x2="69.514cm" svg:y2="48.846cm">
          <text:p/>
        </draw:line>
        <draw:line draw:style-name="gr7" draw:text-style-name="P1" draw:layer="layout" svg:x1="69.946cm" svg:y1="48.922cm" svg:x2="69.59cm" svg:y2="48.922cm">
          <text:p/>
        </draw:line>
        <draw:line draw:style-name="gr7" draw:text-style-name="P1" draw:layer="layout" svg:x1="69.87cm" svg:y1="48.998cm" svg:x2="69.667cm" svg:y2="48.998cm">
          <text:p/>
        </draw:line>
        <draw:line draw:style-name="gr7" draw:text-style-name="P1" draw:layer="layout" svg:x1="69.794cm" svg:y1="49.074cm" svg:x2="69.743cm" svg:y2="49.074cm">
          <text:p/>
        </draw:line>
        <draw:line draw:style-name="gr7" draw:text-style-name="P1" draw:layer="layout" svg:x1="70.987cm" svg:y1="48.556cm" svg:x2="70.987cm" svg:y2="48.81cm">
          <text:p/>
        </draw:line>
        <draw:line draw:style-name="gr7" draw:text-style-name="P1" draw:layer="layout" svg:x1="71.241cm" svg:y1="48.81cm" svg:x2="70.733cm" svg:y2="48.81cm">
          <text:p/>
        </draw:line>
        <draw:line draw:style-name="gr7" draw:text-style-name="P1" draw:layer="layout" svg:x1="71.165cm" svg:y1="48.886cm" svg:x2="70.81cm" svg:y2="48.886cm">
          <text:p/>
        </draw:line>
        <draw:line draw:style-name="gr7" draw:text-style-name="P1" draw:layer="layout" svg:x1="71.089cm" svg:y1="48.963cm" svg:x2="70.886cm" svg:y2="48.963cm">
          <text:p/>
        </draw:line>
        <draw:line draw:style-name="gr7" draw:text-style-name="P1" draw:layer="layout" svg:x1="71.013cm" svg:y1="49.039cm" svg:x2="70.962cm" svg:y2="49.039cm">
          <text:p/>
        </draw:line>
        <draw:path draw:style-name="gr18" draw:text-style-name="P1" draw:layer="layout" svg:width="0.762cm" svg:height="0.254cm" svg:x="46.69cm" svg:y="48.871cm" svg:viewBox="0 0 763 255" svg:d="M0 128h255M255 128l127 127M382 255h381M763 255v-255M763 0h-381M382 0l-127 128">
          <text:p/>
        </draw:path>
        <draw:line draw:style-name="gr7" draw:text-style-name="P1" draw:layer="layout" svg:x1="74.863cm" svg:y1="13.657cm" svg:x2="75.117cm" svg:y2="13.657cm">
          <text:p/>
        </draw:line>
        <draw:line draw:style-name="gr7" draw:text-style-name="P1" draw:layer="layout" svg:x1="75.117cm" svg:y1="13.911cm" svg:x2="75.117cm" svg:y2="13.403cm">
          <text:p/>
        </draw:line>
        <draw:line draw:style-name="gr7" draw:text-style-name="P1" draw:layer="layout" svg:x1="75.194cm" svg:y1="13.834cm" svg:x2="75.194cm" svg:y2="13.479cm">
          <text:p/>
        </draw:line>
        <draw:line draw:style-name="gr7" draw:text-style-name="P1" draw:layer="layout" svg:x1="75.27cm" svg:y1="13.758cm" svg:x2="75.27cm" svg:y2="13.555cm">
          <text:p/>
        </draw:line>
        <draw:line draw:style-name="gr7" draw:text-style-name="P1" draw:layer="layout" svg:x1="75.346cm" svg:y1="13.682cm" svg:x2="75.346cm" svg:y2="13.631cm">
          <text:p/>
        </draw:line>
        <draw:path draw:style-name="gr18" draw:text-style-name="P1" draw:layer="layout" svg:width="0.762cm" svg:height="0.254cm" svg:x="50.678cm" svg:y="48.856cm" svg:viewBox="0 0 763 255" svg:d="M763 128h-255M508 128l-127 127M381 255h-381M0 255v-255M0 0h381M381 0l127 128">
          <text:p/>
        </draw:path>
        <draw:line draw:style-name="gr7" draw:text-style-name="P1" draw:layer="layout" svg:x1="55.178cm" svg:y1="50.512cm" svg:x2="55.178cm" svg:y2="50.766cm">
          <text:p/>
        </draw:line>
        <draw:line draw:style-name="gr7" draw:text-style-name="P1" draw:layer="layout" svg:x1="55.432cm" svg:y1="50.766cm" svg:x2="54.924cm" svg:y2="50.766cm">
          <text:p/>
        </draw:line>
        <draw:line draw:style-name="gr7" draw:text-style-name="P1" draw:layer="layout" svg:x1="55.356cm" svg:y1="50.842cm" svg:x2="55.001cm" svg:y2="50.842cm">
          <text:p/>
        </draw:line>
        <draw:line draw:style-name="gr7" draw:text-style-name="P1" draw:layer="layout" svg:x1="55.28cm" svg:y1="50.918cm" svg:x2="55.077cm" svg:y2="50.918cm">
          <text:p/>
        </draw:line>
        <draw:line draw:style-name="gr7" draw:text-style-name="P1" draw:layer="layout" svg:x1="55.204cm" svg:y1="50.995cm" svg:x2="55.153cm" svg:y2="50.995cm">
          <text:p/>
        </draw:line>
        <draw:path draw:style-name="gr18" draw:text-style-name="P1" draw:layer="layout" svg:width="0.762cm" svg:height="0.254cm" svg:x="59.298cm" svg:y="48.846cm" svg:viewBox="0 0 763 255" svg:d="M0 128h254M254 128l127 127M381 255h382M763 255v-255M763 0h-382M381 0l-127 128">
          <text:p/>
        </draw:path>
        <draw:line draw:style-name="gr7" draw:text-style-name="P1" draw:layer="layout" svg:x1="57.409cm" svg:y1="50.695cm" svg:x2="57.409cm" svg:y2="50.949cm">
          <text:p/>
        </draw:line>
        <draw:line draw:style-name="gr7" draw:text-style-name="P1" draw:layer="layout" svg:x1="57.663cm" svg:y1="50.949cm" svg:x2="57.155cm" svg:y2="50.949cm">
          <text:p/>
        </draw:line>
        <draw:line draw:style-name="gr7" draw:text-style-name="P1" draw:layer="layout" svg:x1="57.586cm" svg:y1="51.025cm" svg:x2="57.231cm" svg:y2="51.025cm">
          <text:p/>
        </draw:line>
        <draw:line draw:style-name="gr7" draw:text-style-name="P1" draw:layer="layout" svg:x1="57.51cm" svg:y1="51.101cm" svg:x2="57.307cm" svg:y2="51.101cm">
          <text:p/>
        </draw:line>
        <draw:line draw:style-name="gr7" draw:text-style-name="P1" draw:layer="layout" svg:x1="57.434cm" svg:y1="51.177cm" svg:x2="57.383cm" svg:y2="51.177cm">
          <text:p/>
        </draw:line>
        <draw:line draw:style-name="gr7" draw:text-style-name="P1" draw:layer="layout" svg:x1="58.628cm" svg:y1="50.659cm" svg:x2="58.628cm" svg:y2="50.913cm">
          <text:p/>
        </draw:line>
        <draw:line draw:style-name="gr7" draw:text-style-name="P1" draw:layer="layout" svg:x1="58.882cm" svg:y1="50.913cm" svg:x2="58.374cm" svg:y2="50.913cm">
          <text:p/>
        </draw:line>
        <draw:line draw:style-name="gr7" draw:text-style-name="P1" draw:layer="layout" svg:x1="58.806cm" svg:y1="50.989cm" svg:x2="58.45cm" svg:y2="50.989cm">
          <text:p/>
        </draw:line>
        <draw:line draw:style-name="gr7" draw:text-style-name="P1" draw:layer="layout" svg:x1="58.729cm" svg:y1="51.066cm" svg:x2="58.526cm" svg:y2="51.066cm">
          <text:p/>
        </draw:line>
        <draw:line draw:style-name="gr7" draw:text-style-name="P1" draw:layer="layout" svg:x1="58.653cm" svg:y1="51.142cm" svg:x2="58.602cm" svg:y2="51.142cm">
          <text:p/>
        </draw:line>
        <draw:line draw:style-name="gr7" draw:text-style-name="P1" draw:layer="layout" svg:x1="52.1cm" svg:y1="50.659cm" svg:x2="52.1cm" svg:y2="50.913cm">
          <text:p/>
        </draw:line>
        <draw:line draw:style-name="gr7" draw:text-style-name="P1" draw:layer="layout" svg:x1="52.354cm" svg:y1="50.913cm" svg:x2="51.846cm" svg:y2="50.913cm">
          <text:p/>
        </draw:line>
        <draw:line draw:style-name="gr7" draw:text-style-name="P1" draw:layer="layout" svg:x1="52.278cm" svg:y1="50.989cm" svg:x2="51.922cm" svg:y2="50.989cm">
          <text:p/>
        </draw:line>
        <draw:line draw:style-name="gr7" draw:text-style-name="P1" draw:layer="layout" svg:x1="52.202cm" svg:y1="51.066cm" svg:x2="51.998cm" svg:y2="51.066cm">
          <text:p/>
        </draw:line>
        <draw:line draw:style-name="gr7" draw:text-style-name="P1" draw:layer="layout" svg:x1="52.125cm" svg:y1="51.142cm" svg:x2="52.075cm" svg:y2="51.142cm">
          <text:p/>
        </draw:line>
        <draw:line draw:style-name="gr7" draw:text-style-name="P1" draw:layer="layout" svg:x1="53.319cm" svg:y1="50.624cm" svg:x2="53.319cm" svg:y2="50.878cm">
          <text:p/>
        </draw:line>
        <draw:line draw:style-name="gr7" draw:text-style-name="P1" draw:layer="layout" svg:x1="53.573cm" svg:y1="50.878cm" svg:x2="53.065cm" svg:y2="50.878cm">
          <text:p/>
        </draw:line>
        <draw:line draw:style-name="gr7" draw:text-style-name="P1" draw:layer="layout" svg:x1="53.497cm" svg:y1="50.954cm" svg:x2="53.141cm" svg:y2="50.954cm">
          <text:p/>
        </draw:line>
        <draw:line draw:style-name="gr7" draw:text-style-name="P1" draw:layer="layout" svg:x1="53.421cm" svg:y1="51.03cm" svg:x2="53.218cm" svg:y2="51.03cm">
          <text:p/>
        </draw:line>
        <draw:line draw:style-name="gr7" draw:text-style-name="P1" draw:layer="layout" svg:x1="53.345cm" svg:y1="51.106cm" svg:x2="53.294cm" svg:y2="51.106cm">
          <text:p/>
        </draw:line>
        <draw:path draw:style-name="gr18" draw:text-style-name="P1" draw:layer="layout" svg:width="0.762cm" svg:height="0.254cm" svg:x="31.374cm" svg:y="26.555cm" svg:viewBox="0 0 763 255" svg:d="M763 127h-254M509 127l-127 128M382 255h-382M0 255v-255M0 0h382M382 0l127 127">
          <text:p/>
        </draw:path>
        <draw:path draw:style-name="gr18" draw:text-style-name="P1" draw:layer="layout" svg:width="0.762cm" svg:height="0.254cm" svg:x="31.069cm" svg:y="27.332cm" svg:viewBox="0 0 763 255" svg:d="M763 127h-255M508 127l-127 128M381 255h-381M0 255v-255M0 0h381M381 0l127 127">
          <text:p/>
        </draw:path>
        <draw:path draw:style-name="gr18" draw:text-style-name="P1" draw:layer="layout" svg:width="0.762cm" svg:height="0.254cm" svg:x="31.048cm" svg:y="34.373cm" svg:viewBox="0 0 763 255" svg:d="M763 128h-255M508 128l-127 127M381 255h-381M0 255v-255M0 0h381M381 0l127 128">
          <text:p/>
        </draw:path>
        <draw:path draw:style-name="gr18" draw:text-style-name="P1" draw:layer="layout" svg:width="0.762cm" svg:height="0.254cm" svg:x="31.038cm" svg:y="33.895cm" svg:viewBox="0 0 763 255" svg:d="M763 128h-255M508 128l-127 127M381 255h-381M0 255v-255M0 0h381M381 0l127 128">
          <text:p/>
        </draw:path>
        <draw:path draw:style-name="gr18" draw:text-style-name="P1" draw:layer="layout" svg:width="0.762cm" svg:height="0.254cm" svg:x="31.028cm" svg:y="33.448cm" svg:viewBox="0 0 763 255" svg:d="M763 128h-255M508 128l-127 127M381 255h-381M0 255v-255M0 0h381M381 0l127 128">
          <text:p/>
        </draw:path>
        <draw:path draw:style-name="gr18" draw:text-style-name="P1" draw:layer="layout" svg:width="0.762cm" svg:height="0.254cm" svg:x="31.048cm" svg:y="33.042cm" svg:viewBox="0 0 763 255" svg:d="M763 128h-255M508 128l-127 127M381 255h-381M0 255v-255M0 0h381M381 0l127 128">
          <text:p/>
        </draw:path>
        <draw:path draw:style-name="gr18" draw:text-style-name="P1" draw:layer="layout" svg:width="0.762cm" svg:height="0.254cm" svg:x="31.028cm" svg:y="32.635cm" svg:viewBox="0 0 763 255" svg:d="M763 128h-255M508 128l-127 127M381 255h-381M0 255v-255M0 0h381M381 0l127 128">
          <text:p/>
        </draw:path>
        <draw:path draw:style-name="gr18" draw:text-style-name="P1" draw:layer="layout" svg:width="0.762cm" svg:height="0.254cm" svg:x="31.038cm" svg:y="32.27cm" svg:viewBox="0 0 763 255" svg:d="M763 127h-255M508 127l-127 128M381 255h-381M0 255v-255M0 0h381M381 0l127 127">
          <text:p/>
        </draw:path>
        <draw:path draw:style-name="gr18" draw:text-style-name="P1" draw:layer="layout" svg:width="0.762cm" svg:height="0.254cm" svg:x="31.079cm" svg:y="31.863cm" svg:viewBox="0 0 763 255" svg:d="M763 127h-255M508 127l-127 128M381 255h-381M0 255v-255M0 0h381M381 0l127 127">
          <text:p/>
        </draw:path>
        <draw:path draw:style-name="gr18" draw:text-style-name="P1" draw:layer="layout" svg:width="0.762cm" svg:height="0.254cm" svg:x="31.079cm" svg:y="31.487cm" svg:viewBox="0 0 763 255" svg:d="M763 127h-255M508 127l-127 128M381 255h-381M0 255v-255M0 0h381M381 0l127 127">
          <text:p/>
        </draw:path>
        <draw:path draw:style-name="gr18" draw:text-style-name="P1" draw:layer="layout" svg:width="0.762cm" svg:height="0.254cm" svg:x="31.069cm" svg:y="27.698cm" svg:viewBox="0 0 763 255" svg:d="M763 128h-255M508 128l-127 127M381 255h-381M0 255v-255M0 0h381M381 0l127 128">
          <text:p/>
        </draw:path>
        <draw:path draw:style-name="gr18" draw:text-style-name="P1" draw:layer="layout" svg:width="0.762cm" svg:height="0.254cm" svg:x="31.059cm" svg:y="28.074cm" svg:viewBox="0 0 763 255" svg:d="M763 127h-255M508 127l-127 128M381 255h-381M0 255v-255M0 0h381M381 0l127 127">
          <text:p/>
        </draw:path>
        <draw:path draw:style-name="gr18" draw:text-style-name="P1" draw:layer="layout" svg:width="0.762cm" svg:height="0.254cm" svg:x="31.048cm" svg:y="28.46cm" svg:viewBox="0 0 763 255" svg:d="M763 128h-255M508 128l-127 127M381 255h-381M0 255v-255M0 0h381M381 0l127 128">
          <text:p/>
        </draw:path>
        <draw:path draw:style-name="gr18" draw:text-style-name="P1" draw:layer="layout" svg:width="0.762cm" svg:height="0.254cm" svg:x="31.069cm" svg:y="28.846cm" svg:viewBox="0 0 763 255" svg:d="M763 127h-255M508 127l-127 128M381 255h-381M0 255v-255M0 0h381M381 0l127 127">
          <text:p/>
        </draw:path>
        <draw:path draw:style-name="gr18" draw:text-style-name="P1" draw:layer="layout" svg:width="0.762cm" svg:height="0.254cm" svg:x="31.079cm" svg:y="29.222cm" svg:viewBox="0 0 763 255" svg:d="M763 127h-255M508 127l-127 128M381 255h-381M0 255v-255M0 0h381M381 0l127 127">
          <text:p/>
        </draw:path>
        <draw:path draw:style-name="gr18" draw:text-style-name="P1" draw:layer="layout" svg:width="0.762cm" svg:height="0.254cm" svg:x="31.038cm" svg:y="30.339cm" svg:viewBox="0 0 763 255" svg:d="M763 128h-255M508 128l-127 127M381 255h-381M0 255v-255M0 0h381M381 0l127 128">
          <text:p/>
        </draw:path>
        <draw:path draw:style-name="gr18" draw:text-style-name="P1" draw:layer="layout" svg:width="0.762cm" svg:height="0.254cm" svg:x="31.059cm" svg:y="30.725cm" svg:viewBox="0 0 763 255" svg:d="M763 127h-255M508 127l-127 128M381 255h-381M0 255v-255M0 0h381M381 0l127 127">
          <text:p/>
        </draw:path>
        <draw:path draw:style-name="gr18" draw:text-style-name="P1" draw:layer="layout" svg:width="0.762cm" svg:height="0.254cm" svg:x="31.069cm" svg:y="31.101cm" svg:viewBox="0 0 763 255" svg:d="M763 127h-255M508 127l-127 128M381 255h-381M0 255v-255M0 0h381M381 0l127 127">
          <text:p/>
        </draw:path>
        <draw:path draw:style-name="gr18" draw:text-style-name="P1" draw:layer="layout" svg:width="0.762cm" svg:height="0.254cm" svg:x="31.048cm" svg:y="29.963cm" svg:viewBox="0 0 763 255" svg:d="M763 127h-255M508 127l-127 128M381 255h-381M0 255v-255M0 0h381M381 0l127 127">
          <text:p/>
        </draw:path>
        <draw:path draw:style-name="gr18" draw:text-style-name="P1" draw:layer="layout" svg:width="0.762cm" svg:height="0.254cm" svg:x="31.079cm" svg:y="29.577cm" svg:viewBox="0 0 763 255" svg:d="M763 128h-255M508 128l-127 127M381 255h-381M0 255v-255M0 0h381M381 0l127 128">
          <text:p/>
        </draw:path>
        <draw:path draw:style-name="gr18" draw:text-style-name="P1" draw:layer="layout" svg:width="0.762cm" svg:height="0.254cm" svg:x="42.011cm" svg:y="33.936cm" svg:viewBox="0 0 763 255" svg:d="M0 127h255M255 127l127 128M382 255h381M763 255v-255M763 0h-381M382 0l-127 127">
          <text:p/>
        </draw:path>
        <draw:path draw:style-name="gr18" draw:text-style-name="P1" draw:layer="layout" svg:width="0.762cm" svg:height="0.254cm" svg:x="42.001cm" svg:y="33.479cm" svg:viewBox="0 0 763 255" svg:d="M0 127h255M255 127l127 128M382 255h381M763 255v-255M763 0h-381M382 0l-127 127">
          <text:p/>
        </draw:path>
        <draw:path draw:style-name="gr18" draw:text-style-name="P1" draw:layer="layout" svg:width="0.762cm" svg:height="0.254cm" svg:x="42.011cm" svg:y="33.082cm" svg:viewBox="0 0 763 255" svg:d="M0 128h255M255 128l127 127M382 255h381M763 255v-255M763 0h-381M382 0l-127 128">
          <text:p/>
        </draw:path>
        <draw:path draw:style-name="gr18" draw:text-style-name="P1" draw:layer="layout" svg:width="0.762cm" svg:height="0.254cm" svg:x="42.011cm" svg:y="32.656cm" svg:viewBox="0 0 763 255" svg:d="M0 127h255M255 127l127 128M382 255h381M763 255v-255M763 0h-381M382 0l-127 127">
          <text:p/>
        </draw:path>
        <draw:path draw:style-name="gr18" draw:text-style-name="P1" draw:layer="layout" svg:width="0.762cm" svg:height="0.254cm" svg:x="42.001cm" svg:y="32.29cm" svg:viewBox="0 0 763 255" svg:d="M0 128h255M255 128l127 127M382 255h381M763 255v-255M763 0h-381M382 0l-127 128">
          <text:p/>
        </draw:path>
        <draw:path draw:style-name="gr18" draw:text-style-name="P1" draw:layer="layout" svg:width="0.762cm" svg:height="0.254cm" svg:x="42.001cm" svg:y="28.47cm" svg:viewBox="0 0 763 255" svg:d="M0 128h255M255 128l127 127M382 255h381M763 255v-255M763 0h-381M382 0l-127 128">
          <text:p/>
        </draw:path>
        <draw:path draw:style-name="gr18" draw:text-style-name="P1" draw:layer="layout" svg:width="0.762cm" svg:height="0.254cm" svg:x="42.011cm" svg:y="28.856cm" svg:viewBox="0 0 763 255" svg:d="M0 127h255M255 127l127 128M382 255h381M763 255v-255M763 0h-381M382 0l-127 127">
          <text:p/>
        </draw:path>
        <draw:path draw:style-name="gr18" draw:text-style-name="P1" draw:layer="layout" svg:width="0.762cm" svg:height="0.254cm" svg:x="41.991cm" svg:y="29.242cm" svg:viewBox="0 0 763 255" svg:d="M0 128h255M255 128l127 127M382 255h381M763 255v-255M763 0h-381M382 0l-127 128">
          <text:p/>
        </draw:path>
        <draw:path draw:style-name="gr18" draw:text-style-name="P1" draw:layer="layout" svg:width="0.762cm" svg:height="0.254cm" svg:x="41.991cm" svg:y="29.618cm" svg:viewBox="0 0 763 255" svg:d="M0 128h255M255 128l127 127M382 255h381M763 255v-255M763 0h-381M382 0l-127 128">
          <text:p/>
        </draw:path>
        <draw:path draw:style-name="gr18" draw:text-style-name="P1" draw:layer="layout" svg:width="0.762cm" svg:height="0.254cm" svg:x="42.001cm" svg:y="30.004cm" svg:viewBox="0 0 763 255" svg:d="M0 128h255M255 128l127 127M382 255h381M763 255v-255M763 0h-381M382 0l-127 128">
          <text:p/>
        </draw:path>
        <draw:path draw:style-name="gr18" draw:text-style-name="P1" draw:layer="layout" svg:width="0.762cm" svg:height="0.254cm" svg:x="41.991cm" svg:y="30.38cm" svg:viewBox="0 0 763 255" svg:d="M0 128h255M255 128l127 127M382 255h381M763 255v-255M763 0h-381M382 0l-127 128">
          <text:p/>
        </draw:path>
        <draw:path draw:style-name="gr18" draw:text-style-name="P1" draw:layer="layout" svg:width="0.762cm" svg:height="0.254cm" svg:x="41.97cm" svg:y="30.756cm" svg:viewBox="0 0 763 255" svg:d="M0 128h254M254 128l128 127M382 255h381M763 255v-255M763 0h-381M382 0l-128 128">
          <text:p/>
        </draw:path>
        <draw:path draw:style-name="gr18" draw:text-style-name="P1" draw:layer="layout" svg:width="0.762cm" svg:height="0.254cm" svg:x="41.991cm" svg:y="31.142cm" svg:viewBox="0 0 763 255" svg:d="M0 127h255M255 127l127 128M382 255h381M763 255v-255M763 0h-381M382 0l-127 127">
          <text:p/>
        </draw:path>
        <draw:path draw:style-name="gr18" draw:text-style-name="P1" draw:layer="layout" svg:width="0.762cm" svg:height="0.254cm" svg:x="41.991cm" svg:y="31.528cm" svg:viewBox="0 0 763 255" svg:d="M0 128h255M255 128l127 127M382 255h381M763 255v-255M763 0h-381M382 0l-127 128">
          <text:p/>
        </draw:path>
        <draw:path draw:style-name="gr18" draw:text-style-name="P1" draw:layer="layout" svg:width="0.762cm" svg:height="0.254cm" svg:x="41.991cm" svg:y="31.904cm" svg:viewBox="0 0 763 255" svg:d="M0 127h255M255 127l127 128M382 255h381M763 255v-255M763 0h-381M382 0l-127 127">
          <text:p/>
        </draw:path>
        <draw:line draw:style-name="gr7" draw:text-style-name="P1" draw:layer="layout" svg:x1="33.009cm" svg:y1="12.209cm" svg:x2="33.009cm" svg:y2="12.463cm">
          <text:p/>
        </draw:line>
        <draw:line draw:style-name="gr7" draw:text-style-name="P1" draw:layer="layout" svg:x1="33.263cm" svg:y1="12.463cm" svg:x2="32.755cm" svg:y2="12.463cm">
          <text:p/>
        </draw:line>
        <draw:line draw:style-name="gr7" draw:text-style-name="P1" draw:layer="layout" svg:x1="33.187cm" svg:y1="12.539cm" svg:x2="32.832cm" svg:y2="12.539cm">
          <text:p/>
        </draw:line>
        <draw:line draw:style-name="gr7" draw:text-style-name="P1" draw:layer="layout" svg:x1="33.111cm" svg:y1="12.615cm" svg:x2="32.908cm" svg:y2="12.615cm">
          <text:p/>
        </draw:line>
        <draw:line draw:style-name="gr7" draw:text-style-name="P1" draw:layer="layout" svg:x1="33.035cm" svg:y1="12.691cm" svg:x2="32.984cm" svg:y2="12.691cm">
          <text:p/>
        </draw:line>
        <draw:line draw:style-name="gr7" draw:text-style-name="P1" draw:layer="layout" svg:x1="34.178cm" svg:y1="12.229cm" svg:x2="34.178cm" svg:y2="12.483cm">
          <text:p/>
        </draw:line>
        <draw:line draw:style-name="gr7" draw:text-style-name="P1" draw:layer="layout" svg:x1="34.432cm" svg:y1="12.483cm" svg:x2="33.924cm" svg:y2="12.483cm">
          <text:p/>
        </draw:line>
        <draw:line draw:style-name="gr7" draw:text-style-name="P1" draw:layer="layout" svg:x1="34.356cm" svg:y1="12.559cm" svg:x2="34cm" svg:y2="12.559cm">
          <text:p/>
        </draw:line>
        <draw:line draw:style-name="gr7" draw:text-style-name="P1" draw:layer="layout" svg:x1="34.279cm" svg:y1="12.635cm" svg:x2="34.076cm" svg:y2="12.635cm">
          <text:p/>
        </draw:line>
        <draw:line draw:style-name="gr7" draw:text-style-name="P1" draw:layer="layout" svg:x1="34.203cm" svg:y1="12.712cm" svg:x2="34.152cm" svg:y2="12.712cm">
          <text:p/>
        </draw:line>
        <draw:frame draw:style-name="gr8" draw:text-style-name="P7" draw:layer="layout" svg:width="0.396cm" svg:height="0.289cm" svg:x="34.214cm" svg:y="11.792cm">
          <draw:text-box>
            <text:p text:style-name="P2"><text:span text:style-name="T5">104</text:span></text:p>
          </draw:text-box>
        </draw:frame>
        <draw:frame draw:style-name="gr9" draw:text-style-name="P8" draw:layer="layout" svg:width="0.764cm" svg:height="0.23cm" draw:transform="rotate (1.5707963267949) translate (15.692cm 10.512cm)">
          <draw:text-box>
            <text:p text:style-name="P2"><text:span text:style-name="T13">VBUSC</text:span></text:p>
          </draw:text-box>
        </draw:frame>
        <draw:frame draw:style-name="gr9" draw:text-style-name="P8" draw:layer="layout" svg:width="0.764cm" svg:height="0.23cm" draw:transform="rotate (1.5707963267949) translate (18.481cm 12.585cm)">
          <draw:text-box>
            <text:p text:style-name="P2"><text:span text:style-name="T13">VBUSC</text:span></text:p>
          </draw:text-box>
        </draw:frame>
        <draw:frame draw:style-name="gr11" draw:text-style-name="P10" draw:layer="layout" svg:width="0.434cm" svg:height="0.264cm" draw:transform="rotate (1.5707963267949) translate (17.701cm 10.285cm)">
          <draw:text-box>
            <text:p text:style-name="P2"><text:span text:style-name="T10">CC1</text:span></text:p>
          </draw:text-box>
        </draw:frame>
        <draw:frame draw:style-name="gr11" draw:text-style-name="P10" draw:layer="layout" svg:width="0.434cm" svg:height="0.264cm" draw:transform="rotate (1.5707963267949) translate (16.177cm 10.26cm)">
          <draw:text-box>
            <text:p text:style-name="P2"><text:span text:style-name="T10">CC2</text:span></text:p>
          </draw:text-box>
        </draw:frame>
        <draw:frame draw:style-name="gr9" draw:text-style-name="P8" draw:layer="layout" svg:width="0.286cm" svg:height="0.336cm" draw:transform="rotate (1.5707963267949) translate (16.638cm 10.079cm)">
          <draw:text-box>
            <text:p text:style-name="P2"><text:span text:style-name="T18">D+</text:span></text:p>
          </draw:text-box>
        </draw:frame>
        <draw:frame draw:style-name="gr9" draw:text-style-name="P8" draw:layer="layout" svg:width="0.239cm" svg:height="0.336cm" draw:transform="rotate (1.5707963267949) translate (16.892cm 10.05cm)">
          <draw:text-box>
            <text:p text:style-name="P2"><text:span text:style-name="T18">D-</text:span></text:p>
          </draw:text-box>
        </draw:frame>
        <draw:frame draw:style-name="gr9" draw:text-style-name="P8" draw:layer="layout" svg:width="0.286cm" svg:height="0.336cm" draw:transform="rotate (1.5707963267949) translate (17.146cm 10.079cm)">
          <draw:text-box>
            <text:p text:style-name="P2"><text:span text:style-name="T18">D+</text:span></text:p>
          </draw:text-box>
        </draw:frame>
        <draw:frame draw:style-name="gr9" draw:text-style-name="P8" draw:layer="layout" svg:width="0.239cm" svg:height="0.336cm" draw:transform="rotate (1.5707963267949) translate (17.4cm 10.05cm)">
          <draw:text-box>
            <text:p text:style-name="P2"><text:span text:style-name="T18">D-</text:span></text:p>
          </draw:text-box>
        </draw:frame>
        <draw:frame draw:style-name="gr9" draw:text-style-name="P8" draw:layer="layout" svg:width="0.582cm" svg:height="0.336cm" draw:transform="rotate (1.5707963267949) translate (23.086cm 45.219cm)">
          <draw:text-box>
            <text:p text:style-name="P2"><text:span text:style-name="T18">VBUS</text:span></text:p>
          </draw:text-box>
        </draw:frame>
        <draw:frame draw:style-name="gr9" draw:text-style-name="P8" draw:layer="layout" svg:width="0.421cm" svg:height="0.23cm" svg:x="21.239cm" svg:y="46.383cm">
          <draw:text-box>
            <text:p text:style-name="P2"><text:span text:style-name="T13">CC2</text:span></text:p>
          </draw:text-box>
        </draw:frame>
        <draw:frame draw:style-name="gr11" draw:text-style-name="P10" draw:layer="layout" svg:width="0.434cm" svg:height="0.264cm" svg:x="15.543cm" svg:y="46.329cm">
          <draw:text-box>
            <text:p text:style-name="P2"><text:span text:style-name="T10">CC1</text:span></text:p>
          </draw:text-box>
        </draw:frame>
        <draw:frame draw:style-name="gr9" draw:text-style-name="P8" draw:layer="layout" svg:width="0.574cm" svg:height="0.23cm" svg:x="15.43cm" svg:y="47.119cm">
          <draw:text-box>
            <text:p text:style-name="P2"><text:span text:style-name="T13">D+_D</text:span></text:p>
          </draw:text-box>
        </draw:frame>
        <draw:frame draw:style-name="gr11" draw:text-style-name="P10" draw:layer="layout" svg:width="0.552cm" svg:height="0.264cm" svg:x="15.371cm" svg:y="47.853cm">
          <draw:text-box>
            <text:p text:style-name="P2"><text:span text:style-name="T10">MOD</text:span></text:p>
          </draw:text-box>
        </draw:frame>
        <draw:frame draw:style-name="gr11" draw:text-style-name="P10" draw:layer="layout" svg:width="0.252cm" svg:height="0.264cm" svg:x="21.224cm" svg:y="47.827cm">
          <draw:text-box>
            <text:p text:style-name="P2"><text:span text:style-name="T10">D-</text:span></text:p>
          </draw:text-box>
        </draw:frame>
        <draw:frame draw:style-name="gr9" draw:text-style-name="P8" draw:layer="layout" svg:width="0.574cm" svg:height="0.23cm" svg:x="13.35cm" svg:y="51.422cm">
          <draw:text-box>
            <text:p text:style-name="P2"><text:span text:style-name="T13">D+_D</text:span></text:p>
          </draw:text-box>
        </draw:frame>
        <draw:frame draw:style-name="gr9" draw:text-style-name="P8" draw:layer="layout" svg:width="0.472cm" svg:height="0.23cm" svg:x="13.325cm" svg:y="50.584cm">
          <draw:text-box>
            <text:p text:style-name="P2"><text:span text:style-name="T13">VCC</text:span></text:p>
          </draw:text-box>
        </draw:frame>
        <draw:frame draw:style-name="gr9" draw:text-style-name="P8" draw:layer="layout" svg:width="0.472cm" svg:height="0.23cm" svg:x="12.466cm" svg:y="44.381cm">
          <draw:text-box>
            <text:p text:style-name="P2"><text:span text:style-name="T13">VCC</text:span></text:p>
          </draw:text-box>
        </draw:frame>
        <draw:frame draw:style-name="gr9" draw:text-style-name="P8" draw:layer="layout" svg:width="0.472cm" svg:height="0.23cm" svg:x="13.325cm" svg:y="52.286cm">
          <draw:text-box>
            <text:p text:style-name="P2"><text:span text:style-name="T13">VCC</text:span></text:p>
          </draw:text-box>
        </draw:frame>
        <draw:frame draw:style-name="gr11" draw:text-style-name="P10" draw:layer="layout" svg:width="0.252cm" svg:height="0.264cm" svg:x="9.865cm" svg:y="52.587cm">
          <draw:text-box>
            <text:p text:style-name="P2"><text:span text:style-name="T10">D-</text:span></text:p>
          </draw:text-box>
        </draw:frame>
        <draw:frame draw:style-name="gr9" draw:text-style-name="P8" draw:layer="layout" svg:width="0.294cm" svg:height="0.23cm" svg:x="9.829cm" svg:y="51.016cm">
          <draw:text-box>
            <text:p text:style-name="P2"><text:span text:style-name="T13">D+</text:span></text:p>
          </draw:text-box>
        </draw:frame>
        <draw:frame draw:style-name="gr9" draw:text-style-name="P8" draw:layer="layout" svg:width="0.421cm" svg:height="0.23cm" draw:transform="rotate (1.5707963267949) translate (15.626cm 50.721cm)">
          <draw:text-box>
            <text:p text:style-name="P2"><text:span text:style-name="T13">CC2</text:span></text:p>
          </draw:text-box>
        </draw:frame>
        <draw:frame draw:style-name="gr9" draw:text-style-name="P8" draw:layer="layout" svg:width="0.421cm" svg:height="0.23cm" draw:transform="rotate (1.5707963267949) translate (16.871cm 50.741cm)">
          <draw:text-box>
            <text:p text:style-name="P2"><text:span text:style-name="T13">CC1</text:span></text:p>
          </draw:text-box>
        </draw:frame>
        <draw:frame draw:style-name="gr9" draw:text-style-name="P8" draw:layer="layout" svg:width="0.684cm" svg:height="0.336cm" svg:x="10.362cm" svg:y="30.037cm">
          <draw:text-box>
            <text:p text:style-name="P2"><text:span text:style-name="T18">LRCLK</text:span></text:p>
          </draw:text-box>
        </draw:frame>
        <draw:frame draw:style-name="gr9" draw:text-style-name="P8" draw:layer="layout" svg:width="0.565cm" svg:height="0.336cm" svg:x="10.545cm" svg:y="31.053cm">
          <draw:text-box>
            <text:p text:style-name="P2"><text:span text:style-name="T18">BCLK</text:span></text:p>
          </draw:text-box>
        </draw:frame>
        <draw:frame draw:style-name="gr9" draw:text-style-name="P8" draw:layer="layout" svg:width="0.391cm" svg:height="0.336cm" svg:x="10.677cm" svg:y="32.577cm">
          <draw:text-box>
            <text:p text:style-name="P2"><text:span text:style-name="T18">DIN</text:span></text:p>
          </draw:text-box>
        </draw:frame>
        <draw:frame draw:style-name="gr9" draw:text-style-name="P8" draw:layer="layout" svg:width="0.518cm" svg:height="0.336cm" svg:x="10.583cm" svg:y="33.67cm">
          <draw:text-box>
            <text:p text:style-name="P2"><text:span text:style-name="T18">CAIN</text:span></text:p>
          </draw:text-box>
        </draw:frame>
        <draw:frame draw:style-name="gr9" draw:text-style-name="P8" draw:layer="layout" svg:width="0.764cm" svg:height="0.23cm" svg:x="5.111cm" svg:y="45.621cm">
          <draw:text-box>
            <text:p text:style-name="P2"><text:span text:style-name="T13">VBUSC</text:span></text:p>
          </draw:text-box>
        </draw:frame>
        <draw:frame draw:style-name="gr13" draw:text-style-name="P12" draw:layer="layout" svg:width="0.874cm" svg:height="0.28cm" svg:x="70.861cm" svg:y="17.185cm">
          <draw:text-box>
            <text:p text:style-name="P2"><text:span text:style-name="T11">DEBUG</text:span></text:p>
          </draw:text-box>
        </draw:frame>
        <draw:frame draw:style-name="gr13" draw:text-style-name="P12" draw:layer="layout" svg:width="0.806cm" svg:height="0.28cm" svg:x="63.241cm" svg:y="16.677cm">
          <draw:text-box>
            <text:p text:style-name="P2"><text:span text:style-name="T11">V_DET</text:span></text:p>
          </draw:text-box>
        </draw:frame>
        <draw:frame draw:style-name="gr13" draw:text-style-name="P12" draw:layer="layout" svg:width="0.861cm" svg:height="0.28cm" draw:transform="rotate (1.5707963267949) translate (66.571cm 21.221cm)">
          <draw:text-box>
            <text:p text:style-name="P2"><text:span text:style-name="T11">ISENSE</text:span></text:p>
          </draw:text-box>
        </draw:frame>
        <draw:frame draw:style-name="gr13" draw:text-style-name="P12" draw:layer="layout" svg:width="0.633cm" svg:height="0.28cm" draw:transform="rotate (1.5707963267949) translate (66.063cm 20.459cm)">
          <draw:text-box>
            <text:p text:style-name="P2"><text:span text:style-name="T11">IGND</text:span></text:p>
          </draw:text-box>
        </draw:frame>
        <draw:frame draw:style-name="gr8" draw:text-style-name="P7" draw:layer="layout" svg:width="1.065cm" svg:height="0.382cm" svg:x="74.163cm" svg:y="16.572cm">
          <draw:text-box>
            <text:p text:style-name="P2"><text:span text:style-name="T12">NTC_WC</text:span></text:p>
          </draw:text-box>
        </draw:frame>
        <draw:frame draw:style-name="gr13" draw:text-style-name="P12" draw:layer="layout" svg:width="0.324cm" svg:height="0.28cm" svg:x="63.495cm" svg:y="16.169cm">
          <draw:text-box>
            <text:p text:style-name="P2"><text:span text:style-name="T11">DP</text:span></text:p>
          </draw:text-box>
        </draw:frame>
        <draw:frame draw:style-name="gr13" draw:text-style-name="P12" draw:layer="layout" svg:width="0.408cm" svg:height="0.28cm" svg:x="63.495cm" svg:y="15.661cm">
          <draw:text-box>
            <text:p text:style-name="P2"><text:span text:style-name="T11">DM</text:span></text:p>
          </draw:text-box>
        </draw:frame>
        <draw:frame draw:style-name="gr13" draw:text-style-name="P12" draw:layer="layout" svg:width="0.523cm" svg:height="0.28cm" draw:transform="rotate (1.5707963267949) translate (67.079cm 19.9cm)">
          <draw:text-box>
            <text:p text:style-name="P2"><text:span text:style-name="T11">VCC</text:span></text:p>
          </draw:text-box>
        </draw:frame>
        <draw:frame draw:style-name="gr13" draw:text-style-name="P12" draw:layer="layout" svg:width="0.624cm" svg:height="0.28cm" svg:x="70.861cm" svg:y="14.645cm">
          <draw:text-box>
            <text:p text:style-name="P2"><text:span text:style-name="T11">LED3</text:span></text:p>
          </draw:text-box>
        </draw:frame>
        <draw:frame draw:style-name="gr11" draw:text-style-name="P10" draw:layer="layout" svg:width="0.84cm" svg:height="0.264cm" svg:x="60.248cm" svg:y="23.906cm">
          <draw:text-box>
            <text:p text:style-name="P2"><text:span text:style-name="T10">COIL_V</text:span></text:p>
          </draw:text-box>
        </draw:frame>
        <draw:frame draw:style-name="gr11" draw:text-style-name="P10" draw:layer="layout" svg:width="1.242cm" svg:height="0.264cm" svg:x="72.39cm" svg:y="23.88cm">
          <draw:text-box>
            <text:p text:style-name="P2"><text:span text:style-name="T10">V_DECODE</text:span></text:p>
          </draw:text-box>
        </draw:frame>
        <draw:frame draw:style-name="gr11" draw:text-style-name="P10" draw:layer="layout" svg:width="0.476cm" svg:height="0.264cm" svg:x="70.683cm" svg:y="9.174cm">
          <draw:text-box>
            <text:p text:style-name="P2"><text:span text:style-name="T10">SW1</text:span></text:p>
          </draw:text-box>
        </draw:frame>
        <draw:frame draw:style-name="gr11" draw:text-style-name="P10" draw:layer="layout" svg:width="0.476cm" svg:height="0.264cm" svg:x="62.889cm" svg:y="9.148cm">
          <draw:text-box>
            <text:p text:style-name="P2"><text:span text:style-name="T10">SW2</text:span></text:p>
          </draw:text-box>
        </draw:frame>
        <draw:frame draw:style-name="gr11" draw:text-style-name="P10" draw:layer="layout" svg:width="1.242cm" svg:height="0.264cm" svg:x="71.191cm" svg:y="12.196cm">
          <draw:text-box>
            <text:p text:style-name="P2"><text:span text:style-name="T10">V_DECODE</text:span></text:p>
          </draw:text-box>
        </draw:frame>
        <draw:frame draw:style-name="gr9" draw:text-style-name="P8" draw:layer="layout" svg:width="0.62cm" svg:height="0.336cm" svg:x="64.078cm" svg:y="22.148cm">
          <draw:text-box>
            <text:p text:style-name="P2"><text:span text:style-name="T18">AGND</text:span></text:p>
          </draw:text-box>
        </draw:frame>
        <draw:frame draw:style-name="gr11" draw:text-style-name="P10" draw:layer="layout" svg:width="0.679cm" svg:height="0.264cm" svg:x="63.647cm" svg:y="18.14cm">
          <draw:text-box>
            <text:p text:style-name="P2"><text:span text:style-name="T10">AGND</text:span></text:p>
          </draw:text-box>
        </draw:frame>
        <draw:frame draw:style-name="gr11" draw:text-style-name="P10" draw:layer="layout" svg:width="0.679cm" svg:height="0.264cm" svg:x="61.971cm" svg:y="17.484cm">
          <draw:text-box>
            <text:p text:style-name="P2"><text:span text:style-name="T10">AGND</text:span></text:p>
          </draw:text-box>
        </draw:frame>
        <draw:frame draw:style-name="gr11" draw:text-style-name="P10" draw:layer="layout" svg:width="0.747cm" svg:height="0.264cm" svg:x="66.416cm" svg:y="25.226cm">
          <draw:text-box>
            <text:p text:style-name="P2"><text:span text:style-name="T10">V_DET</text:span></text:p>
          </draw:text-box>
        </draw:frame>
        <draw:frame draw:style-name="gr11" draw:text-style-name="P10" draw:layer="layout" svg:width="0.679cm" svg:height="0.264cm" svg:x="67.483cm" svg:y="20.35cm">
          <draw:text-box>
            <text:p text:style-name="P2"><text:span text:style-name="T10">AGND</text:span></text:p>
          </draw:text-box>
        </draw:frame>
        <draw:frame draw:style-name="gr9" draw:text-style-name="P8" draw:layer="layout" svg:width="0.726cm" svg:height="0.336cm" svg:x="59.468cm" svg:y="15.189cm">
          <draw:text-box>
            <text:p text:style-name="P2"><text:span text:style-name="T18">VBUSC</text:span></text:p>
          </draw:text-box>
        </draw:frame>
        <draw:frame draw:style-name="gr9" draw:text-style-name="P8" draw:layer="layout" svg:width="0.269cm" svg:height="0.336cm" svg:x="42.86cm" svg:y="26.908cm">
          <draw:text-box>
            <text:p text:style-name="P2"><text:span text:style-name="T18">TX</text:span></text:p>
          </draw:text-box>
        </draw:frame>
        <draw:frame draw:style-name="gr9" draw:text-style-name="P8" draw:layer="layout" svg:width="0.277cm" svg:height="0.336cm" svg:x="42.824cm" svg:y="27.299cm">
          <draw:text-box>
            <text:p text:style-name="P2"><text:span text:style-name="T18">RX</text:span></text:p>
          </draw:text-box>
        </draw:frame>
        <draw:frame draw:style-name="gr9" draw:text-style-name="P8" draw:layer="layout" svg:width="0.229cm" svg:height="0.336cm" svg:x="42.86cm" svg:y="27.696cm">
          <draw:text-box>
            <text:p text:style-name="P2"><text:span text:style-name="T18">1</text:span></text:p>
          </draw:text-box>
        </draw:frame>
        <draw:frame draw:style-name="gr9" draw:text-style-name="P8" draw:layer="layout" svg:width="0.229cm" svg:height="0.336cm" svg:x="42.86cm" svg:y="28.077cm">
          <draw:text-box>
            <text:p text:style-name="P2"><text:span text:style-name="T18">2</text:span></text:p>
          </draw:text-box>
        </draw:frame>
        <draw:frame draw:style-name="gr11" draw:text-style-name="P10" draw:layer="layout" svg:width="0.654cm" svg:height="0.264cm" svg:x="38.664cm" svg:y="8.508cm">
          <draw:text-box>
            <text:p text:style-name="P2"><text:span text:style-name="T10">EGND</text:span></text:p>
          </draw:text-box>
        </draw:frame>
        <draw:frame draw:style-name="gr11" draw:text-style-name="P10" draw:layer="layout" svg:width="0.654cm" svg:height="0.264cm" svg:x="38.638cm" svg:y="9.245cm">
          <draw:text-box>
            <text:p text:style-name="P2"><text:span text:style-name="T10">EGND</text:span></text:p>
          </draw:text-box>
        </draw:frame>
        <draw:frame draw:style-name="gr9" draw:text-style-name="P8" draw:layer="layout" svg:width="0.726cm" svg:height="0.336cm" svg:x="30.4cm" svg:y="10.759cm">
          <draw:text-box>
            <text:p text:style-name="P2"><text:span text:style-name="T14">VBUSC</text:span></text:p>
          </draw:text-box>
        </draw:frame>
        <draw:frame draw:style-name="gr11" draw:text-style-name="P10" draw:layer="layout" svg:width="0.654cm" svg:height="0.264cm" svg:x="45.312cm" svg:y="13.893cm">
          <draw:text-box>
            <text:p text:style-name="P2"><text:span text:style-name="T10">EGND</text:span></text:p>
          </draw:text-box>
        </draw:frame>
        <draw:frame draw:style-name="gr11" draw:text-style-name="P10" draw:layer="layout" svg:width="0.654cm" svg:height="0.264cm" svg:x="42.972cm" svg:y="13.39cm">
          <draw:text-box>
            <text:p text:style-name="P2"><text:span text:style-name="T10">EGND</text:span></text:p>
          </draw:text-box>
        </draw:frame>
        <draw:frame draw:style-name="gr11" draw:text-style-name="P10" draw:layer="layout" svg:width="0.654cm" svg:height="0.264cm" svg:x="41.803cm" svg:y="13.365cm">
          <draw:text-box>
            <text:p text:style-name="P2"><text:span text:style-name="T10">EGND</text:span></text:p>
          </draw:text-box>
        </draw:frame>
        <draw:frame draw:style-name="gr9" draw:text-style-name="P8" draw:layer="layout" svg:width="0.408cm" svg:height="0.23cm" svg:x="48.255cm" svg:y="10.874cm">
          <draw:text-box>
            <text:p text:style-name="P2"><text:span text:style-name="T13">+5V</text:span></text:p>
          </draw:text-box>
        </draw:frame>
        <draw:frame draw:style-name="gr9" draw:text-style-name="P8" draw:layer="layout" svg:width="0.451cm" svg:height="0.336cm" svg:x="30.201cm" svg:y="44.698cm">
          <draw:text-box>
            <text:p text:style-name="P2"><text:span text:style-name="T18">4.7V</text:span></text:p>
          </draw:text-box>
        </draw:frame>
        <draw:frame draw:style-name="gr9" draw:text-style-name="P8" draw:layer="layout" svg:width="0.387cm" svg:height="0.336cm" svg:x="23.185cm" svg:y="29.524cm">
          <draw:text-box>
            <text:p text:style-name="P2"><text:span text:style-name="T18">+5V</text:span></text:p>
          </draw:text-box>
        </draw:frame>
        <draw:frame draw:style-name="gr8" draw:text-style-name="P7" draw:layer="layout" svg:width="0.514cm" svg:height="0.382cm" svg:x="65.347cm" svg:y="32.381cm">
          <draw:text-box>
            <text:p text:style-name="P2"><text:span text:style-name="T12">3.3V</text:span></text:p>
          </draw:text-box>
        </draw:frame>
        <draw:frame draw:style-name="gr13" draw:text-style-name="P12" draw:layer="layout" svg:width="0.832cm" svg:height="0.28cm" svg:x="66.802cm" svg:y="34.818cm">
          <draw:text-box>
            <text:p text:style-name="P2"><text:span text:style-name="T11">SDCLK</text:span></text:p>
          </draw:text-box>
        </draw:frame>
        <draw:frame draw:style-name="gr11" draw:text-style-name="P10" draw:layer="layout" svg:width="0.84cm" svg:height="0.264cm" svg:x="65.966cm" svg:y="34.436cm">
          <draw:text-box>
            <text:p text:style-name="P2"><text:span text:style-name="T10">SDCMD</text:span></text:p>
          </draw:text-box>
        </draw:frame>
        <draw:frame draw:style-name="gr11" draw:text-style-name="P10" draw:layer="layout" svg:width="0.785cm" svg:height="0.264cm" svg:x="64.141cm" svg:y="36.514cm">
          <draw:text-box>
            <text:p text:style-name="P2"><text:span text:style-name="T10">SDDAT</text:span></text:p>
          </draw:text-box>
        </draw:frame>
        <draw:frame draw:style-name="gr11" draw:text-style-name="P10" draw:layer="layout" svg:width="0.772cm" svg:height="0.264cm" svg:x="64.168cm" svg:y="35.955cm">
          <draw:text-box>
            <text:p text:style-name="P2"><text:span text:style-name="T10">SDCLK</text:span></text:p>
          </draw:text-box>
        </draw:frame>
        <draw:frame draw:style-name="gr9" draw:text-style-name="P8" draw:layer="layout" svg:width="0.451cm" svg:height="0.336cm" svg:x="66.84cm" svg:y="46.761cm">
          <draw:text-box>
            <text:p text:style-name="P2"><text:span text:style-name="T18">3.3V</text:span></text:p>
          </draw:text-box>
        </draw:frame>
        <draw:frame draw:style-name="gr9" draw:text-style-name="P8" draw:layer="layout" svg:width="0.434cm" svg:height="0.336cm" svg:x="69.69cm" svg:y="49.682cm">
          <draw:text-box>
            <text:p text:style-name="P2"><text:span text:style-name="T18">SDA</text:span></text:p>
          </draw:text-box>
        </draw:frame>
        <draw:frame draw:style-name="gr9" draw:text-style-name="P8" draw:layer="layout" svg:width="0.404cm" svg:height="0.336cm" svg:x="69.794cm" svg:y="49.961cm">
          <draw:text-box>
            <text:p text:style-name="P2"><text:span text:style-name="T18">SCL</text:span></text:p>
          </draw:text-box>
        </draw:frame>
        <draw:frame draw:style-name="gr9" draw:text-style-name="P8" draw:layer="layout" svg:width="0.582cm" svg:height="0.336cm" svg:x="47.554cm" svg:y="48.818cm">
          <draw:text-box>
            <text:p text:style-name="P2"><text:span text:style-name="T18">VBUS</text:span></text:p>
          </draw:text-box>
        </draw:frame>
        <draw:frame draw:style-name="gr9" draw:text-style-name="P8" draw:layer="layout" svg:width="0.451cm" svg:height="0.336cm" svg:x="50.096cm" svg:y="48.788cm">
          <draw:text-box>
            <text:p text:style-name="P2"><text:span text:style-name="T18">4.7V</text:span></text:p>
          </draw:text-box>
        </draw:frame>
        <draw:frame draw:style-name="gr9" draw:text-style-name="P8" draw:layer="layout" svg:width="0.451cm" svg:height="0.336cm" svg:x="60.198cm" svg:y="48.788cm">
          <draw:text-box>
            <text:p text:style-name="P2"><text:span text:style-name="T18">3.3V</text:span></text:p>
          </draw:text-box>
        </draw:frame>
        <draw:frame draw:style-name="gr9" draw:text-style-name="P8" draw:layer="layout" svg:width="0.895cm" svg:height="0.336cm" svg:x="30.265cm" svg:y="26.487cm">
          <draw:text-box>
            <text:p text:style-name="P2"><text:span text:style-name="T18">VDD3.3V</text:span></text:p>
          </draw:text-box>
        </draw:frame>
        <draw:frame draw:style-name="gr11" draw:text-style-name="P10" draw:layer="layout" svg:width="0.434cm" svg:height="0.264cm" svg:x="30.499cm" svg:y="27.355cm">
          <draw:text-box>
            <text:p text:style-name="P2"><text:span text:style-name="T10">RST</text:span></text:p>
          </draw:text-box>
        </draw:frame>
        <draw:frame draw:style-name="gr11" draw:text-style-name="P10" draw:layer="layout" svg:width="0.468cm" svg:height="0.264cm" svg:x="30.482cm" svg:y="34.386cm">
          <draw:text-box>
            <text:p text:style-name="P2"><text:span text:style-name="T10">4.7V</text:span></text:p>
          </draw:text-box>
        </draw:frame>
        <draw:frame draw:style-name="gr11" draw:text-style-name="P10" draw:layer="layout" svg:width="0.239cm" svg:height="0.264cm" svg:x="30.635cm" svg:y="33.878cm">
          <draw:text-box>
            <text:p text:style-name="P2"><text:span text:style-name="T10">14</text:span></text:p>
          </draw:text-box>
        </draw:frame>
        <draw:frame draw:style-name="gr11" draw:text-style-name="P10" draw:layer="layout" svg:width="0.239cm" svg:height="0.264cm" svg:x="30.666cm" svg:y="33.476cm">
          <draw:text-box>
            <text:p text:style-name="P2"><text:span text:style-name="T10">13</text:span></text:p>
          </draw:text-box>
        </draw:frame>
        <draw:frame draw:style-name="gr11" draw:text-style-name="P10" draw:layer="layout" svg:width="0.239cm" svg:height="0.264cm" svg:x="30.64cm" svg:y="33.044cm">
          <draw:text-box>
            <text:p text:style-name="P2"><text:span text:style-name="T10">12</text:span></text:p>
          </draw:text-box>
        </draw:frame>
        <draw:frame draw:style-name="gr11" draw:text-style-name="P10" draw:layer="layout" svg:width="0.239cm" svg:height="0.264cm" svg:x="30.666cm" svg:y="32.638cm">
          <draw:text-box>
            <text:p text:style-name="P2"><text:span text:style-name="T10">11</text:span></text:p>
          </draw:text-box>
        </draw:frame>
        <draw:frame draw:style-name="gr11" draw:text-style-name="P10" draw:layer="layout" svg:width="0.239cm" svg:height="0.264cm" svg:x="30.666cm" svg:y="32.282cm">
          <draw:text-box>
            <text:p text:style-name="P2"><text:span text:style-name="T10">10</text:span></text:p>
          </draw:text-box>
        </draw:frame>
        <draw:frame draw:style-name="gr11" draw:text-style-name="P10" draw:layer="layout" svg:width="0.434cm" svg:height="0.264cm" svg:x="30.487cm" svg:y="31.851cm">
          <draw:text-box>
            <text:p text:style-name="P2"><text:span text:style-name="T10">SCL</text:span></text:p>
          </draw:text-box>
        </draw:frame>
        <draw:frame draw:style-name="gr11" draw:text-style-name="P10" draw:layer="layout" svg:width="0.239cm" svg:height="0.264cm" svg:x="30.666cm" svg:y="31.495cm">
          <draw:text-box>
            <text:p text:style-name="P2"><text:span text:style-name="T10">46</text:span></text:p>
          </draw:text-box>
        </draw:frame>
        <draw:frame draw:style-name="gr9" draw:text-style-name="P8" draw:layer="layout" svg:width="0.229cm" svg:height="0.336cm" svg:x="30.818cm" svg:y="27.63cm">
          <draw:text-box>
            <text:p text:style-name="P2"><text:span text:style-name="T18">4</text:span></text:p>
          </draw:text-box>
        </draw:frame>
        <draw:frame draw:style-name="gr11" draw:text-style-name="P10" draw:layer="layout" svg:width="0.29cm" svg:height="0.264cm" svg:x="30.662cm" svg:y="28.091cm">
          <draw:text-box>
            <text:p text:style-name="P2"><text:span text:style-name="T10">CS</text:span></text:p>
          </draw:text-box>
        </draw:frame>
        <draw:frame draw:style-name="gr11" draw:text-style-name="P10" draw:layer="layout" svg:width="0.236cm" svg:height="0.264cm" svg:x="30.776cm" svg:y="28.472cm">
          <draw:text-box>
            <text:p text:style-name="P2"><text:span text:style-name="T10">6</text:span></text:p>
          </draw:text-box>
        </draw:frame>
        <draw:frame draw:style-name="gr9" draw:text-style-name="P8" draw:layer="layout" svg:width="0.709cm" svg:height="0.336cm" svg:x="30.198cm" svg:y="28.798cm">
          <draw:text-box>
            <text:p text:style-name="P2"><text:span text:style-name="T18">SDCLK</text:span></text:p>
          </draw:text-box>
        </draw:frame>
        <draw:frame draw:style-name="gr9" draw:text-style-name="P8" draw:layer="layout" svg:width="0.684cm" svg:height="0.336cm" svg:x="30.276cm" svg:y="29.179cm">
          <draw:text-box>
            <text:p text:style-name="P2"><text:span text:style-name="T18">LRCLK</text:span></text:p>
          </draw:text-box>
        </draw:frame>
        <draw:frame draw:style-name="gr11" draw:text-style-name="P10" draw:layer="layout" svg:width="0.472cm" svg:height="0.264cm" svg:x="30.433cm" svg:y="30.352cm">
          <draw:text-box>
            <text:p text:style-name="P2"><text:span text:style-name="T10">SDA</text:span></text:p>
          </draw:text-box>
        </draw:frame>
        <draw:frame draw:style-name="gr9" draw:text-style-name="P8" draw:layer="layout" svg:width="0.781cm" svg:height="0.336cm" svg:x="30.104cm" svg:y="30.678cm">
          <draw:text-box>
            <text:p text:style-name="P2"><text:span text:style-name="T18">SDCMD</text:span></text:p>
          </draw:text-box>
        </draw:frame>
        <draw:frame draw:style-name="gr11" draw:text-style-name="P10" draw:layer="layout" svg:width="0.236cm" svg:height="0.264cm" svg:x="30.801cm" svg:y="31.114cm">
          <draw:text-box>
            <text:p text:style-name="P2"><text:span text:style-name="T10">3</text:span></text:p>
          </draw:text-box>
        </draw:frame>
        <draw:frame draw:style-name="gr11" draw:text-style-name="P10" draw:layer="layout" svg:width="0.239cm" svg:height="0.264cm" svg:x="30.666cm" svg:y="29.971cm">
          <draw:text-box>
            <text:p text:style-name="P2"><text:span text:style-name="T10">17</text:span></text:p>
          </draw:text-box>
        </draw:frame>
        <draw:frame draw:style-name="gr11" draw:text-style-name="P10" draw:layer="layout" svg:width="0.239cm" svg:height="0.264cm" svg:x="30.716cm" svg:y="29.59cm">
          <draw:text-box>
            <text:p text:style-name="P2"><text:span text:style-name="T10">16</text:span></text:p>
          </draw:text-box>
        </draw:frame>
        <draw:frame draw:style-name="gr9" draw:text-style-name="P8" draw:layer="layout" svg:width="0.256cm" svg:height="0.336cm" svg:x="42.875cm" svg:y="33.878cm">
          <draw:text-box>
            <text:p text:style-name="P2"><text:span text:style-name="T18">19</text:span></text:p>
          </draw:text-box>
        </draw:frame>
        <draw:frame draw:style-name="gr9" draw:text-style-name="P8" draw:layer="layout" svg:width="0.256cm" svg:height="0.336cm" svg:x="42.875cm" svg:y="33.446cm">
          <draw:text-box>
            <text:p text:style-name="P2"><text:span text:style-name="T18">20</text:span></text:p>
          </draw:text-box>
        </draw:frame>
        <draw:frame draw:style-name="gr9" draw:text-style-name="P8" draw:layer="layout" svg:width="0.256cm" svg:height="0.336cm" svg:x="42.901cm" svg:y="33.065cm">
          <draw:text-box>
            <text:p text:style-name="P2"><text:span text:style-name="T18">21</text:span></text:p>
          </draw:text-box>
        </draw:frame>
        <draw:frame draw:style-name="gr9" draw:text-style-name="P8" draw:layer="layout" svg:width="0.391cm" svg:height="0.336cm" svg:x="42.875cm" svg:y="32.633cm">
          <draw:text-box>
            <text:p text:style-name="P2"><text:span text:style-name="T18">DIN</text:span></text:p>
          </draw:text-box>
        </draw:frame>
        <draw:frame draw:style-name="gr9" draw:text-style-name="P8" draw:layer="layout" svg:width="0.565cm" svg:height="0.336cm" svg:x="42.875cm" svg:y="32.227cm">
          <draw:text-box>
            <text:p text:style-name="P2"><text:span text:style-name="T18">BCLK</text:span></text:p>
          </draw:text-box>
        </draw:frame>
        <draw:frame draw:style-name="gr9" draw:text-style-name="P8" draw:layer="layout" svg:width="0.256cm" svg:height="0.336cm" svg:x="42.824cm" svg:y="28.417cm">
          <draw:text-box>
            <text:p text:style-name="P2"><text:span text:style-name="T18">42</text:span></text:p>
          </draw:text-box>
        </draw:frame>
        <draw:frame draw:style-name="gr9" draw:text-style-name="P8" draw:layer="layout" svg:width="0.256cm" svg:height="0.336cm" svg:x="42.824cm" svg:y="28.798cm">
          <draw:text-box>
            <text:p text:style-name="P2"><text:span text:style-name="T18">41</text:span></text:p>
          </draw:text-box>
        </draw:frame>
        <draw:frame draw:style-name="gr9" draw:text-style-name="P8" draw:layer="layout" svg:width="0.256cm" svg:height="0.336cm" svg:x="42.85cm" svg:y="29.204cm">
          <draw:text-box>
            <text:p text:style-name="P2"><text:span text:style-name="T18">40</text:span></text:p>
          </draw:text-box>
        </draw:frame>
        <draw:frame draw:style-name="gr9" draw:text-style-name="P8" draw:layer="layout" svg:width="0.256cm" svg:height="0.336cm" svg:x="42.799cm" svg:y="29.56cm">
          <draw:text-box>
            <text:p text:style-name="P2"><text:span text:style-name="T18">39</text:span></text:p>
          </draw:text-box>
        </draw:frame>
        <draw:frame draw:style-name="gr9" draw:text-style-name="P8" draw:layer="layout" svg:width="0.256cm" svg:height="0.336cm" svg:x="42.824cm" svg:y="29.966cm">
          <draw:text-box>
            <text:p text:style-name="P2"><text:span text:style-name="T18">38</text:span></text:p>
          </draw:text-box>
        </draw:frame>
        <draw:frame draw:style-name="gr9" draw:text-style-name="P8" draw:layer="layout" svg:width="0.256cm" svg:height="0.336cm" svg:x="42.85cm" svg:y="30.373cm">
          <draw:text-box>
            <text:p text:style-name="P2"><text:span text:style-name="T18">37</text:span></text:p>
          </draw:text-box>
        </draw:frame>
        <draw:frame draw:style-name="gr9" draw:text-style-name="P8" draw:layer="layout" svg:width="0.256cm" svg:height="0.336cm" svg:x="42.85cm" svg:y="30.728cm">
          <draw:text-box>
            <text:p text:style-name="P2"><text:span text:style-name="T18">36</text:span></text:p>
          </draw:text-box>
        </draw:frame>
        <draw:frame draw:style-name="gr9" draw:text-style-name="P8" draw:layer="layout" svg:width="0.256cm" svg:height="0.336cm" svg:x="42.875cm" svg:y="31.135cm">
          <draw:text-box>
            <text:p text:style-name="P2"><text:span text:style-name="T18">35</text:span></text:p>
          </draw:text-box>
        </draw:frame>
        <draw:frame draw:style-name="gr9" draw:text-style-name="P8" draw:layer="layout" svg:width="0.229cm" svg:height="0.336cm" svg:x="42.875cm" svg:y="31.49cm">
          <draw:text-box>
            <text:p text:style-name="P2"><text:span text:style-name="T18">0</text:span></text:p>
          </draw:text-box>
        </draw:frame>
        <draw:path draw:style-name="gr1" draw:text-style-name="P1" draw:layer="layout" svg:width="68.524cm" svg:height="46.512cm" svg:x="6.705cm" svg:y="6.631cm" svg:viewBox="0 0 68525 46513" svg:d="M7554 2672h254v-2073h-5M7554 2672v-2073h-5M7554 2672h-254M7046 2672v-2073h-5M7046 2672v462M7300 2672v-2073h-5M7300 2672h-254M12380 2387h-254v-1788h-5M12380 2387v-1788h-5M12380 2387h254M8570 2245v-1646h-5M8570 2245h254v-1646h-5M8570 2245h-30M12543 4171v137M14189 4150v203M16571 41657v274M13548 39041h143M2814 40468v412M4664 40067v213M5995 40067v183M975 40153v229M244 40143v244M5624 46457h315M9037 46203v285M10292 46224v289M7407 40189v127M10069 25863v478M9561 22053v-599M8037 24085h-209M13523 24304v299M12893 24288v325M57552 11288h-508M59076 12812v508h-1270M57806 13320v508M57806 13320M57806 13828M68525 12507v762M67768 8240h412M60600 14366v894M66453 9764h-224M57806 19965v285h1027M58833 20250v254M58833 20250v-549M60875 18604v315M62297 18858v71M58264 13828h-458M66747 11928v416M55399 3668h-204M65244 3668h152M27097 28281h-1047v595M34601 20072h381M34596 27895h610v407M34596 28302h610M35206 28302v645M33102 3520h488M30324 42368h-254M35607 43333v463M36826 43333v427M26807 39320v488M35576 40031h427M28749 45096v-544M25476 39401v397M28119 39401v412M61495 28667h-2540M58955 28667h-6v-5M58955 28667v132M61495 29683M60524 3541v-503M60524 3541l595-5M60524 3541v457l595-5M61119 3038h-595M60524 3038v-386M60524 2652h-614M60524 2652h595M30324 41606h-305v-1575h1117M64156 9764h803M57552 8240h-508v508M57044 8748h-1016M57044 8748h508M56028 8748h-762M56028 8748v254M54377 8748h889M55266 8748v254M31898 40031h966M32864 40031v1575M32864 40031M33382 40031h-518M32864 40031v-1778h-762M57552 11796h-508M57806 14590M56028 9764v381h-762M55266 10145v-381M55266 11064v-919M61108 12812v345M57806 14590h417M57806 14590v447M28749 43130h1575M28749 43130v-1016M28749 43130v660M62124 6208v-508h1524M64238 17385h609M64817 8240h-661M61616 5405v803M13548 40565h3023M16571 40895v-330M16571 40565v-254M10500 41327h-335M30070 38253h-1321M28749 38253v762M28749 38253h-630M26807 38253v305M26807 38253h-1331M25476 38639v-386M25476 38253h-691M28119 38639v-386M28119 38253h-1312M60092 6208v-1778h-508M59584 4430v1778M59584 4430h-508M59076 4430h-1016v-762M58060 3668v-1016M58060 3668h-508M58060 2652h834M58060 2652h-508M59076 4836v-406M9078 2184v-1585h-5M9078 2184h254v-1585h-5M9078 2184v127M11872 2271h-254v-1672h-5M11872 2271v-1672h-5M11872 2271v56h-5v1076M12543 3409M11867 3403v930M12543 3409v-6h-676M12543 3409h1646v-21M975 39391v-350M244 39381v-340M975 39041h564M244 39041h731M244 39041h-244M64156 10780h762M10500 40565h-335M5644 44852h163M13548 41327h122M4867 45726h-244v366M4623 46092v365h239M4623 46092h-376M57552 10272h-1016M57806 18695M58833 18939v-244M57806 18655v40M58833 18695h-1027M58833 18695h40M16571 39549v-107M4882 44852h-259v-416M4623 44436v-432h254M4623 44436h-386M11593 23069M11593 23577v-508M11593 23069h1300M12893 23526v-457M12893 23069h630M13909 23069h-386M13523 23069v473M10353 2296v-401h-5v-1296h-5M10851 2311h5v-1712h-5M10500 39041h-3093M4664 39305v-264M4664 39041h-569M5995 39305v-264M5995 39041h-6M5639 44004h162M5989 39041h-1325M5989 39041v-46h6v-193M5629 45726h162M7407 39427v-386M7407 39041h-1412M60600 12812v792M11110 2306v-1707h-5M10500 39803h-355M10292 45462v-422M9586 2311v-1712h-5M13548 39803h148M9037 45441v-421M34596 20453h731M10094 2301v-1702h-5M10597 2311h5v-1712h-5M59076 6208v-610M8037 23577h-1220M8037 24593h-1199M9053 25863v234h-2185M9561 25863v1341h-2693M6055 23577h-883M6076 24593h-838M6106 26097h-853M6106 27204h-833M60092 12812v1778h-1107M59534 13828h50v-1016M34596 20834h726M56028 17385h-762M57806 17385M57806 17385h-1016M57806 17385h834M60875 17385h1422M63476 17385h-1179M60875 17385h-965M60875 17842v-457M62297 17588v-203M57552 9256h-762M57552 9764h-762M61108 6208v-1778M61108 4430h508M61108 4430h-508v1778M61616 4430h1016v-762M61616 4643v-213M62632 2652v1016M62632 3668h458M62632 2652h508M62124 3541v-503M62124 3541l-243-5M62124 3541v457l-243-5M61881 3038h243M62124 3038v-386M62124 2652h508M62124 2652h-243M64156 10272h2591M66747 10272h1778v965M66747 10272v894M66087 8240h919M56282 3668h-121M64360 3668h122M34596 21215h721M34596 21596h721M35607 42571v-203M33819 42368h-955M36826 42571v-203M35607 42368h-1788M36826 42368h-1219M36826 42368h1570M33819 42541v-173M34814 40031h-670M32864 43130h122v305h833v-132M28749 39777v1575M61495 28921h-1397v1062h-981M61495 29429h-381M13503 20077v239h-1240M13503 19823v-411h-1280M10069 22053v-2641h1138M11247 20316h-670v1737M31035 3520M31792 4287h-757v-5M31035 4282M31396 3520h-361M31035 3520v762M33514 4287h-452M27987 3520h-1632v-2646h7159v3413M33514 4287h137M37044 4303h-487M27987 1996v5h-2175v-2001h9043v4287M34855 4287h-442M35404 4877v-574M35404 4303h-173v-16h-376M36557 4958v-655M36557 4303h-1153M31035 2758h310M31035 1996h315M39031 5750v559M38360 5786v523h671M39031 6309M39031 6309v330M39031 6309h1351v-503M35404 5639v548M36557 5720v493M38060 4303h305v-11h-5v6M38360 4298v726M38360 4298h671M40382 4536v-238M39031 4298v690M40382 4298h-1351M40382 4298h315M27987 4282h-5v5h-509M32340 3520h-182M15179 23069h488M61495 28413h-1651v1016M59844 29429h508M59844 29429h-732M58955 27905h330v254h2210M58955 27905v-244M58955 27905h-6v-5M61495 27905h-483M58955 26899v-508M66204 42556h-498v5M66204 42912h-940v-2596h-981M66209 43247h-833M66209 43511h-844M64614 43247h-295M64603 43511h-284M63064 41499v463M64283 41499v427M64283 40737v-421M64283 40316h-1219M63064 40737v-421M63064 40316h-432M39158 42368h828M67748 7026h411M66067 7026h919M64156 7732h641v-706M46788 42353h-173M48480 43481v401h-6M50161 42343h544M61870 40316h-401M50705 43603v462M51924 43603v426M45396 43567v462M46615 43567v427M45396 42805v-452M45396 42353h-660M46615 42805v-452M46615 42353h-1219M50705 42841v-498M50705 42343h1219M51924 42841v-498M51924 42343h670M27092 20052h-473M27097 20433h-478v-381M26619 20052h-1188M27097 20814h-386v15h-1585M27097 27875h-823v-5h-1169M27097 27418h-2002v-26M27097 26960h-2012v-15M27097 26554v-15h-1992M27097 26148h-2012v-16M27097 25767h-2002M27097 25386h-1961v-26M27097 25005h-752v-21h-1209M27097 21195h-1971M27097 21576h-1981v-5M27097 21957h-1992M27097 22338h-1971v5M27097 22719h-1961M25095 23836h1524v26h478M27097 24243h-762v-21h-1219M27097 24624h-1971v-26M27097 23481h-767v-21h-1225M27097 23100v-26h-1961M34596 27438h711v-5M34596 26981v-5h701M34596 26574h711v5M34596 26168v-15h711M34596 25787h701M34596 21977h701v-10M34596 22358h711v-5M34596 22739h691M34596 23120h691v-5M34596 23501h701M34596 23882h691v-5M34596 24263h670v-10M34596 24644h691v-5M34596 25025h691M34596 25406v-5h691M26304 4623v-336M25177 4287h1127M27473 4613v-326M26304 4287h1169M26304 5385v193M27473 5375v223">
          <text:p/>
        </draw:path>
        <draw:path draw:style-name="gr19" draw:text-style-name="P13" draw:layer="layout" svg:width="66.506cm" svg:height="43.911cm" svg:x="6.947cm" svg:y="8.813cm" svg:viewBox="0 0 66507 43912" svg:d="M7314 490c0-1-1-2-2-2s-2 1-2 2 1 2 2 2 2-1 2-2zM6806 490c0-1-1-2-2-2s-2 1-2 2 1 2 2 2 2-1 2-2zM7060 490c0-1-1-2-2-2s-2 1-2 2 1 2 2 2 2-1 2-2zM12140 205c0-1-1-1-2-1s-2 0-2 1 1 2 2 2 2-1 2-2zM8330 63c0-1-1-2-2-2s-2 1-2 2 1 2 2 2 2-1 2-2zM8838 2c0-1-1-2-2-2s-2 1-2 2 1 2 2 2 2-1 2-2zM11632 89c0-1-1-2-2-2s-2 1-2 2 1 1 2 1 2 0 2-1zM11627 1221c0-1-1-1-2-1s-2 0-2 1 1 2 2 2 2-1 2-2zM12302 1227c0-1 0-2-1-2s-2 1-2 2 1 1 2 1 1 0 1-1zM16331 38383c0-1-1-2-2-2s-2 1-2 2 1 2 2 2 2-1 2-2zM4423 36859c0-1 0-2-1-2s-2 1-2 2 1 2 2 2 1-1 1-2zM5754 36859c0-1 0-2-1-2-2 0-2 1-2 2s0 2 2 2c1 0 1-1 1-2zM735 36859c0-1-1-2-2-2s-1 1-1 2 0 2 1 2 2-1 2-2zM5749 36859c0-1-1-2-2-2s-1 1-1 2 0 2 1 2 2-1 2-2zM4383 43910c0-1-1-2-2-2s-2 1-2 2 1 2 2 2 2-1 2-2zM4383 42254c0-1-1-2-2-2s-2 1-2 2 1 1 2 1 2 0 2-1zM7167 36859c0-1-1-2-2-2s-2 1-2 2 1 2 2 2 2-1 2-2zM11352 20887c0-1 0-2-1-2s-2 1-2 2 1 2 2 2 1-1 1-2zM12653 20887c0-1-1-2-2-2s-2 1-2 2 1 2 2 2 2-1 2-2zM4 36859c0-1-1-2-2-2s-2 1-2 2 1 2 2 2 2-1 2-2zM57820 470c0-1-1-2-2-2s-1 1-1 2 0 1 1 1 2 0 2-1zM57820 1486c0-1-1-2-2-2s-1 1-1 2 0 1 1 1 2 0 2-1zM58836 2248c0-1-1-2-2-2s-1 1-1 2 0 1 1 1 2 0 2-1zM59344 2248c0-1-1-2-2-2s-1 1-1 2 0 1 1 1 2 0 2-1zM56804 6566c0-1-1-2-2-2s-1 1-1 2 0 1 1 1 2 0 2-1zM55026 6566c0-1-1-2-2-2s-1 1-1 2 0 1 1 1 2 0 2-1zM55788 6566c0-1-1-2-2-2s-1 1-1 2 0 1 1 1 2 0 2-1zM57566 11646c0-1-1-2-2-2s-1 1-1 2 0 1 1 1 2 0 2-1zM57566 11138c0-1-1-2-2-2s-1 1-1 2 0 1 1 1 2 0 2-1zM55026 7963c0-1-1-2-2-2s-1 1-1 2 0 1 1 1 2 0 2-1zM61884 1359c0-1-1-2-2-2s-1 1-1 2 0 1 1 1 2 0 2-1zM60868 2248c0-1-1-2-2-2s-1 1-1 2 0 1 1 1 2 0 2-1zM61376 2248c0-1-1-2-2-2s-1 1-1 2 0 1 1 1 2 0 2-1zM62392 1486c0-1-1-2-2-2s-1 1-1 2 0 1 1 1 2 0 2-1zM60284 1359c0-1-1-2-2-2s-2 1-2 2 1 1 2 1 2 0 2-1zM62392 470c0-1-1-2-2-2s-1 1-1 2 0 1 1 1 2 0 2-1zM58592 18068c0-1 0-2-1-2s-2 1-2 2 1 2 2 2 1-1 1-2zM57566 16513c0-1-1-2-2-2s-1 1-1 2 0 2 1 2 2-1 2-2zM57566 15203c0-1-1-2-2-2s-1 1-1 2 0 1 1 1 2 0 2-1zM60635 15203c0-1-1-2-2-2s-2 1-2 2 1 1 2 1 2 0 2-1zM62057 15203c0-1-1-2-2-2s-2 1-2 2 1 1 2 1 2 0 2-1zM66507 8090c0-1-1-2-2-2s-2 1-2 2 1 1 2 1 2 0 2-1zM60284 856c0-1-1-2-2-2s-2 1-2 2 1 2 2 2 2-1 2-2zM61884 856c0-1-1-2-2-2s-1 1-1 2 0 2 1 2 2-1 2-2zM60284 470c0-1-1-2-2-2s-2 1-2 2 1 1 2 1 2 0 2-1zM61884 470c0-1-1-2-2-2s-1 1-1 2 0 1 1 1 2 0 2-1zM57566 12408c0-1-1-2-2-2s-1 1-1 2 0 1 1 1 2 0 2-1zM58592 16513c0-1 0-2-1-2s-2 1-2 2 1 2 2 2 1-1 1-2zM34965 26120c0-1 0-2-1-2-2 0-2 1-2 2s0 1 2 1c1 0 1 0 1-1zM30795 2100c0-1-1-2-2-2s-2 1-2 2 1 2 2 2 2-1 2-2zM33274 2105c0-1-1-1-2-1s-2 0-2 1 1 2 2 2 2-1 2-2zM38120 2116c0-1-1-2-2-2s-2 1-2 2 1 1 2 1 2 0 2-1zM38791 2116c0-1-1-2-2-2s-2 1-2 2 1 1 2 1 2 0 2-1zM40142 2116c0-1-1-2-2-2s-2 1-2 2 1 1 2 1 2 0 2-1zM38791 4127c0-1-1-2-2-2s-2 1-2 2 1 2 2 2 2-1 2-2zM38791 4127c0-1-1-2-2-2s-2 1-2 2 1 2 2 2 2-1 2-2zM30795 1338c0-1-1-2-2-2s-2 1-2 2 1 2 2 2 2-1 2-2zM34615 2105c0-1-1-1-2-1s-2 0-2 1 1 2 2 2 2-1 2-2zM35163 2121c0-1 0-2-1-2s-2 1-2 2 1 1 2 1 1 0 1-1zM36317 2121c0-1-1-2-2-2s-2 1-2 2 1 1 2 1 2 0 2-1zM33578 40186c0-1 0-2-1-2s-2 1-2 2 1 2 2 2 1-1 1-2zM35367 40186c0-1-1-2-2-2s-2 1-2 2 1 2 2 2 2-1 2-2zM36586 40186c0-1-1-2-2-2s-2 1-2 2 1 2 2 2 2-1 2-2zM28509 36071c0-1-1-2-2-2s-2 1-2 2 1 2 2 2 2-1 2-2zM32623 37849c0-1 0-2-1-2s-2 1-2 2 1 2 2 2 1-1 1-2zM32623 37849c0-1 0-2-1-2s-2 1-2 2 1 2 2 2 1-1 1-2zM26568 36071c0-1-1-2-2-2s-2 1-2 2 1 2 2 2 2-1 2-2zM28509 40948c0-1-1-2-2-2s-2 1-2 2 1 2 2 2 2-1 2-2zM25236 36071c0-1-1-2-2-2s-2 1-2 2 1 2 2 2 2-1 2-2zM27879 36071c0-1-1-2-2-2s-2 1-2 2 1 2 2 2 2-1 2-2zM13283 20887c0-1-1-2-2-2s-2 1-2 2 1 2 2 2 2-1 2-2zM58714 25723c0-1 0-2-1-2-2 0-2 1-2 2s0 2 2 2c1 0 1-1 1-2zM58714 26485c0-1 0-2-1-2-2 0-2 1-2 2s0 2 2 2c1 0 1-1 1-2zM59603 27247c0-1 0-2-1-2-2 0-2 1-2 2s0 2 2 2c1 0 1-1 1-2zM64043 38134c0-1-1-2-2-2s-1 1-1 2 0 2 1 2 2-1 2-2zM62824 38134c0-1-1-2-2-2s-2 1-2 2 1 2 2 2 2-1 2-2zM45156 40171c0-1-1-2-2-2s-2 1-2 2 1 2 2 2 2-1 2-2zM46375 40171c0-1-1-2-2-2s-2 1-2 2 1 2 2 2 2-1 2-2zM50464 40161c0-1 0-2-1-2s-2 1-2 2 1 2 2 2 1-1 1-2zM51684 40161c0-1-1-2-2-2s-2 1-2 2 1 2 2 2 2-1 2-2zM26380 17870c0-1-1-2-2-2s-2 1-2 2 1 1 2 1 2 0 2-1zM27234 2105c0-1-1-1-2-1s-2 0-2 1 1 2 2 2 2-1 2-2zM26064 2105c0-1-1-1-2-1s-1 0-1 1 0 2 1 2 2-1 2-2z">
          <text:p/>
        </draw:path>
        <draw:frame draw:style-name="gr9" draw:text-style-name="P8" draw:layer="layout" svg:width="0.256cm" svg:height="0.336cm" svg:x="42.901cm" svg:y="31.871cm">
          <draw:text-box>
            <text:p text:style-name="P2"><text:span text:style-name="T18">45</text:span></text:p>
          </draw:text-box>
        </draw:frame>
        <draw:frame draw:style-name="gr20" draw:text-style-name="P17" draw:layer="layout" svg:width="32.399cm" svg:height="20.5cm" svg:x="51.201cm" svg:y="8.5cm">
          <draw:image xlink:href="Pictures/100000000000062E000003E9B0D50FC873E5DD9E.png" xlink:type="simple" xlink:show="embed" xlink:actuate="onLoad" draw:mime-type="image/png">
            <text:p/>
          </draw:image>
        </draw:frame>
        <draw:frame draw:style-name="gr21" draw:text-style-name="P19" draw:layer="layout" svg:width="13.574cm" svg:height="4.764cm" svg:x="51.6cm" svg:y="0.5cm">
          <draw:text-box>
            <text:p text:style-name="P18"><text:span text:style-name="T19">K210_Camer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handas" svg:font-family="Chandas" style:font-pitch="variable"/>
    <style:font-face style:name="Ebrima" svg:font-family="Ebrima" style:font-pitch="variable"/>
    <style:font-face style:name="Ebrima1" svg:font-family="Ebrima"/>
    <style:font-face style:name="Lato Heavy" svg:font-family="'Lato Heav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family-generic="system" style:font-pitch="variable"/>
    <style:font-face style:name="Times" svg:font-family="Times" style:font-pitch="variable"/>
    <style:font-face style:name="Times1" svg:font-family="Times"/>
    <style:font-face style:name="TimesNewRoman" svg:font-family="TimesNewRoman" style:font-pitch="variable"/>
    <style:font-face style:name="TimesNewRoman1" svg:font-family="TimesNewRoman"/>
    <style:font-face style:name="Verdana" svg:font-family="Verdana"/>
    <style:font-face style:name="Verdana1" svg:font-family="Verdana" style:font-pitch="variable"/>
    <style:font-face style:name="����" svg:font-family="����"/>
    <style:font-face style:name="����1" svg:font-family="����" style:font-pitch="variable"/>
    <style:font-face style:name="������" svg:font-family="������" style:font-pitch="variable"/>
    <style:font-face style:name="������1" svg:font-family="������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stroke-dash5" draw:style="rect" draw:dots1="1" draw:dots1-length="0.635cm" draw:distance="0.63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.1cm" fo:margin-right="0.1cm" fo:page-width="84.066cm" fo:page-height="59.4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5-03-27T23:53:34.424837929</dc:date>
    <meta:editing-duration>PT2M58S</meta:editing-duration>
    <meta:editing-cycles>1</meta:editing-cycles>
    <meta:document-statistic meta:object-count="1696"/>
    <meta:generator>LibreOffice/7.3.7.2$Linux_X86_64 LibreOffice_project/30$Build-2</meta:generator>
  </office:meta>
</office:document-meta>
</file>